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2000000A000000DF000000DF514D1842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Pictures/2000000A000000DF000000DF514D1842.svm" manifest:media-type=""/>
  <manifest:file-entry manifest:full-path="Object 3/Pictures/2000000A000000DD000000DD3111ECA1.svm" manifest:media-type="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Pictures/2000000A000000DF000000DF5BC2116F.svm" manifest:media-type=""/>
  <manifest:file-entry manifest:full-path="Object 4/Pictures/2000000A000000DF000000DF514D1842.svm" manifest:media-type=""/>
  <manifest:file-entry manifest:full-path="Object 4/Pictures/2000000A000000DF000000DFA799D722.svm" manifest:media-type="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756in"/>
    </style:style>
    <style:style style:name="co3" style:family="table-column">
      <style:table-column-properties fo:break-before="auto" style:column-width="0.5035in"/>
    </style:style>
    <style:style style:name="co4" style:family="table-column">
      <style:table-column-properties fo:break-before="auto" style:column-width="1.8118in"/>
    </style:style>
    <style:style style:name="co5" style:family="table-column">
      <style:table-column-properties fo:break-before="auto" style:column-width="0.7398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0.6646in"/>
    </style:style>
    <style:style style:name="co8" style:family="table-column">
      <style:table-column-properties fo:break-before="auto" style:column-width="1.7366in"/>
    </style:style>
    <style:style style:name="co9" style:family="table-column">
      <style:table-column-properties fo:break-before="auto" style:column-width="1.7583in"/>
    </style:style>
    <style:style style:name="co10" style:family="table-column">
      <style:table-column-properties fo:break-before="auto" style:column-width="1.361in"/>
    </style:style>
    <style:style style:name="co11" style:family="table-column">
      <style:table-column-properties fo:break-before="auto" style:column-width="1.0075in"/>
    </style:style>
    <style:style style:name="co12" style:family="table-column">
      <style:table-column-properties fo:break-before="auto" style:column-width="0.6429in"/>
    </style:style>
    <style:style style:name="co13" style:family="table-column">
      <style:table-column-properties fo:break-before="auto" style:column-width="0.9646in"/>
    </style:style>
    <style:style style:name="co14" style:family="table-column">
      <style:table-column-properties fo:break-before="auto" style:column-width="0.611in"/>
    </style:style>
    <style:style style:name="co15" style:family="table-column">
      <style:table-column-properties fo:break-before="auto" style:column-width="0.7283in"/>
    </style:style>
    <style:style style:name="co16" style:family="table-column">
      <style:table-column-properties fo:break-before="auto" style:column-width="1.2008in"/>
    </style:style>
    <style:style style:name="co17" style:family="table-column">
      <style:table-column-properties fo:break-before="auto" style:column-width="0.5898in"/>
    </style:style>
    <style:style style:name="co18" style:family="table-column">
      <style:table-column-properties fo:break-before="auto" style:column-width="0.9965in"/>
    </style:style>
    <style:style style:name="co19" style:family="table-column">
      <style:table-column-properties fo:break-before="auto" style:column-width="0.5252in"/>
    </style:style>
    <style:style style:name="co20" style:family="table-column">
      <style:table-column-properties fo:break-before="auto" style:column-width="0.97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 style:data-style-name="N60"/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/>
    </style:style>
    <style:style style:name="ce7" style:family="table-cell" style:parent-style-name="Default">
      <style:text-properties fo:color="#0000ff"/>
    </style:style>
    <style:style style:name="ce8" style:family="table-cell" style:parent-style-name="Default">
      <style:text-properties fo:color="#0000ff" style:font-name="Liberation Sans" style:font-name-asian="Droid Sans Fallback" style:font-name-complex="FreeSans"/>
    </style:style>
    <style:style style:name="ce9" style:family="table-cell" style:parent-style-name="Default" style:data-style-name="N43"/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style:font-name="Liberation Sans" fo:font-style="normal" fo:font-weight="bold" style:font-name-asian="Droid Sans Fallback" style:font-style-asian="normal" style:font-weight-asian="bold" style:font-name-complex="FreeSans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VUV3 Run 4</text:p>
          </table:table-cell>
          <table:covered-table-cell/>
          <table:covered-table-cell table:style-name="ce2"/>
          <table:covered-table-cell table:number-columns-repeated="10"/>
          <table:table-cell table:number-columns-repeated="8"/>
        </table:table-row>
        <table:table-row table:style-name="ro1">
          <table:table-cell table:style-name="ce1"/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table:style-name="ce2" office:value-type="string" calcext:value-type="string" table:number-columns-spanned="6" table:number-rows-spanned="1">
            <text:p>reference detector &lt;PE&gt;</text:p>
          </table:table-cell>
          <table:covered-table-cell table:number-columns-repeated="5"/>
          <table:table-cell/>
          <table:table-cell table:style-name="ce2" office:value-type="string" calcext:value-type="string" table:number-columns-spanned="6" table:number-rows-spanned="1">
            <text:p>reference detector gain</text:p>
          </table:table-cell>
          <table:covered-table-cell table:number-columns-repeated="5"/>
        </table:table-row>
        <table:table-row table:style-name="ro1">
          <table:table-cell table:style-name="ce1"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err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-0.000333635" calcext:value-type="float">
            <text:p>-0.000333635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-0.124745" calcext:value-type="float">
            <text:p>-0.124745</text:p>
          </table:table-cell>
          <table:table-cell office:value-type="float" office:value="4036" calcext:value-type="float">
            <text:p>4036</text:p>
          </table:table-cell>
          <table:table-cell office:value-type="float" office:value="8802" calcext:value-type="float">
            <text:p>8802</text:p>
          </table:table-cell>
          <table:table-cell table:formula="of:=-LN([.L4]/[.M4])" office:value-type="float" office:value="0.779724865897537" calcext:value-type="float">
            <text:p>0.779724865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174074" calcext:value-type="float">
            <text:p>1.74E-002</text:p>
          </table:table-cell>
          <table:table-cell table:style-name="ce4" office:value-type="float" office:value="0.00170489" calcext:value-type="float">
            <text:p>1.70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.5</text:p>
          </table:table-cell>
          <table:table-cell office:value-type="float" office:value="0.136927" calcext:value-type="float">
            <text:p>0.136927</text:p>
          </table:table-cell>
          <table:table-cell office:value-type="float" office:value="9941" calcext:value-type="float">
            <text:p>9941</text:p>
          </table:table-cell>
          <table:table-cell office:value-type="float" office:value="14991" calcext:value-type="float">
            <text:p>14991</text:p>
          </table:table-cell>
          <table:table-cell table:style-name="ce3" table:formula="of:=-LN([.E5]/[.F5])" office:value-type="float" office:value="0.41078240180017" calcext:value-type="float">
            <text:p>0.410782401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.5</text:p>
          </table:table-cell>
          <table:table-cell office:value-type="float" office:value="-0.114854" calcext:value-type="float">
            <text:p>-0.114854</text:p>
          </table:table-cell>
          <table:table-cell office:value-type="float" office:value="3886" calcext:value-type="float">
            <text:p>3886</text:p>
          </table:table-cell>
          <table:table-cell office:value-type="float" office:value="8542" calcext:value-type="float">
            <text:p>8542</text:p>
          </table:table-cell>
          <table:table-cell table:formula="of:=-LN([.L5]/[.M5])" office:value-type="float" office:value="0.787614821464026" calcext:value-type="float">
            <text:p>0.787614821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.5</text:p>
          </table:table-cell>
          <table:table-cell table:style-name="ce4" office:value-type="float" office:value="0.0179655" calcext:value-type="float">
            <text:p>1.80E-002</text:p>
          </table:table-cell>
          <table:table-cell table:style-name="ce4" office:value-type="float" office:value="0.00175698" calcext:value-type="float">
            <text:p>1.76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.198461" calcext:value-type="float">
            <text:p>0.198461</text:p>
          </table:table-cell>
          <table:table-cell office:value-type="float" office:value="8262" calcext:value-type="float">
            <text:p>8262</text:p>
          </table:table-cell>
          <table:table-cell office:value-type="float" office:value="14985" calcext:value-type="float">
            <text:p>14985</text:p>
          </table:table-cell>
          <table:table-cell table:style-name="ce3" table:formula="of:=-LN([.E6]/[.F6])" office:value-type="float" office:value="0.595383011794054" calcext:value-type="float">
            <text:p>0.595383011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-0.112905" calcext:value-type="float">
            <text:p>-0.112905</text:p>
          </table:table-cell>
          <table:table-cell office:value-type="float" office:value="3934" calcext:value-type="float">
            <text:p>3934</text:p>
          </table:table-cell>
          <table:table-cell office:value-type="float" office:value="8825" calcext:value-type="float">
            <text:p>8825</text:p>
          </table:table-cell>
          <table:table-cell table:formula="of:=-LN([.L6]/[.M6])" office:value-type="float" office:value="0.807931882852493" calcext:value-type="float">
            <text:p>0.807931882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0183347" calcext:value-type="float">
            <text:p>1.83E-002</text:p>
          </table:table-cell>
          <table:table-cell table:style-name="ce4" office:value-type="float" office:value="0.00180296" calcext:value-type="float">
            <text:p>1.80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.5" calcext:value-type="float">
            <text:p>1.5</text:p>
          </table:table-cell>
          <table:table-cell office:value-type="float" office:value="0.228214" calcext:value-type="float">
            <text:p>0.228214</text:p>
          </table:table-cell>
          <table:table-cell office:value-type="float" office:value="7558" calcext:value-type="float">
            <text:p>7558</text:p>
          </table:table-cell>
          <table:table-cell office:value-type="float" office:value="14988" calcext:value-type="float">
            <text:p>14988</text:p>
          </table:table-cell>
          <table:table-cell table:style-name="ce3" table:formula="of:=-LN([.E7]/[.F7])" office:value-type="float" office:value="0.684643276004144" calcext:value-type="float">
            <text:p>0.68464327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5" calcext:value-type="float">
            <text:p>1.5</text:p>
          </table:table-cell>
          <table:table-cell office:value-type="float" office:value="-0.112271" calcext:value-type="float">
            <text:p>-0.112271</text:p>
          </table:table-cell>
          <table:table-cell office:value-type="float" office:value="3853" calcext:value-type="float">
            <text:p>3853</text:p>
          </table:table-cell>
          <table:table-cell office:value-type="float" office:value="8624" calcext:value-type="float">
            <text:p>8624</text:p>
          </table:table-cell>
          <table:table-cell table:formula="of:=-LN([.L7]/[.M7])" office:value-type="float" office:value="0.805696948522621" calcext:value-type="float">
            <text:p>0.805696948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5" calcext:value-type="float">
            <text:p>1.5</text:p>
          </table:table-cell>
          <table:table-cell table:style-name="ce4" office:value-type="float" office:value="0.0188775" calcext:value-type="float">
            <text:p>1.89E-002</text:p>
          </table:table-cell>
          <table:table-cell table:style-name="ce4" office:value-type="float" office:value="0.00185071" calcext:value-type="float">
            <text:p>1.85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.263656" calcext:value-type="float">
            <text:p>0.263656</text:p>
          </table:table-cell>
          <table:table-cell office:value-type="float" office:value="6801" calcext:value-type="float">
            <text:p>6801</text:p>
          </table:table-cell>
          <table:table-cell office:value-type="float" office:value="14991" calcext:value-type="float">
            <text:p>14991</text:p>
          </table:table-cell>
          <table:table-cell table:style-name="ce3" table:formula="of:=-LN([.E8]/[.F8])" office:value-type="float" office:value="0.790380360836676" calcext:value-type="float">
            <text:p>0.790380360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-0.104495" calcext:value-type="float">
            <text:p>-0.104495</text:p>
          </table:table-cell>
          <table:table-cell office:value-type="float" office:value="3806" calcext:value-type="float">
            <text:p>3806</text:p>
          </table:table-cell>
          <table:table-cell office:value-type="float" office:value="8567" calcext:value-type="float">
            <text:p>8567</text:p>
          </table:table-cell>
          <table:table-cell table:formula="of:=-LN([.L8]/[.M8])" office:value-type="float" office:value="0.811338844107949" calcext:value-type="float">
            <text:p>0.811338844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.0194708" calcext:value-type="float">
            <text:p>1.95E-002</text:p>
          </table:table-cell>
          <table:table-cell table:style-name="ce4" office:value-type="float" office:value="0.00170651" calcext:value-type="float">
            <text:p>1.71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.5" calcext:value-type="float">
            <text:p>2.5</text:p>
          </table:table-cell>
          <table:table-cell office:value-type="float" office:value="0.279891" calcext:value-type="float">
            <text:p>0.279891</text:p>
          </table:table-cell>
          <table:table-cell office:value-type="float" office:value="6476" calcext:value-type="float">
            <text:p>6476</text:p>
          </table:table-cell>
          <table:table-cell office:value-type="float" office:value="14982" calcext:value-type="float">
            <text:p>14982</text:p>
          </table:table-cell>
          <table:table-cell table:style-name="ce3" table:formula="of:=-LN([.E9]/[.F9])" office:value-type="float" office:value="0.838746444710302" calcext:value-type="float">
            <text:p>0.838746444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.5" calcext:value-type="float">
            <text:p>2.5</text:p>
          </table:table-cell>
          <table:table-cell office:value-type="float" office:value="-0.09069" calcext:value-type="float">
            <text:p>-0.09069</text:p>
          </table:table-cell>
          <table:table-cell office:value-type="float" office:value="3720" calcext:value-type="float">
            <text:p>3720</text:p>
          </table:table-cell>
          <table:table-cell office:value-type="float" office:value="9051" calcext:value-type="float">
            <text:p>9051</text:p>
          </table:table-cell>
          <table:table-cell table:formula="of:=-LN([.L9]/[.M9])" office:value-type="float" office:value="0.889151580559978" calcext:value-type="float">
            <text:p>0.889151580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0.0199692" calcext:value-type="float">
            <text:p>2.00E-002</text:p>
          </table:table-cell>
          <table:table-cell table:style-name="ce4" office:value-type="float" office:value="0.00199998" calcext:value-type="float">
            <text:p>2.00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0.292175" calcext:value-type="float">
            <text:p>0.292175</text:p>
          </table:table-cell>
          <table:table-cell office:value-type="float" office:value="6238" calcext:value-type="float">
            <text:p>6238</text:p>
          </table:table-cell>
          <table:table-cell office:value-type="float" office:value="14975" calcext:value-type="float">
            <text:p>14975</text:p>
          </table:table-cell>
          <table:table-cell table:style-name="ce3" table:formula="of:=-LN([.E10]/[.F10])" office:value-type="float" office:value="0.875722525815901" calcext:value-type="float">
            <text:p>0.875722525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-0.086997" calcext:value-type="float">
            <text:p>-0.086997</text:p>
          </table:table-cell>
          <table:table-cell office:value-type="float" office:value="3574" calcext:value-type="float">
            <text:p>3574</text:p>
          </table:table-cell>
          <table:table-cell office:value-type="float" office:value="9119" calcext:value-type="float">
            <text:p>9119</text:p>
          </table:table-cell>
          <table:table-cell table:formula="of:=-LN([.L10]/[.M10])" office:value-type="float" office:value="0.936674732214292" calcext:value-type="float">
            <text:p>0.936674732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.0202021" calcext:value-type="float">
            <text:p>2.02E-002</text:p>
          </table:table-cell>
          <table:table-cell table:style-name="ce4" office:value-type="float" office:value="0.00186572" calcext:value-type="float">
            <text:p>1.87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3.5" calcext:value-type="float">
            <text:p>3.5</text:p>
          </table:table-cell>
          <table:table-cell office:value-type="float" office:value="0.304642" calcext:value-type="float">
            <text:p>0.304642</text:p>
          </table:table-cell>
          <table:table-cell office:value-type="float" office:value="6011" calcext:value-type="float">
            <text:p>6011</text:p>
          </table:table-cell>
          <table:table-cell office:value-type="float" office:value="14987" calcext:value-type="float">
            <text:p>14987</text:p>
          </table:table-cell>
          <table:table-cell table:style-name="ce3" table:formula="of:=-LN([.E11]/[.F11])" office:value-type="float" office:value="0.913592034605834" calcext:value-type="float">
            <text:p>0.913592034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.5" calcext:value-type="float">
            <text:p>3.5</text:p>
          </table:table-cell>
          <table:table-cell office:value-type="float" office:value="-0.0859671" calcext:value-type="float">
            <text:p>-0.0859671</text:p>
          </table:table-cell>
          <table:table-cell office:value-type="float" office:value="3407" calcext:value-type="float">
            <text:p>3407</text:p>
          </table:table-cell>
          <table:table-cell office:value-type="float" office:value="9341" calcext:value-type="float">
            <text:p>9341</text:p>
          </table:table-cell>
          <table:table-cell table:formula="of:=-LN([.L11]/[.M11])" office:value-type="float" office:value="1.00858117421188" calcext:value-type="float">
            <text:p>1.008581174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.5" calcext:value-type="float">
            <text:p>3.5</text:p>
          </table:table-cell>
          <table:table-cell table:style-name="ce4" office:value-type="float" office:value="0.020529" calcext:value-type="float">
            <text:p>2.05E-002</text:p>
          </table:table-cell>
          <table:table-cell table:style-name="ce4" office:value-type="float" office:value="0.00187613" calcext:value-type="float">
            <text:p>1.88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0.304475" calcext:value-type="float">
            <text:p>0.304475</text:p>
          </table:table-cell>
          <table:table-cell office:value-type="float" office:value="6012" calcext:value-type="float">
            <text:p>6012</text:p>
          </table:table-cell>
          <table:table-cell office:value-type="float" office:value="14987" calcext:value-type="float">
            <text:p>14987</text:p>
          </table:table-cell>
          <table:table-cell table:style-name="ce3" table:formula="of:=-LN([.E12]/[.F12])" office:value-type="float" office:value="0.913425686772131" calcext:value-type="float">
            <text:p>0.913425686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-0.0876323" calcext:value-type="float">
            <text:p>-0.0876323</text:p>
          </table:table-cell>
          <table:table-cell office:value-type="float" office:value="3558" calcext:value-type="float">
            <text:p>3558</text:p>
          </table:table-cell>
          <table:table-cell office:value-type="float" office:value="9433" calcext:value-type="float">
            <text:p>9433</text:p>
          </table:table-cell>
          <table:table-cell table:formula="of:=-LN([.L12]/[.M12])" office:value-type="float" office:value="0.975015590424073" calcext:value-type="float">
            <text:p>0.975015590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0.0211757" calcext:value-type="float">
            <text:p>2.12E-002</text:p>
          </table:table-cell>
          <table:table-cell table:style-name="ce4" office:value-type="float" office:value="0.00172151" calcext:value-type="float">
            <text:p>1.72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4.5" calcext:value-type="float">
            <text:p>4.5</text:p>
          </table:table-cell>
          <table:table-cell office:value-type="float" office:value="0.309525" calcext:value-type="float">
            <text:p>0.309525</text:p>
          </table:table-cell>
          <table:table-cell office:value-type="float" office:value="5926" calcext:value-type="float">
            <text:p>5926</text:p>
          </table:table-cell>
          <table:table-cell office:value-type="float" office:value="14988" calcext:value-type="float">
            <text:p>14988</text:p>
          </table:table-cell>
          <table:table-cell table:style-name="ce3" table:formula="of:=-LN([.E13]/[.F13])" office:value-type="float" office:value="0.927900431780068" calcext:value-type="float">
            <text:p>0.927900431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.5" calcext:value-type="float">
            <text:p>4.5</text:p>
          </table:table-cell>
          <table:table-cell office:value-type="float" office:value="-0.0792405" calcext:value-type="float">
            <text:p>-0.0792405</text:p>
          </table:table-cell>
          <table:table-cell office:value-type="float" office:value="3581" calcext:value-type="float">
            <text:p>3581</text:p>
          </table:table-cell>
          <table:table-cell office:value-type="float" office:value="9373" calcext:value-type="float">
            <text:p>9373</text:p>
          </table:table-cell>
          <table:table-cell table:formula="of:=-LN([.L13]/[.M13])" office:value-type="float" office:value="0.962191124748053" calcext:value-type="float">
            <text:p>0.962191124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.5" calcext:value-type="float">
            <text:p>4.5</text:p>
          </table:table-cell>
          <table:table-cell table:style-name="ce4" office:value-type="float" office:value="0.0213264" calcext:value-type="float">
            <text:p>2.13E-002</text:p>
          </table:table-cell>
          <table:table-cell table:style-name="ce4" office:value-type="float" office:value="0.00161222" calcext:value-type="float">
            <text:p>1.61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0.317748" calcext:value-type="float">
            <text:p>0.317748</text:p>
          </table:table-cell>
          <table:table-cell office:value-type="float" office:value="5780" calcext:value-type="float">
            <text:p>5780</text:p>
          </table:table-cell>
          <table:table-cell office:value-type="float" office:value="14981" calcext:value-type="float">
            <text:p>14981</text:p>
          </table:table-cell>
          <table:table-cell table:style-name="ce3" table:formula="of:=-LN([.E14]/[.F14])" office:value-type="float" office:value="0.952379048850959" calcext:value-type="float">
            <text:p>0.952379048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-0.0798367" calcext:value-type="float">
            <text:p>-0.0798367</text:p>
          </table:table-cell>
          <table:table-cell office:value-type="float" office:value="3433" calcext:value-type="float">
            <text:p>3433</text:p>
          </table:table-cell>
          <table:table-cell office:value-type="float" office:value="9635" calcext:value-type="float">
            <text:p>9635</text:p>
          </table:table-cell>
          <table:table-cell table:formula="of:=-LN([.L14]/[.M14])" office:value-type="float" office:value="1.03196778739077" calcext:value-type="float">
            <text:p>1.031967787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5.5" calcext:value-type="float">
            <text:p>5.5</text:p>
          </table:table-cell>
          <table:table-cell office:value-type="float" office:value="0.316703" calcext:value-type="float">
            <text:p>0.316703</text:p>
          </table:table-cell>
          <table:table-cell office:value-type="float" office:value="5803" calcext:value-type="float">
            <text:p>5803</text:p>
          </table:table-cell>
          <table:table-cell office:value-type="float" office:value="14991" calcext:value-type="float">
            <text:p>14991</text:p>
          </table:table-cell>
          <table:table-cell table:style-name="ce3" table:formula="of:=-LN([.E15]/[.F15])" office:value-type="float" office:value="0.949074995821706" calcext:value-type="float">
            <text:p>0.949074995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.5" calcext:value-type="float">
            <text:p>5.5</text:p>
          </table:table-cell>
          <table:table-cell office:value-type="float" office:value="-0.07284" calcext:value-type="float">
            <text:p>-0.07284</text:p>
          </table:table-cell>
          <table:table-cell office:value-type="float" office:value="3496" calcext:value-type="float">
            <text:p>3496</text:p>
          </table:table-cell>
          <table:table-cell office:value-type="float" office:value="9691" calcext:value-type="float">
            <text:p>9691</text:p>
          </table:table-cell>
          <table:table-cell table:formula="of:=-LN([.L15]/[.M15])" office:value-type="float" office:value="1.01957816195912" calcext:value-type="float">
            <text:p>1.01957816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.5" calcext:value-type="float">
            <text:p>5.5</text:p>
          </table:table-cell>
          <table:table-cell table:style-name="ce4" office:value-type="float" office:value="0.0217069" calcext:value-type="float">
            <text:p>2.17E-002</text:p>
          </table:table-cell>
          <table:table-cell table:style-name="ce4" office:value-type="float" office:value="0.00197378" calcext:value-type="float">
            <text:p>1.97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0.326669" calcext:value-type="float">
            <text:p>0.326669</text:p>
          </table:table-cell>
          <table:table-cell office:value-type="float" office:value="5624" calcext:value-type="float">
            <text:p>5624</text:p>
          </table:table-cell>
          <table:table-cell office:value-type="float" office:value="14985" calcext:value-type="float">
            <text:p>14985</text:p>
          </table:table-cell>
          <table:table-cell table:style-name="ce3" table:formula="of:=-LN([.E16]/[.F16])" office:value-type="float" office:value="0.980006546260263" calcext:value-type="float">
            <text:p>0.980006546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-0.0691471" calcext:value-type="float">
            <text:p>-0.0691471</text:p>
          </table:table-cell>
          <table:table-cell office:value-type="float" office:value="3426" calcext:value-type="float">
            <text:p>3426</text:p>
          </table:table-cell>
          <table:table-cell office:value-type="float" office:value="9672" calcext:value-type="float">
            <text:p>9672</text:p>
          </table:table-cell>
          <table:table-cell table:formula="of:=-LN([.L16]/[.M16])" office:value-type="float" office:value="1.03784171341056" calcext:value-type="float">
            <text:p>1.037841713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6.5" calcext:value-type="float">
            <text:p>6.5</text:p>
          </table:table-cell>
          <table:table-cell office:value-type="float" office:value="0.314703" calcext:value-type="float">
            <text:p>0.314703</text:p>
          </table:table-cell>
          <table:table-cell office:value-type="float" office:value="5828" calcext:value-type="float">
            <text:p>5828</text:p>
          </table:table-cell>
          <table:table-cell office:value-type="float" office:value="14981" calcext:value-type="float">
            <text:p>14981</text:p>
          </table:table-cell>
          <table:table-cell table:style-name="ce3" table:formula="of:=-LN([.E17]/[.F17])" office:value-type="float" office:value="0.944108843202286" calcext:value-type="float">
            <text:p>0.944108843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.5" calcext:value-type="float">
            <text:p>6.5</text:p>
          </table:table-cell>
          <table:table-cell office:value-type="float" office:value="-0.0680987" calcext:value-type="float">
            <text:p>-0.0680987</text:p>
          </table:table-cell>
          <table:table-cell office:value-type="float" office:value="3379" calcext:value-type="float">
            <text:p>3379</text:p>
          </table:table-cell>
          <table:table-cell office:value-type="float" office:value="9827" calcext:value-type="float">
            <text:p>9827</text:p>
          </table:table-cell>
          <table:table-cell table:formula="of:=-LN([.L17]/[.M17])" office:value-type="float" office:value="1.06755389164814" calcext:value-type="float">
            <text:p>1.067553891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.5" calcext:value-type="float">
            <text:p>6.5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0.320114" calcext:value-type="float">
            <text:p>0.320114</text:p>
          </table:table-cell>
          <table:table-cell office:value-type="float" office:value="5733" calcext:value-type="float">
            <text:p>5733</text:p>
          </table:table-cell>
          <table:table-cell office:value-type="float" office:value="14978" calcext:value-type="float">
            <text:p>14978</text:p>
          </table:table-cell>
          <table:table-cell table:style-name="ce3" table:formula="of:=-LN([.E18]/[.F18])" office:value-type="float" office:value="0.960343503900929" calcext:value-type="float">
            <text:p>0.960343503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-0.0599106" calcext:value-type="float">
            <text:p>-0.0599106</text:p>
          </table:table-cell>
          <table:table-cell office:value-type="float" office:value="3356" calcext:value-type="float">
            <text:p>3356</text:p>
          </table:table-cell>
          <table:table-cell office:value-type="float" office:value="9772" calcext:value-type="float">
            <text:p>9772</text:p>
          </table:table-cell>
          <table:table-cell table:formula="of:=-LN([.L18]/[.M18])" office:value-type="float" office:value="1.06877136479053" calcext:value-type="float">
            <text:p>1.068771364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7.5" calcext:value-type="float">
            <text:p>7.5</text:p>
          </table:table-cell>
          <table:table-cell office:value-type="float" office:value="0.321471" calcext:value-type="float">
            <text:p>0.321471</text:p>
          </table:table-cell>
          <table:table-cell office:value-type="float" office:value="5712" calcext:value-type="float">
            <text:p>5712</text:p>
          </table:table-cell>
          <table:table-cell office:value-type="float" office:value="14984" calcext:value-type="float">
            <text:p>14984</text:p>
          </table:table-cell>
          <table:table-cell table:style-name="ce3" table:formula="of:=-LN([.E19]/[.F19])" office:value-type="float" office:value="0.964413740104504" calcext:value-type="float">
            <text:p>0.964413740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7.5" calcext:value-type="float">
            <text:p>7.5</text:p>
          </table:table-cell>
          <table:table-cell office:value-type="float" office:value="-0.0605537" calcext:value-type="float">
            <text:p>-0.0605537</text:p>
          </table:table-cell>
          <table:table-cell office:value-type="float" office:value="3351" calcext:value-type="float">
            <text:p>3351</text:p>
          </table:table-cell>
          <table:table-cell office:value-type="float" office:value="9723" calcext:value-type="float">
            <text:p>9723</text:p>
          </table:table-cell>
          <table:table-cell table:formula="of:=-LN([.L19]/[.M19])" office:value-type="float" office:value="1.06523540407235" calcext:value-type="float">
            <text:p>1.065235404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7.5" calcext:value-type="float">
            <text:p>7.5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0.314395" calcext:value-type="float">
            <text:p>0.314395</text:p>
          </table:table-cell>
          <table:table-cell office:value-type="float" office:value="5833" calcext:value-type="float">
            <text:p>5833</text:p>
          </table:table-cell>
          <table:table-cell office:value-type="float" office:value="14980" calcext:value-type="float">
            <text:p>14980</text:p>
          </table:table-cell>
          <table:table-cell table:style-name="ce3" table:formula="of:=-LN([.E20]/[.F20])" office:value-type="float" office:value="0.943184530317573" calcext:value-type="float">
            <text:p>0.943184530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-0.0557594" calcext:value-type="float">
            <text:p>-0.0557594</text:p>
          </table:table-cell>
          <table:table-cell office:value-type="float" office:value="3480" calcext:value-type="float">
            <text:p>3480</text:p>
          </table:table-cell>
          <table:table-cell office:value-type="float" office:value="9589" calcext:value-type="float">
            <text:p>9589</text:p>
          </table:table-cell>
          <table:table-cell table:formula="of:=-LN([.L20]/[.M20])" office:value-type="float" office:value="1.01358431438516" calcext:value-type="float">
            <text:p>1.013584314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8.5" calcext:value-type="float">
            <text:p>8.5</text:p>
          </table:table-cell>
          <table:table-cell office:value-type="float" office:value="0.314643" calcext:value-type="float">
            <text:p>0.314643</text:p>
          </table:table-cell>
          <table:table-cell office:value-type="float" office:value="5832" calcext:value-type="float">
            <text:p>5832</text:p>
          </table:table-cell>
          <table:table-cell office:value-type="float" office:value="14986" calcext:value-type="float">
            <text:p>14986</text:p>
          </table:table-cell>
          <table:table-cell table:style-name="ce3" table:formula="of:=-LN([.E21]/[.F21])" office:value-type="float" office:value="0.943756437235762" calcext:value-type="float">
            <text:p>0.943756437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.5" calcext:value-type="float">
            <text:p>8.5</text:p>
          </table:table-cell>
          <table:table-cell office:value-type="float" office:value="-0.0522894" calcext:value-type="float">
            <text:p>-0.0522894</text:p>
          </table:table-cell>
          <table:table-cell office:value-type="float" office:value="3385" calcext:value-type="float">
            <text:p>3385</text:p>
          </table:table-cell>
          <table:table-cell office:value-type="float" office:value="9771" calcext:value-type="float">
            <text:p>9771</text:p>
          </table:table-cell>
          <table:table-cell table:formula="of:=-LN([.L21]/[.M21])" office:value-type="float" office:value="1.06006490859797" calcext:value-type="float">
            <text:p>1.060064908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.5" calcext:value-type="float">
            <text:p>8.5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0.316623" calcext:value-type="float">
            <text:p>0.316623</text:p>
          </table:table-cell>
          <table:table-cell office:value-type="float" office:value="5799" calcext:value-type="float">
            <text:p>5799</text:p>
          </table:table-cell>
          <table:table-cell office:value-type="float" office:value="14990" calcext:value-type="float">
            <text:p>14990</text:p>
          </table:table-cell>
          <table:table-cell table:style-name="ce3" table:formula="of:=-LN([.E22]/[.F22])" office:value-type="float" office:value="0.949697823220203" calcext:value-type="float">
            <text:p>0.949697823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-0.057765" calcext:value-type="float">
            <text:p>-0.057765</text:p>
          </table:table-cell>
          <table:table-cell office:value-type="float" office:value="3450" calcext:value-type="float">
            <text:p>3450</text:p>
          </table:table-cell>
          <table:table-cell office:value-type="float" office:value="9574" calcext:value-type="float">
            <text:p>9574</text:p>
          </table:table-cell>
          <table:table-cell table:formula="of:=-LN([.L22]/[.M22])" office:value-type="float" office:value="1.02067685992705" calcext:value-type="float">
            <text:p>1.020676859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.5" calcext:value-type="float">
            <text:p>9.5</text:p>
          </table:table-cell>
          <table:table-cell office:value-type="float" office:value="0.318566" calcext:value-type="float">
            <text:p>0.318566</text:p>
          </table:table-cell>
          <table:table-cell office:value-type="float" office:value="5759" calcext:value-type="float">
            <text:p>5759</text:p>
          </table:table-cell>
          <table:table-cell office:value-type="float" office:value="14984" calcext:value-type="float">
            <text:p>14984</text:p>
          </table:table-cell>
          <table:table-cell table:style-name="ce3" table:formula="of:=-LN([.E23]/[.F23])" office:value-type="float" office:value="0.956219116617252" calcext:value-type="float">
            <text:p>0.956219116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.5" calcext:value-type="float">
            <text:p>9.5</text:p>
          </table:table-cell>
          <table:table-cell office:value-type="float" office:value="-0.0530748" calcext:value-type="float">
            <text:p>-0.0530748</text:p>
          </table:table-cell>
          <table:table-cell office:value-type="float" office:value="3352" calcext:value-type="float">
            <text:p>3352</text:p>
          </table:table-cell>
          <table:table-cell office:value-type="float" office:value="9863" calcext:value-type="float">
            <text:p>9863</text:p>
          </table:table-cell>
          <table:table-cell table:formula="of:=-LN([.L23]/[.M23])" office:value-type="float" office:value="1.07923319935202" calcext:value-type="float">
            <text:p>1.079233199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.5" calcext:value-type="float">
            <text:p>9.5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0.319582" calcext:value-type="float">
            <text:p>0.319582</text:p>
          </table:table-cell>
          <table:table-cell office:value-type="float" office:value="5744" calcext:value-type="float">
            <text:p>5744</text:p>
          </table:table-cell>
          <table:table-cell office:value-type="float" office:value="14988" calcext:value-type="float">
            <text:p>14988</text:p>
          </table:table-cell>
          <table:table-cell table:style-name="ce3" table:formula="of:=-LN([.E24]/[.F24])" office:value-type="float" office:value="0.959094049185518" calcext:value-type="float">
            <text:p>0.959094049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-0.0528116" calcext:value-type="float">
            <text:p>-0.0528116</text:p>
          </table:table-cell>
          <table:table-cell office:value-type="float" office:value="3344" calcext:value-type="float">
            <text:p>3344</text:p>
          </table:table-cell>
          <table:table-cell office:value-type="float" office:value="9354" calcext:value-type="float">
            <text:p>9354</text:p>
          </table:table-cell>
          <table:table-cell table:formula="of:=-LN([.L24]/[.M24])" office:value-type="float" office:value="1.02863636408124" calcext:value-type="float">
            <text:p>1.028636364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0.5" calcext:value-type="float">
            <text:p>10.5</text:p>
          </table:table-cell>
          <table:table-cell office:value-type="float" office:value="0.317429" calcext:value-type="float">
            <text:p>0.317429</text:p>
          </table:table-cell>
          <table:table-cell office:value-type="float" office:value="5779" calcext:value-type="float">
            <text:p>5779</text:p>
          </table:table-cell>
          <table:table-cell office:value-type="float" office:value="14989" calcext:value-type="float">
            <text:p>14989</text:p>
          </table:table-cell>
          <table:table-cell table:style-name="ce3" table:formula="of:=-LN([.E25]/[.F25])" office:value-type="float" office:value="0.953085941412818" calcext:value-type="float">
            <text:p>0.953085941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0.5" calcext:value-type="float">
            <text:p>10.5</text:p>
          </table:table-cell>
          <table:table-cell office:value-type="float" office:value="-0.0472653" calcext:value-type="float">
            <text:p>-0.0472653</text:p>
          </table:table-cell>
          <table:table-cell office:value-type="float" office:value="3347" calcext:value-type="float">
            <text:p>3347</text:p>
          </table:table-cell>
          <table:table-cell office:value-type="float" office:value="9824" calcext:value-type="float">
            <text:p>9824</text:p>
          </table:table-cell>
          <table:table-cell table:formula="of:=-LN([.L25]/[.M25])" office:value-type="float" office:value="1.0767639491756" calcext:value-type="float">
            <text:p>1.076763949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0.5" calcext:value-type="float">
            <text:p>10.5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0.319422" calcext:value-type="float">
            <text:p>0.319422</text:p>
          </table:table-cell>
          <table:table-cell office:value-type="float" office:value="5743" calcext:value-type="float">
            <text:p>5743</text:p>
          </table:table-cell>
          <table:table-cell office:value-type="float" office:value="14973" calcext:value-type="float">
            <text:p>14973</text:p>
          </table:table-cell>
          <table:table-cell table:style-name="ce3" table:formula="of:=-LN([.E26]/[.F26])" office:value-type="float" office:value="0.958266857273422" calcext:value-type="float">
            <text:p>0.958266857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-0.0420611" calcext:value-type="float">
            <text:p>-0.0420611</text:p>
          </table:table-cell>
          <table:table-cell office:value-type="float" office:value="3368" calcext:value-type="float">
            <text:p>3368</text:p>
          </table:table-cell>
          <table:table-cell office:value-type="float" office:value="9855" calcext:value-type="float">
            <text:p>9855</text:p>
          </table:table-cell>
          <table:table-cell table:formula="of:=-LN([.L26]/[.M26])" office:value-type="float" office:value="1.0736598442246" calcext:value-type="float">
            <text:p>1.073659844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1.5" calcext:value-type="float">
            <text:p>11.5</text:p>
          </table:table-cell>
          <table:table-cell office:value-type="float" office:value="0.323653" calcext:value-type="float">
            <text:p>0.323653</text:p>
          </table:table-cell>
          <table:table-cell office:value-type="float" office:value="5675" calcext:value-type="float">
            <text:p>5675</text:p>
          </table:table-cell>
          <table:table-cell office:value-type="float" office:value="14990" calcext:value-type="float">
            <text:p>14990</text:p>
          </table:table-cell>
          <table:table-cell table:style-name="ce3" table:formula="of:=-LN([.E27]/[.F27])" office:value-type="float" office:value="0.97131274874704" calcext:value-type="float">
            <text:p>0.971312748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1.5" calcext:value-type="float">
            <text:p>11.5</text:p>
          </table:table-cell>
          <table:table-cell office:value-type="float" office:value="-0.0460426" calcext:value-type="float">
            <text:p>-0.0460426</text:p>
          </table:table-cell>
          <table:table-cell office:value-type="float" office:value="3344" calcext:value-type="float">
            <text:p>3344</text:p>
          </table:table-cell>
          <table:table-cell office:value-type="float" office:value="9837" calcext:value-type="float">
            <text:p>9837</text:p>
          </table:table-cell>
          <table:table-cell table:formula="of:=-LN([.L27]/[.M27])" office:value-type="float" office:value="1.07898309130817" calcext:value-type="float">
            <text:p>1.078983091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1.5" calcext:value-type="float">
            <text:p>11.5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0.322883" calcext:value-type="float">
            <text:p>0.322883</text:p>
          </table:table-cell>
          <table:table-cell office:value-type="float" office:value="5688" calcext:value-type="float">
            <text:p>5688</text:p>
          </table:table-cell>
          <table:table-cell office:value-type="float" office:value="14987" calcext:value-type="float">
            <text:p>14987</text:p>
          </table:table-cell>
          <table:table-cell table:style-name="ce3" table:formula="of:=-LN([.E28]/[.F28])" office:value-type="float" office:value="0.968824466161919" calcext:value-type="float">
            <text:p>0.968824466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-0.0372191" calcext:value-type="float">
            <text:p>-0.0372191</text:p>
          </table:table-cell>
          <table:table-cell office:value-type="float" office:value="3260" calcext:value-type="float">
            <text:p>3260</text:p>
          </table:table-cell>
          <table:table-cell office:value-type="float" office:value="9909" calcext:value-type="float">
            <text:p>9909</text:p>
          </table:table-cell>
          <table:table-cell table:formula="of:=-LN([.L28]/[.M28])" office:value-type="float" office:value="1.11171623969815" calcext:value-type="float">
            <text:p>1.111716239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2.5" calcext:value-type="float">
            <text:p>12.5</text:p>
          </table:table-cell>
          <table:table-cell office:value-type="float" office:value="0.321315" calcext:value-type="float">
            <text:p>0.321315</text:p>
          </table:table-cell>
          <table:table-cell office:value-type="float" office:value="5712" calcext:value-type="float">
            <text:p>5712</text:p>
          </table:table-cell>
          <table:table-cell office:value-type="float" office:value="14976" calcext:value-type="float">
            <text:p>14976</text:p>
          </table:table-cell>
          <table:table-cell table:style-name="ce3" table:formula="of:=-LN([.E29]/[.F29])" office:value-type="float" office:value="0.963879694697953" calcext:value-type="float">
            <text:p>0.963879694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2.5" calcext:value-type="float">
            <text:p>12.5</text:p>
          </table:table-cell>
          <table:table-cell office:value-type="float" office:value="-0.0436772" calcext:value-type="float">
            <text:p>-0.0436772</text:p>
          </table:table-cell>
          <table:table-cell office:value-type="float" office:value="3255" calcext:value-type="float">
            <text:p>3255</text:p>
          </table:table-cell>
          <table:table-cell office:value-type="float" office:value="9809" calcext:value-type="float">
            <text:p>9809</text:p>
          </table:table-cell>
          <table:table-cell table:formula="of:=-LN([.L29]/[.M29])" office:value-type="float" office:value="1.10310805592165" calcext:value-type="float">
            <text:p>1.103108055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2.5" calcext:value-type="float">
            <text:p>12.5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0.30199" calcext:value-type="float">
            <text:p>0.30199</text:p>
          </table:table-cell>
          <table:table-cell office:value-type="float" office:value="6050" calcext:value-type="float">
            <text:p>6050</text:p>
          </table:table-cell>
          <table:table-cell office:value-type="float" office:value="14985" calcext:value-type="float">
            <text:p>14985</text:p>
          </table:table-cell>
          <table:table-cell table:style-name="ce3" table:formula="of:=-LN([.E30]/[.F30])" office:value-type="float" office:value="0.906991428725876" calcext:value-type="float">
            <text:p>0.906991428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-0.039724" calcext:value-type="float">
            <text:p>-0.039724</text:p>
          </table:table-cell>
          <table:table-cell office:value-type="float" office:value="3340" calcext:value-type="float">
            <text:p>3340</text:p>
          </table:table-cell>
          <table:table-cell office:value-type="float" office:value="9770" calcext:value-type="float">
            <text:p>9770</text:p>
          </table:table-cell>
          <table:table-cell table:formula="of:=-LN([.L30]/[.M30])" office:value-type="float" office:value="1.07334565906608" calcext:value-type="float">
            <text:p>1.073345659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3.5" calcext:value-type="float">
            <text:p>13.5</text:p>
          </table:table-cell>
          <table:table-cell office:value-type="float" office:value="0.308864" calcext:value-type="float">
            <text:p>0.308864</text:p>
          </table:table-cell>
          <table:table-cell office:value-type="float" office:value="5929" calcext:value-type="float">
            <text:p>5929</text:p>
          </table:table-cell>
          <table:table-cell office:value-type="float" office:value="14976" calcext:value-type="float">
            <text:p>14976</text:p>
          </table:table-cell>
          <table:table-cell table:style-name="ce3" table:formula="of:=-LN([.E31]/[.F31])" office:value-type="float" office:value="0.926593355010006" calcext:value-type="float">
            <text:p>0.92659335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3.5" calcext:value-type="float">
            <text:p>13.5</text:p>
          </table:table-cell>
          <table:table-cell office:value-type="float" office:value="-0.0368719" calcext:value-type="float">
            <text:p>-0.0368719</text:p>
          </table:table-cell>
          <table:table-cell office:value-type="float" office:value="3254" calcext:value-type="float">
            <text:p>3254</text:p>
          </table:table-cell>
          <table:table-cell office:value-type="float" office:value="9929" calcext:value-type="float">
            <text:p>9929</text:p>
          </table:table-cell>
          <table:table-cell table:formula="of:=-LN([.L31]/[.M31])" office:value-type="float" office:value="1.11557475925461" calcext:value-type="float">
            <text:p>1.1155747593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3.5" calcext:value-type="float">
            <text:p>13.5</text:p>
          </table:table-cell>
          <table:table-cell table:style-name="ce4" table:number-columns-repeated="2"/>
          <table:table-cell table:number-columns-repeated="2"/>
        </table:table-row>
        <table:table-row table:style-name="ro1" table:number-rows-repeated="7">
          <table:table-cell table:number-columns-repeated="21"/>
        </table:table-row>
        <table:table-row table:style-name="ro1">
          <table:table-cell table:number-columns-repeated="2"/>
          <table:table-cell table:style-name="ce2" table:number-columns-spanned="4" table:number-rows-spanned="1"/>
          <table:covered-table-cell table:number-columns-repeated="3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 table:number-rows-repeated="9">
          <table:table-cell table:number-columns-repeated="14"/>
          <table:table-cell table:style-name="ce3"/>
          <table:table-cell table:number-columns-repeated="6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2"/>
          <table:table-cell table:style-name="ce2" table:number-columns-spanned="4" table:number-rows-spanned="1"/>
          <table:covered-table-cell table:number-columns-repeated="3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 table:number-rows-repeated="27">
          <table:table-cell table:number-columns-repeated="5"/>
          <table:table-cell table:style-name="ce3"/>
          <table:table-cell/>
          <table:table-cell table:style-name="ce3"/>
          <table:table-cell table:number-columns-repeated="13"/>
        </table:table-row>
        <table:table-row table:style-name="ro1">
          <table:table-cell table:number-columns-repeated="5"/>
          <table:table-cell table:style-name="ce3"/>
          <table:table-cell/>
          <table:table-cell table:style-name="ce3"/>
          <table:table-cell table:number-columns-repeated="13"/>
        </table:table-row>
      </table:table>
      <table:table table:name="Sheet2" table:style-name="ta1">
        <table:table-column table:style-name="co8" table:default-cell-style-name="Default"/>
        <table:table-column table:style-name="co1" table:number-columns-repeated="4" table:default-cell-style-name="Default"/>
        <table:table-column table:style-name="co1" table:default-cell-style-name="ce3"/>
        <table:table-column table:style-name="co1" table:default-cell-style-name="Default"/>
        <table:table-column table:style-name="co9" table:default-cell-style-name="Default"/>
        <table:table-column table:style-name="co1" table:number-columns-repeated="8" table:default-cell-style-name="Default"/>
        <table:table-column table:style-name="co1" table:number-columns-repeated="2" table:default-cell-style-name="ce4"/>
        <table:table-column table:style-name="co1" table:number-columns-repeated="2" table:default-cell-style-name="Default"/>
        <table:table-row table:style-name="ro1">
          <table:table-cell table:style-name="ce2" table:number-columns-spanned="4" table:number-rows-spanned="1"/>
          <table:covered-table-cell table:number-columns-repeated="3"/>
          <table:table-cell table:style-name="ce1" office:value-type="string" calcext:value-type="string" table:number-columns-spanned="9" table:number-rows-spanned="1">
            <text:p>VUV3 Run 5</text:p>
          </table:table-cell>
          <table:covered-table-cell table:style-name="Default"/>
          <table:covered-table-cell table:number-columns-repeated="7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4"/>
          <table:covered-table-cell table:style-name="Default"/>
          <table:table-cell/>
          <table:table-cell table:style-name="ce2" office:value-type="string" calcext:value-type="string" table:number-columns-spanned="6" table:number-rows-spanned="1">
            <text:p>Reference detector &lt;PE&gt;</text:p>
          </table:table-cell>
          <table:covered-table-cell table:number-columns-repeated="5"/>
          <table:table-cell/>
          <table:table-cell table:style-name="ce2" office:value-type="string" calcext:value-type="string" table:number-columns-spanned="6" table:number-rows-spanned="1">
            <text:p>Reference detector gain</text:p>
          </table:table-cell>
          <table:covered-table-cell/>
          <table:covered-table-cell table:number-columns-repeated="2" table:style-name="Default"/>
          <table:covered-table-cell table:number-columns-repeated="2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table:style-name="Default" office:value-type="string" calcext:value-type="string">
            <text:p>gain</text:p>
          </table:table-cell>
          <table:table-cell table:style-name="Default" office:value-type="string" calcext:value-type="string">
            <text:p>err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0.000355848" calcext:value-type="float">
            <text:p>0.000355848</text:p>
          </table:table-cell>
          <table:table-cell office:value-type="float" office:value="14980" calcext:value-type="float">
            <text:p>14980</text:p>
          </table:table-cell>
          <table:table-cell office:value-type="float" office:value="14996" calcext:value-type="float">
            <text:p>14996</text:p>
          </table:table-cell>
          <table:table-cell table:formula="of:=-LN([.D4]/[.E4])" office:value-type="float" office:value="0.00106752078459217" calcext:value-type="float">
            <text:p>0.001067520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-0.107131" calcext:value-type="float">
            <text:p>-0.107131</text:p>
          </table:table-cell>
          <table:table-cell office:value-type="float" office:value="3431" calcext:value-type="float">
            <text:p>3431</text:p>
          </table:table-cell>
          <table:table-cell office:value-type="float" office:value="9058" calcext:value-type="float">
            <text:p>9058</text:p>
          </table:table-cell>
          <table:table-cell table:formula="of:=-LN([.K4]/[.L4])" office:value-type="float" office:value="0.97079658125771" calcext:value-type="float">
            <text:p>0.970796581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office:value-type="float" office:value="0.170453" calcext:value-type="float">
            <text:p>0.170453</text:p>
          </table:table-cell>
          <table:table-cell office:value-type="float" office:value="8993" calcext:value-type="float">
            <text:p>8993</text:p>
          </table:table-cell>
          <table:table-cell office:value-type="float" office:value="14966" calcext:value-type="float">
            <text:p>14966</text:p>
          </table:table-cell>
          <table:table-cell table:formula="of:=-LN([.D5]/[.E5])" office:value-type="float" office:value="0.509334464725788" calcext:value-type="float">
            <text:p>0.509334464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office:value-type="float" office:value="-0.0993625" calcext:value-type="float">
            <text:p>-0.0993625</text:p>
          </table:table-cell>
          <table:table-cell office:value-type="float" office:value="3282" calcext:value-type="float">
            <text:p>3282</text:p>
          </table:table-cell>
          <table:table-cell office:value-type="float" office:value="9157" calcext:value-type="float">
            <text:p>9157</text:p>
          </table:table-cell>
          <table:table-cell table:formula="of:=-LN([.K5]/[.L5])" office:value-type="float" office:value="1.0260656214577" calcext:value-type="float">
            <text:p>1.026065621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.245313" calcext:value-type="float">
            <text:p>0.245313</text:p>
          </table:table-cell>
          <table:table-cell office:value-type="float" office:value="7182" calcext:value-type="float">
            <text:p>7182</text:p>
          </table:table-cell>
          <table:table-cell office:value-type="float" office:value="14979" calcext:value-type="float">
            <text:p>14979</text:p>
          </table:table-cell>
          <table:table-cell table:formula="of:=-LN([.D6]/[.E6])" office:value-type="float" office:value="0.735071324382691" calcext:value-type="float">
            <text:p>0.735071324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-0.0858321" calcext:value-type="float">
            <text:p>-0.0858321</text:p>
          </table:table-cell>
          <table:table-cell office:value-type="float" office:value="3250" calcext:value-type="float">
            <text:p>3250</text:p>
          </table:table-cell>
          <table:table-cell office:value-type="float" office:value="9357" calcext:value-type="float">
            <text:p>9357</text:p>
          </table:table-cell>
          <table:table-cell table:formula="of:=-LN([.K6]/[.L6])" office:value-type="float" office:value="1.05746972995213" calcext:value-type="float">
            <text:p>1.0574697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5" calcext:value-type="float">
            <text:p>1.5</text:p>
          </table:table-cell>
          <table:table-cell office:value-type="float" office:value="0.28996" calcext:value-type="float">
            <text:p>0.28996</text:p>
          </table:table-cell>
          <table:table-cell office:value-type="float" office:value="6274" calcext:value-type="float">
            <text:p>6274</text:p>
          </table:table-cell>
          <table:table-cell office:value-type="float" office:value="14706" calcext:value-type="float">
            <text:p>14706</text:p>
          </table:table-cell>
          <table:table-cell table:formula="of:=-LN([.D7]/[.E7])" office:value-type="float" office:value="0.851841464005544" calcext:value-type="float">
            <text:p>0.85184146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.5" calcext:value-type="float">
            <text:p>1.5</text:p>
          </table:table-cell>
          <table:table-cell office:value-type="float" office:value="-0.0906395" calcext:value-type="float">
            <text:p>-0.0906395</text:p>
          </table:table-cell>
          <table:table-cell office:value-type="float" office:value="3271" calcext:value-type="float">
            <text:p>3271</text:p>
          </table:table-cell>
          <table:table-cell office:value-type="float" office:value="9363" calcext:value-type="float">
            <text:p>9363</text:p>
          </table:table-cell>
          <table:table-cell table:formula="of:=-LN([.K7]/[.L7])" office:value-type="float" office:value="1.05167000340051" calcext:value-type="float">
            <text:p>1.051670003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.5" calcext:value-type="float">
            <text:p>1.5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000200251" calcext:value-type="float">
            <text:p>0.000200251</text:p>
          </table:table-cell>
          <table:table-cell office:value-type="float" office:value="5682" calcext:value-type="float">
            <text:p>5682</text:p>
          </table:table-cell>
          <table:table-cell office:value-type="float" office:value="14978" calcext:value-type="float">
            <text:p>14978</text:p>
          </table:table-cell>
          <table:table-cell table:formula="of:=-LN([.D8]/[.E8])" office:value-type="float" office:value="0.969279174395179" calcext:value-type="float">
            <text:p>0.9692791744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-0.0850228" calcext:value-type="float">
            <text:p>-0.0850228</text:p>
          </table:table-cell>
          <table:table-cell office:value-type="float" office:value="3179" calcext:value-type="float">
            <text:p>3179</text:p>
          </table:table-cell>
          <table:table-cell office:value-type="float" office:value="9304" calcext:value-type="float">
            <text:p>9304</text:p>
          </table:table-cell>
          <table:table-cell table:formula="of:=-LN([.K8]/[.L8])" office:value-type="float" office:value="1.0738777332877" calcext:value-type="float">
            <text:p>1.0738777333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.5" calcext:value-type="float">
            <text:p>2.5</text:p>
          </table:table-cell>
          <table:table-cell office:value-type="float" office:value="0.342141" calcext:value-type="float">
            <text:p>0.342141</text:p>
          </table:table-cell>
          <table:table-cell office:value-type="float" office:value="5367" calcext:value-type="float">
            <text:p>5367</text:p>
          </table:table-cell>
          <table:table-cell office:value-type="float" office:value="14981" calcext:value-type="float">
            <text:p>14981</text:p>
          </table:table-cell>
          <table:table-cell table:formula="of:=-LN([.D9]/[.E9])" office:value-type="float" office:value="1.02651363834055" calcext:value-type="float">
            <text:p>1.0265136383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.5" calcext:value-type="float">
            <text:p>2.5</text:p>
          </table:table-cell>
          <table:table-cell office:value-type="float" office:value="-0.0836886" calcext:value-type="float">
            <text:p>-0.0836886</text:p>
          </table:table-cell>
          <table:table-cell office:value-type="float" office:value="3158" calcext:value-type="float">
            <text:p>3158</text:p>
          </table:table-cell>
          <table:table-cell office:value-type="float" office:value="9229" calcext:value-type="float">
            <text:p>9229</text:p>
          </table:table-cell>
          <table:table-cell table:formula="of:=-LN([.K9]/[.L9])" office:value-type="float" office:value="1.07241178444999" calcext:value-type="float">
            <text:p>1.072411784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.5" calcext:value-type="float">
            <text:p>2.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35016" calcext:value-type="float">
            <text:p>0.35016</text:p>
          </table:table-cell>
          <table:table-cell office:value-type="float" office:value="5241" calcext:value-type="float">
            <text:p>5241</text:p>
          </table:table-cell>
          <table:table-cell office:value-type="float" office:value="14987" calcext:value-type="float">
            <text:p>14987</text:p>
          </table:table-cell>
          <table:table-cell table:formula="of:=-LN([.D10]/[.E10])" office:value-type="float" office:value="1.05067083884283" calcext:value-type="float">
            <text:p>1.050670838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-0.0816346" calcext:value-type="float">
            <text:p>-0.0816346</text:p>
          </table:table-cell>
          <table:table-cell office:value-type="float" office:value="3220" calcext:value-type="float">
            <text:p>3220</text:p>
          </table:table-cell>
          <table:table-cell office:value-type="float" office:value="9385" calcext:value-type="float">
            <text:p>9385</text:p>
          </table:table-cell>
          <table:table-cell table:formula="of:=-LN([.K10]/[.L10])" office:value-type="float" office:value="1.06973131048216" calcext:value-type="float">
            <text:p>1.069731310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.5" calcext:value-type="float">
            <text:p>3.5</text:p>
          </table:table-cell>
          <table:table-cell office:value-type="float" office:value="0.0589812" calcext:value-type="float">
            <text:p>0.0589812</text:p>
          </table:table-cell>
          <table:table-cell office:value-type="float" office:value="5140" calcext:value-type="float">
            <text:p>5140</text:p>
          </table:table-cell>
          <table:table-cell office:value-type="float" office:value="14982" calcext:value-type="float">
            <text:p>14982</text:p>
          </table:table-cell>
          <table:table-cell table:formula="of:=-LN([.D11]/[.E11])" office:value-type="float" office:value="1.06979640105862" calcext:value-type="float">
            <text:p>1.069796401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3.5" calcext:value-type="float">
            <text:p>3.5</text:p>
          </table:table-cell>
          <table:table-cell office:value-type="float" office:value="-0.0732389" calcext:value-type="float">
            <text:p>-0.0732389</text:p>
          </table:table-cell>
          <table:table-cell office:value-type="float" office:value="3214" calcext:value-type="float">
            <text:p>3214</text:p>
          </table:table-cell>
          <table:table-cell office:value-type="float" office:value="9493" calcext:value-type="float">
            <text:p>9493</text:p>
          </table:table-cell>
          <table:table-cell table:formula="of:=-LN([.K11]/[.L11])" office:value-type="float" office:value="1.08303841758434" calcext:value-type="float">
            <text:p>1.083038417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3.5" calcext:value-type="float">
            <text:p>3.5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0.359883" calcext:value-type="float">
            <text:p>0.359883</text:p>
          </table:table-cell>
          <table:table-cell office:value-type="float" office:value="5093" calcext:value-type="float">
            <text:p>5093</text:p>
          </table:table-cell>
          <table:table-cell office:value-type="float" office:value="14980" calcext:value-type="float">
            <text:p>14980</text:p>
          </table:table-cell>
          <table:table-cell table:formula="of:=-LN([.D12]/[.E12])" office:value-type="float" office:value="1.07884893018661" calcext:value-type="float">
            <text:p>1.078848930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-0.0743673" calcext:value-type="float">
            <text:p>-0.0743673</text:p>
          </table:table-cell>
          <table:table-cell office:value-type="float" office:value="3274" calcext:value-type="float">
            <text:p>3274</text:p>
          </table:table-cell>
          <table:table-cell office:value-type="float" office:value="9339" calcext:value-type="float">
            <text:p>9339</text:p>
          </table:table-cell>
          <table:table-cell table:formula="of:=-LN([.K12]/[.L12])" office:value-type="float" office:value="1.04818670117864" calcext:value-type="float">
            <text:p>1.048186701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.5" calcext:value-type="float">
            <text:p>4.5</text:p>
          </table:table-cell>
          <table:table-cell office:value-type="float" office:value="0.368504" calcext:value-type="float">
            <text:p>0.368504</text:p>
          </table:table-cell>
          <table:table-cell office:value-type="float" office:value="4959" calcext:value-type="float">
            <text:p>4959</text:p>
          </table:table-cell>
          <table:table-cell office:value-type="float" office:value="14974" calcext:value-type="float">
            <text:p>14974</text:p>
          </table:table-cell>
          <table:table-cell table:formula="of:=-LN([.D13]/[.E13])" office:value-type="float" office:value="1.1051112563015" calcext:value-type="float">
            <text:p>1.105111256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4.5" calcext:value-type="float">
            <text:p>4.5</text:p>
          </table:table-cell>
          <table:table-cell office:value-type="float" office:value="-0.0663153" calcext:value-type="float">
            <text:p>-0.0663153</text:p>
          </table:table-cell>
          <table:table-cell office:value-type="float" office:value="3154" calcext:value-type="float">
            <text:p>3154</text:p>
          </table:table-cell>
          <table:table-cell office:value-type="float" office:value="9469" calcext:value-type="float">
            <text:p>9469</text:p>
          </table:table-cell>
          <table:table-cell table:formula="of:=-LN([.K13]/[.L13])" office:value-type="float" office:value="1.09935181646052" calcext:value-type="float">
            <text:p>1.099351816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4.5" calcext:value-type="float">
            <text:p>4.5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0.38073" calcext:value-type="float">
            <text:p>0.38073</text:p>
          </table:table-cell>
          <table:table-cell office:value-type="float" office:value="4782" calcext:value-type="float">
            <text:p>4782</text:p>
          </table:table-cell>
          <table:table-cell office:value-type="float" office:value="14985" calcext:value-type="float">
            <text:p>14985</text:p>
          </table:table-cell>
          <table:table-cell table:formula="of:=-LN([.D14]/[.E14])" office:value-type="float" office:value="1.14219083173249" calcext:value-type="float">
            <text:p>1.1421908317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-0.0634081" calcext:value-type="float">
            <text:p>-0.0634081</text:p>
          </table:table-cell>
          <table:table-cell office:value-type="float" office:value="3124" calcext:value-type="float">
            <text:p>3124</text:p>
          </table:table-cell>
          <table:table-cell office:value-type="float" office:value="9425" calcext:value-type="float">
            <text:p>9425</text:p>
          </table:table-cell>
          <table:table-cell table:formula="of:=-LN([.K14]/[.L14])" office:value-type="float" office:value="1.10425150135664" calcext:value-type="float">
            <text:p>1.104251501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.5" calcext:value-type="float">
            <text:p>5.5</text:p>
          </table:table-cell>
          <table:table-cell office:value-type="float" office:value="0.376503" calcext:value-type="float">
            <text:p>0.376503</text:p>
          </table:table-cell>
          <table:table-cell office:value-type="float" office:value="4844" calcext:value-type="float">
            <text:p>4844</text:p>
          </table:table-cell>
          <table:table-cell office:value-type="float" office:value="14988" calcext:value-type="float">
            <text:p>14988</text:p>
          </table:table-cell>
          <table:table-cell table:formula="of:=-LN([.D15]/[.E15])" office:value-type="float" office:value="1.1295090552406" calcext:value-type="float">
            <text:p>1.129509055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.5" calcext:value-type="float">
            <text:p>5.5</text:p>
          </table:table-cell>
          <table:table-cell office:value-type="float" office:value="-0.0638007" calcext:value-type="float">
            <text:p>-0.0638007</text:p>
          </table:table-cell>
          <table:table-cell office:value-type="float" office:value="3309" calcext:value-type="float">
            <text:p>3309</text:p>
          </table:table-cell>
          <table:table-cell office:value-type="float" office:value="9532" calcext:value-type="float">
            <text:p>9532</text:p>
          </table:table-cell>
          <table:table-cell table:formula="of:=-LN([.K15]/[.L15])" office:value-type="float" office:value="1.05800853029702" calcext:value-type="float">
            <text:p>1.058008530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.5" calcext:value-type="float">
            <text:p>5.5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0.362643" calcext:value-type="float">
            <text:p>0.362643</text:p>
          </table:table-cell>
          <table:table-cell office:value-type="float" office:value="5046" calcext:value-type="float">
            <text:p>5046</text:p>
          </table:table-cell>
          <table:table-cell office:value-type="float" office:value="14986" calcext:value-type="float">
            <text:p>14986</text:p>
          </table:table-cell>
          <table:table-cell table:formula="of:=-LN([.D16]/[.E16])" office:value-type="float" office:value="1.08852058172325" calcext:value-type="float">
            <text:p>1.088520581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-0.059242" calcext:value-type="float">
            <text:p>-0.059242</text:p>
          </table:table-cell>
          <table:table-cell office:value-type="float" office:value="3244" calcext:value-type="float">
            <text:p>3244</text:p>
          </table:table-cell>
          <table:table-cell office:value-type="float" office:value="9733" calcext:value-type="float">
            <text:p>9733</text:p>
          </table:table-cell>
          <table:table-cell table:formula="of:=-LN([.K16]/[.L16])" office:value-type="float" office:value="1.09871503719119" calcext:value-type="float">
            <text:p>1.098715037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.5" calcext:value-type="float">
            <text:p>6.5</text:p>
          </table:table-cell>
          <table:table-cell office:value-type="float" office:value="0.374129" calcext:value-type="float">
            <text:p>0.374129</text:p>
          </table:table-cell>
          <table:table-cell office:value-type="float" office:value="4877" calcext:value-type="float">
            <text:p>4877</text:p>
          </table:table-cell>
          <table:table-cell office:value-type="float" office:value="14983" calcext:value-type="float">
            <text:p>14983</text:p>
          </table:table-cell>
          <table:table-cell table:formula="of:=-LN([.D17]/[.E17])" office:value-type="float" office:value="1.12238594833309" calcext:value-type="float">
            <text:p>1.122385948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6.5" calcext:value-type="float">
            <text:p>6.5</text:p>
          </table:table-cell>
          <table:table-cell office:value-type="float" office:value="-0.05629" calcext:value-type="float">
            <text:p>-0.05629</text:p>
          </table:table-cell>
          <table:table-cell office:value-type="float" office:value="3310" calcext:value-type="float">
            <text:p>3310</text:p>
          </table:table-cell>
          <table:table-cell office:value-type="float" office:value="9795" calcext:value-type="float">
            <text:p>9795</text:p>
          </table:table-cell>
          <table:table-cell table:formula="of:=-LN([.K17]/[.L17])" office:value-type="float" office:value="1.08492386200753" calcext:value-type="float">
            <text:p>1.084923862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6.5" calcext:value-type="float">
            <text:p>6.5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0.377793" calcext:value-type="float">
            <text:p>0.377793</text:p>
          </table:table-cell>
          <table:table-cell office:value-type="float" office:value="4817" calcext:value-type="float">
            <text:p>4817</text:p>
          </table:table-cell>
          <table:table-cell office:value-type="float" office:value="14982" calcext:value-type="float">
            <text:p>14982</text:p>
          </table:table-cell>
          <table:table-cell table:formula="of:=-LN([.D18]/[.E18])" office:value-type="float" office:value="1.13469815287761" calcext:value-type="float">
            <text:p>1.1346981529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-0.056331" calcext:value-type="float">
            <text:p>-0.056331</text:p>
          </table:table-cell>
          <table:table-cell office:value-type="float" office:value="3272" calcext:value-type="float">
            <text:p>3272</text:p>
          </table:table-cell>
          <table:table-cell office:value-type="float" office:value="9790" calcext:value-type="float">
            <text:p>9790</text:p>
          </table:table-cell>
          <table:table-cell table:formula="of:=-LN([.K18]/[.L18])" office:value-type="float" office:value="1.09596003780192" calcext:value-type="float">
            <text:p>1.095960037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.5" calcext:value-type="float">
            <text:p>7.5</text:p>
          </table:table-cell>
          <table:table-cell office:value-type="float" office:value="0.385795" calcext:value-type="float">
            <text:p>0.385795</text:p>
          </table:table-cell>
          <table:table-cell office:value-type="float" office:value="4702" calcext:value-type="float">
            <text:p>4702</text:p>
          </table:table-cell>
          <table:table-cell office:value-type="float" office:value="14973" calcext:value-type="float">
            <text:p>14973</text:p>
          </table:table-cell>
          <table:table-cell table:formula="of:=-LN([.D19]/[.E19])" office:value-type="float" office:value="1.1582606290377" calcext:value-type="float">
            <text:p>1.158260629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7.5" calcext:value-type="float">
            <text:p>7.5</text:p>
          </table:table-cell>
          <table:table-cell office:value-type="float" office:value="-0.050752" calcext:value-type="float">
            <text:p>-0.050752</text:p>
          </table:table-cell>
          <table:table-cell office:value-type="float" office:value="3293" calcext:value-type="float">
            <text:p>3293</text:p>
          </table:table-cell>
          <table:table-cell office:value-type="float" office:value="9811" calcext:value-type="float">
            <text:p>9811</text:p>
          </table:table-cell>
          <table:table-cell table:formula="of:=-LN([.K19]/[.L19])" office:value-type="float" office:value="1.09170520178703" calcext:value-type="float">
            <text:p>1.0917052018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0.388305" calcext:value-type="float">
            <text:p>0.388305</text:p>
          </table:table-cell>
          <table:table-cell office:value-type="float" office:value="4675" calcext:value-type="float">
            <text:p>4675</text:p>
          </table:table-cell>
          <table:table-cell office:value-type="float" office:value="14977" calcext:value-type="float">
            <text:p>14977</text:p>
          </table:table-cell>
          <table:table-cell table:formula="of:=-LN([.D20]/[.E20])" office:value-type="float" office:value="1.16428652826961" calcext:value-type="float">
            <text:p>1.164286528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-0.0512249" calcext:value-type="float">
            <text:p>-0.0512249</text:p>
          </table:table-cell>
          <table:table-cell office:value-type="float" office:value="3136" calcext:value-type="float">
            <text:p>3136</text:p>
          </table:table-cell>
          <table:table-cell office:value-type="float" office:value="9791" calcext:value-type="float">
            <text:p>9791</text:p>
          </table:table-cell>
          <table:table-cell table:formula="of:=-LN([.K20]/[.L20])" office:value-type="float" office:value="1.13851549388377" calcext:value-type="float">
            <text:p>1.138515493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.5" calcext:value-type="float">
            <text:p>8.5</text:p>
          </table:table-cell>
          <table:table-cell office:value-type="float" office:value="0.387575" calcext:value-type="float">
            <text:p>0.387575</text:p>
          </table:table-cell>
          <table:table-cell office:value-type="float" office:value="4682" calcext:value-type="float">
            <text:p>4682</text:p>
          </table:table-cell>
          <table:table-cell office:value-type="float" office:value="14975" calcext:value-type="float">
            <text:p>14975</text:p>
          </table:table-cell>
          <table:table-cell table:formula="of:=-LN([.D21]/[.E21])" office:value-type="float" office:value="1.16265677493279" calcext:value-type="float">
            <text:p>1.162656774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8.5" calcext:value-type="float">
            <text:p>8.5</text:p>
          </table:table-cell>
          <table:table-cell office:value-type="float" office:value="-0.0466682" calcext:value-type="float">
            <text:p>-0.0466682</text:p>
          </table:table-cell>
          <table:table-cell office:value-type="float" office:value="3096" calcext:value-type="float">
            <text:p>3096</text:p>
          </table:table-cell>
          <table:table-cell office:value-type="float" office:value="9531" calcext:value-type="float">
            <text:p>9531</text:p>
          </table:table-cell>
          <table:table-cell table:formula="of:=-LN([.K21]/[.L21])" office:value-type="float" office:value="1.12443868822801" calcext:value-type="float">
            <text:p>1.1244386882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8.5" calcext:value-type="float">
            <text:p>8.5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0.390794" calcext:value-type="float">
            <text:p>0.390794</text:p>
          </table:table-cell>
          <table:table-cell office:value-type="float" office:value="4635" calcext:value-type="float">
            <text:p>4635</text:p>
          </table:table-cell>
          <table:table-cell office:value-type="float" office:value="14976" calcext:value-type="float">
            <text:p>14976</text:p>
          </table:table-cell>
          <table:table-cell table:formula="of:=-LN([.D22]/[.E22])" office:value-type="float" office:value="1.17281272071742" calcext:value-type="float">
            <text:p>1.172812720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-0.0456611" calcext:value-type="float">
            <text:p>-0.0456611</text:p>
          </table:table-cell>
          <table:table-cell office:value-type="float" office:value="3157" calcext:value-type="float">
            <text:p>3157</text:p>
          </table:table-cell>
          <table:table-cell office:value-type="float" office:value="9946" calcext:value-type="float">
            <text:p>9946</text:p>
          </table:table-cell>
          <table:table-cell table:formula="of:=-LN([.K22]/[.L22])" office:value-type="float" office:value="1.14754825071669" calcext:value-type="float">
            <text:p>1.147548250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.5" calcext:value-type="float">
            <text:p>9.5</text:p>
          </table:table-cell>
          <table:table-cell office:value-type="float" office:value="0.392102" calcext:value-type="float">
            <text:p>0.392102</text:p>
          </table:table-cell>
          <table:table-cell office:value-type="float" office:value="4618" calcext:value-type="float">
            <text:p>4618</text:p>
          </table:table-cell>
          <table:table-cell office:value-type="float" office:value="14980" calcext:value-type="float">
            <text:p>14980</text:p>
          </table:table-cell>
          <table:table-cell table:formula="of:=-LN([.D23]/[.E23])" office:value-type="float" office:value="1.17675426715677" calcext:value-type="float">
            <text:p>1.1767542672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.5" calcext:value-type="float">
            <text:p>9.5</text:p>
          </table:table-cell>
          <table:table-cell office:value-type="float" office:value="-0.0399974" calcext:value-type="float">
            <text:p>-0.0399974</text:p>
          </table:table-cell>
          <table:table-cell office:value-type="float" office:value="3201" calcext:value-type="float">
            <text:p>3201</text:p>
          </table:table-cell>
          <table:table-cell office:value-type="float" office:value="9999" calcext:value-type="float">
            <text:p>9999</text:p>
          </table:table-cell>
          <table:table-cell table:formula="of:=-LN([.K23]/[.L23])" office:value-type="float" office:value="1.13902182700599" calcext:value-type="float">
            <text:p>1.13902182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.5" calcext:value-type="float">
            <text:p>9.5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0.380683" calcext:value-type="float">
            <text:p>0.380683</text:p>
          </table:table-cell>
          <table:table-cell office:value-type="float" office:value="4781" calcext:value-type="float">
            <text:p>4781</text:p>
          </table:table-cell>
          <table:table-cell office:value-type="float" office:value="14984" calcext:value-type="float">
            <text:p>14984</text:p>
          </table:table-cell>
          <table:table-cell table:formula="of:=-LN([.D24]/[.E24])" office:value-type="float" office:value="1.14233323549782" calcext:value-type="float">
            <text:p>1.1423332355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-0.0406964" calcext:value-type="float">
            <text:p>-0.0406964</text:p>
          </table:table-cell>
          <table:table-cell office:value-type="float" office:value="3179" calcext:value-type="float">
            <text:p>3179</text:p>
          </table:table-cell>
          <table:table-cell office:value-type="float" office:value="10059" calcext:value-type="float">
            <text:p>10059</text:p>
          </table:table-cell>
          <table:table-cell table:formula="of:=-LN([.K24]/[.L24])" office:value-type="float" office:value="1.15190107422354" calcext:value-type="float">
            <text:p>1.151901074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.5" calcext:value-type="float">
            <text:p>10.5</text:p>
          </table:table-cell>
          <table:table-cell office:value-type="float" office:value="0.378018" calcext:value-type="float">
            <text:p>0.378018</text:p>
          </table:table-cell>
          <table:table-cell office:value-type="float" office:value="4822" calcext:value-type="float">
            <text:p>4822</text:p>
          </table:table-cell>
          <table:table-cell office:value-type="float" office:value="14991" calcext:value-type="float">
            <text:p>14991</text:p>
          </table:table-cell>
          <table:table-cell table:formula="of:=-LN([.D25]/[.E25])" office:value-type="float" office:value="1.1342612412712" calcext:value-type="float">
            <text:p>1.134261241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.5" calcext:value-type="float">
            <text:p>10.5</text:p>
          </table:table-cell>
          <table:table-cell office:value-type="float" office:value="-0.0394185" calcext:value-type="float">
            <text:p>-0.0394185</text:p>
          </table:table-cell>
          <table:table-cell office:value-type="float" office:value="3130" calcext:value-type="float">
            <text:p>3130</text:p>
          </table:table-cell>
          <table:table-cell office:value-type="float" office:value="9905" calcext:value-type="float">
            <text:p>9905</text:p>
          </table:table-cell>
          <table:table-cell table:formula="of:=-LN([.K25]/[.L25])" office:value-type="float" office:value="1.15200667559845" calcext:value-type="float">
            <text:p>1.152006675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.5" calcext:value-type="float">
            <text:p>10.5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379114" calcext:value-type="float">
            <text:p>0.379114</text:p>
          </table:table-cell>
          <table:table-cell office:value-type="float" office:value="4802" calcext:value-type="float">
            <text:p>4802</text:p>
          </table:table-cell>
          <table:table-cell office:value-type="float" office:value="14978" calcext:value-type="float">
            <text:p>14978</text:p>
          </table:table-cell>
          <table:table-cell table:formula="of:=-LN([.D26]/[.E26])" office:value-type="float" office:value="1.13754996002811" calcext:value-type="float">
            <text:p>1.13754996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-0.0392647" calcext:value-type="float">
            <text:p>-0.0392647</text:p>
          </table:table-cell>
          <table:table-cell office:value-type="float" office:value="3147" calcext:value-type="float">
            <text:p>3147</text:p>
          </table:table-cell>
          <table:table-cell office:value-type="float" office:value="9919" calcext:value-type="float">
            <text:p>9919</text:p>
          </table:table-cell>
          <table:table-cell table:formula="of:=-LN([.K26]/[.L26])" office:value-type="float" office:value="1.14800249168159" calcext:value-type="float">
            <text:p>1.1480024917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.5" calcext:value-type="float">
            <text:p>11.5</text:p>
          </table:table-cell>
          <table:table-cell office:value-type="float" office:value="0.374969" calcext:value-type="float">
            <text:p>0.374969</text:p>
          </table:table-cell>
          <table:table-cell office:value-type="float" office:value="4864" calcext:value-type="float">
            <text:p>4864</text:p>
          </table:table-cell>
          <table:table-cell office:value-type="float" office:value="14990" calcext:value-type="float">
            <text:p>14990</text:p>
          </table:table-cell>
          <table:table-cell table:formula="of:=-LN([.D27]/[.E27])" office:value-type="float" office:value="1.12552216745064" calcext:value-type="float">
            <text:p>1.125522167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1.5" calcext:value-type="float">
            <text:p>11.5</text:p>
          </table:table-cell>
          <table:table-cell office:value-type="float" office:value="-0.0349554" calcext:value-type="float">
            <text:p>-0.0349554</text:p>
          </table:table-cell>
          <table:table-cell office:value-type="float" office:value="3128" calcext:value-type="float">
            <text:p>3128</text:p>
          </table:table-cell>
          <table:table-cell office:value-type="float" office:value="9982" calcext:value-type="float">
            <text:p>9982</text:p>
          </table:table-cell>
          <table:table-cell table:formula="of:=-LN([.K27]/[.L27])" office:value-type="float" office:value="1.16038964836435" calcext:value-type="float">
            <text:p>1.1603896484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1.5" calcext:value-type="float">
            <text:p>11.5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0.388894" calcext:value-type="float">
            <text:p>0.388894</text:p>
          </table:table-cell>
          <table:table-cell office:value-type="float" office:value="4663" calcext:value-type="float">
            <text:p>4663</text:p>
          </table:table-cell>
          <table:table-cell office:value-type="float" office:value="14984" calcext:value-type="float">
            <text:p>14984</text:p>
          </table:table-cell>
          <table:table-cell table:formula="of:=-LN([.D28]/[.E28])" office:value-type="float" office:value="1.1673239473156" calcext:value-type="float">
            <text:p>1.167323947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-0.0363525" calcext:value-type="float">
            <text:p>-0.0363525</text:p>
          </table:table-cell>
          <table:table-cell office:value-type="float" office:value="3068" calcext:value-type="float">
            <text:p>3068</text:p>
          </table:table-cell>
          <table:table-cell office:value-type="float" office:value="10059" calcext:value-type="float">
            <text:p>10059</text:p>
          </table:table-cell>
          <table:table-cell table:formula="of:=-LN([.K28]/[.L28])" office:value-type="float" office:value="1.18744187264719" calcext:value-type="float">
            <text:p>1.1874418726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.5" calcext:value-type="float">
            <text:p>12.5</text:p>
          </table:table-cell>
          <table:table-cell office:value-type="float" office:value="0.392468" calcext:value-type="float">
            <text:p>0.392468</text:p>
          </table:table-cell>
          <table:table-cell office:value-type="float" office:value="4614" calcext:value-type="float">
            <text:p>4614</text:p>
          </table:table-cell>
          <table:table-cell office:value-type="float" office:value="14979" calcext:value-type="float">
            <text:p>14979</text:p>
          </table:table-cell>
          <table:table-cell table:formula="of:=-LN([.D28]/[.E28])" office:value-type="float" office:value="1.1673239473156" calcext:value-type="float">
            <text:p>1.167323947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2.5" calcext:value-type="float">
            <text:p>12.5</text:p>
          </table:table-cell>
          <table:table-cell office:value-type="float" office:value="-0.0282418" calcext:value-type="float">
            <text:p>-0.0282418</text:p>
          </table:table-cell>
          <table:table-cell office:value-type="float" office:value="3128" calcext:value-type="float">
            <text:p>3128</text:p>
          </table:table-cell>
          <table:table-cell office:value-type="float" office:value="10185" calcext:value-type="float">
            <text:p>10185</text:p>
          </table:table-cell>
          <table:table-cell table:formula="of:=-LN([.K29]/[.L29])" office:value-type="float" office:value="1.1805222269957" calcext:value-type="float">
            <text:p>1.180522227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2.5" calcext:value-type="float">
            <text:p>12.5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float" office:value="0.392207" calcext:value-type="float">
            <text:p>0.392207</text:p>
          </table:table-cell>
          <table:table-cell office:value-type="float" office:value="4615" calcext:value-type="float">
            <text:p>4615</text:p>
          </table:table-cell>
          <table:table-cell office:value-type="float" office:value="14978" calcext:value-type="float">
            <text:p>14978</text:p>
          </table:table-cell>
          <table:table-cell table:formula="of:=-LN([.D29]/[.E29])" office:value-type="float" office:value="1.17755406043502" calcext:value-type="float">
            <text:p>1.177554060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float" office:value="-0.0320169" calcext:value-type="float">
            <text:p>-0.0320169</text:p>
          </table:table-cell>
          <table:table-cell office:value-type="float" office:value="3221" calcext:value-type="float">
            <text:p>3221</text:p>
          </table:table-cell>
          <table:table-cell office:value-type="float" office:value="10143" calcext:value-type="float">
            <text:p>10143</text:p>
          </table:table-cell>
          <table:table-cell table:formula="of:=-LN([.K30]/[.L30])" office:value-type="float" office:value="1.1470919420448" calcext:value-type="float">
            <text:p>1.147091942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.5" calcext:value-type="float">
            <text:p>13.5</text:p>
          </table:table-cell>
          <table:table-cell office:value-type="float" office:value="0.390358" calcext:value-type="float">
            <text:p>0.390358</text:p>
          </table:table-cell>
          <table:table-cell office:value-type="float" office:value="4644" calcext:value-type="float">
            <text:p>4644</text:p>
          </table:table-cell>
          <table:table-cell office:value-type="float" office:value="14978" calcext:value-type="float">
            <text:p>14978</text:p>
          </table:table-cell>
          <table:table-cell table:formula="of:=-LN([.D31]/[.E31])" office:value-type="float" office:value="1.17100639399153" calcext:value-type="float">
            <text:p>1.171006394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3.5" calcext:value-type="float">
            <text:p>13.5</text:p>
          </table:table-cell>
          <table:table-cell office:value-type="float" office:value="-0.0309622" calcext:value-type="float">
            <text:p>-0.0309622</text:p>
          </table:table-cell>
          <table:table-cell office:value-type="float" office:value="3145" calcext:value-type="float">
            <text:p>3145</text:p>
          </table:table-cell>
          <table:table-cell office:value-type="float" office:value="9959" calcext:value-type="float">
            <text:p>9959</text:p>
          </table:table-cell>
          <table:table-cell table:formula="of:=-LN([.K31]/[.L31])" office:value-type="float" office:value="1.1526627747971" calcext:value-type="float">
            <text:p>1.1526627748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3.5" calcext:value-type="float">
            <text:p>13.5</text:p>
          </table:table-cell>
          <table:table-cell table:number-columns-repeated="4"/>
        </table:table-row>
      </table:table>
      <table:table table:name="Sheet3" table:style-name="ta1">
        <table:table-column table:style-name="co10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ce4"/>
        <table:table-column table:style-name="co1" table:number-columns-repeated="2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3</text:p>
          </table:table-cell>
          <table:covered-table-cell table:number-columns-repeated="1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table:style-name="ce2" office:value-type="string" calcext:value-type="string" table:number-columns-spanned="6" table:number-rows-spanned="1">
            <text:p>reference detector &lt;PE&gt;</text:p>
          </table:table-cell>
          <table:covered-table-cell table:number-columns-repeated="5"/>
          <table:table-cell/>
          <table:table-cell table:style-name="ce2" office:value-type="string" calcext:value-type="string" table:number-columns-spanned="6" table:number-rows-spanned="1">
            <text:p>reference detector gain</text:p>
          </table:table-cell>
          <table:covered-table-cell/>
          <table:covered-table-cell table:number-columns-repeated="2" table:style-name="Default"/>
          <table:covered-table-cell table:number-columns-repeated="2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table:style-name="Default" office:value-type="string" calcext:value-type="string">
            <text:p>gain</text:p>
          </table:table-cell>
          <table:table-cell table:style-name="Default" office:value-type="string" calcext:value-type="string">
            <text:p>err</text:p>
          </table:table-cell>
          <table:table-cell/>
          <table:table-cell table:style-name="ce3"/>
        </table:table-row>
        <table:table-row table:style-name="ro1">
          <table:table-cell table:number-columns-repeated="7"/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-0.0982286" calcext:value-type="float">
            <text:p>-0.0982286</text:p>
          </table:table-cell>
          <table:table-cell office:value-type="float" office:value="3039" calcext:value-type="float">
            <text:p>3039</text:p>
          </table:table-cell>
          <table:table-cell office:value-type="float" office:value="9129" calcext:value-type="float">
            <text:p>9129</text:p>
          </table:table-cell>
          <table:table-cell table:formula="of:=-LN([.K4]/[.L4])" office:value-type="float" office:value="1.09992764564829" calcext:value-type="float">
            <text:p>1.0999276456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0.0185661" calcext:value-type="float">
            <text:p>1.86E-002</text:p>
          </table:table-cell>
          <table:table-cell office:value-type="float" office:value="0.00194291" calcext:value-type="float">
            <text:p>1.94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35" calcext:value-type="float">
            <text:p>135</text:p>
          </table:table-cell>
          <table:table-cell office:value-type="float" office:value="0.5" calcext:value-type="float">
            <text:p>0.5</text:p>
          </table:table-cell>
          <table:table-cell office:value-type="float" office:value="-0.0961735" calcext:value-type="float">
            <text:p>-0.0961735</text:p>
          </table:table-cell>
          <table:table-cell office:value-type="float" office:value="3003" calcext:value-type="float">
            <text:p>3003</text:p>
          </table:table-cell>
          <table:table-cell office:value-type="float" office:value="9231" calcext:value-type="float">
            <text:p>9231</text:p>
          </table:table-cell>
          <table:table-cell table:formula="of:=-LN([.K5]/[.L5])" office:value-type="float" office:value="1.12295559600682" calcext:value-type="float">
            <text:p>1.122955596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5" calcext:value-type="float">
            <text:p>0.5</text:p>
          </table:table-cell>
          <table:table-cell office:value-type="float" office:value="0.0189604" calcext:value-type="float">
            <text:p>1.90E-002</text:p>
          </table:table-cell>
          <table:table-cell office:value-type="float" office:value="0.00195308" calcext:value-type="float">
            <text:p>1.95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-0.0899466" calcext:value-type="float">
            <text:p>-0.0899466</text:p>
          </table:table-cell>
          <table:table-cell office:value-type="float" office:value="2928" calcext:value-type="float">
            <text:p>2928</text:p>
          </table:table-cell>
          <table:table-cell office:value-type="float" office:value="9226" calcext:value-type="float">
            <text:p>9226</text:p>
          </table:table-cell>
          <table:table-cell table:formula="of:=-LN([.K6]/[.L6])" office:value-type="float" office:value="1.14770598903656" calcext:value-type="float">
            <text:p>1.147705989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0.0193384" calcext:value-type="float">
            <text:p>1.93E-002</text:p>
          </table:table-cell>
          <table:table-cell office:value-type="float" office:value="0.00184241" calcext:value-type="float">
            <text:p>1.84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37" calcext:value-type="float">
            <text:p>137</text:p>
          </table:table-cell>
          <table:table-cell office:value-type="float" office:value="1.5" calcext:value-type="float">
            <text:p>1.5</text:p>
          </table:table-cell>
          <table:table-cell office:value-type="float" office:value="-0.084146" calcext:value-type="float">
            <text:p>-0.084146</text:p>
          </table:table-cell>
          <table:table-cell office:value-type="float" office:value="2835" calcext:value-type="float">
            <text:p>2835</text:p>
          </table:table-cell>
          <table:table-cell office:value-type="float" office:value="9269" calcext:value-type="float">
            <text:p>9269</text:p>
          </table:table-cell>
          <table:table-cell table:formula="of:=-LN([.K7]/[.L7])" office:value-type="float" office:value="1.18463356171398" calcext:value-type="float">
            <text:p>1.1846335617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.5" calcext:value-type="float">
            <text:p>1.5</text:p>
          </table:table-cell>
          <table:table-cell office:value-type="float" office:value="0.0195702" calcext:value-type="float">
            <text:p>1.96E-002</text:p>
          </table:table-cell>
          <table:table-cell office:value-type="float" office:value="0.00196584" calcext:value-type="float">
            <text:p>1.97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-0.085961" calcext:value-type="float">
            <text:p>-0.085961</text:p>
          </table:table-cell>
          <table:table-cell office:value-type="float" office:value="2888" calcext:value-type="float">
            <text:p>2888</text:p>
          </table:table-cell>
          <table:table-cell office:value-type="float" office:value="9214" calcext:value-type="float">
            <text:p>9214</text:p>
          </table:table-cell>
          <table:table-cell table:formula="of:=-LN([.K8]/[.L8])" office:value-type="float" office:value="1.16015984548315" calcext:value-type="float">
            <text:p>1.1601598455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0.0198216" calcext:value-type="float">
            <text:p>1.98E-002</text:p>
          </table:table-cell>
          <table:table-cell office:value-type="float" office:value="0.00199654" calcext:value-type="float">
            <text:p>2.00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39" calcext:value-type="float">
            <text:p>139</text:p>
          </table:table-cell>
          <table:table-cell office:value-type="float" office:value="2.5" calcext:value-type="float">
            <text:p>2.5</text:p>
          </table:table-cell>
          <table:table-cell office:value-type="float" office:value="-0.0762281" calcext:value-type="float">
            <text:p>-0.0762281</text:p>
          </table:table-cell>
          <table:table-cell office:value-type="float" office:value="2861" calcext:value-type="float">
            <text:p>2861</text:p>
          </table:table-cell>
          <table:table-cell office:value-type="float" office:value="9354" calcext:value-type="float">
            <text:p>9354</text:p>
          </table:table-cell>
          <table:table-cell table:formula="of:=-LN([.K9]/[.L9])" office:value-type="float" office:value="1.18463284523572" calcext:value-type="float">
            <text:p>1.1846328452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2.5" calcext:value-type="float">
            <text:p>2.5</text:p>
          </table:table-cell>
          <table:table-cell office:value-type="float" office:value="0.020173" calcext:value-type="float">
            <text:p>2.02E-002</text:p>
          </table:table-cell>
          <table:table-cell office:value-type="float" office:value="0.00192612" calcext:value-type="float">
            <text:p>1.93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-0.0767434" calcext:value-type="float">
            <text:p>-0.0767434</text:p>
          </table:table-cell>
          <table:table-cell office:value-type="float" office:value="2863" calcext:value-type="float">
            <text:p>2863</text:p>
          </table:table-cell>
          <table:table-cell office:value-type="float" office:value="9384" calcext:value-type="float">
            <text:p>9384</text:p>
          </table:table-cell>
          <table:table-cell table:formula="of:=-LN([.K10]/[.L10])" office:value-type="float" office:value="1.1871360852352" calcext:value-type="float">
            <text:p>1.187136085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0.0204284" calcext:value-type="float">
            <text:p>2.04E-002</text:p>
          </table:table-cell>
          <table:table-cell office:value-type="float" office:value="0.00203135" calcext:value-type="float">
            <text:p>2.03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1" calcext:value-type="float">
            <text:p>141</text:p>
          </table:table-cell>
          <table:table-cell office:value-type="float" office:value="3.5" calcext:value-type="float">
            <text:p>3.5</text:p>
          </table:table-cell>
          <table:table-cell office:value-type="float" office:value="-0.0760029" calcext:value-type="float">
            <text:p>-0.0760029</text:p>
          </table:table-cell>
          <table:table-cell office:value-type="float" office:value="2874" calcext:value-type="float">
            <text:p>2874</text:p>
          </table:table-cell>
          <table:table-cell office:value-type="float" office:value="9446" calcext:value-type="float">
            <text:p>9446</text:p>
          </table:table-cell>
          <table:table-cell table:formula="of:=-LN([.K11]/[.L11])" office:value-type="float" office:value="1.18988658381709" calcext:value-type="float">
            <text:p>1.1898865838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3.5" calcext:value-type="float">
            <text:p>3.5</text:p>
          </table:table-cell>
          <table:table-cell office:value-type="float" office:value="0.020636" calcext:value-type="float">
            <text:p>2.06E-002</text:p>
          </table:table-cell>
          <table:table-cell office:value-type="float" office:value="0.00194993" calcext:value-type="float">
            <text:p>1.95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float" office:value="-0.0733756" calcext:value-type="float">
            <text:p>-0.0733756</text:p>
          </table:table-cell>
          <table:table-cell office:value-type="float" office:value="2836" calcext:value-type="float">
            <text:p>2836</text:p>
          </table:table-cell>
          <table:table-cell office:value-type="float" office:value="9454" calcext:value-type="float">
            <text:p>9454</text:p>
          </table:table-cell>
          <table:table-cell table:formula="of:=-LN([.K12]/[.L12])" office:value-type="float" office:value="1.20404332370116" calcext:value-type="float">
            <text:p>1.2040433237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float" office:value="0.020839" calcext:value-type="float">
            <text:p>2.08E-002</text:p>
          </table:table-cell>
          <table:table-cell office:value-type="float" office:value="0.0019312" calcext:value-type="float">
            <text:p>1.93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" calcext:value-type="float">
            <text:p>143</text:p>
          </table:table-cell>
          <table:table-cell office:value-type="float" office:value="4.5" calcext:value-type="float">
            <text:p>4.5</text:p>
          </table:table-cell>
          <table:table-cell office:value-type="float" office:value="-0.0669981" calcext:value-type="float">
            <text:p>-0.0669981</text:p>
          </table:table-cell>
          <table:table-cell office:value-type="float" office:value="2820" calcext:value-type="float">
            <text:p>2820</text:p>
          </table:table-cell>
          <table:table-cell office:value-type="float" office:value="9500" calcext:value-type="float">
            <text:p>9500</text:p>
          </table:table-cell>
          <table:table-cell table:formula="of:=-LN([.K13]/[.L13])" office:value-type="float" office:value="1.21455491365647" calcext:value-type="float">
            <text:p>1.2145549137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4.5" calcext:value-type="float">
            <text:p>4.5</text:p>
          </table:table-cell>
          <table:table-cell office:value-type="float" office:value="0.0214492" calcext:value-type="float">
            <text:p>2.14E-002</text:p>
          </table:table-cell>
          <table:table-cell office:value-type="float" office:value="0.00198418" calcext:value-type="float">
            <text:p>1.98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-0.0670876" calcext:value-type="float">
            <text:p>-0.0670876</text:p>
          </table:table-cell>
          <table:table-cell office:value-type="float" office:value="2748" calcext:value-type="float">
            <text:p>2748</text:p>
          </table:table-cell>
          <table:table-cell office:value-type="float" office:value="9494" calcext:value-type="float">
            <text:p>9494</text:p>
          </table:table-cell>
          <table:table-cell table:formula="of:=-LN([.K14]/[.L14])" office:value-type="float" office:value="1.23978664576902" calcext:value-type="float">
            <text:p>1.2397866458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0.0212266" calcext:value-type="float">
            <text:p>2.12E-002</text:p>
          </table:table-cell>
          <table:table-cell office:value-type="float" office:value="0.0020301" calcext:value-type="float">
            <text:p>2.03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5" calcext:value-type="float">
            <text:p>145</text:p>
          </table:table-cell>
          <table:table-cell office:value-type="float" office:value="5.5" calcext:value-type="float">
            <text:p>5.5</text:p>
          </table:table-cell>
          <table:table-cell office:value-type="float" office:value="-0.0630854" calcext:value-type="float">
            <text:p>-0.0630854</text:p>
          </table:table-cell>
          <table:table-cell office:value-type="float" office:value="2843" calcext:value-type="float">
            <text:p>2843</text:p>
          </table:table-cell>
          <table:table-cell office:value-type="float" office:value="9593" calcext:value-type="float">
            <text:p>9593</text:p>
          </table:table-cell>
          <table:table-cell table:formula="of:=-LN([.K15]/[.L15])" office:value-type="float" office:value="1.21617383316695" calcext:value-type="float">
            <text:p>1.2161738332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5.5" calcext:value-type="float">
            <text:p>5.5</text:p>
          </table:table-cell>
          <table:table-cell office:value-type="float" office:value="0.0217207" calcext:value-type="float">
            <text:p>2.17E-002</text:p>
          </table:table-cell>
          <table:table-cell office:value-type="float" office:value="0.00188946" calcext:value-type="float">
            <text:p>1.89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float" office:value="-0.061634" calcext:value-type="float">
            <text:p>-0.061634</text:p>
          </table:table-cell>
          <table:table-cell office:value-type="float" office:value="2906" calcext:value-type="float">
            <text:p>2906</text:p>
          </table:table-cell>
          <table:table-cell office:value-type="float" office:value="9580" calcext:value-type="float">
            <text:p>9580</text:p>
          </table:table-cell>
          <table:table-cell table:formula="of:=-LN([.K16]/[.L16])" office:value-type="float" office:value="1.19290002683468" calcext:value-type="float">
            <text:p>1.1929000268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float" office:value="0.0218414" calcext:value-type="float">
            <text:p>2.18E-002</text:p>
          </table:table-cell>
          <table:table-cell office:value-type="float" office:value="0.00199872" calcext:value-type="float">
            <text:p>2.00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7" calcext:value-type="float">
            <text:p>147</text:p>
          </table:table-cell>
          <table:table-cell office:value-type="float" office:value="6.5" calcext:value-type="float">
            <text:p>6.5</text:p>
          </table:table-cell>
          <table:table-cell office:value-type="float" office:value="-0.0593067" calcext:value-type="float">
            <text:p>-0.0593067</text:p>
          </table:table-cell>
          <table:table-cell office:value-type="float" office:value="2848" calcext:value-type="float">
            <text:p>2848</text:p>
          </table:table-cell>
          <table:table-cell office:value-type="float" office:value="9598" calcext:value-type="float">
            <text:p>9598</text:p>
          </table:table-cell>
          <table:table-cell table:formula="of:=-LN([.K17]/[.L17])" office:value-type="float" office:value="1.21493774988632" calcext:value-type="float">
            <text:p>1.2149377499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6.5" calcext:value-type="float">
            <text:p>6.5</text:p>
          </table:table-cell>
          <table:table-cell office:value-type="float" office:value="0.0220484" calcext:value-type="float">
            <text:p>2.20E-002</text:p>
          </table:table-cell>
          <table:table-cell office:value-type="float" office:value="0.00199402" calcext:value-type="float">
            <text:p>1.99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8" calcext:value-type="float">
            <text:p>148</text:p>
          </table:table-cell>
          <table:table-cell office:value-type="float" office:value="7" calcext:value-type="float">
            <text:p>7</text:p>
          </table:table-cell>
          <table:table-cell office:value-type="float" office:value="-0.0597881" calcext:value-type="float">
            <text:p>-0.0597881</text:p>
          </table:table-cell>
          <table:table-cell office:value-type="float" office:value="2739" calcext:value-type="float">
            <text:p>2739</text:p>
          </table:table-cell>
          <table:table-cell office:value-type="float" office:value="9567" calcext:value-type="float">
            <text:p>9567</text:p>
          </table:table-cell>
          <table:table-cell table:formula="of:=-LN([.K18]/[.L18])" office:value-type="float" office:value="1.25072678641509" calcext:value-type="float">
            <text:p>1.2507267864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7" calcext:value-type="float">
            <text:p>7</text:p>
          </table:table-cell>
          <table:table-cell office:value-type="float" office:value="0.0221457" calcext:value-type="float">
            <text:p>2.21E-002</text:p>
          </table:table-cell>
          <table:table-cell office:value-type="float" office:value="0.00199763" calcext:value-type="float">
            <text:p>2.00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9" calcext:value-type="float">
            <text:p>149</text:p>
          </table:table-cell>
          <table:table-cell office:value-type="float" office:value="7.5" calcext:value-type="float">
            <text:p>7.5</text:p>
          </table:table-cell>
          <table:table-cell office:value-type="float" office:value="-0.0529282" calcext:value-type="float">
            <text:p>-0.0529282</text:p>
          </table:table-cell>
          <table:table-cell office:value-type="float" office:value="2820" calcext:value-type="float">
            <text:p>2820</text:p>
          </table:table-cell>
          <table:table-cell office:value-type="float" office:value="9649" calcext:value-type="float">
            <text:p>9649</text:p>
          </table:table-cell>
          <table:table-cell table:formula="of:=-LN([.K19]/[.L19])" office:value-type="float" office:value="1.23011739808822" calcext:value-type="float">
            <text:p>1.2301173981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7.5" calcext:value-type="float">
            <text:p>7.5</text:p>
          </table:table-cell>
          <table:table-cell office:value-type="float" office:value="0.0224993" calcext:value-type="float">
            <text:p>2.25E-002</text:p>
          </table:table-cell>
          <table:table-cell office:value-type="float" office:value="0.00188458" calcext:value-type="float">
            <text:p>1.88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-0.0527679" calcext:value-type="float">
            <text:p>-0.0527679</text:p>
          </table:table-cell>
          <table:table-cell office:value-type="float" office:value="2791" calcext:value-type="float">
            <text:p>2791</text:p>
          </table:table-cell>
          <table:table-cell office:value-type="float" office:value="9729" calcext:value-type="float">
            <text:p>9729</text:p>
          </table:table-cell>
          <table:table-cell table:formula="of:=-LN([.K20]/[.L20])" office:value-type="float" office:value="1.24871116143911" calcext:value-type="float">
            <text:p>1.248711161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0.0225754" calcext:value-type="float">
            <text:p>2.26E-002</text:p>
          </table:table-cell>
          <table:table-cell office:value-type="float" office:value="0.00197668" calcext:value-type="float">
            <text:p>1.98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1" calcext:value-type="float">
            <text:p>151</text:p>
          </table:table-cell>
          <table:table-cell office:value-type="float" office:value="8.5" calcext:value-type="float">
            <text:p>8.5</text:p>
          </table:table-cell>
          <table:table-cell office:value-type="float" office:value="-0.0477946" calcext:value-type="float">
            <text:p>-0.0477946</text:p>
          </table:table-cell>
          <table:table-cell office:value-type="float" office:value="2891" calcext:value-type="float">
            <text:p>2891</text:p>
          </table:table-cell>
          <table:table-cell office:value-type="float" office:value="9857" calcext:value-type="float">
            <text:p>9857</text:p>
          </table:table-cell>
          <table:table-cell table:formula="of:=-LN([.K21]/[.L21])" office:value-type="float" office:value="1.22657939964909" calcext:value-type="float">
            <text:p>1.2265793996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8.5" calcext:value-type="float">
            <text:p>8.5</text:p>
          </table:table-cell>
          <table:table-cell office:value-type="float" office:value="0.0226458" calcext:value-type="float">
            <text:p>2.26E-002</text:p>
          </table:table-cell>
          <table:table-cell office:value-type="float" office:value="0.00201759" calcext:value-type="float">
            <text:p>2.02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2" calcext:value-type="float">
            <text:p>152</text:p>
          </table:table-cell>
          <table:table-cell office:value-type="float" office:value="9" calcext:value-type="float">
            <text:p>9</text:p>
          </table:table-cell>
          <table:table-cell office:value-type="float" office:value="-0.0478673" calcext:value-type="float">
            <text:p>-0.0478673</text:p>
          </table:table-cell>
          <table:table-cell office:value-type="float" office:value="2765" calcext:value-type="float">
            <text:p>2765</text:p>
          </table:table-cell>
          <table:table-cell office:value-type="float" office:value="9788" calcext:value-type="float">
            <text:p>9788</text:p>
          </table:table-cell>
          <table:table-cell table:formula="of:=-LN([.K22]/[.L22])" office:value-type="float" office:value="1.26411651060613" calcext:value-type="float">
            <text:p>1.2641165106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9" calcext:value-type="float">
            <text:p>9</text:p>
          </table:table-cell>
          <table:table-cell office:value-type="float" office:value="0.0228925" calcext:value-type="float">
            <text:p>2.29E-002</text:p>
          </table:table-cell>
          <table:table-cell office:value-type="float" office:value="0.00196253" calcext:value-type="float">
            <text:p>1.96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3" calcext:value-type="float">
            <text:p>153</text:p>
          </table:table-cell>
          <table:table-cell office:value-type="float" office:value="9.5" calcext:value-type="float">
            <text:p>9.5</text:p>
          </table:table-cell>
          <table:table-cell office:value-type="float" office:value="-0.0434371" calcext:value-type="float">
            <text:p>-0.0434371</text:p>
          </table:table-cell>
          <table:table-cell office:value-type="float" office:value="2747" calcext:value-type="float">
            <text:p>2747</text:p>
          </table:table-cell>
          <table:table-cell office:value-type="float" office:value="9842" calcext:value-type="float">
            <text:p>9842</text:p>
          </table:table-cell>
          <table:table-cell table:formula="of:=-LN([.K23]/[.L23])" office:value-type="float" office:value="1.27614953533065" calcext:value-type="float">
            <text:p>1.2761495353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9.5" calcext:value-type="float">
            <text:p>9.5</text:p>
          </table:table-cell>
          <table:table-cell office:value-type="float" office:value="0.0229723" calcext:value-type="float">
            <text:p>2.30E-002</text:p>
          </table:table-cell>
          <table:table-cell office:value-type="float" office:value="0.0019749" calcext:value-type="float">
            <text:p>1.97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4" calcext:value-type="float">
            <text:p>154</text:p>
          </table:table-cell>
          <table:table-cell office:value-type="float" office:value="10" calcext:value-type="float">
            <text:p>10</text:p>
          </table:table-cell>
          <table:table-cell office:value-type="float" office:value="-0.0448909" calcext:value-type="float">
            <text:p>-0.0448909</text:p>
          </table:table-cell>
          <table:table-cell office:value-type="float" office:value="2731" calcext:value-type="float">
            <text:p>2731</text:p>
          </table:table-cell>
          <table:table-cell office:value-type="float" office:value="9877" calcext:value-type="float">
            <text:p>9877</text:p>
          </table:table-cell>
          <table:table-cell table:formula="of:=-LN([.K24]/[.L24])" office:value-type="float" office:value="1.28554097943442" calcext:value-type="float">
            <text:p>1.2855409794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0" calcext:value-type="float">
            <text:p>10</text:p>
          </table:table-cell>
          <table:table-cell office:value-type="float" office:value="0.0230646" calcext:value-type="float">
            <text:p>2.31E-002</text:p>
          </table:table-cell>
          <table:table-cell office:value-type="float" office:value="0.00199734" calcext:value-type="float">
            <text:p>2.00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5" calcext:value-type="float">
            <text:p>155</text:p>
          </table:table-cell>
          <table:table-cell office:value-type="float" office:value="10.5" calcext:value-type="float">
            <text:p>10.5</text:p>
          </table:table-cell>
          <table:table-cell office:value-type="float" office:value="-0.0555135" calcext:value-type="float">
            <text:p>-0.0555135</text:p>
          </table:table-cell>
          <table:table-cell office:value-type="float" office:value="2798" calcext:value-type="float">
            <text:p>2798</text:p>
          </table:table-cell>
          <table:table-cell office:value-type="float" office:value="9712" calcext:value-type="float">
            <text:p>9712</text:p>
          </table:table-cell>
          <table:table-cell table:formula="of:=-LN([.K25]/[.L25])" office:value-type="float" office:value="1.24445735807385" calcext:value-type="float">
            <text:p>1.2444573581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0.5" calcext:value-type="float">
            <text:p>10.5</text:p>
          </table:table-cell>
          <table:table-cell office:value-type="float" office:value="0.023307" calcext:value-type="float">
            <text:p>2.33E-002</text:p>
          </table:table-cell>
          <table:table-cell office:value-type="float" office:value="0.00197354" calcext:value-type="float">
            <text:p>1.97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6" calcext:value-type="float">
            <text:p>156</text:p>
          </table:table-cell>
          <table:table-cell office:value-type="float" office:value="11" calcext:value-type="float">
            <text:p>11</text:p>
          </table:table-cell>
          <table:table-cell office:value-type="float" office:value="-0.0382649" calcext:value-type="float">
            <text:p>-0.0382649</text:p>
          </table:table-cell>
          <table:table-cell office:value-type="float" office:value="2750" calcext:value-type="float">
            <text:p>2750</text:p>
          </table:table-cell>
          <table:table-cell office:value-type="float" office:value="9916" calcext:value-type="float">
            <text:p>9916</text:p>
          </table:table-cell>
          <table:table-cell table:formula="of:=-LN([.K26]/[.L26])" office:value-type="float" office:value="1.28254870249446" calcext:value-type="float">
            <text:p>1.2825487025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1" calcext:value-type="float">
            <text:p>11</text:p>
          </table:table-cell>
          <table:table-cell office:value-type="float" office:value="0.0235117" calcext:value-type="float">
            <text:p>2.35E-002</text:p>
          </table:table-cell>
          <table:table-cell office:value-type="float" office:value="0.00192743" calcext:value-type="float">
            <text:p>1.93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7" calcext:value-type="float">
            <text:p>157</text:p>
          </table:table-cell>
          <table:table-cell office:value-type="float" office:value="11.5" calcext:value-type="float">
            <text:p>11.5</text:p>
          </table:table-cell>
          <table:table-cell office:value-type="float" office:value="-0.0416779" calcext:value-type="float">
            <text:p>-0.0416779</text:p>
          </table:table-cell>
          <table:table-cell office:value-type="float" office:value="2755" calcext:value-type="float">
            <text:p>2755</text:p>
          </table:table-cell>
          <table:table-cell office:value-type="float" office:value="9902" calcext:value-type="float">
            <text:p>9902</text:p>
          </table:table-cell>
          <table:table-cell table:formula="of:=-LN([.K27]/[.L27])" office:value-type="float" office:value="1.27931931433435" calcext:value-type="float">
            <text:p>1.2793193143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1.5" calcext:value-type="float">
            <text:p>11.5</text:p>
          </table:table-cell>
          <table:table-cell office:value-type="float" office:value="0.0236731" calcext:value-type="float">
            <text:p>2.37E-002</text:p>
          </table:table-cell>
          <table:table-cell office:value-type="float" office:value="0.00193012" calcext:value-type="float">
            <text:p>1.93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-0.0388823" calcext:value-type="float">
            <text:p>-0.0388823</text:p>
          </table:table-cell>
          <table:table-cell office:value-type="float" office:value="2725" calcext:value-type="float">
            <text:p>2725</text:p>
          </table:table-cell>
          <table:table-cell office:value-type="float" office:value="9909" calcext:value-type="float">
            <text:p>9909</text:p>
          </table:table-cell>
          <table:table-cell table:formula="of:=-LN([.K28]/[.L28])" office:value-type="float" office:value="1.29097500696155" calcext:value-type="float">
            <text:p>1.290975007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0.0237492" calcext:value-type="float">
            <text:p>2.37E-002</text:p>
          </table:table-cell>
          <table:table-cell office:value-type="float" office:value="0.00198133" calcext:value-type="float">
            <text:p>1.98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9" calcext:value-type="float">
            <text:p>159</text:p>
          </table:table-cell>
          <table:table-cell office:value-type="float" office:value="12.5" calcext:value-type="float">
            <text:p>12.5</text:p>
          </table:table-cell>
          <table:table-cell office:value-type="float" office:value="-0.038552" calcext:value-type="float">
            <text:p>-0.038552</text:p>
          </table:table-cell>
          <table:table-cell office:value-type="float" office:value="2738" calcext:value-type="float">
            <text:p>2738</text:p>
          </table:table-cell>
          <table:table-cell office:value-type="float" office:value="10000" calcext:value-type="float">
            <text:p>10000</text:p>
          </table:table-cell>
          <table:table-cell table:formula="of:=-LN([.K29]/[.L29])" office:value-type="float" office:value="1.29535736612779" calcext:value-type="float">
            <text:p>1.2953573661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2.5" calcext:value-type="float">
            <text:p>12.5</text:p>
          </table:table-cell>
          <table:table-cell office:value-type="float" office:value="0.0239323" calcext:value-type="float">
            <text:p>2.39E-002</text:p>
          </table:table-cell>
          <table:table-cell office:value-type="float" office:value="0.00193427" calcext:value-type="float">
            <text:p>1.93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office:value-type="float" office:value="-0.0383696" calcext:value-type="float">
            <text:p>-0.0383696</text:p>
          </table:table-cell>
          <table:table-cell office:value-type="float" office:value="2828" calcext:value-type="float">
            <text:p>2828</text:p>
          </table:table-cell>
          <table:table-cell office:value-type="float" office:value="9868" calcext:value-type="float">
            <text:p>9868</text:p>
          </table:table-cell>
          <table:table-cell table:formula="of:=-LN([.K30]/[.L30])" office:value-type="float" office:value="1.24972745063278" calcext:value-type="float">
            <text:p>1.249727450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office:value-type="float" office:value="0.0239988" calcext:value-type="float">
            <text:p>2.40E-002</text:p>
          </table:table-cell>
          <table:table-cell office:value-type="float" office:value="0.00201837" calcext:value-type="float">
            <text:p>2.02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61" calcext:value-type="float">
            <text:p>161</text:p>
          </table:table-cell>
          <table:table-cell office:value-type="float" office:value="13.5" calcext:value-type="float">
            <text:p>13.5</text:p>
          </table:table-cell>
          <table:table-cell office:value-type="float" office:value="-0.0409304" calcext:value-type="float">
            <text:p>-0.0409304</text:p>
          </table:table-cell>
          <table:table-cell office:value-type="float" office:value="2794" calcext:value-type="float">
            <text:p>2794</text:p>
          </table:table-cell>
          <table:table-cell office:value-type="float" office:value="9923" calcext:value-type="float">
            <text:p>9923</text:p>
          </table:table-cell>
          <table:table-cell table:formula="of:=-LN([.K31]/[.L31])" office:value-type="float" office:value="1.26738103409733" calcext:value-type="float">
            <text:p>1.2673810341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3.5" calcext:value-type="float">
            <text:p>13.5</text:p>
          </table:table-cell>
          <table:table-cell office:value-type="float" office:value="0.024176" calcext:value-type="float">
            <text:p>2.42E-002</text:p>
          </table:table-cell>
          <table:table-cell office:value-type="float" office:value="0.00199988" calcext:value-type="float">
            <text:p>2.00E-003</text:p>
          </table:table-cell>
          <table:table-cell table:number-columns-repeated="2"/>
        </table:table-row>
      </table:table>
      <table:table table:name="Sheet4" table:style-name="ta1">
        <table:shapes>
          <draw:frame draw:z-index="0" draw:style-name="gr1" draw:text-style-name="P1" svg:width="10.222in" svg:height="6.6504in" svg:x="2.4933in" svg:y="5.8043in">
            <draw:object draw:notify-on-update-of-ranges="Sheet4.B4:Sheet4.B30 Sheet4.F4:Sheet4.F30 Sheet4.B4:Sheet4.B30 Sheet4.G4:Sheet4.G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6 </text:p>
          </table:table-cell>
          <table:covered-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float" office:value="0.119881" calcext:value-type="float">
            <text:p>0.119881</text:p>
          </table:table-cell>
          <table:table-cell office:value-type="float" office:value="10468" calcext:value-type="float">
            <text:p>10468</text:p>
          </table:table-cell>
          <table:table-cell office:value-type="float" office:value="14687" calcext:value-type="float">
            <text:p>14687</text:p>
          </table:table-cell>
          <table:table-cell table:formula="of:=-LN([.D4]/[.E4])" office:value-type="float" office:value="0.338639764103826" calcext:value-type="float">
            <text:p>0.3386397641</text:p>
          </table:table-cell>
          <table:table-cell table:formula="of:=-LN([Sheet6.D4]/[Sheet6.E4])" office:value-type="float" office:value="0.346222722397505" calcext:value-type="float">
            <text:p>0.3462227224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0.220974" calcext:value-type="float">
            <text:p>0.220974</text:p>
          </table:table-cell>
          <table:table-cell office:value-type="float" office:value="7720" calcext:value-type="float">
            <text:p>7720</text:p>
          </table:table-cell>
          <table:table-cell office:value-type="float" office:value="14638" calcext:value-type="float">
            <text:p>14638</text:p>
          </table:table-cell>
          <table:table-cell table:formula="of:=-LN([.D5]/[.E5])" office:value-type="float" office:value="0.639806523142351" calcext:value-type="float">
            <text:p>0.6398065231</text:p>
          </table:table-cell>
          <table:table-cell table:formula="of:=-LN([Sheet6.D5]/[Sheet6.E5])" office:value-type="float" office:value="0.635627543977098" calcext:value-type="float">
            <text:p>0.635627544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.5" calcext:value-type="float">
            <text:p>1.5</text:p>
          </table:table-cell>
          <table:table-cell office:value-type="float" office:value="0.282292" calcext:value-type="float">
            <text:p>0.282292</text:p>
          </table:table-cell>
          <table:table-cell office:value-type="float" office:value="6418" calcext:value-type="float">
            <text:p>6418</text:p>
          </table:table-cell>
          <table:table-cell office:value-type="float" office:value="14712" calcext:value-type="float">
            <text:p>14712</text:p>
          </table:table-cell>
          <table:table-cell table:formula="of:=-LN([.D6]/[.E6])" office:value-type="float" office:value="0.829556944614355" calcext:value-type="float">
            <text:p>0.8295569446</text:p>
          </table:table-cell>
          <table:table-cell table:formula="of:=-LN([Sheet6.D6]/[Sheet6.E6])" office:value-type="float" office:value="0.790610659469506" calcext:value-type="float">
            <text:p>0.7906106595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float" office:value="0.308526" calcext:value-type="float">
            <text:p>0.308526</text:p>
          </table:table-cell>
          <table:table-cell office:value-type="float" office:value="5931" calcext:value-type="float">
            <text:p>5931</text:p>
          </table:table-cell>
          <table:table-cell office:value-type="float" office:value="14638" calcext:value-type="float">
            <text:p>14638</text:p>
          </table:table-cell>
          <table:table-cell table:formula="of:=-LN([.D7]/[.E7])" office:value-type="float" office:value="0.903428054322446" calcext:value-type="float">
            <text:p>0.9034280543</text:p>
          </table:table-cell>
          <table:table-cell table:formula="of:=-LN([Sheet6.D7]/[Sheet6.E7])" office:value-type="float" office:value="0.916188320076226" calcext:value-type="float">
            <text:p>0.9161883201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.5" calcext:value-type="float">
            <text:p>2.5</text:p>
          </table:table-cell>
          <table:table-cell office:value-type="float" office:value="0.330762" calcext:value-type="float">
            <text:p>0.330762</text:p>
          </table:table-cell>
          <table:table-cell office:value-type="float" office:value="5552" calcext:value-type="float">
            <text:p>5552</text:p>
          </table:table-cell>
          <table:table-cell office:value-type="float" office:value="14723" calcext:value-type="float">
            <text:p>14723</text:p>
          </table:table-cell>
          <table:table-cell table:formula="of:=-LN([.D8]/[.E8])" office:value-type="float" office:value="0.975252673678768" calcext:value-type="float">
            <text:p>0.9752526737</text:p>
          </table:table-cell>
          <table:table-cell table:formula="of:=-LN([Sheet6.D8]/[Sheet6.E8])" office:value-type="float" office:value="1.02201522288967" calcext:value-type="float">
            <text:p>1.0220152229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0.0463749" calcext:value-type="float">
            <text:p>0.0463749</text:p>
          </table:table-cell>
          <table:table-cell office:value-type="float" office:value="5213" calcext:value-type="float">
            <text:p>5213</text:p>
          </table:table-cell>
          <table:table-cell office:value-type="float" office:value="14940" calcext:value-type="float">
            <text:p>14940</text:p>
          </table:table-cell>
          <table:table-cell table:formula="of:=-LN([.D9]/[.E9])" office:value-type="float" office:value="1.0528866739187" calcext:value-type="float">
            <text:p>1.0528866739</text:p>
          </table:table-cell>
          <table:table-cell table:formula="of:=-LN([Sheet6.D9]/[Sheet6.E9])" office:value-type="float" office:value="1.01916493774733" calcext:value-type="float">
            <text:p>1.0191649377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.5" calcext:value-type="float">
            <text:p>3.5</text:p>
          </table:table-cell>
          <table:table-cell office:value-type="float" office:value="0.0458902" calcext:value-type="float">
            <text:p>0.0458902</text:p>
          </table:table-cell>
          <table:table-cell office:value-type="float" office:value="5382" calcext:value-type="float">
            <text:p>5382</text:p>
          </table:table-cell>
          <table:table-cell office:value-type="float" office:value="14932" calcext:value-type="float">
            <text:p>14932</text:p>
          </table:table-cell>
          <table:table-cell table:formula="of:=-LN([.D10]/[.E10])" office:value-type="float" office:value="1.02044650874762" calcext:value-type="float">
            <text:p>1.0204465087</text:p>
          </table:table-cell>
          <table:table-cell table:formula="of:=-LN([Sheet6.D10]/[Sheet6.E10])" office:value-type="float" office:value="1.05944837741306" calcext:value-type="float">
            <text:p>1.0594483774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  <table:table-cell office:value-type="float" office:value="0.0550243" calcext:value-type="float">
            <text:p>0.0550243</text:p>
          </table:table-cell>
          <table:table-cell office:value-type="float" office:value="5112" calcext:value-type="float">
            <text:p>5112</text:p>
          </table:table-cell>
          <table:table-cell office:value-type="float" office:value="14976" calcext:value-type="float">
            <text:p>14976</text:p>
          </table:table-cell>
          <table:table-cell table:formula="of:=-LN([.D11]/[.E11])" office:value-type="float" office:value="1.07485820266" calcext:value-type="float">
            <text:p>1.0748582027</text:p>
          </table:table-cell>
          <table:table-cell table:formula="of:=-LN([Sheet6.D11]/[Sheet6.E11])" office:value-type="float" office:value="1.05146419234517" calcext:value-type="float">
            <text:p>1.0514641923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.5" calcext:value-type="float">
            <text:p>4.5</text:p>
          </table:table-cell>
          <table:table-cell office:value-type="float" office:value="0.362135" calcext:value-type="float">
            <text:p>0.362135</text:p>
          </table:table-cell>
          <table:table-cell office:value-type="float" office:value="5054" calcext:value-type="float">
            <text:p>5054</text:p>
          </table:table-cell>
          <table:table-cell office:value-type="float" office:value="14954" calcext:value-type="float">
            <text:p>14954</text:p>
          </table:table-cell>
          <table:table-cell table:formula="of:=-LN([.D12]/[.E12])" office:value-type="float" office:value="1.08479881361172" calcext:value-type="float">
            <text:p>1.0847988136</text:p>
          </table:table-cell>
          <table:table-cell table:formula="of:=-LN([Sheet6.D12]/[Sheet6.E12])" office:value-type="float" office:value="1.08044082241868" calcext:value-type="float">
            <text:p>1.0804408224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0.359771" calcext:value-type="float">
            <text:p>0.359771</text:p>
          </table:table-cell>
          <table:table-cell office:value-type="float" office:value="5091" calcext:value-type="float">
            <text:p>5091</text:p>
          </table:table-cell>
          <table:table-cell office:value-type="float" office:value="14950" calcext:value-type="float">
            <text:p>14950</text:p>
          </table:table-cell>
          <table:table-cell table:formula="of:=-LN([.D13]/[.E13])" office:value-type="float" office:value="1.0772370249165" calcext:value-type="float">
            <text:p>1.0772370249</text:p>
          </table:table-cell>
          <table:table-cell table:formula="of:=-LN([Sheet6.D13]/[Sheet6.E13])" office:value-type="float" office:value="1.07510199363916" calcext:value-type="float">
            <text:p>1.0751019936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5" calcext:value-type="float">
            <text:p>5.5</text:p>
          </table:table-cell>
          <table:table-cell office:value-type="float" office:value="0.379898" calcext:value-type="float">
            <text:p>0.379898</text:p>
          </table:table-cell>
          <table:table-cell office:value-type="float" office:value="4785" calcext:value-type="float">
            <text:p>4785</text:p>
          </table:table-cell>
          <table:table-cell office:value-type="float" office:value="14957" calcext:value-type="float">
            <text:p>14957</text:p>
          </table:table-cell>
          <table:table-cell table:formula="of:=-LN([.D14]/[.E14])" office:value-type="float" office:value="1.13969339277227" calcext:value-type="float">
            <text:p>1.1396933928</text:p>
          </table:table-cell>
          <table:table-cell table:formula="of:=-LN([Sheet6.D14]/[Sheet6.E14])" office:value-type="float" office:value="1.13506899192975" calcext:value-type="float">
            <text:p>1.1350689919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" calcext:value-type="float">
            <text:p>6</text:p>
          </table:table-cell>
          <table:table-cell office:value-type="float" office:value="0.0923242" calcext:value-type="float">
            <text:p>0.0923242</text:p>
          </table:table-cell>
          <table:table-cell office:value-type="float" office:value="4865" calcext:value-type="float">
            <text:p>4865</text:p>
          </table:table-cell>
          <table:table-cell office:value-type="float" office:value="14978" calcext:value-type="float">
            <text:p>14978</text:p>
          </table:table-cell>
          <table:table-cell table:formula="of:=-LN([.D15]/[.E15])" office:value-type="float" office:value="1.12451574218921" calcext:value-type="float">
            <text:p>1.1245157422</text:p>
          </table:table-cell>
          <table:table-cell table:formula="of:=-LN([Sheet6.D15]/[Sheet6.E15])" office:value-type="float" office:value="1.10868083929197" calcext:value-type="float">
            <text:p>1.1086808393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5" calcext:value-type="float">
            <text:p>6.5</text:p>
          </table:table-cell>
          <table:table-cell office:value-type="float" office:value="0.101932" calcext:value-type="float">
            <text:p>0.101932</text:p>
          </table:table-cell>
          <table:table-cell office:value-type="float" office:value="4899" calcext:value-type="float">
            <text:p>4899</text:p>
          </table:table-cell>
          <table:table-cell office:value-type="float" office:value="14959" calcext:value-type="float">
            <text:p>14959</text:p>
          </table:table-cell>
          <table:table-cell table:formula="of:=-LN([.D16]/[.E16])" office:value-type="float" office:value="1.11628202273589" calcext:value-type="float">
            <text:p>1.1162820227</text:p>
          </table:table-cell>
          <table:table-cell table:formula="of:=-LN([Sheet6.D16]/[Sheet6.E16])" office:value-type="float" office:value="1.12656200177818" calcext:value-type="float">
            <text:p>1.1265620018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" calcext:value-type="float">
            <text:p>7</text:p>
          </table:table-cell>
          <table:table-cell office:value-type="float" office:value="0.102273" calcext:value-type="float">
            <text:p>0.102273</text:p>
          </table:table-cell>
          <table:table-cell office:value-type="float" office:value="4793" calcext:value-type="float">
            <text:p>4793</text:p>
          </table:table-cell>
          <table:table-cell office:value-type="float" office:value="14968" calcext:value-type="float">
            <text:p>14968</text:p>
          </table:table-cell>
          <table:table-cell table:formula="of:=-LN([.D17]/[.E17])" office:value-type="float" office:value="1.13875806879429" calcext:value-type="float">
            <text:p>1.1387580688</text:p>
          </table:table-cell>
          <table:table-cell table:formula="of:=-LN([Sheet6.D17]/[Sheet6.E17])" office:value-type="float" office:value="1.12699115291971" calcext:value-type="float">
            <text:p>1.1269911529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.5" calcext:value-type="float">
            <text:p>7.5</text:p>
          </table:table-cell>
          <table:table-cell office:value-type="float" office:value="0.369669" calcext:value-type="float">
            <text:p>0.369669</text:p>
          </table:table-cell>
          <table:table-cell office:value-type="float" office:value="4941" calcext:value-type="float">
            <text:p>4941</text:p>
          </table:table-cell>
          <table:table-cell office:value-type="float" office:value="14963" calcext:value-type="float">
            <text:p>14963</text:p>
          </table:table-cell>
          <table:table-cell table:formula="of:=-LN([.D18]/[.E18])" office:value-type="float" office:value="1.10801274733767" calcext:value-type="float">
            <text:p>1.1080127473</text:p>
          </table:table-cell>
          <table:table-cell table:formula="of:=-LN([Sheet6.D18]/[Sheet6.E18])" office:value-type="float" office:value="1.12197594422731" calcext:value-type="float">
            <text:p>1.1219759442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8" calcext:value-type="float">
            <text:p>8</text:p>
          </table:table-cell>
          <table:table-cell office:value-type="float" office:value="0.368191" calcext:value-type="float">
            <text:p>0.368191</text:p>
          </table:table-cell>
          <table:table-cell office:value-type="float" office:value="4955" calcext:value-type="float">
            <text:p>4955</text:p>
          </table:table-cell>
          <table:table-cell office:value-type="float" office:value="14940" calcext:value-type="float">
            <text:p>14940</text:p>
          </table:table-cell>
          <table:table-cell table:formula="of:=-LN([.D19]/[.E19])" office:value-type="float" office:value="1.10364501192272" calcext:value-type="float">
            <text:p>1.1036450119</text:p>
          </table:table-cell>
          <table:table-cell table:formula="of:=-LN([Sheet6.D19]/[Sheet6.E19])" office:value-type="float" office:value="1.13125523037774" calcext:value-type="float">
            <text:p>1.1312552304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8.5" calcext:value-type="float">
            <text:p>8.5</text:p>
          </table:table-cell>
          <table:table-cell office:value-type="float" office:value="0.380923" calcext:value-type="float">
            <text:p>0.380923</text:p>
          </table:table-cell>
          <table:table-cell office:value-type="float" office:value="4775" calcext:value-type="float">
            <text:p>4775</text:p>
          </table:table-cell>
          <table:table-cell office:value-type="float" office:value="14973" calcext:value-type="float">
            <text:p>14973</text:p>
          </table:table-cell>
          <table:table-cell table:formula="of:=-LN([.D20]/[.E20])" office:value-type="float" office:value="1.14285460522289" calcext:value-type="float">
            <text:p>1.1428546052</text:p>
          </table:table-cell>
          <table:table-cell table:formula="of:=-LN([Sheet6.D20]/[Sheet6.E20])" office:value-type="float" office:value="1.15363679932436" calcext:value-type="float">
            <text:p>1.1536367993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" calcext:value-type="float">
            <text:p>9</text:p>
          </table:table-cell>
          <table:table-cell office:value-type="float" office:value="0.389354" calcext:value-type="float">
            <text:p>0.389354</text:p>
          </table:table-cell>
          <table:table-cell office:value-type="float" office:value="4658" calcext:value-type="float">
            <text:p>4658</text:p>
          </table:table-cell>
          <table:table-cell office:value-type="float" office:value="14978" calcext:value-type="float">
            <text:p>14978</text:p>
          </table:table-cell>
          <table:table-cell table:formula="of:=-LN([.D21]/[.E21])" office:value-type="float" office:value="1.16799628636503" calcext:value-type="float">
            <text:p>1.1679962864</text:p>
          </table:table-cell>
          <table:table-cell table:formula="of:=-LN([Sheet6.D21]/[Sheet6.E21])" office:value-type="float" office:value="1.15711895460348" calcext:value-type="float">
            <text:p>1.1571189546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.5" calcext:value-type="float">
            <text:p>9.5</text:p>
          </table:table-cell>
          <table:table-cell office:value-type="float" office:value="0.379775" calcext:value-type="float">
            <text:p>0.379775</text:p>
          </table:table-cell>
          <table:table-cell office:value-type="float" office:value="4796" calcext:value-type="float">
            <text:p>4796</text:p>
          </table:table-cell>
          <table:table-cell office:value-type="float" office:value="14989" calcext:value-type="float">
            <text:p>14989</text:p>
          </table:table-cell>
          <table:table-cell table:formula="of:=-LN([.D22]/[.E22])" office:value-type="float" office:value="1.13953436158319" calcext:value-type="float">
            <text:p>1.1395343616</text:p>
          </table:table-cell>
          <table:table-cell table:formula="of:=-LN([Sheet6.D22]/[Sheet6.E22])" office:value-type="float" office:value="1.15498554508292" calcext:value-type="float">
            <text:p>1.1549855451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" calcext:value-type="float">
            <text:p>10</text:p>
          </table:table-cell>
          <table:table-cell office:value-type="float" office:value="0.384126" calcext:value-type="float">
            <text:p>0.384126</text:p>
          </table:table-cell>
          <table:table-cell office:value-type="float" office:value="4730" calcext:value-type="float">
            <text:p>4730</text:p>
          </table:table-cell>
          <table:table-cell office:value-type="float" office:value="14976" calcext:value-type="float">
            <text:p>14976</text:p>
          </table:table-cell>
          <table:table-cell table:formula="of:=-LN([.D23]/[.E23])" office:value-type="float" office:value="1.15252371723139" calcext:value-type="float">
            <text:p>1.1525237172</text:p>
          </table:table-cell>
          <table:table-cell table:formula="of:=-LN([Sheet6.D23]/[Sheet6.E23])" office:value-type="float" office:value="1.15399332185147" calcext:value-type="float">
            <text:p>1.1539933219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.5" calcext:value-type="float">
            <text:p>10.5</text:p>
          </table:table-cell>
          <table:table-cell office:value-type="float" office:value="0.381441" calcext:value-type="float">
            <text:p>0.381441</text:p>
          </table:table-cell>
          <table:table-cell office:value-type="float" office:value="4767" calcext:value-type="float">
            <text:p>4767</text:p>
          </table:table-cell>
          <table:table-cell office:value-type="float" office:value="14964" calcext:value-type="float">
            <text:p>14964</text:p>
          </table:table-cell>
          <table:table-cell table:formula="of:=-LN([.D24]/[.E24])" office:value-type="float" office:value="1.14393014026321" calcext:value-type="float">
            <text:p>1.1439301403</text:p>
          </table:table-cell>
          <table:table-cell table:formula="of:=-LN([Sheet6.D24]/[Sheet6.E24])" office:value-type="float" office:value="1.14169713375794" calcext:value-type="float">
            <text:p>1.1416971338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1" calcext:value-type="float">
            <text:p>11</text:p>
          </table:table-cell>
          <table:table-cell office:value-type="float" office:value="0.37605" calcext:value-type="float">
            <text:p>0.37605</text:p>
          </table:table-cell>
          <table:table-cell office:value-type="float" office:value="4832" calcext:value-type="float">
            <text:p>4832</text:p>
          </table:table-cell>
          <table:table-cell office:value-type="float" office:value="14948" calcext:value-type="float">
            <text:p>14948</text:p>
          </table:table-cell>
          <table:table-cell table:formula="of:=-LN([.D25]/[.E25])" office:value-type="float" office:value="1.12931705099072" calcext:value-type="float">
            <text:p>1.129317051</text:p>
          </table:table-cell>
          <table:table-cell table:formula="of:=-LN([Sheet6.D25]/[Sheet6.E25])" office:value-type="float" office:value="1.12433630913796" calcext:value-type="float">
            <text:p>1.1243363091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1.5" calcext:value-type="float">
            <text:p>11.5</text:p>
          </table:table-cell>
          <table:table-cell office:value-type="float" office:value="0.373897" calcext:value-type="float">
            <text:p>0.373897</text:p>
          </table:table-cell>
          <table:table-cell office:value-type="float" office:value="4871" calcext:value-type="float">
            <text:p>4871</text:p>
          </table:table-cell>
          <table:table-cell office:value-type="float" office:value="14934" calcext:value-type="float">
            <text:p>14934</text:p>
          </table:table-cell>
          <table:table-cell table:formula="of:=-LN([.D26]/[.E26])" office:value-type="float" office:value="1.1203412377891" calcext:value-type="float">
            <text:p>1.1203412378</text:p>
          </table:table-cell>
          <table:table-cell table:formula="of:=-LN([Sheet6.D26]/[Sheet6.E26])" office:value-type="float" office:value="1.12952790922902" calcext:value-type="float">
            <text:p>1.1295279092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office:value-type="float" office:value="0.382363" calcext:value-type="float">
            <text:p>0.382363</text:p>
          </table:table-cell>
          <table:table-cell office:value-type="float" office:value="4758" calcext:value-type="float">
            <text:p>4758</text:p>
          </table:table-cell>
          <table:table-cell office:value-type="float" office:value="14982" calcext:value-type="float">
            <text:p>14982</text:p>
          </table:table-cell>
          <table:table-cell table:formula="of:=-LN([.D27]/[.E27])" office:value-type="float" office:value="1.14702206864493" calcext:value-type="float">
            <text:p>1.1470220686</text:p>
          </table:table-cell>
          <table:table-cell table:formula="of:=-LN([Sheet6.D27]/[Sheet6.E27])" office:value-type="float" office:value="1.13007189294529" calcext:value-type="float">
            <text:p>1.1300718929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.5" calcext:value-type="float">
            <text:p>12.5</text:p>
          </table:table-cell>
          <table:table-cell office:value-type="float" office:value="0.380616" calcext:value-type="float">
            <text:p>0.380616</text:p>
          </table:table-cell>
          <table:table-cell office:value-type="float" office:value="4782" calcext:value-type="float">
            <text:p>4782</text:p>
          </table:table-cell>
          <table:table-cell office:value-type="float" office:value="14983" calcext:value-type="float">
            <text:p>14983</text:p>
          </table:table-cell>
          <table:table-cell table:formula="of:=-LN([.D28]/[.E28])" office:value-type="float" office:value="1.14205735602487" calcext:value-type="float">
            <text:p>1.142057356</text:p>
          </table:table-cell>
          <table:table-cell table:formula="of:=-LN([Sheet6.D28]/[Sheet6.E28])" office:value-type="float" office:value="1.1661327532189" calcext:value-type="float">
            <text:p>1.1661327532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" calcext:value-type="float">
            <text:p>13</text:p>
          </table:table-cell>
          <table:table-cell office:value-type="float" office:value="0.384969" calcext:value-type="float">
            <text:p>0.384969</text:p>
          </table:table-cell>
          <table:table-cell office:value-type="float" office:value="4714" calcext:value-type="float">
            <text:p>4714</text:p>
          </table:table-cell>
          <table:table-cell office:value-type="float" office:value="14972" calcext:value-type="float">
            <text:p>14972</text:p>
          </table:table-cell>
          <table:table-cell table:formula="of:=-LN([.D29]/[.E29])" office:value-type="float" office:value="1.15564498552824" calcext:value-type="float">
            <text:p>1.1556449855</text:p>
          </table:table-cell>
          <table:table-cell table:formula="of:=-LN([Sheet6.D29]/[Sheet6.E29])" office:value-type="float" office:value="1.12412025126923" calcext:value-type="float">
            <text:p>1.1241202513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3.5" calcext:value-type="float">
            <text:p>13.5</text:p>
          </table:table-cell>
          <table:table-cell office:value-type="float" office:value="0.384765" calcext:value-type="float">
            <text:p>0.384765</text:p>
          </table:table-cell>
          <table:table-cell office:value-type="float" office:value="4716" calcext:value-type="float">
            <text:p>4716</text:p>
          </table:table-cell>
          <table:table-cell office:value-type="float" office:value="14971" calcext:value-type="float">
            <text:p>14971</text:p>
          </table:table-cell>
          <table:table-cell table:formula="of:=-LN([.D30]/[.E30])" office:value-type="float" office:value="1.15515401379258" calcext:value-type="float">
            <text:p>1.1551540138</text:p>
          </table:table-cell>
          <table:table-cell table:formula="of:=-LN([Sheet6.D30]/[Sheet6.E30])" office:value-type="float" office:value="1.12947998374526" calcext:value-type="float">
            <text:p>1.1294799837</text:p>
          </table:table-cell>
          <table:table-cell table:number-columns-repeated="6"/>
        </table:table-row>
      </table:table>
      <table:table table:name="Sheet6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3"/>
        <table:table-column table:style-name="co1" table:number-columns-repeated="7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7</text:p>
          </table:table-cell>
          <table:covered-table-cell table:number-columns-repeated="4"/>
          <table:covered-table-cell table:style-name="Default"/>
          <table:covered-table-cell table:number-columns-repeated="7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4"/>
          <table:covered-table-cell table:style-name="Default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5" calcext:value-type="float">
            <text:p>0.5</text:p>
          </table:table-cell>
          <table:table-cell office:value-type="float" office:value="0.119499" calcext:value-type="float">
            <text:p>0.119499</text:p>
          </table:table-cell>
          <table:table-cell office:value-type="float" office:value="10483" calcext:value-type="float">
            <text:p>10483</text:p>
          </table:table-cell>
          <table:table-cell office:value-type="float" office:value="14820" calcext:value-type="float">
            <text:p>14820</text:p>
          </table:table-cell>
          <table:table-cell table:formula="of:=-LN([.D4]/[.E4])" office:value-type="float" office:value="0.346222722397505" calcext:value-type="float">
            <text:p>0.3462227224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0.216877" calcext:value-type="float">
            <text:p>0.216877</text:p>
          </table:table-cell>
          <table:table-cell office:value-type="float" office:value="7818" calcext:value-type="float">
            <text:p>7818</text:p>
          </table:table-cell>
          <table:table-cell office:value-type="float" office:value="14762" calcext:value-type="float">
            <text:p>14762</text:p>
          </table:table-cell>
          <table:table-cell table:formula="of:=-LN([.D5]/[.E5])" office:value-type="float" office:value="0.635627543977098" calcext:value-type="float">
            <text:p>0.635627544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.5" calcext:value-type="float">
            <text:p>1.5</text:p>
          </table:table-cell>
          <table:table-cell office:value-type="float" office:value="0.274123" calcext:value-type="float">
            <text:p>0.274123</text:p>
          </table:table-cell>
          <table:table-cell office:value-type="float" office:value="6579" calcext:value-type="float">
            <text:p>6579</text:p>
          </table:table-cell>
          <table:table-cell office:value-type="float" office:value="14505" calcext:value-type="float">
            <text:p>14505</text:p>
          </table:table-cell>
          <table:table-cell table:formula="of:=-LN([.D6]/[.E6])" office:value-type="float" office:value="0.790610659469506" calcext:value-type="float">
            <text:p>0.7906106595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office:value-type="float" office:value="0.312841" calcext:value-type="float">
            <text:p>0.312841</text:p>
          </table:table-cell>
          <table:table-cell office:value-type="float" office:value="5859" calcext:value-type="float">
            <text:p>5859</text:p>
          </table:table-cell>
          <table:table-cell office:value-type="float" office:value="14646" calcext:value-type="float">
            <text:p>14646</text:p>
          </table:table-cell>
          <table:table-cell table:formula="of:=-LN([.D7]/[.E7])" office:value-type="float" office:value="0.916188320076226" calcext:value-type="float">
            <text:p>0.9161883201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0.0000222517" calcext:value-type="float">
            <text:p>2.23E-005</text:p>
          </table:table-cell>
          <table:table-cell office:value-type="float" office:value="5384" calcext:value-type="float">
            <text:p>5384</text:p>
          </table:table-cell>
          <table:table-cell office:value-type="float" office:value="14961" calcext:value-type="float">
            <text:p>14961</text:p>
          </table:table-cell>
          <table:table-cell table:formula="of:=-LN([.D8]/[.E8])" office:value-type="float" office:value="1.02201522288967" calcext:value-type="float">
            <text:p>1.0220152229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" calcext:value-type="float">
            <text:p>3</text:p>
          </table:table-cell>
          <table:table-cell office:value-type="float" office:value="0.342322" calcext:value-type="float">
            <text:p>0.342322</text:p>
          </table:table-cell>
          <table:table-cell office:value-type="float" office:value="5364" calcext:value-type="float">
            <text:p>5364</text:p>
          </table:table-cell>
          <table:table-cell office:value-type="float" office:value="14863" calcext:value-type="float">
            <text:p>14863</text:p>
          </table:table-cell>
          <table:table-cell table:formula="of:=-LN([.D9]/[.E9])" office:value-type="float" office:value="1.01916493774733" calcext:value-type="float">
            <text:p>1.0191649377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.5" calcext:value-type="float">
            <text:p>3.5</text:p>
          </table:table-cell>
          <table:table-cell office:value-type="float" office:value="0.355028" calcext:value-type="float">
            <text:p>0.355028</text:p>
          </table:table-cell>
          <table:table-cell office:value-type="float" office:value="5164" calcext:value-type="float">
            <text:p>5164</text:p>
          </table:table-cell>
          <table:table-cell office:value-type="float" office:value="14897" calcext:value-type="float">
            <text:p>14897</text:p>
          </table:table-cell>
          <table:table-cell table:formula="of:=-LN([.D10]/[.E10])" office:value-type="float" office:value="1.05944837741306" calcext:value-type="float">
            <text:p>1.0594483774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office:value-type="float" office:value="0.350711" calcext:value-type="float">
            <text:p>0.350711</text:p>
          </table:table-cell>
          <table:table-cell office:value-type="float" office:value="5233" calcext:value-type="float">
            <text:p>5233</text:p>
          </table:table-cell>
          <table:table-cell office:value-type="float" office:value="14976" calcext:value-type="float">
            <text:p>14976</text:p>
          </table:table-cell>
          <table:table-cell table:formula="of:=-LN([.D11]/[.E11])" office:value-type="float" office:value="1.05146419234517" calcext:value-type="float">
            <text:p>1.0514641923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.5" calcext:value-type="float">
            <text:p>4.5</text:p>
          </table:table-cell>
          <table:table-cell office:value-type="float" office:value="0.0610989" calcext:value-type="float">
            <text:p>0.0610989</text:p>
          </table:table-cell>
          <table:table-cell office:value-type="float" office:value="5072" calcext:value-type="float">
            <text:p>5072</text:p>
          </table:table-cell>
          <table:table-cell office:value-type="float" office:value="14942" calcext:value-type="float">
            <text:p>14942</text:p>
          </table:table-cell>
          <table:table-cell table:formula="of:=-LN([.D12]/[.E12])" office:value-type="float" office:value="1.08044082241868" calcext:value-type="float">
            <text:p>1.0804408224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" calcext:value-type="float">
            <text:p>5</text:p>
          </table:table-cell>
          <table:table-cell office:value-type="float" office:value="0.358525" calcext:value-type="float">
            <text:p>0.358525</text:p>
          </table:table-cell>
          <table:table-cell office:value-type="float" office:value="5107" calcext:value-type="float">
            <text:p>5107</text:p>
          </table:table-cell>
          <table:table-cell office:value-type="float" office:value="14965" calcext:value-type="float">
            <text:p>14965</text:p>
          </table:table-cell>
          <table:table-cell table:formula="of:=-LN([.D13]/[.E13])" office:value-type="float" office:value="1.07510199363916" calcext:value-type="float">
            <text:p>1.0751019936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.5" calcext:value-type="float">
            <text:p>5.5</text:p>
          </table:table-cell>
          <table:table-cell office:value-type="float" office:value="0.0889474" calcext:value-type="float">
            <text:p>0.0889474</text:p>
          </table:table-cell>
          <table:table-cell office:value-type="float" office:value="4812" calcext:value-type="float">
            <text:p>4812</text:p>
          </table:table-cell>
          <table:table-cell office:value-type="float" office:value="14972" calcext:value-type="float">
            <text:p>14972</text:p>
          </table:table-cell>
          <table:table-cell table:formula="of:=-LN([.D14]/[.E14])" office:value-type="float" office:value="1.13506899192975" calcext:value-type="float">
            <text:p>1.135068991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" calcext:value-type="float">
            <text:p>6</text:p>
          </table:table-cell>
          <table:table-cell office:value-type="float" office:value="0.0957754" calcext:value-type="float">
            <text:p>0.0957754</text:p>
          </table:table-cell>
          <table:table-cell office:value-type="float" office:value="4941" calcext:value-type="float">
            <text:p>4941</text:p>
          </table:table-cell>
          <table:table-cell office:value-type="float" office:value="14973" calcext:value-type="float">
            <text:p>14973</text:p>
          </table:table-cell>
          <table:table-cell table:formula="of:=-LN([.D15]/[.E15])" office:value-type="float" office:value="1.10868083929197" calcext:value-type="float">
            <text:p>1.1086808393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5" calcext:value-type="float">
            <text:p>6.5</text:p>
          </table:table-cell>
          <table:table-cell office:value-type="float" office:value="0.0986257" calcext:value-type="float">
            <text:p>0.0986257</text:p>
          </table:table-cell>
          <table:table-cell office:value-type="float" office:value="4857" calcext:value-type="float">
            <text:p>4857</text:p>
          </table:table-cell>
          <table:table-cell office:value-type="float" office:value="14984" calcext:value-type="float">
            <text:p>14984</text:p>
          </table:table-cell>
          <table:table-cell table:formula="of:=-LN([.D16]/[.E16])" office:value-type="float" office:value="1.12656200177818" calcext:value-type="float">
            <text:p>1.1265620018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7" calcext:value-type="float">
            <text:p>7</text:p>
          </table:table-cell>
          <table:table-cell office:value-type="float" office:value="0.113723" calcext:value-type="float">
            <text:p>0.113723</text:p>
          </table:table-cell>
          <table:table-cell office:value-type="float" office:value="4852" calcext:value-type="float">
            <text:p>4852</text:p>
          </table:table-cell>
          <table:table-cell office:value-type="float" office:value="14975" calcext:value-type="float">
            <text:p>14975</text:p>
          </table:table-cell>
          <table:table-cell table:formula="of:=-LN([.D17]/[.E17])" office:value-type="float" office:value="1.12699115291971" calcext:value-type="float">
            <text:p>1.1269911529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7.5" calcext:value-type="float">
            <text:p>7.5</text:p>
          </table:table-cell>
          <table:table-cell office:value-type="float" office:value="0.374035" calcext:value-type="float">
            <text:p>0.374035</text:p>
          </table:table-cell>
          <table:table-cell office:value-type="float" office:value="4879" calcext:value-type="float">
            <text:p>4879</text:p>
          </table:table-cell>
          <table:table-cell office:value-type="float" office:value="14983" calcext:value-type="float">
            <text:p>14983</text:p>
          </table:table-cell>
          <table:table-cell table:formula="of:=-LN([.D18]/[.E18])" office:value-type="float" office:value="1.12197594422731" calcext:value-type="float">
            <text:p>1.1219759442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8" calcext:value-type="float">
            <text:p>8</text:p>
          </table:table-cell>
          <table:table-cell office:value-type="float" office:value="0.129203" calcext:value-type="float">
            <text:p>0.129203</text:p>
          </table:table-cell>
          <table:table-cell office:value-type="float" office:value="4832" calcext:value-type="float">
            <text:p>4832</text:p>
          </table:table-cell>
          <table:table-cell office:value-type="float" office:value="14977" calcext:value-type="float">
            <text:p>14977</text:p>
          </table:table-cell>
          <table:table-cell table:formula="of:=-LN([.D19]/[.E19])" office:value-type="float" office:value="1.13125523037774" calcext:value-type="float">
            <text:p>1.131255230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8.5" calcext:value-type="float">
            <text:p>8.5</text:p>
          </table:table-cell>
          <table:table-cell office:value-type="float" office:value="0.384635" calcext:value-type="float">
            <text:p>0.384635</text:p>
          </table:table-cell>
          <table:table-cell office:value-type="float" office:value="4726" calcext:value-type="float">
            <text:p>4726</text:p>
          </table:table-cell>
          <table:table-cell office:value-type="float" office:value="14980" calcext:value-type="float">
            <text:p>14980</text:p>
          </table:table-cell>
          <table:table-cell table:formula="of:=-LN([.D20]/[.E20])" office:value-type="float" office:value="1.15363679932436" calcext:value-type="float">
            <text:p>1.1536367993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" calcext:value-type="float">
            <text:p>9</text:p>
          </table:table-cell>
          <table:table-cell office:value-type="float" office:value="0.385636" calcext:value-type="float">
            <text:p>0.385636</text:p>
          </table:table-cell>
          <table:table-cell office:value-type="float" office:value="4708" calcext:value-type="float">
            <text:p>4708</text:p>
          </table:table-cell>
          <table:table-cell office:value-type="float" office:value="14975" calcext:value-type="float">
            <text:p>14975</text:p>
          </table:table-cell>
          <table:table-cell table:formula="of:=-LN([.D21]/[.E21])" office:value-type="float" office:value="1.15711895460348" calcext:value-type="float">
            <text:p>1.15711895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.5" calcext:value-type="float">
            <text:p>9.5</text:p>
          </table:table-cell>
          <table:table-cell office:value-type="float" office:value="0.385014" calcext:value-type="float">
            <text:p>0.385014</text:p>
          </table:table-cell>
          <table:table-cell office:value-type="float" office:value="4719" calcext:value-type="float">
            <text:p>4719</text:p>
          </table:table-cell>
          <table:table-cell office:value-type="float" office:value="14978" calcext:value-type="float">
            <text:p>14978</text:p>
          </table:table-cell>
          <table:table-cell table:formula="of:=-LN([.D22]/[.E22])" office:value-type="float" office:value="1.15498554508292" calcext:value-type="float">
            <text:p>1.1549855451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" calcext:value-type="float">
            <text:p>10</text:p>
          </table:table-cell>
          <table:table-cell office:value-type="float" office:value="0.384675" calcext:value-type="float">
            <text:p>0.384675</text:p>
          </table:table-cell>
          <table:table-cell office:value-type="float" office:value="4724" calcext:value-type="float">
            <text:p>4724</text:p>
          </table:table-cell>
          <table:table-cell office:value-type="float" office:value="14979" calcext:value-type="float">
            <text:p>14979</text:p>
          </table:table-cell>
          <table:table-cell table:formula="of:=-LN([.D23]/[.E23])" office:value-type="float" office:value="1.15399332185147" calcext:value-type="float">
            <text:p>1.1539933219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.5" calcext:value-type="float">
            <text:p>10.5</text:p>
          </table:table-cell>
          <table:table-cell office:value-type="float" office:value="0.380379" calcext:value-type="float">
            <text:p>0.380379</text:p>
          </table:table-cell>
          <table:table-cell office:value-type="float" office:value="4785" calcext:value-type="float">
            <text:p>4785</text:p>
          </table:table-cell>
          <table:table-cell office:value-type="float" office:value="14987" calcext:value-type="float">
            <text:p>14987</text:p>
          </table:table-cell>
          <table:table-cell table:formula="of:=-LN([.D24]/[.E24])" office:value-type="float" office:value="1.14169713375794" calcext:value-type="float">
            <text:p>1.1416971338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1" calcext:value-type="float">
            <text:p>11</text:p>
          </table:table-cell>
          <table:table-cell office:value-type="float" office:value="0.375044" calcext:value-type="float">
            <text:p>0.375044</text:p>
          </table:table-cell>
          <table:table-cell office:value-type="float" office:value="4861" calcext:value-type="float">
            <text:p>4861</text:p>
          </table:table-cell>
          <table:table-cell office:value-type="float" office:value="14963" calcext:value-type="float">
            <text:p>14963</text:p>
          </table:table-cell>
          <table:table-cell table:formula="of:=-LN([.D25]/[.E25])" office:value-type="float" office:value="1.12433630913796" calcext:value-type="float">
            <text:p>1.1243363091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.5" calcext:value-type="float">
            <text:p>11.5</text:p>
          </table:table-cell>
          <table:table-cell office:value-type="float" office:value="0.37644" calcext:value-type="float">
            <text:p>0.37644</text:p>
          </table:table-cell>
          <table:table-cell office:value-type="float" office:value="4841" calcext:value-type="float">
            <text:p>4841</text:p>
          </table:table-cell>
          <table:table-cell office:value-type="float" office:value="14979" calcext:value-type="float">
            <text:p>14979</text:p>
          </table:table-cell>
          <table:table-cell table:formula="of:=-LN([.D26]/[.E26])" office:value-type="float" office:value="1.12952790922902" calcext:value-type="float">
            <text:p>1.1295279092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2" calcext:value-type="float">
            <text:p>12</text:p>
          </table:table-cell>
          <table:table-cell office:value-type="float" office:value="0.376903" calcext:value-type="float">
            <text:p>0.376903</text:p>
          </table:table-cell>
          <table:table-cell office:value-type="float" office:value="4829" calcext:value-type="float">
            <text:p>4829</text:p>
          </table:table-cell>
          <table:table-cell office:value-type="float" office:value="14950" calcext:value-type="float">
            <text:p>14950</text:p>
          </table:table-cell>
          <table:table-cell table:formula="of:=-LN([.D27]/[.E27])" office:value-type="float" office:value="1.13007189294529" calcext:value-type="float">
            <text:p>1.1300718929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2.5" calcext:value-type="float">
            <text:p>12.5</text:p>
          </table:table-cell>
          <table:table-cell office:value-type="float" office:value="0.38859" calcext:value-type="float">
            <text:p>0.38859</text:p>
          </table:table-cell>
          <table:table-cell office:value-type="float" office:value="4667" calcext:value-type="float">
            <text:p>4667</text:p>
          </table:table-cell>
          <table:table-cell office:value-type="float" office:value="14979" calcext:value-type="float">
            <text:p>14979</text:p>
          </table:table-cell>
          <table:table-cell table:formula="of:=-LN([.D28]/[.E28])" office:value-type="float" office:value="1.1661327532189" calcext:value-type="float">
            <text:p>1.1661327532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office:value-type="float" office:value="0.374654" calcext:value-type="float">
            <text:p>0.374654</text:p>
          </table:table-cell>
          <table:table-cell office:value-type="float" office:value="4864" calcext:value-type="float">
            <text:p>4864</text:p>
          </table:table-cell>
          <table:table-cell office:value-type="float" office:value="14969" calcext:value-type="float">
            <text:p>14969</text:p>
          </table:table-cell>
          <table:table-cell table:formula="of:=-LN([.D29]/[.E29])" office:value-type="float" office:value="1.12412025126923" calcext:value-type="float">
            <text:p>1.1241202513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3.5" calcext:value-type="float">
            <text:p>13.5</text:p>
          </table:table-cell>
          <table:table-cell office:value-type="float" office:value="0.376576" calcext:value-type="float">
            <text:p>0.376576</text:p>
          </table:table-cell>
          <table:table-cell office:value-type="float" office:value="4838" calcext:value-type="float">
            <text:p>4838</text:p>
          </table:table-cell>
          <table:table-cell office:value-type="float" office:value="14969" calcext:value-type="float">
            <text:p>14969</text:p>
          </table:table-cell>
          <table:table-cell table:formula="of:=-LN([.D30]/[.E30])" office:value-type="float" office:value="1.12947998374526" calcext:value-type="float">
            <text:p>1.1294799837</text:p>
          </table:table-cell>
          <table:table-cell table:number-columns-repeated="7"/>
        </table:table-row>
      </table:table>
      <table:table table:name="Sheet8" table:style-name="ta1">
        <office:forms form:automatic-focus="false" form:apply-design-mode="false"/>
        <table:shapes>
          <draw:frame draw:z-index="0" draw:style-name="gr1" draw:text-style-name="P1" svg:width="8.2098in" svg:height="4.7811in" svg:x="1.5028in" svg:y="3.574in">
            <draw:object draw:notify-on-update-of-ranges="Sheet8.B4:Sheet8.B20 Sheet8.F4:Sheet8.F20 Sheet8.B4:Sheet8.B19 Sheet8.G4:Sheet8.G19 Sheet8.B4:Sheet8.B19 Sheet4.G4:Sheet4.G30 Sheet8.B4:Sheet8.B20 Sheet8.G4:Sheet8.G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8</text:p>
          </table:table-cell>
          <table:covered-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5" calcext:value-type="float">
            <text:p>0.5</text:p>
          </table:table-cell>
          <table:table-cell office:value-type="float" office:value="0.116729" calcext:value-type="float">
            <text:p>0.116729</text:p>
          </table:table-cell>
          <table:table-cell office:value-type="float" office:value="10539" calcext:value-type="float">
            <text:p>10539</text:p>
          </table:table-cell>
          <table:table-cell office:value-type="float" office:value="14164" calcext:value-type="float">
            <text:p>14164</text:p>
          </table:table-cell>
          <table:table-cell table:formula="of:=-LN([.D4]/[.E4])" office:value-type="float" office:value="0.295620872297858" calcext:value-type="float">
            <text:p>0.2956208723</text:p>
          </table:table-cell>
          <table:table-cell table:formula="of:=-LN([Sheet7.D4]/[Sheet7.E4])" office:value-type="float" office:value="0.344507097390492" calcext:value-type="float">
            <text:p>0.3445070974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215154" calcext:value-type="float">
            <text:p>0.215154</text:p>
          </table:table-cell>
          <table:table-cell office:value-type="float" office:value="7855" calcext:value-type="float">
            <text:p>7855</text:p>
          </table:table-cell>
          <table:table-cell office:value-type="float" office:value="14720" calcext:value-type="float">
            <text:p>14720</text:p>
          </table:table-cell>
          <table:table-cell table:formula="of:=-LN([.D5]/[.E5])" office:value-type="float" office:value="0.628056841593146" calcext:value-type="float">
            <text:p>0.6280568416</text:p>
          </table:table-cell>
          <table:table-cell table:formula="of:=-LN([Sheet7.D5]/[Sheet7.E5])" office:value-type="float" office:value="0.627157409692788" calcext:value-type="float">
            <text:p>0.627157409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.5" calcext:value-type="float">
            <text:p>1.5</text:p>
          </table:table-cell>
          <table:table-cell office:value-type="float" office:value="0.270127" calcext:value-type="float">
            <text:p>0.270127</text:p>
          </table:table-cell>
          <table:table-cell office:value-type="float" office:value="6662" calcext:value-type="float">
            <text:p>6662</text:p>
          </table:table-cell>
          <table:table-cell office:value-type="float" office:value="14807" calcext:value-type="float">
            <text:p>14807</text:p>
          </table:table-cell>
          <table:table-cell table:formula="of:=-LN([.D6]/[.E6])" office:value-type="float" office:value="0.798680302155094" calcext:value-type="float">
            <text:p>0.7986803022</text:p>
          </table:table-cell>
          <table:table-cell table:formula="of:=-LN([Sheet7.D6]/[Sheet7.E6])" office:value-type="float" office:value="0.800713035238251" calcext:value-type="float">
            <text:p>0.8007130352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" calcext:value-type="float">
            <text:p>2</text:p>
          </table:table-cell>
          <table:table-cell office:value-type="float" office:value="0.314223" calcext:value-type="float">
            <text:p>0.314223</text:p>
          </table:table-cell>
          <table:table-cell office:value-type="float" office:value="5836" calcext:value-type="float">
            <text:p>5836</text:p>
          </table:table-cell>
          <table:table-cell office:value-type="float" office:value="14935" calcext:value-type="float">
            <text:p>14935</text:p>
          </table:table-cell>
          <table:table-cell table:formula="of:=-LN([.D7]/[.E7])" office:value-type="float" office:value="0.939661821007534" calcext:value-type="float">
            <text:p>0.939661821</text:p>
          </table:table-cell>
          <table:table-cell table:formula="of:=-LN([Sheet7.D7]/[Sheet7.E7])" office:value-type="float" office:value="0.912208956994245" calcext:value-type="float">
            <text:p>0.912208957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.5" calcext:value-type="float">
            <text:p>2.5</text:p>
          </table:table-cell>
          <table:table-cell office:value-type="float" office:value="0.335691" calcext:value-type="float">
            <text:p>0.335691</text:p>
          </table:table-cell>
          <table:table-cell office:value-type="float" office:value="5466" calcext:value-type="float">
            <text:p>5466</text:p>
          </table:table-cell>
          <table:table-cell office:value-type="float" office:value="14936" calcext:value-type="float">
            <text:p>14936</text:p>
          </table:table-cell>
          <table:table-cell table:formula="of:=-LN([.D8]/[.E8])" office:value-type="float" office:value="1.00522731873355" calcext:value-type="float">
            <text:p>1.0052273187</text:p>
          </table:table-cell>
          <table:table-cell table:formula="of:=-LN([Sheet7.D8]/[Sheet7.E8])" office:value-type="float" office:value="0.968364297310629" calcext:value-type="float">
            <text:p>0.9683642973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office:value-type="float" office:value="0.0291171" calcext:value-type="float">
            <text:p>0.0291171</text:p>
          </table:table-cell>
          <table:table-cell office:value-type="float" office:value="5331" calcext:value-type="float">
            <text:p>5331</text:p>
          </table:table-cell>
          <table:table-cell office:value-type="float" office:value="14893" calcext:value-type="float">
            <text:p>14893</text:p>
          </table:table-cell>
          <table:table-cell table:formula="of:=-LN([.D9]/[.E9])" office:value-type="float" office:value="1.02735246606311" calcext:value-type="float">
            <text:p>1.0273524661</text:p>
          </table:table-cell>
          <table:table-cell table:formula="of:=-LN([Sheet7.D9]/[Sheet7.E9])" office:value-type="float" office:value="1.03957833003562" calcext:value-type="float">
            <text:p>1.03957833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.5" calcext:value-type="float">
            <text:p>3.5</text:p>
          </table:table-cell>
          <table:table-cell office:value-type="float" office:value="0.0385887" calcext:value-type="float">
            <text:p>0.0385887</text:p>
          </table:table-cell>
          <table:table-cell office:value-type="float" office:value="4954" calcext:value-type="float">
            <text:p>4954</text:p>
          </table:table-cell>
          <table:table-cell office:value-type="float" office:value="14975" calcext:value-type="float">
            <text:p>14975</text:p>
          </table:table-cell>
          <table:table-cell table:formula="of:=-LN([.D10]/[.E10])" office:value-type="float" office:value="1.10618681293435" calcext:value-type="float">
            <text:p>1.1061868129</text:p>
          </table:table-cell>
          <table:table-cell table:formula="of:=-LN([Sheet7.D10]/[Sheet7.E10])" office:value-type="float" office:value="1.07705615637632" calcext:value-type="float">
            <text:p>1.0770561564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" calcext:value-type="float">
            <text:p>4</text:p>
          </table:table-cell>
          <table:table-cell office:value-type="float" office:value="0.375222" calcext:value-type="float">
            <text:p>0.375222</text:p>
          </table:table-cell>
          <table:table-cell office:value-type="float" office:value="4859" calcext:value-type="float">
            <text:p>4859</text:p>
          </table:table-cell>
          <table:table-cell office:value-type="float" office:value="14925" calcext:value-type="float">
            <text:p>14925</text:p>
          </table:table-cell>
          <table:table-cell table:formula="of:=-LN([.D11]/[.E11])" office:value-type="float" office:value="1.1222050038549" calcext:value-type="float">
            <text:p>1.1222050039</text:p>
          </table:table-cell>
          <table:table-cell table:formula="of:=-LN([Sheet7.D11]/[Sheet7.E11])" office:value-type="float" office:value="1.13683089731825" calcext:value-type="float">
            <text:p>1.136830897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" calcext:value-type="float">
            <text:p>5</text:p>
          </table:table-cell>
          <table:table-cell office:value-type="float" office:value="0.380658" calcext:value-type="float">
            <text:p>0.380658</text:p>
          </table:table-cell>
          <table:table-cell office:value-type="float" office:value="4780" calcext:value-type="float">
            <text:p>4780</text:p>
          </table:table-cell>
          <table:table-cell office:value-type="float" office:value="14886" calcext:value-type="float">
            <text:p>14886</text:p>
          </table:table-cell>
          <table:table-cell table:formula="of:=-LN([.D12]/[.E12])" office:value-type="float" office:value="1.13598062743435" calcext:value-type="float">
            <text:p>1.1359806274</text:p>
          </table:table-cell>
          <table:table-cell table:formula="of:=-LN([Sheet7.D12]/[Sheet7.E12])" office:value-type="float" office:value="1.15595940845757" calcext:value-type="float">
            <text:p>1.1559594085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" calcext:value-type="float">
            <text:p>6</text:p>
          </table:table-cell>
          <table:table-cell office:value-type="float" office:value="0.386656" calcext:value-type="float">
            <text:p>0.386656</text:p>
          </table:table-cell>
          <table:table-cell office:value-type="float" office:value="4694" calcext:value-type="float">
            <text:p>4694</text:p>
          </table:table-cell>
          <table:table-cell office:value-type="float" office:value="14983" calcext:value-type="float">
            <text:p>14983</text:p>
          </table:table-cell>
          <table:table-cell table:formula="of:=-LN([.D13]/[.E13])" office:value-type="float" office:value="1.16063112763218" calcext:value-type="float">
            <text:p>1.1606311276</text:p>
          </table:table-cell>
          <table:table-cell table:formula="of:=-LN([Sheet7.D13]/[Sheet7.E13])" office:value-type="float" office:value="1.16744266188722" calcext:value-type="float">
            <text:p>1.1674426619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7" calcext:value-type="float">
            <text:p>7</text:p>
          </table:table-cell>
          <table:table-cell office:value-type="float" office:value="0.388461" calcext:value-type="float">
            <text:p>0.388461</text:p>
          </table:table-cell>
          <table:table-cell office:value-type="float" office:value="4669" calcext:value-type="float">
            <text:p>4669</text:p>
          </table:table-cell>
          <table:table-cell office:value-type="float" office:value="14986" calcext:value-type="float">
            <text:p>14986</text:p>
          </table:table-cell>
          <table:table-cell table:formula="of:=-LN([.D14]/[.E14])" office:value-type="float" office:value="1.16617151595332" calcext:value-type="float">
            <text:p>1.166171516</text:p>
          </table:table-cell>
          <table:table-cell table:formula="of:=-LN([Sheet7.D14]/[Sheet7.E14])" office:value-type="float" office:value="1.15540945352505" calcext:value-type="float">
            <text:p>1.1554094535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8" calcext:value-type="float">
            <text:p>8</text:p>
          </table:table-cell>
          <table:table-cell office:value-type="float" office:value="0.386277" calcext:value-type="float">
            <text:p>0.386277</text:p>
          </table:table-cell>
          <table:table-cell office:value-type="float" office:value="4698" calcext:value-type="float">
            <text:p>4698</text:p>
          </table:table-cell>
          <table:table-cell office:value-type="float" office:value="14972" calcext:value-type="float">
            <text:p>14972</text:p>
          </table:table-cell>
          <table:table-cell table:formula="of:=-LN([.D15]/[.E15])" office:value-type="float" office:value="1.15904490380546" calcext:value-type="float">
            <text:p>1.1590449038</text:p>
          </table:table-cell>
          <table:table-cell table:formula="of:=-LN([Sheet7.D15]/[Sheet7.E15])" office:value-type="float" office:value="1.14899818984949" calcext:value-type="float">
            <text:p>1.1489981898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" calcext:value-type="float">
            <text:p>9</text:p>
          </table:table-cell>
          <table:table-cell office:value-type="float" office:value="0.383042" calcext:value-type="float">
            <text:p>0.383042</text:p>
          </table:table-cell>
          <table:table-cell office:value-type="float" office:value="4739" calcext:value-type="float">
            <text:p>4739</text:p>
          </table:table-cell>
          <table:table-cell office:value-type="float" office:value="14976" calcext:value-type="float">
            <text:p>14976</text:p>
          </table:table-cell>
          <table:table-cell table:formula="of:=-LN([.D16]/[.E16])" office:value-type="float" office:value="1.15062277674979" calcext:value-type="float">
            <text:p>1.1506227767</text:p>
          </table:table-cell>
          <table:table-cell table:formula="of:=-LN([Sheet7.D16]/[Sheet7.E16])" office:value-type="float" office:value="1.16427293447925" calcext:value-type="float">
            <text:p>1.1642729345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" calcext:value-type="float">
            <text:p>10</text:p>
          </table:table-cell>
          <table:table-cell office:value-type="float" office:value="0.387993" calcext:value-type="float">
            <text:p>0.387993</text:p>
          </table:table-cell>
          <table:table-cell office:value-type="float" office:value="4677" calcext:value-type="float">
            <text:p>4677</text:p>
          </table:table-cell>
          <table:table-cell office:value-type="float" office:value="14976" calcext:value-type="float">
            <text:p>14976</text:p>
          </table:table-cell>
          <table:table-cell table:formula="of:=-LN([.D17]/[.E17])" office:value-type="float" office:value="1.16379204099149" calcext:value-type="float">
            <text:p>1.163792041</text:p>
          </table:table-cell>
          <table:table-cell table:formula="of:=-LN([Sheet7.D17]/[Sheet7.E17])" office:value-type="float" office:value="1.1680014805877" calcext:value-type="float">
            <text:p>1.1680014806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1" calcext:value-type="float">
            <text:p>11</text:p>
          </table:table-cell>
          <table:table-cell office:value-type="float" office:value="0.385959" calcext:value-type="float">
            <text:p>0.385959</text:p>
          </table:table-cell>
          <table:table-cell office:value-type="float" office:value="4702" calcext:value-type="float">
            <text:p>4702</text:p>
          </table:table-cell>
          <table:table-cell office:value-type="float" office:value="14970" calcext:value-type="float">
            <text:p>14970</text:p>
          </table:table-cell>
          <table:table-cell table:formula="of:=-LN([.D18]/[.E18])" office:value-type="float" office:value="1.15806024831366" calcext:value-type="float">
            <text:p>1.1580602483</text:p>
          </table:table-cell>
          <table:table-cell table:formula="of:=-LN([Sheet7.D18]/[Sheet7.E18])" office:value-type="float" office:value="1.16541439057677" calcext:value-type="float">
            <text:p>1.1654143906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" calcext:value-type="float">
            <text:p>12</text:p>
          </table:table-cell>
          <table:table-cell office:value-type="float" office:value="0.386606" calcext:value-type="float">
            <text:p>0.386606</text:p>
          </table:table-cell>
          <table:table-cell office:value-type="float" office:value="4688" calcext:value-type="float">
            <text:p>4688</text:p>
          </table:table-cell>
          <table:table-cell office:value-type="float" office:value="14964" calcext:value-type="float">
            <text:p>14964</text:p>
          </table:table-cell>
          <table:table-cell table:formula="of:=-LN([.D19]/[.E19])" office:value-type="float" office:value="1.16064126421119" calcext:value-type="float">
            <text:p>1.1606412642</text:p>
          </table:table-cell>
          <table:table-cell table:formula="of:=-LN([Sheet7.D19]/[Sheet7.E19])" office:value-type="float" office:value="1.1657460248323" calcext:value-type="float">
            <text:p>1.1657460248</text:p>
          </table:table-cell>
          <table:table-cell table:number-columns-repeated="6"/>
        </table:table-row>
      </table:table>
      <table:table table:name="Sheet7" table:style-name="ta1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9</text:p>
          </table:table-cell>
          <table:covered-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5" calcext:value-type="float">
            <text:p>0.5</text:p>
          </table:table-cell>
          <table:table-cell office:value-type="float" office:value="0.1162" calcext:value-type="float">
            <text:p>0.1162</text:p>
          </table:table-cell>
          <table:table-cell office:value-type="float" office:value="10625" calcext:value-type="float">
            <text:p>10625</text:p>
          </table:table-cell>
          <table:table-cell office:value-type="float" office:value="14995" calcext:value-type="float">
            <text:p>14995</text:p>
          </table:table-cell>
          <table:table-cell table:formula="of:=-LN([.D4]/[.E4])" office:value-type="float" office:value="0.344507097390492" calcext:value-type="float">
            <text:p>0.3445070974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0.215052" calcext:value-type="float">
            <text:p>0.215052</text:p>
          </table:table-cell>
          <table:table-cell office:value-type="float" office:value="7861" calcext:value-type="float">
            <text:p>7861</text:p>
          </table:table-cell>
          <table:table-cell office:value-type="float" office:value="14718" calcext:value-type="float">
            <text:p>14718</text:p>
          </table:table-cell>
          <table:table-cell table:formula="of:=-LN([.D5]/[.E5])" office:value-type="float" office:value="0.627157409692788" calcext:value-type="float">
            <text:p>0.6271574097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.5" calcext:value-type="float">
            <text:p>1.5</text:p>
          </table:table-cell>
          <table:table-cell office:value-type="float" office:value="0.272486" calcext:value-type="float">
            <text:p>0.272486</text:p>
          </table:table-cell>
          <table:table-cell office:value-type="float" office:value="6613" calcext:value-type="float">
            <text:p>6613</text:p>
          </table:table-cell>
          <table:table-cell office:value-type="float" office:value="14728" calcext:value-type="float">
            <text:p>14728</text:p>
          </table:table-cell>
          <table:table-cell table:formula="of:=-LN([.D6]/[.E6])" office:value-type="float" office:value="0.800713035238251" calcext:value-type="float">
            <text:p>0.8007130352</text:p>
          </table:table-cell>
          <table:table-cell table:number-columns-repeated="7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float" office:value="0.305464" calcext:value-type="float">
            <text:p>0.305464</text:p>
          </table:table-cell>
          <table:table-cell office:value-type="float" office:value="5990" calcext:value-type="float">
            <text:p>5990</text:p>
          </table:table-cell>
          <table:table-cell office:value-type="float" office:value="14914" calcext:value-type="float">
            <text:p>14914</text:p>
          </table:table-cell>
          <table:table-cell table:formula="of:=-LN([.D7]/[.E7])" office:value-type="float" office:value="0.912208956994245" calcext:value-type="float">
            <text:p>0.912208957</text:p>
          </table:table-cell>
          <table:table-cell table:number-columns-repeated="7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0.0000444621" calcext:value-type="float">
            <text:p>4.45E-005</text:p>
          </table:table-cell>
          <table:table-cell office:value-type="float" office:value="5560" calcext:value-type="float">
            <text:p>5560</text:p>
          </table:table-cell>
          <table:table-cell office:value-type="float" office:value="14643" calcext:value-type="float">
            <text:p>14643</text:p>
          </table:table-cell>
          <table:table-cell table:formula="of:=-LN([.D8]/[.E8])" office:value-type="float" office:value="0.968364297310629" calcext:value-type="float">
            <text:p>0.9683642973</text:p>
          </table:table-cell>
          <table:table-cell table:number-columns-repeated="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" calcext:value-type="float">
            <text:p>3</text:p>
          </table:table-cell>
          <table:table-cell office:value-type="float" office:value="0.348031" calcext:value-type="float">
            <text:p>0.348031</text:p>
          </table:table-cell>
          <table:table-cell office:value-type="float" office:value="5274" calcext:value-type="float">
            <text:p>5274</text:p>
          </table:table-cell>
          <table:table-cell office:value-type="float" office:value="14915" calcext:value-type="float">
            <text:p>14915</text:p>
          </table:table-cell>
          <table:table-cell table:formula="of:=-LN([.D9]/[.E9])" office:value-type="float" office:value="1.03957833003562" calcext:value-type="float">
            <text:p>1.03957833</text:p>
          </table:table-cell>
          <table:table-cell table:number-columns-repeated="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.5" calcext:value-type="float">
            <text:p>3.5</text:p>
          </table:table-cell>
          <table:table-cell office:value-type="float" office:value="0.360249" calcext:value-type="float">
            <text:p>0.360249</text:p>
          </table:table-cell>
          <table:table-cell office:value-type="float" office:value="5080" calcext:value-type="float">
            <text:p>5080</text:p>
          </table:table-cell>
          <table:table-cell office:value-type="float" office:value="14915" calcext:value-type="float">
            <text:p>14915</text:p>
          </table:table-cell>
          <table:table-cell table:formula="of:=-LN([.D10]/[.E10])" office:value-type="float" office:value="1.07705615637632" calcext:value-type="float">
            <text:p>1.0770561564</text:p>
          </table:table-cell>
          <table:table-cell table:number-columns-repeated="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0.0639158" calcext:value-type="float">
            <text:p>0.0639158</text:p>
          </table:table-cell>
          <table:table-cell office:value-type="float" office:value="4800" calcext:value-type="float">
            <text:p>4800</text:p>
          </table:table-cell>
          <table:table-cell office:value-type="float" office:value="14961" calcext:value-type="float">
            <text:p>14961</text:p>
          </table:table-cell>
          <table:table-cell table:formula="of:=-LN([.D11]/[.E11])" office:value-type="float" office:value="1.13683089731825" calcext:value-type="float">
            <text:p>1.1368308973</text:p>
          </table:table-cell>
          <table:table-cell table:number-columns-repeated="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" calcext:value-type="float">
            <text:p>5</text:p>
          </table:table-cell>
          <table:table-cell office:value-type="float" office:value="0.0857089" calcext:value-type="float">
            <text:p>0.0857089</text:p>
          </table:table-cell>
          <table:table-cell office:value-type="float" office:value="4710" calcext:value-type="float">
            <text:p>4710</text:p>
          </table:table-cell>
          <table:table-cell office:value-type="float" office:value="14964" calcext:value-type="float">
            <text:p>14964</text:p>
          </table:table-cell>
          <table:table-cell table:formula="of:=-LN([.D12]/[.E12])" office:value-type="float" office:value="1.15595940845757" calcext:value-type="float">
            <text:p>1.1559594085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" calcext:value-type="float">
            <text:p>6</text:p>
          </table:table-cell>
          <table:table-cell office:value-type="float" office:value="0.0978889" calcext:value-type="float">
            <text:p>0.0978889</text:p>
          </table:table-cell>
          <table:table-cell office:value-type="float" office:value="4650" calcext:value-type="float">
            <text:p>4650</text:p>
          </table:table-cell>
          <table:table-cell office:value-type="float" office:value="14944" calcext:value-type="float">
            <text:p>14944</text:p>
          </table:table-cell>
          <table:table-cell table:formula="of:=-LN([.D13]/[.E13])" office:value-type="float" office:value="1.16744266188722" calcext:value-type="float">
            <text:p>1.1674426619</text:p>
          </table:table-cell>
          <table:table-cell table:number-columns-repeated="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" calcext:value-type="float">
            <text:p>7</text:p>
          </table:table-cell>
          <table:table-cell office:value-type="float" office:value="0.384798" calcext:value-type="float">
            <text:p>0.384798</text:p>
          </table:table-cell>
          <table:table-cell office:value-type="float" office:value="4717" calcext:value-type="float">
            <text:p>4717</text:p>
          </table:table-cell>
          <table:table-cell office:value-type="float" office:value="14978" calcext:value-type="float">
            <text:p>14978</text:p>
          </table:table-cell>
          <table:table-cell table:formula="of:=-LN([.D14]/[.E14])" office:value-type="float" office:value="1.15540945352505" calcext:value-type="float">
            <text:p>1.1554094535</text:p>
          </table:table-cell>
          <table:table-cell table:number-columns-repeated="7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8" calcext:value-type="float">
            <text:p>8</text:p>
          </table:table-cell>
          <table:table-cell office:value-type="float" office:value="0.383068" calcext:value-type="float">
            <text:p>0.383068</text:p>
          </table:table-cell>
          <table:table-cell office:value-type="float" office:value="4741" calcext:value-type="float">
            <text:p>4741</text:p>
          </table:table-cell>
          <table:table-cell office:value-type="float" office:value="14958" calcext:value-type="float">
            <text:p>14958</text:p>
          </table:table-cell>
          <table:table-cell table:formula="of:=-LN([.D15]/[.E15])" office:value-type="float" office:value="1.14899818984949" calcext:value-type="float">
            <text:p>1.1489981898</text:p>
          </table:table-cell>
          <table:table-cell table:number-columns-repeated="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" calcext:value-type="float">
            <text:p>9</text:p>
          </table:table-cell>
          <table:table-cell office:value-type="float" office:value="0.387993" calcext:value-type="float">
            <text:p>0.387993</text:p>
          </table:table-cell>
          <table:table-cell office:value-type="float" office:value="4676" calcext:value-type="float">
            <text:p>4676</text:p>
          </table:table-cell>
          <table:table-cell office:value-type="float" office:value="14980" calcext:value-type="float">
            <text:p>14980</text:p>
          </table:table-cell>
          <table:table-cell table:formula="of:=-LN([.D16]/[.E16])" office:value-type="float" office:value="1.16427293447925" calcext:value-type="float">
            <text:p>1.1642729345</text:p>
          </table:table-cell>
          <table:table-cell table:number-columns-repeated="7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" calcext:value-type="float">
            <text:p>10</text:p>
          </table:table-cell>
          <table:table-cell office:value-type="float" office:value="0.388975" calcext:value-type="float">
            <text:p>0.388975</text:p>
          </table:table-cell>
          <table:table-cell office:value-type="float" office:value="4653" calcext:value-type="float">
            <text:p>4653</text:p>
          </table:table-cell>
          <table:table-cell office:value-type="float" office:value="14962" calcext:value-type="float">
            <text:p>14962</text:p>
          </table:table-cell>
          <table:table-cell table:formula="of:=-LN([.D17]/[.E17])" office:value-type="float" office:value="1.1680014805877" calcext:value-type="float">
            <text:p>1.1680014806</text:p>
          </table:table-cell>
          <table:table-cell table:number-columns-repeated="7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1" calcext:value-type="float">
            <text:p>11</text:p>
          </table:table-cell>
          <table:table-cell office:value-type="float" office:value="0.388613" calcext:value-type="float">
            <text:p>0.388613</text:p>
          </table:table-cell>
          <table:table-cell office:value-type="float" office:value="4661" calcext:value-type="float">
            <text:p>4661</text:p>
          </table:table-cell>
          <table:table-cell office:value-type="float" office:value="14949" calcext:value-type="float">
            <text:p>14949</text:p>
          </table:table-cell>
          <table:table-cell table:formula="of:=-LN([.D18]/[.E18])" office:value-type="float" office:value="1.16541439057677" calcext:value-type="float">
            <text:p>1.1654143906</text:p>
          </table:table-cell>
          <table:table-cell table:number-columns-repeated="7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2" calcext:value-type="float">
            <text:p>12</text:p>
          </table:table-cell>
          <table:table-cell office:value-type="float" office:value="0.388224" calcext:value-type="float">
            <text:p>0.388224</text:p>
          </table:table-cell>
          <table:table-cell office:value-type="float" office:value="4666" calcext:value-type="float">
            <text:p>4666</text:p>
          </table:table-cell>
          <table:table-cell office:value-type="float" office:value="14970" calcext:value-type="float">
            <text:p>14970</text:p>
          </table:table-cell>
          <table:table-cell table:formula="of:=-LN([.D19]/[.E19])" office:value-type="float" office:value="1.1657460248323" calcext:value-type="float">
            <text:p>1.1657460248</text:p>
          </table:table-cell>
          <table:table-cell table:number-columns-repeated="7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-LN([.D20]/[.E20])" office:value-type="string" office:string-value="" calcext:value-type="error">
            <text:p>#DIV/0!</text:p>
          </table:table-cell>
          <table:table-cell table:number-columns-repeated="7"/>
        </table:table-row>
      </table:table>
      <table:table table:name="Sheet10" table:style-name="ta1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11, high flux of N2</text:p>
          </table:table-cell>
          <table:covered-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5" calcext:value-type="float">
            <text:p>0.5</text:p>
          </table:table-cell>
          <table:table-cell office:value-type="float" office:value="0.113467" calcext:value-type="float">
            <text:p>0.113467</text:p>
          </table:table-cell>
          <table:table-cell office:value-type="float" office:value="10711" calcext:value-type="float">
            <text:p>10711</text:p>
          </table:table-cell>
          <table:table-cell office:value-type="float" office:value="14700" calcext:value-type="float">
            <text:p>14700</text:p>
          </table:table-cell>
          <table:table-cell table:formula="of:=-LN([.D4]/[.E4])" office:value-type="float" office:value="0.316576243002198" calcext:value-type="float">
            <text:p>0.316576243</text:p>
          </table:table-cell>
          <table:table-cell table:number-columns-repeated="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0.220156" calcext:value-type="float">
            <text:p>0.220156</text:p>
          </table:table-cell>
          <table:table-cell office:value-type="float" office:value="7742" calcext:value-type="float">
            <text:p>7742</text:p>
          </table:table-cell>
          <table:table-cell office:value-type="float" office:value="14723" calcext:value-type="float">
            <text:p>14723</text:p>
          </table:table-cell>
          <table:table-cell table:formula="of:=-LN([.D5]/[.E5])" office:value-type="float" office:value="0.642750844727815" calcext:value-type="float">
            <text:p>0.6427508447</text:p>
          </table:table-cell>
          <table:table-cell table:number-columns-repeated="7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.5" calcext:value-type="float">
            <text:p>1.5</text:p>
          </table:table-cell>
          <table:table-cell office:value-type="float" office:value="0.278878" calcext:value-type="float">
            <text:p>0.278878</text:p>
          </table:table-cell>
          <table:table-cell office:value-type="float" office:value="6487" calcext:value-type="float">
            <text:p>6487</text:p>
          </table:table-cell>
          <table:table-cell office:value-type="float" office:value="14727" calcext:value-type="float">
            <text:p>14727</text:p>
          </table:table-cell>
          <table:table-cell table:formula="of:=-LN([.D6]/[.E6])" office:value-type="float" office:value="0.819882369513107" calcext:value-type="float">
            <text:p>0.8198823695</text:p>
          </table:table-cell>
          <table:table-cell table:number-columns-repeated="7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.323388" calcext:value-type="float">
            <text:p>0.323388</text:p>
          </table:table-cell>
          <table:table-cell office:value-type="float" office:value="5679" calcext:value-type="float">
            <text:p>5679</text:p>
          </table:table-cell>
          <table:table-cell office:value-type="float" office:value="14823" calcext:value-type="float">
            <text:p>14823</text:p>
          </table:table-cell>
          <table:table-cell table:formula="of:=-LN([.D7]/[.E7])" office:value-type="float" office:value="0.959404867636427" calcext:value-type="float">
            <text:p>0.9594048676</text:p>
          </table:table-cell>
          <table:table-cell table:number-columns-repeated="7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0.336839" calcext:value-type="float">
            <text:p>3.37E-001</text:p>
          </table:table-cell>
          <table:table-cell office:value-type="float" office:value="5450" calcext:value-type="float">
            <text:p>5450</text:p>
          </table:table-cell>
          <table:table-cell office:value-type="float" office:value="14856" calcext:value-type="float">
            <text:p>14856</text:p>
          </table:table-cell>
          <table:table-cell table:formula="of:=-LN([.D8]/[.E8])" office:value-type="float" office:value="1.00278821537525" calcext:value-type="float">
            <text:p>1.0027882154</text:p>
          </table:table-cell>
          <table:table-cell table:number-columns-repeated="7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" calcext:value-type="float">
            <text:p>3</text:p>
          </table:table-cell>
          <table:table-cell office:value-type="float" office:value="0.360753" calcext:value-type="float">
            <text:p>0.360753</text:p>
          </table:table-cell>
          <table:table-cell office:value-type="float" office:value="5071" calcext:value-type="float">
            <text:p>5071</text:p>
          </table:table-cell>
          <table:table-cell office:value-type="float" office:value="14859" calcext:value-type="float">
            <text:p>14859</text:p>
          </table:table-cell>
          <table:table-cell table:formula="of:=-LN([.D9]/[.E9])" office:value-type="float" office:value="1.07506770546133" calcext:value-type="float">
            <text:p>1.0750677055</text:p>
          </table:table-cell>
          <table:table-cell table:number-columns-repeated="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.5" calcext:value-type="float">
            <text:p>3.5</text:p>
          </table:table-cell>
          <table:table-cell office:value-type="float" office:value="0.0541664" calcext:value-type="float">
            <text:p>0.0541664</text:p>
          </table:table-cell>
          <table:table-cell office:value-type="float" office:value="4709" calcext:value-type="float">
            <text:p>4709</text:p>
          </table:table-cell>
          <table:table-cell office:value-type="float" office:value="14856" calcext:value-type="float">
            <text:p>14856</text:p>
          </table:table-cell>
          <table:table-cell table:formula="of:=-LN([.D10]/[.E10])" office:value-type="float" office:value="1.14892825278899" calcext:value-type="float">
            <text:p>1.1489282528</text:p>
          </table:table-cell>
          <table:table-cell table:number-columns-repeated="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" calcext:value-type="float">
            <text:p>4</text:p>
          </table:table-cell>
          <table:table-cell office:value-type="float" office:value="0.376416" calcext:value-type="float">
            <text:p>0.376416</text:p>
          </table:table-cell>
          <table:table-cell office:value-type="float" office:value="4841" calcext:value-type="float">
            <text:p>4841</text:p>
          </table:table-cell>
          <table:table-cell office:value-type="float" office:value="14954" calcext:value-type="float">
            <text:p>14954</text:p>
          </table:table-cell>
          <table:table-cell table:formula="of:=-LN([.D11]/[.E11])" office:value-type="float" office:value="1.12785751162017" calcext:value-type="float">
            <text:p>1.1278575116</text:p>
          </table:table-cell>
          <table:table-cell table:number-columns-repeated="7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" calcext:value-type="float">
            <text:p>5</text:p>
          </table:table-cell>
          <table:table-cell office:value-type="float" office:value="0.096421" calcext:value-type="float">
            <text:p>0.096421</text:p>
          </table:table-cell>
          <table:table-cell office:value-type="float" office:value="4523" calcext:value-type="float">
            <text:p>4523</text:p>
          </table:table-cell>
          <table:table-cell office:value-type="float" office:value="14978" calcext:value-type="float">
            <text:p>14978</text:p>
          </table:table-cell>
          <table:table-cell table:formula="of:=-LN([.D12]/[.E12])" office:value-type="float" office:value="1.19740696733147" calcext:value-type="float">
            <text:p>1.1974069673</text:p>
          </table:table-cell>
          <table:table-cell table:number-columns-repeated="7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" calcext:value-type="float">
            <text:p>6</text:p>
          </table:table-cell>
          <table:table-cell office:value-type="float" office:value="0.399438" calcext:value-type="float">
            <text:p>0.399438</text:p>
          </table:table-cell>
          <table:table-cell office:value-type="float" office:value="4517" calcext:value-type="float">
            <text:p>4517</text:p>
          </table:table-cell>
          <table:table-cell office:value-type="float" office:value="14975" calcext:value-type="float">
            <text:p>14975</text:p>
          </table:table-cell>
          <table:table-cell table:formula="of:=-LN([.D13]/[.E13])" office:value-type="float" office:value="1.19853408732905" calcext:value-type="float">
            <text:p>1.1985340873</text:p>
          </table:table-cell>
          <table:table-cell table:number-columns-repeated="7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7" calcext:value-type="float">
            <text:p>7</text:p>
          </table:table-cell>
          <table:table-cell office:value-type="float" office:value="0.400791" calcext:value-type="float">
            <text:p>0.400791</text:p>
          </table:table-cell>
          <table:table-cell office:value-type="float" office:value="4500" calcext:value-type="float">
            <text:p>4500</text:p>
          </table:table-cell>
          <table:table-cell office:value-type="float" office:value="14970" calcext:value-type="float">
            <text:p>14970</text:p>
          </table:table-cell>
          <table:table-cell table:formula="of:=-LN([.D14]/[.E14])" office:value-type="float" office:value="1.20197080165526" calcext:value-type="float">
            <text:p>1.2019708017</text:p>
          </table:table-cell>
          <table:table-cell table:number-columns-repeated="7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8" calcext:value-type="float">
            <text:p>8</text:p>
          </table:table-cell>
          <table:table-cell office:value-type="float" office:value="0.406895" calcext:value-type="float">
            <text:p>0.406895</text:p>
          </table:table-cell>
          <table:table-cell office:value-type="float" office:value="4419" calcext:value-type="float">
            <text:p>4419</text:p>
          </table:table-cell>
          <table:table-cell office:value-type="float" office:value="14984" calcext:value-type="float">
            <text:p>14984</text:p>
          </table:table-cell>
          <table:table-cell table:formula="of:=-LN([.D15]/[.E15])" office:value-type="float" office:value="1.22106953899318" calcext:value-type="float">
            <text:p>1.221069539</text:p>
          </table:table-cell>
          <table:table-cell table:number-columns-repeated="7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" calcext:value-type="float">
            <text:p>9</text:p>
          </table:table-cell>
          <table:table-cell office:value-type="float" office:value="0.39575" calcext:value-type="float">
            <text:p>0.39575</text:p>
          </table:table-cell>
          <table:table-cell office:value-type="float" office:value="4571" calcext:value-type="float">
            <text:p>4571</text:p>
          </table:table-cell>
          <table:table-cell office:value-type="float" office:value="14983" calcext:value-type="float">
            <text:p>14983</text:p>
          </table:table-cell>
          <table:table-cell table:formula="of:=-LN([.D16]/[.E16])" office:value-type="float" office:value="1.1871842257114" calcext:value-type="float">
            <text:p>1.1871842257</text:p>
          </table:table-cell>
          <table:table-cell table:number-columns-repeated="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office:value-type="float" office:value="0.393108" calcext:value-type="float">
            <text:p>0.393108</text:p>
          </table:table-cell>
          <table:table-cell office:value-type="float" office:value="4606" calcext:value-type="float">
            <text:p>4606</text:p>
          </table:table-cell>
          <table:table-cell office:value-type="float" office:value="14984" calcext:value-type="float">
            <text:p>14984</text:p>
          </table:table-cell>
          <table:table-cell table:formula="of:=-LN([.D17]/[.E17])" office:value-type="float" office:value="1.17962316374329" calcext:value-type="float">
            <text:p>1.1796231637</text:p>
          </table:table-cell>
          <table:table-cell table:number-columns-repeated="7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1" calcext:value-type="float">
            <text:p>11</text:p>
          </table:table-cell>
          <table:table-cell office:value-type="float" office:value="0.388118" calcext:value-type="float">
            <text:p>0.388118</text:p>
          </table:table-cell>
          <table:table-cell office:value-type="float" office:value="4673" calcext:value-type="float">
            <text:p>4673</text:p>
          </table:table-cell>
          <table:table-cell office:value-type="float" office:value="14974" calcext:value-type="float">
            <text:p>14974</text:p>
          </table:table-cell>
          <table:table-cell table:formula="of:=-LN([.D18]/[.E18])" office:value-type="float" office:value="1.1645141000902" calcext:value-type="float">
            <text:p>1.1645141001</text:p>
          </table:table-cell>
          <table:table-cell table:number-columns-repeated="7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2" calcext:value-type="float">
            <text:p>12</text:p>
          </table:table-cell>
          <table:table-cell office:value-type="float" office:value="0.391891" calcext:value-type="float">
            <text:p>0.391891</text:p>
          </table:table-cell>
          <table:table-cell office:value-type="float" office:value="4623" calcext:value-type="float">
            <text:p>4623</text:p>
          </table:table-cell>
          <table:table-cell office:value-type="float" office:value="14980" calcext:value-type="float">
            <text:p>14980</text:p>
          </table:table-cell>
          <table:table-cell table:formula="of:=-LN([.D19]/[.E19])" office:value-type="float" office:value="1.17567213308299" calcext:value-type="float">
            <text:p>1.1756721331</text:p>
          </table:table-cell>
          <table:table-cell table:number-columns-repeated="7"/>
        </table:table-row>
      </table:table>
      <table:table table:name="Sheet11" table:style-name="ta1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12</text:p>
          </table:table-cell>
          <table:covered-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5" calcext:value-type="float">
            <text:p>0.5</text:p>
          </table:table-cell>
          <table:table-cell office:value-type="float" office:value="0.141607" calcext:value-type="float">
            <text:p>0.141607</text:p>
          </table:table-cell>
          <table:table-cell office:value-type="float" office:value="9809" calcext:value-type="float">
            <text:p>9809</text:p>
          </table:table-cell>
          <table:table-cell office:value-type="float" office:value="14984" calcext:value-type="float">
            <text:p>14984</text:p>
          </table:table-cell>
          <table:table-cell table:formula="of:=-LN([.D4]/[.E4])" office:value-type="float" office:value="0.423682633559609" calcext:value-type="float">
            <text:p>0.4236826336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0.240018" calcext:value-type="float">
            <text:p>0.240018</text:p>
          </table:table-cell>
          <table:table-cell office:value-type="float" office:value="7290" calcext:value-type="float">
            <text:p>7290</text:p>
          </table:table-cell>
          <table:table-cell office:value-type="float" office:value="14898" calcext:value-type="float">
            <text:p>14898</text:p>
          </table:table-cell>
          <table:table-cell table:formula="of:=-LN([.D5]/[.E5])" office:value-type="float" office:value="0.714723429733518" calcext:value-type="float">
            <text:p>0.7147234297</text:p>
          </table:table-cell>
          <table:table-cell table:number-columns-repeated="7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.5" calcext:value-type="float">
            <text:p>1.5</text:p>
          </table:table-cell>
          <table:table-cell office:value-type="float" office:value="0.30318" calcext:value-type="float">
            <text:p>0.30318</text:p>
          </table:table-cell>
          <table:table-cell office:value-type="float" office:value="6034" calcext:value-type="float">
            <text:p>6034</text:p>
          </table:table-cell>
          <table:table-cell office:value-type="float" office:value="14934" calcext:value-type="float">
            <text:p>14934</text:p>
          </table:table-cell>
          <table:table-cell table:formula="of:=-LN([.D6]/[.E6])" office:value-type="float" office:value="0.906230351876641" calcext:value-type="float">
            <text:p>0.9062303519</text:p>
          </table:table-cell>
          <table:table-cell table:number-columns-repeated="7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" calcext:value-type="float">
            <text:p>2</text:p>
          </table:table-cell>
          <table:table-cell office:value-type="float" office:value="0.0206285" calcext:value-type="float">
            <text:p>0.0206285</text:p>
          </table:table-cell>
          <table:table-cell office:value-type="float" office:value="5427" calcext:value-type="float">
            <text:p>5427</text:p>
          </table:table-cell>
          <table:table-cell office:value-type="float" office:value="14973" calcext:value-type="float">
            <text:p>14973</text:p>
          </table:table-cell>
          <table:table-cell table:formula="of:=-LN([.D7]/[.E7])" office:value-type="float" office:value="1.01486208407431" calcext:value-type="float">
            <text:p>1.0148620841</text:p>
          </table:table-cell>
          <table:table-cell table:number-columns-repeated="7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0.368638" calcext:value-type="float">
            <text:p>3.69E-001</text:p>
          </table:table-cell>
          <table:table-cell office:value-type="float" office:value="4954" calcext:value-type="float">
            <text:p>4954</text:p>
          </table:table-cell>
          <table:table-cell office:value-type="float" office:value="14963" calcext:value-type="float">
            <text:p>14963</text:p>
          </table:table-cell>
          <table:table-cell table:formula="of:=-LN([.D8]/[.E8])" office:value-type="float" office:value="1.10538515613411" calcext:value-type="float">
            <text:p>1.1053851561</text:p>
          </table:table-cell>
          <table:table-cell table:number-columns-repeated="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" calcext:value-type="float">
            <text:p>3</text:p>
          </table:table-cell>
          <table:table-cell office:value-type="float" office:value="0.376994" calcext:value-type="float">
            <text:p>0.376994</text:p>
          </table:table-cell>
          <table:table-cell office:value-type="float" office:value="4830" calcext:value-type="float">
            <text:p>4830</text:p>
          </table:table-cell>
          <table:table-cell office:value-type="float" office:value="14969" calcext:value-type="float">
            <text:p>14969</text:p>
          </table:table-cell>
          <table:table-cell table:formula="of:=-LN([.D9]/[.E9])" office:value-type="float" office:value="1.13113492826862" calcext:value-type="float">
            <text:p>1.1311349283</text:p>
          </table:table-cell>
          <table:table-cell table:number-columns-repeated="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.5" calcext:value-type="float">
            <text:p>3.5</text:p>
          </table:table-cell>
          <table:table-cell office:value-type="float" office:value="-0.000289208" calcext:value-type="float">
            <text:p>-0.000289208</text:p>
          </table:table-cell>
          <table:table-cell office:value-type="float" office:value="4720" calcext:value-type="float">
            <text:p>4720</text:p>
          </table:table-cell>
          <table:table-cell office:value-type="float" office:value="14962" calcext:value-type="float">
            <text:p>14962</text:p>
          </table:table-cell>
          <table:table-cell table:formula="of:=-LN([.D10]/[.E10])" office:value-type="float" office:value="1.15370485385275" calcext:value-type="float">
            <text:p>1.1537048539</text:p>
          </table:table-cell>
          <table:table-cell table:number-columns-repeated="7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" calcext:value-type="float">
            <text:p>4</text:p>
          </table:table-cell>
          <table:table-cell office:value-type="float" office:value="0.0847998" calcext:value-type="float">
            <text:p>0.0847998</text:p>
          </table:table-cell>
          <table:table-cell office:value-type="float" office:value="4384" calcext:value-type="float">
            <text:p>4384</text:p>
          </table:table-cell>
          <table:table-cell office:value-type="float" office:value="14981" calcext:value-type="float">
            <text:p>14981</text:p>
          </table:table-cell>
          <table:table-cell table:formula="of:=-LN([.D11]/[.E11])" office:value-type="float" office:value="1.22882118188953" calcext:value-type="float">
            <text:p>1.2288211819</text:p>
          </table:table-cell>
          <table:table-cell table:number-columns-repeated="7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" calcext:value-type="float">
            <text:p>5</text:p>
          </table:table-cell>
          <table:table-cell office:value-type="float" office:value="0.0883414" calcext:value-type="float">
            <text:p>0.0883414</text:p>
          </table:table-cell>
          <table:table-cell office:value-type="float" office:value="4419" calcext:value-type="float">
            <text:p>4419</text:p>
          </table:table-cell>
          <table:table-cell office:value-type="float" office:value="14978" calcext:value-type="float">
            <text:p>14978</text:p>
          </table:table-cell>
          <table:table-cell table:formula="of:=-LN([.D12]/[.E12])" office:value-type="float" office:value="1.22066903167857" calcext:value-type="float">
            <text:p>1.2206690317</text:p>
          </table:table-cell>
          <table:table-cell table:number-columns-repeated="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" calcext:value-type="float">
            <text:p>6</text:p>
          </table:table-cell>
          <table:table-cell office:value-type="float" office:value="0.419406" calcext:value-type="float">
            <text:p>0.419406</text:p>
          </table:table-cell>
          <table:table-cell office:value-type="float" office:value="4253" calcext:value-type="float">
            <text:p>4253</text:p>
          </table:table-cell>
          <table:table-cell office:value-type="float" office:value="14980" calcext:value-type="float">
            <text:p>14980</text:p>
          </table:table-cell>
          <table:table-cell table:formula="of:=-LN([.D13]/[.E13])" office:value-type="float" office:value="1.25909136181758" calcext:value-type="float">
            <text:p>1.2590913618</text:p>
          </table:table-cell>
          <table:table-cell table:number-columns-repeated="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7" calcext:value-type="float">
            <text:p>7</text:p>
          </table:table-cell>
          <table:table-cell office:value-type="float" office:value="0.135767" calcext:value-type="float">
            <text:p>0.135767</text:p>
          </table:table-cell>
          <table:table-cell office:value-type="float" office:value="4216" calcext:value-type="float">
            <text:p>4216</text:p>
          </table:table-cell>
          <table:table-cell office:value-type="float" office:value="14978" calcext:value-type="float">
            <text:p>14978</text:p>
          </table:table-cell>
          <table:table-cell table:formula="of:=-LN([.D14]/[.E14])" office:value-type="float" office:value="1.26769564658811" calcext:value-type="float">
            <text:p>1.2676956466</text:p>
          </table:table-cell>
          <table:table-cell table:number-columns-repeated="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" calcext:value-type="float">
            <text:p>8</text:p>
          </table:table-cell>
          <table:table-cell office:value-type="float" office:value="0.418602" calcext:value-type="float">
            <text:p>0.418602</text:p>
          </table:table-cell>
          <table:table-cell office:value-type="float" office:value="4266" calcext:value-type="float">
            <text:p>4266</text:p>
          </table:table-cell>
          <table:table-cell office:value-type="float" office:value="14979" calcext:value-type="float">
            <text:p>14979</text:p>
          </table:table-cell>
          <table:table-cell table:formula="of:=-LN([.D15]/[.E15])" office:value-type="float" office:value="1.25597260013742" calcext:value-type="float">
            <text:p>1.2559726001</text:p>
          </table:table-cell>
          <table:table-cell table:number-columns-repeated="7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9" calcext:value-type="float">
            <text:p>9</text:p>
          </table:table-cell>
          <table:table-cell office:value-type="float" office:value="0.434895" calcext:value-type="float">
            <text:p>0.434895</text:p>
          </table:table-cell>
          <table:table-cell office:value-type="float" office:value="4059" calcext:value-type="float">
            <text:p>4059</text:p>
          </table:table-cell>
          <table:table-cell office:value-type="float" office:value="14962" calcext:value-type="float">
            <text:p>14962</text:p>
          </table:table-cell>
          <table:table-cell table:formula="of:=-LN([.D16]/[.E16])" office:value-type="float" office:value="1.30457701559345" calcext:value-type="float">
            <text:p>1.3045770156</text:p>
          </table:table-cell>
          <table:table-cell table:number-columns-repeated="7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" calcext:value-type="float">
            <text:p>10</text:p>
          </table:table-cell>
          <table:table-cell office:value-type="float" office:value="0.421436" calcext:value-type="float">
            <text:p>0.421436</text:p>
          </table:table-cell>
          <table:table-cell office:value-type="float" office:value="4232" calcext:value-type="float">
            <text:p>4232</text:p>
          </table:table-cell>
          <table:table-cell office:value-type="float" office:value="14984" calcext:value-type="float">
            <text:p>14984</text:p>
          </table:table-cell>
          <table:table-cell table:formula="of:=-LN([.D17]/[.E17])" office:value-type="float" office:value="1.26430827058579" calcext:value-type="float">
            <text:p>1.2643082706</text:p>
          </table:table-cell>
          <table:table-cell table:number-columns-repeated="7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1" calcext:value-type="float">
            <text:p>11</text:p>
          </table:table-cell>
          <table:table-cell office:value-type="float" office:value="0.430877" calcext:value-type="float">
            <text:p>0.430877</text:p>
          </table:table-cell>
          <table:table-cell office:value-type="float" office:value="4113" calcext:value-type="float">
            <text:p>4113</text:p>
          </table:table-cell>
          <table:table-cell office:value-type="float" office:value="14979" calcext:value-type="float">
            <text:p>14979</text:p>
          </table:table-cell>
          <table:table-cell table:formula="of:=-LN([.D18]/[.E18])" office:value-type="float" office:value="1.2924965309383" calcext:value-type="float">
            <text:p>1.2924965309</text:p>
          </table:table-cell>
          <table:table-cell table:number-columns-repeated="7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2" calcext:value-type="float">
            <text:p>12</text:p>
          </table:table-cell>
          <table:table-cell office:value-type="float" office:value="0.413901" calcext:value-type="float">
            <text:p>0.413901</text:p>
          </table:table-cell>
          <table:table-cell office:value-type="float" office:value="4321" calcext:value-type="float">
            <text:p>4321</text:p>
          </table:table-cell>
          <table:table-cell office:value-type="float" office:value="14970" calcext:value-type="float">
            <text:p>14970</text:p>
          </table:table-cell>
          <table:table-cell table:formula="of:=-LN([.D19]/[.E19])" office:value-type="float" office:value="1.24256134148174" calcext:value-type="float">
            <text:p>1.2425613415</text:p>
          </table:table-cell>
          <table:table-cell table:number-columns-repeated="7"/>
        </table:table-row>
      </table:table>
      <table:table table:name="Sheet13" table:style-name="ta1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13</text:p>
          </table:table-cell>
          <table:covered-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 table:number-columns-repeated="7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5" calcext:value-type="float">
            <text:p>0.5</text:p>
          </table:table-cell>
          <table:table-cell office:value-type="float" office:value="0.148254" calcext:value-type="float">
            <text:p>0.148254</text:p>
          </table:table-cell>
          <table:table-cell office:value-type="float" office:value="9613" calcext:value-type="float">
            <text:p>9613</text:p>
          </table:table-cell>
          <table:table-cell office:value-type="float" office:value="14831" calcext:value-type="float">
            <text:p>14831</text:p>
          </table:table-cell>
          <table:table-cell table:formula="of:=-LN([.D5]/[.E5])" office:value-type="float" office:value="0.433603235676146" calcext:value-type="float">
            <text:p>0.4336032357</text:p>
          </table:table-cell>
          <table:table-cell table:number-columns-repeated="7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office:value-type="float" office:value="0.287225" calcext:value-type="float">
            <text:p>0.287225</text:p>
          </table:table-cell>
          <table:table-cell office:value-type="float" office:value="6331" calcext:value-type="float">
            <text:p>6331</text:p>
          </table:table-cell>
          <table:table-cell office:value-type="float" office:value="14921" calcext:value-type="float">
            <text:p>14921</text:p>
          </table:table-cell>
          <table:table-cell table:formula="of:=-LN([.D6]/[.E6])" office:value-type="float" office:value="0.857311415096295" calcext:value-type="float">
            <text:p>0.8573114151</text:p>
          </table:table-cell>
          <table:table-cell table:number-columns-repeated="7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.5" calcext:value-type="float">
            <text:p>1.5</text:p>
          </table:table-cell>
          <table:table-cell office:value-type="float" office:value="0.348595" calcext:value-type="float">
            <text:p>0.348595</text:p>
          </table:table-cell>
          <table:table-cell office:value-type="float" office:value="5256" calcext:value-type="float">
            <text:p>5256</text:p>
          </table:table-cell>
          <table:table-cell office:value-type="float" office:value="14900" calcext:value-type="float">
            <text:p>14900</text:p>
          </table:table-cell>
          <table:table-cell table:formula="of:=-LN([.D7]/[.E7])" office:value-type="float" office:value="1.0419909317691" calcext:value-type="float">
            <text:p>1.0419909318</text:p>
          </table:table-cell>
          <table:table-cell table:number-columns-repeated="7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" calcext:value-type="float">
            <text:p>2</text:p>
          </table:table-cell>
          <table:table-cell office:value-type="float" office:value="0.0549729" calcext:value-type="float">
            <text:p>0.0549729</text:p>
          </table:table-cell>
          <table:table-cell office:value-type="float" office:value="4623" calcext:value-type="float">
            <text:p>4623</text:p>
          </table:table-cell>
          <table:table-cell office:value-type="float" office:value="14941" calcext:value-type="float">
            <text:p>14941</text:p>
          </table:table-cell>
          <table:table-cell table:formula="of:=-LN([.D8]/[.E8])" office:value-type="float" office:value="1.17306526686286" calcext:value-type="float">
            <text:p>1.1730652669</text:p>
          </table:table-cell>
          <table:table-cell table:number-columns-repeated="7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0.417298" calcext:value-type="float">
            <text:p>4.17E-001</text:p>
          </table:table-cell>
          <table:table-cell office:value-type="float" office:value="4278" calcext:value-type="float">
            <text:p>4278</text:p>
          </table:table-cell>
          <table:table-cell office:value-type="float" office:value="14949" calcext:value-type="float">
            <text:p>14949</text:p>
          </table:table-cell>
          <table:table-cell table:formula="of:=-LN([.D9]/[.E9])" office:value-type="float" office:value="1.25115879730716" calcext:value-type="float">
            <text:p>1.2511587973</text:p>
          </table:table-cell>
          <table:table-cell table:number-columns-repeated="7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" calcext:value-type="float">
            <text:p>3</text:p>
          </table:table-cell>
          <table:table-cell office:value-type="float" office:value="0.447733" calcext:value-type="float">
            <text:p>0.447733</text:p>
          </table:table-cell>
          <table:table-cell office:value-type="float" office:value="3902" calcext:value-type="float">
            <text:p>3902</text:p>
          </table:table-cell>
          <table:table-cell office:value-type="float" office:value="14959" calcext:value-type="float">
            <text:p>14959</text:p>
          </table:table-cell>
          <table:table-cell table:formula="of:=-LN([.D10]/[.E10])" office:value-type="float" office:value="1.3438238831914" calcext:value-type="float">
            <text:p>1.3438238832</text:p>
          </table:table-cell>
          <table:table-cell table:number-columns-repeated="7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.5" calcext:value-type="float">
            <text:p>3.5</text:p>
          </table:table-cell>
          <table:table-cell office:value-type="float" office:value="0.0715053" calcext:value-type="float">
            <text:p>0.0715053</text:p>
          </table:table-cell>
          <table:table-cell office:value-type="float" office:value="3701" calcext:value-type="float">
            <text:p>3701</text:p>
          </table:table-cell>
          <table:table-cell office:value-type="float" office:value="14953" calcext:value-type="float">
            <text:p>14953</text:p>
          </table:table-cell>
          <table:table-cell table:formula="of:=-LN([.D11]/[.E11])" office:value-type="float" office:value="1.39630889519769" calcext:value-type="float">
            <text:p>1.3963088952</text:p>
          </table:table-cell>
          <table:table-cell table:number-columns-repeated="7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" calcext:value-type="float">
            <text:p>4</text:p>
          </table:table-cell>
          <table:table-cell office:value-type="float" office:value="0.470556" calcext:value-type="float">
            <text:p>0.470556</text:p>
          </table:table-cell>
          <table:table-cell office:value-type="float" office:value="3648" calcext:value-type="float">
            <text:p>3648</text:p>
          </table:table-cell>
          <table:table-cell office:value-type="float" office:value="14940" calcext:value-type="float">
            <text:p>14940</text:p>
          </table:table-cell>
          <table:table-cell table:formula="of:=-LN([.D12]/[.E12])" office:value-type="float" office:value="1.40986310749259" calcext:value-type="float">
            <text:p>1.4098631075</text:p>
          </table:table-cell>
          <table:table-cell table:number-columns-repeated="7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" calcext:value-type="float">
            <text:p>5</text:p>
          </table:table-cell>
          <table:table-cell office:value-type="float" office:value="0.477432" calcext:value-type="float">
            <text:p>0.477432</text:p>
          </table:table-cell>
          <table:table-cell office:value-type="float" office:value="3570" calcext:value-type="float">
            <text:p>3570</text:p>
          </table:table-cell>
          <table:table-cell office:value-type="float" office:value="14957" calcext:value-type="float">
            <text:p>14957</text:p>
          </table:table-cell>
          <table:table-cell table:formula="of:=-LN([.D13]/[.E13])" office:value-type="float" office:value="1.43261382188564" calcext:value-type="float">
            <text:p>1.4326138219</text:p>
          </table:table-cell>
          <table:table-cell table:number-columns-repeated="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" calcext:value-type="float">
            <text:p>6</text:p>
          </table:table-cell>
          <table:table-cell office:value-type="float" office:value="0.49126" calcext:value-type="float">
            <text:p>0.49126</text:p>
          </table:table-cell>
          <table:table-cell office:value-type="float" office:value="3424" calcext:value-type="float">
            <text:p>3424</text:p>
          </table:table-cell>
          <table:table-cell office:value-type="float" office:value="14952" calcext:value-type="float">
            <text:p>14952</text:p>
          </table:table-cell>
          <table:table-cell table:formula="of:=-LN([.D14]/[.E14])" office:value-type="float" office:value="1.47403561187377" calcext:value-type="float">
            <text:p>1.4740356119</text:p>
          </table:table-cell>
          <table:table-cell table:number-columns-repeated="7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7" calcext:value-type="float">
            <text:p>7</text:p>
          </table:table-cell>
          <table:table-cell office:value-type="float" office:value="0.491949" calcext:value-type="float">
            <text:p>0.491949</text:p>
          </table:table-cell>
          <table:table-cell office:value-type="float" office:value="3421" calcext:value-type="float">
            <text:p>3421</text:p>
          </table:table-cell>
          <table:table-cell office:value-type="float" office:value="14958" calcext:value-type="float">
            <text:p>14958</text:p>
          </table:table-cell>
          <table:table-cell table:formula="of:=-LN([.D15]/[.E15])" office:value-type="float" office:value="1.47531336777401" calcext:value-type="float">
            <text:p>1.4753133678</text:p>
          </table:table-cell>
          <table:table-cell table:number-columns-repeated="7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8" calcext:value-type="float">
            <text:p>8</text:p>
          </table:table-cell>
          <table:table-cell office:value-type="float" office:value="0.499636" calcext:value-type="float">
            <text:p>0.499636</text:p>
          </table:table-cell>
          <table:table-cell office:value-type="float" office:value="3340" calcext:value-type="float">
            <text:p>3340</text:p>
          </table:table-cell>
          <table:table-cell office:value-type="float" office:value="14936" calcext:value-type="float">
            <text:p>14936</text:p>
          </table:table-cell>
          <table:table-cell table:formula="of:=-LN([.D16]/[.E16])" office:value-type="float" office:value="1.49780359925081" calcext:value-type="float">
            <text:p>1.4978035993</text:p>
          </table:table-cell>
          <table:table-cell table:number-columns-repeated="7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9" calcext:value-type="float">
            <text:p>9</text:p>
          </table:table-cell>
          <table:table-cell office:value-type="float" office:value="0.503954" calcext:value-type="float">
            <text:p>0.503954</text:p>
          </table:table-cell>
          <table:table-cell office:value-type="float" office:value="3298" calcext:value-type="float">
            <text:p>3298</text:p>
          </table:table-cell>
          <table:table-cell office:value-type="float" office:value="14954" calcext:value-type="float">
            <text:p>14954</text:p>
          </table:table-cell>
          <table:table-cell table:formula="of:=-LN([.D17]/[.E17])" office:value-type="float" office:value="1.51166259844032" calcext:value-type="float">
            <text:p>1.5116625984</text:p>
          </table:table-cell>
          <table:table-cell table:number-columns-repeated="7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office:value-type="float" office:value="0.499117" calcext:value-type="float">
            <text:p>0.499117</text:p>
          </table:table-cell>
          <table:table-cell office:value-type="float" office:value="3347" calcext:value-type="float">
            <text:p>3347</text:p>
          </table:table-cell>
          <table:table-cell office:value-type="float" office:value="14963" calcext:value-type="float">
            <text:p>14963</text:p>
          </table:table-cell>
          <table:table-cell table:formula="of:=-LN([.D18]/[.E18])" office:value-type="float" office:value="1.49751606497209" calcext:value-type="float">
            <text:p>1.497516065</text:p>
          </table:table-cell>
          <table:table-cell table:number-columns-repeated="7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1" calcext:value-type="float">
            <text:p>11</text:p>
          </table:table-cell>
          <table:table-cell office:value-type="float" office:value="0.497055" calcext:value-type="float">
            <text:p>0.497055</text:p>
          </table:table-cell>
          <table:table-cell office:value-type="float" office:value="3369" calcext:value-type="float">
            <text:p>3369</text:p>
          </table:table-cell>
          <table:table-cell office:value-type="float" office:value="14966" calcext:value-type="float">
            <text:p>14966</text:p>
          </table:table-cell>
          <table:table-cell table:formula="of:=-LN([.D19]/[.E19])" office:value-type="float" office:value="1.49116499723375" calcext:value-type="float">
            <text:p>1.4911649972</text:p>
          </table:table-cell>
          <table:table-cell table:number-columns-repeated="7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2" calcext:value-type="float">
            <text:p>12</text:p>
          </table:table-cell>
          <table:table-cell office:value-type="float" office:value="0.49956" calcext:value-type="float">
            <text:p>0.49956</text:p>
          </table:table-cell>
          <table:table-cell office:value-type="float" office:value="3342" calcext:value-type="float">
            <text:p>3342</text:p>
          </table:table-cell>
          <table:table-cell office:value-type="float" office:value="14966" calcext:value-type="float">
            <text:p>14966</text:p>
          </table:table-cell>
          <table:table-cell table:formula="of:=-LN([.D20]/[.E20])" office:value-type="float" office:value="1.49921153148496" calcext:value-type="float">
            <text:p>1.4992115315</text:p>
          </table:table-cell>
          <table:table-cell table:number-columns-repeated="7"/>
        </table:table-row>
      </table:table>
      <table:table table:name="Sheet12" table:style-name="ta1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12</text:p>
          </table:table-cell>
          <table:covered-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5" calcext:value-type="float">
            <text:p>0.5</text:p>
          </table:table-cell>
          <table:table-cell office:value-type="float" office:value="0.154527" calcext:value-type="float">
            <text:p>0.154527</text:p>
          </table:table-cell>
          <table:table-cell office:value-type="float" office:value="9443" calcext:value-type="float">
            <text:p>9443</text:p>
          </table:table-cell>
          <table:table-cell office:value-type="float" office:value="14946" calcext:value-type="float">
            <text:p>14946</text:p>
          </table:table-cell>
          <table:table-cell table:formula="of:=-LN([.D4]/[.E4])" office:value-type="float" office:value="0.459169979227166" calcext:value-type="float">
            <text:p>0.4591699792</text:p>
          </table:table-cell>
          <table:table-cell table:number-columns-repeated="7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0.287225" calcext:value-type="float">
            <text:p>0.287225</text:p>
          </table:table-cell>
          <table:table-cell office:value-type="float" office:value="6331" calcext:value-type="float">
            <text:p>6331</text:p>
          </table:table-cell>
          <table:table-cell office:value-type="float" office:value="14921" calcext:value-type="float">
            <text:p>14921</text:p>
          </table:table-cell>
          <table:table-cell table:formula="of:=-LN([.D5]/[.E5])" office:value-type="float" office:value="0.857311415096295" calcext:value-type="float">
            <text:p>0.8573114151</text:p>
          </table:table-cell>
          <table:table-cell table:number-columns-repeated="7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.5" calcext:value-type="float">
            <text:p>1.5</text:p>
          </table:table-cell>
          <table:table-cell office:value-type="float" office:value="0.346573" calcext:value-type="float">
            <text:p>0.346573</text:p>
          </table:table-cell>
          <table:table-cell office:value-type="float" office:value="5290" calcext:value-type="float">
            <text:p>5290</text:p>
          </table:table-cell>
          <table:table-cell office:value-type="float" office:value="14819" calcext:value-type="float">
            <text:p>14819</text:p>
          </table:table-cell>
          <table:table-cell table:formula="of:=-LN([.D6]/[.E6])" office:value-type="float" office:value="1.03009189533783" calcext:value-type="float">
            <text:p>1.0300918953</text:p>
          </table:table-cell>
          <table:table-cell table:number-columns-repeated="7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" calcext:value-type="float">
            <text:p>2</text:p>
          </table:table-cell>
          <table:table-cell office:value-type="float" office:value="0.0310052" calcext:value-type="float">
            <text:p>0.0310052</text:p>
          </table:table-cell>
          <table:table-cell office:value-type="float" office:value="4560" calcext:value-type="float">
            <text:p>4560</text:p>
          </table:table-cell>
          <table:table-cell office:value-type="float" office:value="14876" calcext:value-type="float">
            <text:p>14876</text:p>
          </table:table-cell>
          <table:table-cell table:formula="of:=-LN([.D7]/[.E7])" office:value-type="float" office:value="1.18242655253653" calcext:value-type="float">
            <text:p>1.1824265525</text:p>
          </table:table-cell>
          <table:table-cell table:number-columns-repeated="7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0.435595" calcext:value-type="float">
            <text:p>4.36E-001</text:p>
          </table:table-cell>
          <table:table-cell office:value-type="float" office:value="4054" calcext:value-type="float">
            <text:p>4054</text:p>
          </table:table-cell>
          <table:table-cell office:value-type="float" office:value="14966" calcext:value-type="float">
            <text:p>14966</text:p>
          </table:table-cell>
          <table:table-cell table:formula="of:=-LN([.D8]/[.E8])" office:value-type="float" office:value="1.30607691362836" calcext:value-type="float">
            <text:p>1.3060769136</text:p>
          </table:table-cell>
          <table:table-cell table:number-columns-repeated="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" calcext:value-type="float">
            <text:p>3</text:p>
          </table:table-cell>
          <table:table-cell office:value-type="float" office:value="0.0473924" calcext:value-type="float">
            <text:p>0.0473924</text:p>
          </table:table-cell>
          <table:table-cell office:value-type="float" office:value="3895" calcext:value-type="float">
            <text:p>3895</text:p>
          </table:table-cell>
          <table:table-cell office:value-type="float" office:value="14980" calcext:value-type="float">
            <text:p>14980</text:p>
          </table:table-cell>
          <table:table-cell table:formula="of:=-LN([.D9]/[.E9])" office:value-type="float" office:value="1.34702229876636" calcext:value-type="float">
            <text:p>1.3470222988</text:p>
          </table:table-cell>
          <table:table-cell table:number-columns-repeated="7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.5" calcext:value-type="float">
            <text:p>3.5</text:p>
          </table:table-cell>
          <table:table-cell office:value-type="float" office:value="0.00100283" calcext:value-type="float">
            <text:p>0.00100283</text:p>
          </table:table-cell>
          <table:table-cell office:value-type="float" office:value="3699" calcext:value-type="float">
            <text:p>3699</text:p>
          </table:table-cell>
          <table:table-cell office:value-type="float" office:value="14910" calcext:value-type="float">
            <text:p>14910</text:p>
          </table:table-cell>
          <table:table-cell table:formula="of:=-LN([.D10]/[.E10])" office:value-type="float" office:value="1.39396961592633" calcext:value-type="float">
            <text:p>1.3939696159</text:p>
          </table:table-cell>
          <table:table-cell table:number-columns-repeated="7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" calcext:value-type="float">
            <text:p>4</text:p>
          </table:table-cell>
          <table:table-cell office:value-type="float" office:value="0.0889164" calcext:value-type="float">
            <text:p>0.0889164</text:p>
          </table:table-cell>
          <table:table-cell office:value-type="float" office:value="3482" calcext:value-type="float">
            <text:p>3482</text:p>
          </table:table-cell>
          <table:table-cell office:value-type="float" office:value="14954" calcext:value-type="float">
            <text:p>14954</text:p>
          </table:table-cell>
          <table:table-cell table:formula="of:=-LN([.D11]/[.E11])" office:value-type="float" office:value="1.45737198123173" calcext:value-type="float">
            <text:p>1.4573719812</text:p>
          </table:table-cell>
          <table:table-cell table:number-columns-repeated="7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" calcext:value-type="float">
            <text:p>5</text:p>
          </table:table-cell>
          <table:table-cell office:value-type="float" office:value="0.13014" calcext:value-type="float">
            <text:p>0.13014</text:p>
          </table:table-cell>
          <table:table-cell office:value-type="float" office:value="3557" calcext:value-type="float">
            <text:p>3557</text:p>
          </table:table-cell>
          <table:table-cell office:value-type="float" office:value="14974" calcext:value-type="float">
            <text:p>14974</text:p>
          </table:table-cell>
          <table:table-cell table:formula="of:=-LN([.D12]/[.E12])" office:value-type="float" office:value="1.43739787084218" calcext:value-type="float">
            <text:p>1.4373978708</text:p>
          </table:table-cell>
          <table:table-cell table:number-columns-repeated="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" calcext:value-type="float">
            <text:p>6</text:p>
          </table:table-cell>
          <table:table-cell office:value-type="float" office:value="-0.000422805" calcext:value-type="float">
            <text:p>-0.000422805</text:p>
          </table:table-cell>
          <table:table-cell office:value-type="float" office:value="3359" calcext:value-type="float">
            <text:p>3359</text:p>
          </table:table-cell>
          <table:table-cell office:value-type="float" office:value="14970" calcext:value-type="float">
            <text:p>14970</text:p>
          </table:table-cell>
          <table:table-cell table:formula="of:=-LN([.D13]/[.E13])" office:value-type="float" office:value="1.49440488780138" calcext:value-type="float">
            <text:p>1.4944048878</text:p>
          </table:table-cell>
          <table:table-cell table:number-columns-repeated="7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7" calcext:value-type="float">
            <text:p>7</text:p>
          </table:table-cell>
          <table:table-cell office:value-type="float" office:value="0.50788" calcext:value-type="float">
            <text:p>0.50788</text:p>
          </table:table-cell>
          <table:table-cell office:value-type="float" office:value="3264" calcext:value-type="float">
            <text:p>3264</text:p>
          </table:table-cell>
          <table:table-cell office:value-type="float" office:value="14968" calcext:value-type="float">
            <text:p>14968</text:p>
          </table:table-cell>
          <table:table-cell table:formula="of:=-LN([.D14]/[.E14])" office:value-type="float" office:value="1.52296115186993" calcext:value-type="float">
            <text:p>1.5229611519</text:p>
          </table:table-cell>
          <table:table-cell table:number-columns-repeated="7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8" calcext:value-type="float">
            <text:p>8</text:p>
          </table:table-cell>
          <table:table-cell office:value-type="float" office:value="0.187168" calcext:value-type="float">
            <text:p>0.187168</text:p>
          </table:table-cell>
          <table:table-cell office:value-type="float" office:value="3331" calcext:value-type="float">
            <text:p>3331</text:p>
          </table:table-cell>
          <table:table-cell office:value-type="float" office:value="14975" calcext:value-type="float">
            <text:p>14975</text:p>
          </table:table-cell>
          <table:table-cell table:formula="of:=-LN([.D15]/[.E15])" office:value-type="float" office:value="1.50310958478997" calcext:value-type="float">
            <text:p>1.5031095848</text:p>
          </table:table-cell>
          <table:table-cell table:number-columns-repeated="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9" calcext:value-type="float">
            <text:p>9</text:p>
          </table:table-cell>
          <table:table-cell office:value-type="float" office:value="0.493401" calcext:value-type="float">
            <text:p>0.493401</text:p>
          </table:table-cell>
          <table:table-cell office:value-type="float" office:value="3409" calcext:value-type="float">
            <text:p>3409</text:p>
          </table:table-cell>
          <table:table-cell office:value-type="float" office:value="14982" calcext:value-type="float">
            <text:p>14982</text:p>
          </table:table-cell>
          <table:table-cell table:formula="of:=-LN([.D16]/[.E16])" office:value-type="float" office:value="1.48043048736993" calcext:value-type="float">
            <text:p>1.4804304874</text:p>
          </table:table-cell>
          <table:table-cell table:number-columns-repeated="7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0" calcext:value-type="float">
            <text:p>10</text:p>
          </table:table-cell>
          <table:table-cell office:value-type="float" office:value="0.500992" calcext:value-type="float">
            <text:p>0.500992</text:p>
          </table:table-cell>
          <table:table-cell office:value-type="float" office:value="3331" calcext:value-type="float">
            <text:p>3331</text:p>
          </table:table-cell>
          <table:table-cell office:value-type="float" office:value="14972" calcext:value-type="float">
            <text:p>14972</text:p>
          </table:table-cell>
          <table:table-cell table:formula="of:=-LN([.D17]/[.E17])" office:value-type="float" office:value="1.50290923083064" calcext:value-type="float">
            <text:p>1.5029092308</text:p>
          </table:table-cell>
          <table:table-cell table:number-columns-repeated="7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1" calcext:value-type="float">
            <text:p>11</text:p>
          </table:table-cell>
          <table:table-cell office:value-type="float" office:value="0.513682" calcext:value-type="float">
            <text:p>0.513682</text:p>
          </table:table-cell>
          <table:table-cell office:value-type="float" office:value="3203" calcext:value-type="float">
            <text:p>3203</text:p>
          </table:table-cell>
          <table:table-cell office:value-type="float" office:value="14968" calcext:value-type="float">
            <text:p>14968</text:p>
          </table:table-cell>
          <table:table-cell table:formula="of:=-LN([.D18]/[.E18])" office:value-type="float" office:value="1.54182671834477" calcext:value-type="float">
            <text:p>1.5418267183</text:p>
          </table:table-cell>
          <table:table-cell table:number-columns-repeated="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2" calcext:value-type="float">
            <text:p>12</text:p>
          </table:table-cell>
          <table:table-cell office:value-type="float" office:value="0.51234" calcext:value-type="float">
            <text:p>0.51234</text:p>
          </table:table-cell>
          <table:table-cell office:value-type="float" office:value="3216" calcext:value-type="float">
            <text:p>3216</text:p>
          </table:table-cell>
          <table:table-cell office:value-type="float" office:value="14961" calcext:value-type="float">
            <text:p>14961</text:p>
          </table:table-cell>
          <table:table-cell table:formula="of:=-LN([.D19]/[.E19])" office:value-type="float" office:value="1.53730846391538" calcext:value-type="float">
            <text:p>1.5373084639</text:p>
          </table:table-cell>
          <table:table-cell table:number-columns-repeated="7"/>
        </table:table-row>
      </table:table>
      <table:table table:name="Sheet9" table:style-name="ta1">
        <office:forms form:automatic-focus="false" form:apply-design-mode="false"/>
        <table:shapes>
          <draw:frame draw:z-index="0" draw:name="low flux of N2" draw:style-name="gr1" draw:text-style-name="P1" svg:width="6.7752in" svg:height="3.8898in" svg:x="1.5067in" svg:y="3.9217in">
            <draw:object draw:notify-on-update-of-ranges="Sheet9.B4:Sheet9.B19 Sheet9.C21:Sheet9.C21 Sheet9.F4:Sheet9.F19 Sheet14.B4:Sheet14.B31 Sheet14.F4:Sheet14.F31 Sheet5.B4:Sheet5.B10 Sheet5.F4:Sheet5.F10 Sheet13.B5:Sheet13.B20 Sheet9.J21:Sheet9.J21 Sheet13.F5:Sheet13.F20 Sheet9.B4:Sheet9.B19 Sheet9.I21:Sheet9.I21 Sheet12.F4:Sheet12.F19 Sheet9.B4:Sheet9.B19 Sheet9.H21:Sheet9.H21 Sheet11.F4:Sheet11.F19 Sheet9.B4:Sheet9.B19 Sheet9.F21:Sheet9.F21 Sheet8.G4:Sheet8.G19 Sheet9.B4:Sheet9.B19 Sheet9.G21:Sheet9.G21 Sheet8.F4:Sheet8.F19 Sheet9.B4:Sheet9.B19 Sheet9.D21:Sheet9.D21 Sheet9.G4:Sheet9.G1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10 low flux of N2</text:p>
          </table:table-cell>
          <table:covered-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5" calcext:value-type="float">
            <text:p>0.5</text:p>
          </table:table-cell>
          <table:table-cell office:value-type="float" office:value="0.132751" calcext:value-type="float">
            <text:p>0.132751</text:p>
          </table:table-cell>
          <table:table-cell office:value-type="float" office:value="10062" calcext:value-type="float">
            <text:p>10062</text:p>
          </table:table-cell>
          <table:table-cell office:value-type="float" office:value="14697" calcext:value-type="float">
            <text:p>14697</text:p>
          </table:table-cell>
          <table:table-cell table:formula="of:=-LN([.D4]/[.E4])" office:value-type="float" office:value="0.378877439255421" calcext:value-type="float">
            <text:p>0.3788774393</text:p>
          </table:table-cell>
          <table:table-cell table:formula="of:=-LN([Sheet10.D4]/[Sheet10.E4])" office:value-type="float" office:value="0.316576243002198" calcext:value-type="float">
            <text:p>0.316576243</text:p>
          </table:table-cell>
          <table:table-cell table:number-columns-repeated="6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0.225688" calcext:value-type="float">
            <text:p>0.225688</text:p>
          </table:table-cell>
          <table:table-cell office:value-type="float" office:value="7614" calcext:value-type="float">
            <text:p>7614</text:p>
          </table:table-cell>
          <table:table-cell office:value-type="float" office:value="14748" calcext:value-type="float">
            <text:p>14748</text:p>
          </table:table-cell>
          <table:table-cell table:formula="of:=-LN([.D5]/[.E5])" office:value-type="float" office:value="0.661118822411592" calcext:value-type="float">
            <text:p>0.6611188224</text:p>
          </table:table-cell>
          <table:table-cell table:formula="of:=-LN([Sheet10.D5]/[Sheet10.E5])" office:value-type="float" office:value="0.642750844727815" calcext:value-type="float">
            <text:p>0.6427508447</text:p>
          </table:table-cell>
          <table:table-cell table:number-columns-repeated="6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.5" calcext:value-type="float">
            <text:p>1.5</text:p>
          </table:table-cell>
          <table:table-cell office:value-type="float" office:value="0.287633" calcext:value-type="float">
            <text:p>0.287633</text:p>
          </table:table-cell>
          <table:table-cell office:value-type="float" office:value="6323" calcext:value-type="float">
            <text:p>6323</text:p>
          </table:table-cell>
          <table:table-cell office:value-type="float" office:value="14955" calcext:value-type="float">
            <text:p>14955</text:p>
          </table:table-cell>
          <table:table-cell table:formula="of:=-LN([.D6]/[.E6])" office:value-type="float" office:value="0.860851913005435" calcext:value-type="float">
            <text:p>0.860851913</text:p>
          </table:table-cell>
          <table:table-cell table:formula="of:=-LN([Sheet10.D6]/[Sheet10.E6])" office:value-type="float" office:value="0.819882369513107" calcext:value-type="float">
            <text:p>0.8198823695</text:p>
          </table:table-cell>
          <table:table-cell table:number-columns-repeated="6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office:value-type="float" office:value="0.31552" calcext:value-type="float">
            <text:p>0.31552</text:p>
          </table:table-cell>
          <table:table-cell office:value-type="float" office:value="5814" calcext:value-type="float">
            <text:p>5814</text:p>
          </table:table-cell>
          <table:table-cell office:value-type="float" office:value="14683" calcext:value-type="float">
            <text:p>14683</text:p>
          </table:table-cell>
          <table:table-cell table:formula="of:=-LN([.D7]/[.E7])" office:value-type="float" office:value="0.926421559844116" calcext:value-type="float">
            <text:p>0.9264215598</text:p>
          </table:table-cell>
          <table:table-cell table:formula="of:=-LN([Sheet10.D7]/[Sheet10.E7])" office:value-type="float" office:value="0.959404867636427" calcext:value-type="float">
            <text:p>0.9594048676</text:p>
          </table:table-cell>
          <table:table-cell table:number-columns-repeated="6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0.340906" calcext:value-type="float">
            <text:p>3.41E-001</text:p>
          </table:table-cell>
          <table:table-cell office:value-type="float" office:value="5391" calcext:value-type="float">
            <text:p>5391</text:p>
          </table:table-cell>
          <table:table-cell office:value-type="float" office:value="14980" calcext:value-type="float">
            <text:p>14980</text:p>
          </table:table-cell>
          <table:table-cell table:formula="of:=-LN([.D8]/[.E8])" office:value-type="float" office:value="1.02198508161954" calcext:value-type="float">
            <text:p>1.0219850816</text:p>
          </table:table-cell>
          <table:table-cell table:formula="of:=-LN([Sheet10.D8]/[Sheet10.E8])" office:value-type="float" office:value="1.00278821537525" calcext:value-type="float">
            <text:p>1.0027882154</text:p>
          </table:table-cell>
          <table:table-cell table:number-columns-repeated="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office:value-type="float" office:value="0.350902" calcext:value-type="float">
            <text:p>0.350902</text:p>
          </table:table-cell>
          <table:table-cell office:value-type="float" office:value="5228" calcext:value-type="float">
            <text:p>5228</text:p>
          </table:table-cell>
          <table:table-cell office:value-type="float" office:value="14958" calcext:value-type="float">
            <text:p>14958</text:p>
          </table:table-cell>
          <table:table-cell table:formula="of:=-LN([.D9]/[.E9])" office:value-type="float" office:value="1.0512174780075" calcext:value-type="float">
            <text:p>1.051217478</text:p>
          </table:table-cell>
          <table:table-cell table:formula="of:=-LN([Sheet10.D9]/[Sheet10.E9])" office:value-type="float" office:value="1.07506770546133" calcext:value-type="float">
            <text:p>1.0750677055</text:p>
          </table:table-cell>
          <table:table-cell table:number-columns-repeated="6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.5" calcext:value-type="float">
            <text:p>3.5</text:p>
          </table:table-cell>
          <table:table-cell office:value-type="float" office:value="0.36636" calcext:value-type="float">
            <text:p>0.36636</text:p>
          </table:table-cell>
          <table:table-cell office:value-type="float" office:value="4994" calcext:value-type="float">
            <text:p>4994</text:p>
          </table:table-cell>
          <table:table-cell office:value-type="float" office:value="14981" calcext:value-type="float">
            <text:p>14981</text:p>
          </table:table-cell>
          <table:table-cell table:formula="of:=-LN([.D10]/[.E10])" office:value-type="float" office:value="1.09854553967766" calcext:value-type="float">
            <text:p>1.0985455397</text:p>
          </table:table-cell>
          <table:table-cell table:formula="of:=-LN([Sheet10.D10]/[Sheet10.E10])" office:value-type="float" office:value="1.14892825278899" calcext:value-type="float">
            <text:p>1.1489282528</text:p>
          </table:table-cell>
          <table:table-cell table:number-columns-repeated="6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" calcext:value-type="float">
            <text:p>4</text:p>
          </table:table-cell>
          <table:table-cell office:value-type="float" office:value="0.386571" calcext:value-type="float">
            <text:p>0.386571</text:p>
          </table:table-cell>
          <table:table-cell office:value-type="float" office:value="4697" calcext:value-type="float">
            <text:p>4697</text:p>
          </table:table-cell>
          <table:table-cell office:value-type="float" office:value="14950" calcext:value-type="float">
            <text:p>14950</text:p>
          </table:table-cell>
          <table:table-cell table:formula="of:=-LN([.D11]/[.E11])" office:value-type="float" office:value="1.15778729279184" calcext:value-type="float">
            <text:p>1.1577872928</text:p>
          </table:table-cell>
          <table:table-cell table:formula="of:=-LN([Sheet10.D11]/[Sheet10.E11])" office:value-type="float" office:value="1.12785751162017" calcext:value-type="float">
            <text:p>1.1278575116</text:p>
          </table:table-cell>
          <table:table-cell table:number-columns-repeated="6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office:value-type="float" office:value="0.0883859" calcext:value-type="float">
            <text:p>0.0883859</text:p>
          </table:table-cell>
          <table:table-cell office:value-type="float" office:value="4518" calcext:value-type="float">
            <text:p>4518</text:p>
          </table:table-cell>
          <table:table-cell office:value-type="float" office:value="14981" calcext:value-type="float">
            <text:p>14981</text:p>
          </table:table-cell>
          <table:table-cell table:formula="of:=-LN([.D12]/[.E12])" office:value-type="float" office:value="1.19871331348943" calcext:value-type="float">
            <text:p>1.1987133135</text:p>
          </table:table-cell>
          <table:table-cell table:formula="of:=-LN([Sheet10.D12]/[Sheet10.E12])" office:value-type="float" office:value="1.19740696733147" calcext:value-type="float">
            <text:p>1.1974069673</text:p>
          </table:table-cell>
          <table:table-cell table:number-columns-repeated="6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" calcext:value-type="float">
            <text:p>6</text:p>
          </table:table-cell>
          <table:table-cell office:value-type="float" office:value="0.113433" calcext:value-type="float">
            <text:p>0.113433</text:p>
          </table:table-cell>
          <table:table-cell office:value-type="float" office:value="4362" calcext:value-type="float">
            <text:p>4362</text:p>
          </table:table-cell>
          <table:table-cell office:value-type="float" office:value="14968" calcext:value-type="float">
            <text:p>14968</text:p>
          </table:table-cell>
          <table:table-cell table:formula="of:=-LN([.D13]/[.E13])" office:value-type="float" office:value="1.23298392119235" calcext:value-type="float">
            <text:p>1.2329839212</text:p>
          </table:table-cell>
          <table:table-cell table:formula="of:=-LN([Sheet10.D13]/[Sheet10.E13])" office:value-type="float" office:value="1.19853408732905" calcext:value-type="float">
            <text:p>1.1985340873</text:p>
          </table:table-cell>
          <table:table-cell table:number-columns-repeated="6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7" calcext:value-type="float">
            <text:p>7</text:p>
          </table:table-cell>
          <table:table-cell office:value-type="float" office:value="0.124659" calcext:value-type="float">
            <text:p>0.124659</text:p>
          </table:table-cell>
          <table:table-cell office:value-type="float" office:value="4517" calcext:value-type="float">
            <text:p>4517</text:p>
          </table:table-cell>
          <table:table-cell office:value-type="float" office:value="14972" calcext:value-type="float">
            <text:p>14972</text:p>
          </table:table-cell>
          <table:table-cell table:formula="of:=-LN([.D14]/[.E14])" office:value-type="float" office:value="1.19833373336972" calcext:value-type="float">
            <text:p>1.1983337334</text:p>
          </table:table-cell>
          <table:table-cell table:formula="of:=-LN([Sheet10.D14]/[Sheet10.E14])" office:value-type="float" office:value="1.20197080165526" calcext:value-type="float">
            <text:p>1.2019708017</text:p>
          </table:table-cell>
          <table:table-cell table:number-columns-repeated="6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8" calcext:value-type="float">
            <text:p>8</text:p>
          </table:table-cell>
          <table:table-cell office:value-type="float" office:value="0.399077" calcext:value-type="float">
            <text:p>0.399077</text:p>
          </table:table-cell>
          <table:table-cell office:value-type="float" office:value="4520" calcext:value-type="float">
            <text:p>4520</text:p>
          </table:table-cell>
          <table:table-cell office:value-type="float" office:value="14982" calcext:value-type="float">
            <text:p>14982</text:p>
          </table:table-cell>
          <table:table-cell table:formula="of:=-LN([.D15]/[.E15])" office:value-type="float" office:value="1.19833748668155" calcext:value-type="float">
            <text:p>1.1983374867</text:p>
          </table:table-cell>
          <table:table-cell table:formula="of:=-LN([Sheet10.D15]/[Sheet10.E15])" office:value-type="float" office:value="1.22106953899318" calcext:value-type="float">
            <text:p>1.221069539</text:p>
          </table:table-cell>
          <table:table-cell table:number-columns-repeated="6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9" calcext:value-type="float">
            <text:p>9</text:p>
          </table:table-cell>
          <table:table-cell office:value-type="float" office:value="0.397167" calcext:value-type="float">
            <text:p>0.397167</text:p>
          </table:table-cell>
          <table:table-cell office:value-type="float" office:value="4551" calcext:value-type="float">
            <text:p>4551</text:p>
          </table:table-cell>
          <table:table-cell office:value-type="float" office:value="14977" calcext:value-type="float">
            <text:p>14977</text:p>
          </table:table-cell>
          <table:table-cell table:formula="of:=-LN([.D16]/[.E16])" office:value-type="float" office:value="1.19116870197575" calcext:value-type="float">
            <text:p>1.191168702</text:p>
          </table:table-cell>
          <table:table-cell table:formula="of:=-LN([Sheet10.D16]/[Sheet10.E16])" office:value-type="float" office:value="1.1871842257114" calcext:value-type="float">
            <text:p>1.1871842257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0.402216" calcext:value-type="float">
            <text:p>0.402216</text:p>
          </table:table-cell>
          <table:table-cell office:value-type="float" office:value="4476" calcext:value-type="float">
            <text:p>4476</text:p>
          </table:table-cell>
          <table:table-cell office:value-type="float" office:value="14964" calcext:value-type="float">
            <text:p>14964</text:p>
          </table:table-cell>
          <table:table-cell table:formula="of:=-LN([.D17]/[.E17])" office:value-type="float" office:value="1.20691752603622" calcext:value-type="float">
            <text:p>1.206917526</text:p>
          </table:table-cell>
          <table:table-cell table:formula="of:=-LN([Sheet10.D17]/[Sheet10.E17])" office:value-type="float" office:value="1.17962316374329" calcext:value-type="float">
            <text:p>1.1796231637</text:p>
          </table:table-cell>
          <table:table-cell table:number-columns-repeated="6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1" calcext:value-type="float">
            <text:p>11</text:p>
          </table:table-cell>
          <table:table-cell office:value-type="float" office:value="0.405752" calcext:value-type="float">
            <text:p>0.405752</text:p>
          </table:table-cell>
          <table:table-cell office:value-type="float" office:value="4434" calcext:value-type="float">
            <text:p>4434</text:p>
          </table:table-cell>
          <table:table-cell office:value-type="float" office:value="14978" calcext:value-type="float">
            <text:p>14978</text:p>
          </table:table-cell>
          <table:table-cell table:formula="of:=-LN([.D18]/[.E18])" office:value-type="float" office:value="1.21728034663306" calcext:value-type="float">
            <text:p>1.2172803466</text:p>
          </table:table-cell>
          <table:table-cell table:formula="of:=-LN([Sheet10.D18]/[Sheet10.E18])" office:value-type="float" office:value="1.1645141000902" calcext:value-type="float">
            <text:p>1.1645141001</text:p>
          </table:table-cell>
          <table:table-cell table:number-columns-repeated="6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0.398437" calcext:value-type="float">
            <text:p>0.398437</text:p>
          </table:table-cell>
          <table:table-cell office:value-type="float" office:value="4527" calcext:value-type="float">
            <text:p>4527</text:p>
          </table:table-cell>
          <table:table-cell office:value-type="float" office:value="14982" calcext:value-type="float">
            <text:p>14982</text:p>
          </table:table-cell>
          <table:table-cell table:formula="of:=-LN([.D19]/[.E19])" office:value-type="float" office:value="1.19679001207187" calcext:value-type="float">
            <text:p>1.1967900121</text:p>
          </table:table-cell>
          <table:table-cell table:formula="of:=-LN([Sheet10.D19]/[Sheet10.E19])" office:value-type="float" office:value="1.17567213308299" calcext:value-type="float">
            <text:p>1.1756721331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low flux of N2</text:p>
          </table:table-cell>
          <table:table-cell office:value-type="string" calcext:value-type="string">
            <text:p>high flux of N2</text:p>
          </table:table-cell>
          <table:table-cell/>
          <table:table-cell office:value-type="string" calcext:value-type="string">
            <text:p>y_test_1</text:p>
          </table:table-cell>
          <table:table-cell office:value-type="string" calcext:value-type="string">
            <text:p>y_test_2</text:p>
          </table:table-cell>
          <table:table-cell office:value-type="string" calcext:value-type="string">
            <text:p>Reproductible _?</text:p>
          </table:table-cell>
          <table:table-cell office:value-type="string" calcext:value-type="string">
            <text:p>pixel_efficiency</text:p>
          </table:table-cell>
          <table:table-cell office:value-type="string" calcext:value-type="string">
            <text:p>Confirmation_?</text:p>
          </table:table-cell>
          <table:table-cell table:number-columns-repeated="3"/>
        </table:table-row>
      </table:table>
      <table:table table:name="Sheet5" table:style-name="ta1">
        <office:forms form:automatic-focus="false" form:apply-design-mode="false"/>
        <table:shapes>
          <draw:frame draw:z-index="0" draw:style-name="gr1" draw:text-style-name="P1" svg:width="6.2988in" svg:height="3.098in" svg:x="4.3917in" svg:y="2.8315in">
            <draw:object draw:notify-on-update-of-ranges="Sheet5.B4:Sheet5.B10 Sheet5.C15:Sheet5.C15 Sheet5.F4:Sheet5.F10 Sheet5.B4:Sheet5.B12 Sheet15.B14:Sheet15.B14 Sheet15.F4:Sheet15.F12 Sheet5.S4:Sheet5.S19 Sheet5.F16:Sheet5.F16 Sheet5.T4:Sheet5.T19 Sheet5.P4:Sheet5.P19 Sheet5.E16:Sheet5.E16 Sheet5.Q4:Sheet5.Q19 Sheet14.P4:Sheet14.P20 Sheet5.D16:Sheet5.D16 Sheet14.T4:Sheet14.T20 Sheet5.I4:Sheet5.I11 Sheet5.F15:Sheet5.F15 Sheet5.M4:Sheet5.M11 Sheet14.I4:Sheet14.I31 Sheet5.E15:Sheet5.E15 Sheet14.M4:Sheet14.M31 Sheet14.B4:Sheet14.B31 Sheet5.D15:Sheet5.D15 Sheet14.F4:Sheet14.F3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6" table:default-cell-style-name="Default"/>
        <table:table-column table:style-name="co17" table:default-cell-style-name="Default"/>
        <table:table-column table:style-name="co1" table:number-columns-repeated="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1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MPPC MEG</text:p>
          </table:table-cell>
          <table:covered-table-cell table:number-columns-repeated="12"/>
          <table:table-cell table:number-columns-repeated="7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 test1</text:p>
          </table:table-cell>
          <table:covered-table-cell table:number-columns-repeated="5"/>
          <table:table-cell/>
          <table:table-cell table:style-name="ce2" office:value-type="string" calcext:value-type="string" table:number-columns-spanned="6" table:number-rows-spanned="1">
            <text:p>Trigger on the lamp test 2</text:p>
          </table:table-cell>
          <table:covered-table-cell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 table:number-columns-repeated="3"/>
          <table:table-cell office:value-type="string" calcext:value-type="string">
            <text:p>run18</text:p>
          </table:table-cell>
          <table:table-cell table:number-columns-repeated="2"/>
          <table:table-cell office:value-type="string" calcext:value-type="string">
            <text:p>run1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94" calcext:value-type="float">
            <text:p>14994</text:p>
          </table:table-cell>
          <table:table-cell office:value-type="float" office:value="15000" calcext:value-type="float">
            <text:p>15000</text:p>
          </table:table-cell>
          <table:table-cell table:style-name="ce3" table:formula="of:=-LN([Sheet5.D4]/[Sheet5.E4])" office:value-type="float" office:value="0.000400080021339691" calcext:value-type="float">
            <text:p>0.00040008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0.000489392" calcext:value-type="float">
            <text:p>0.000489392</text:p>
          </table:table-cell>
          <table:table-cell office:value-type="float" office:value="14985" calcext:value-type="float">
            <text:p>14985</text:p>
          </table:table-cell>
          <table:table-cell office:value-type="float" office:value="14998" calcext:value-type="float">
            <text:p>14998</text:p>
          </table:table-cell>
          <table:table-cell table:style-name="ce3" table:formula="of:=-LN([Sheet5.K4]/[Sheet5.L4])" office:value-type="float" office:value="0.000867158110571127" calcext:value-type="float">
            <text:p>0.0008671581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188314404736554" calcext:value-type="float">
            <text:p>0.1883144047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140969498754988" calcext:value-type="float">
            <text:p>0.140969498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5" calcext:value-type="float">
            <text:p>0.5</text:p>
          </table:table-cell>
          <table:table-cell office:value-type="float" office:value="0.0459234" calcext:value-type="float">
            <text:p>0.0459234</text:p>
          </table:table-cell>
          <table:table-cell office:value-type="float" office:value="13066" calcext:value-type="float">
            <text:p>13066</text:p>
          </table:table-cell>
          <table:table-cell office:value-type="float" office:value="14839" calcext:value-type="float">
            <text:p>14839</text:p>
          </table:table-cell>
          <table:table-cell table:style-name="ce3" table:formula="of:=-LN([Sheet5.D5]/[Sheet5.E5])" office:value-type="float" office:value="0.127245413605431" calcext:value-type="float">
            <text:p>0.1272454136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0.5" calcext:value-type="float">
            <text:p>0.5</text:p>
          </table:table-cell>
          <table:table-cell office:value-type="float" office:value="0.0910755" calcext:value-type="float">
            <text:p>0.0910755</text:p>
          </table:table-cell>
          <table:table-cell office:value-type="float" office:value="11598" calcext:value-type="float">
            <text:p>11598</text:p>
          </table:table-cell>
          <table:table-cell office:value-type="float" office:value="14946" calcext:value-type="float">
            <text:p>14946</text:p>
          </table:table-cell>
          <table:table-cell table:style-name="ce3" table:formula="of:=-LN([Sheet5.K5]/[Sheet5.L5])" office:value-type="float" office:value="0.25361103605385" calcext:value-type="float">
            <text:p>0.25361103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284596095645187" calcext:value-type="float">
            <text:p>0.28459609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13240755850157" calcext:value-type="float">
            <text:p>0.2132407559</text:p>
          </table:table-cell>
        </table:table-row>
        <table:table-row table:style-name="ro3"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office:value-type="float" office:value="0.0590307" calcext:value-type="float">
            <text:p>0.0590307</text:p>
          </table:table-cell>
          <table:table-cell office:value-type="float" office:value="12555" calcext:value-type="float">
            <text:p>12555</text:p>
          </table:table-cell>
          <table:table-cell office:value-type="float" office:value="14919" calcext:value-type="float">
            <text:p>14919</text:p>
          </table:table-cell>
          <table:table-cell table:style-name="ce3" table:formula="of:=-LN([Sheet5.D6]/[Sheet5.E6])" office:value-type="float" office:value="0.172516575791163" calcext:value-type="float">
            <text:p>0.1725165758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 office:value-type="float" office:value="0.11756" calcext:value-type="float">
            <text:p>0.11756</text:p>
          </table:table-cell>
          <table:table-cell office:value-type="float" office:value="10534" calcext:value-type="float">
            <text:p>10534</text:p>
          </table:table-cell>
          <table:table-cell office:value-type="float" office:value="14942" calcext:value-type="float">
            <text:p>14942</text:p>
          </table:table-cell>
          <table:table-cell table:style-name="ce3" table:formula="of:=-LN([Sheet5.K6]/[Sheet5.L6])" office:value-type="float" office:value="0.349567918492412" calcext:value-type="float">
            <text:p>0.349567918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349714083571284" calcext:value-type="float">
            <text:p>0.349714083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267505148401012" calcext:value-type="float">
            <text:p>0.267505148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.5" calcext:value-type="float">
            <text:p>1.5</text:p>
          </table:table-cell>
          <table:table-cell office:value-type="float" office:value="0.0712051" calcext:value-type="float">
            <text:p>0.0712051</text:p>
          </table:table-cell>
          <table:table-cell office:value-type="float" office:value="12095" calcext:value-type="float">
            <text:p>12095</text:p>
          </table:table-cell>
          <table:table-cell office:value-type="float" office:value="14985" calcext:value-type="float">
            <text:p>14985</text:p>
          </table:table-cell>
          <table:table-cell table:style-name="ce3" table:formula="of:=-LN([Sheet5.D7]/[Sheet5.E7])" office:value-type="float" office:value="0.214257556706636" calcext:value-type="float">
            <text:p>0.2142575567</text:p>
          </table:table-cell>
          <table:table-cell/>
          <table:table-cell office:value-type="float" office:value="437" calcext:value-type="float">
            <text:p>437</text:p>
          </table:table-cell>
          <table:table-cell office:value-type="float" office:value="1.5" calcext:value-type="float">
            <text:p>1.5</text:p>
          </table:table-cell>
          <table:table-cell office:value-type="float" office:value="0.135667" calcext:value-type="float">
            <text:p>0.135667</text:p>
          </table:table-cell>
          <table:table-cell office:value-type="float" office:value="9971" calcext:value-type="float">
            <text:p>9971</text:p>
          </table:table-cell>
          <table:table-cell office:value-type="float" office:value="14952" calcext:value-type="float">
            <text:p>14952</text:p>
          </table:table-cell>
          <table:table-cell table:style-name="ce3" table:formula="of:=-LN([Sheet5.K7]/[Sheet5.L7])" office:value-type="float" office:value="0.405164190306606" calcext:value-type="float">
            <text:p>0.405164190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379033011234434" calcext:value-type="float">
            <text:p>0.37903301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87059877862578" calcext:value-type="float">
            <text:p>0.287059877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" calcext:value-type="float">
            <text:p>2</text:p>
          </table:table-cell>
          <table:table-cell office:value-type="float" office:value="0.0762818" calcext:value-type="float">
            <text:p>0.0762818</text:p>
          </table:table-cell>
          <table:table-cell office:value-type="float" office:value="11925" calcext:value-type="float">
            <text:p>11925</text:p>
          </table:table-cell>
          <table:table-cell office:value-type="float" office:value="14956" calcext:value-type="float">
            <text:p>14956</text:p>
          </table:table-cell>
          <table:table-cell table:style-name="ce3" table:formula="of:=-LN([Sheet5.D8]/[Sheet5.E8])" office:value-type="float" office:value="0.226475520340462" calcext:value-type="float">
            <text:p>0.2264755203</text:p>
          </table:table-cell>
          <table:table-cell/>
          <table:table-cell office:value-type="float" office:value="438" calcext:value-type="float">
            <text:p>438</text:p>
          </table:table-cell>
          <table:table-cell office:value-type="float" office:value="2" calcext:value-type="float">
            <text:p>2</text:p>
          </table:table-cell>
          <table:table-cell office:value-type="float" office:value="0.149004" calcext:value-type="float">
            <text:p>0.149004</text:p>
          </table:table-cell>
          <table:table-cell office:value-type="float" office:value="9584" calcext:value-type="float">
            <text:p>9584</text:p>
          </table:table-cell>
          <table:table-cell office:value-type="float" office:value="14961" calcext:value-type="float">
            <text:p>14961</text:p>
          </table:table-cell>
          <table:table-cell table:style-name="ce3" table:formula="of:=-LN([Sheet5.K8]/[Sheet5.L8])" office:value-type="float" office:value="0.445351773859002" calcext:value-type="float">
            <text:p>0.4453517739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407067030757498" calcext:value-type="float">
            <text:p>0.4070670308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299621311463038" calcext:value-type="float">
            <text:p>0.2996213115</text:p>
          </table:table-cell>
        </table:table-row>
        <table:table-row table:style-name="ro3">
          <table:table-cell office:value-type="float" office:value="374" calcext:value-type="float">
            <text:p>374</text:p>
          </table:table-cell>
          <table:table-cell office:value-type="float" office:value="2.5" calcext:value-type="float">
            <text:p>2.5</text:p>
          </table:table-cell>
          <table:table-cell office:value-type="float" office:value="0.0796825" calcext:value-type="float">
            <text:p>0.0796825</text:p>
          </table:table-cell>
          <table:table-cell office:value-type="float" office:value="11800" calcext:value-type="float">
            <text:p>11800</text:p>
          </table:table-cell>
          <table:table-cell office:value-type="float" office:value="14940" calcext:value-type="float">
            <text:p>14940</text:p>
          </table:table-cell>
          <table:table-cell table:style-name="ce3" table:formula="of:=-LN([Sheet5.D9]/[Sheet5.E9])" office:value-type="float" office:value="0.235942648233052" calcext:value-type="float">
            <text:p>0.2359426482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2.5" calcext:value-type="float">
            <text:p>2.5</text:p>
          </table:table-cell>
          <table:table-cell office:value-type="float" office:value="0.147977" calcext:value-type="float">
            <text:p>0.147977</text:p>
          </table:table-cell>
          <table:table-cell office:value-type="float" office:value="9622" calcext:value-type="float">
            <text:p>9622</text:p>
          </table:table-cell>
          <table:table-cell office:value-type="float" office:value="14986" calcext:value-type="float">
            <text:p>14986</text:p>
          </table:table-cell>
          <table:table-cell table:style-name="ce3" table:formula="of:=-LN([Sheet5.K9]/[Sheet5.L9])" office:value-type="float" office:value="0.443064288664857" calcext:value-type="float">
            <text:p>0.443064288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438428418090204" calcext:value-type="float">
            <text:p>0.438428418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20790570773176" calcext:value-type="float">
            <text:p>0.3207905708</text:p>
          </table:table-cell>
        </table:table-row>
        <table:table-row table:style-name="ro3"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 office:value-type="float" office:value="0.0807414" calcext:value-type="float">
            <text:p>0.0807414</text:p>
          </table:table-cell>
          <table:table-cell office:value-type="float" office:value="11760" calcext:value-type="float">
            <text:p>11760</text:p>
          </table:table-cell>
          <table:table-cell office:value-type="float" office:value="14970" calcext:value-type="float">
            <text:p>14970</text:p>
          </table:table-cell>
          <table:table-cell table:style-name="ce3" table:formula="of:=-LN([Sheet5.D10]/[Sheet5.E10])" office:value-type="float" office:value="0.241344255961056" calcext:value-type="float">
            <text:p>0.241344256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office:value-type="float" office:value="0.000801156" calcext:value-type="float">
            <text:p>0.000801156</text:p>
          </table:table-cell>
          <table:table-cell office:value-type="float" office:value="9580" calcext:value-type="float">
            <text:p>9580</text:p>
          </table:table-cell>
          <table:table-cell office:value-type="float" office:value="14982" calcext:value-type="float">
            <text:p>14982</text:p>
          </table:table-cell>
          <table:table-cell table:style-name="ce3" table:formula="of:=-LN([Sheet5.K10]/[Sheet5.L10])" office:value-type="float" office:value="0.447171888542922" calcext:value-type="float">
            <text:p>0.447171888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0.425888424389022" calcext:value-type="float">
            <text:p>0.4258884244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0.315948204750467" calcext:value-type="float">
            <text:p>0.3159482048</text:p>
          </table:table-cell>
        </table:table-row>
        <table:table-row table:style-name="ro3">
          <table:table-cell office:value-type="float" office:value="376" calcext:value-type="float">
            <text:p>376</text:p>
          </table:table-cell>
          <table:table-cell office:value-type="float" office:value="3.5" calcext:value-type="float">
            <text:p>3.5</text:p>
          </table:table-cell>
          <table:table-cell office:value-type="float" office:value="0.00398003" calcext:value-type="float">
            <text:p>0.00398003</text:p>
          </table:table-cell>
          <table:table-cell table:number-columns-repeated="2"/>
          <table:table-cell table:style-name="ce3" table:formula="of:=-LN([Sheet5.D11]/[Sheet5.E11])" office:value-type="string" office:string-value="" calcext:value-type="error">
            <text:p>#DIV/0!</text:p>
          </table:table-cell>
          <table:table-cell/>
          <table:table-cell office:value-type="float" office:value="441" calcext:value-type="float">
            <text:p>441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style-name="ce3"/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444808536359825" calcext:value-type="float">
            <text:p>0.44480853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337739790745362" calcext:value-type="float">
            <text:p>0.337739790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style-name="ce3" table:formula="of:=-LN([Sheet5.D12]/[Sheet5.E12])" office:value-type="string" office:string-value="" calcext:value-type="error">
            <text:p>#DIV/0!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3"/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0.453539955719532" calcext:value-type="float">
            <text:p>0.4535399557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.332319760467047" calcext:value-type="float">
            <text:p>0.3323197605</text:p>
          </table:table-cell>
        </table:table-row>
        <table:table-row table:style-name="ro3">
          <table:table-cell table:number-columns-repeated="12"/>
          <table:table-cell table:style-name="ce3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451089629732563" calcext:value-type="float">
            <text:p>0.451089629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330488176211161" calcext:value-type="float">
            <text:p>0.3304881762</text:p>
          </table:table-cell>
        </table:table-row>
        <table:table-row table:style-name="ro1">
          <table:table-cell table:number-columns-repeated="15"/>
          <table:table-cell office:value-type="float" office:value="5.5" calcext:value-type="float">
            <text:p>5.5</text:p>
          </table:table-cell>
          <table:table-cell office:value-type="float" office:value="0.451851719260469" calcext:value-type="float">
            <text:p>0.4518517193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0.34670178478991" calcext:value-type="float">
            <text:p>0.3467017848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MEG_test1</text:p>
          </table:table-cell>
          <table:table-cell office:value-type="string" calcext:value-type="string">
            <text:p>VUV3_test1</text:p>
          </table:table-cell>
          <table:table-cell office:value-type="string" calcext:value-type="string">
            <text:p>VUV3_test2</text:p>
          </table:table-cell>
          <table:table-cell office:value-type="string" calcext:value-type="string">
            <text:p>MEG_test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0.474322193051354" calcext:value-type="float">
            <text:p>0.474322193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3382210139243" calcext:value-type="float">
            <text:p>0.338221013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UV3_test3</text:p>
          </table:table-cell>
          <table:table-cell office:value-type="string" calcext:value-type="string">
            <text:p>VUV3_test4</text:p>
          </table:table-cell>
          <table:table-cell office:value-type="string" calcext:value-type="string">
            <text:p>VUV3_test5</text:p>
          </table:table-cell>
          <table:table-cell office:value-type="string" calcext:value-type="string">
            <text:p>VUV3_test6</text:p>
          </table:table-cell>
          <table:table-cell table:number-columns-repeated="8"/>
          <table:table-cell office:value-type="float" office:value="6.5" calcext:value-type="float">
            <text:p>6.5</text:p>
          </table:table-cell>
          <table:table-cell office:value-type="float" office:value="0.45329169636979" calcext:value-type="float">
            <text:p>0.4532916964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0.333462432516567" calcext:value-type="float">
            <text:p>0.3334624325</text:p>
          </table:table-cell>
        </table:table-row>
        <table:table-row table:style-name="ro1">
          <table:table-cell table:number-columns-repeated="15"/>
          <table:table-cell office:value-type="float" office:value="7" calcext:value-type="float">
            <text:p>7</text:p>
          </table:table-cell>
          <table:table-cell office:value-type="float" office:value="0.444162942642737" calcext:value-type="float">
            <text:p>0.444162942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332360153429329" calcext:value-type="float">
            <text:p>0.3323601534</text:p>
          </table:table-cell>
        </table:table-row>
        <table:table-row table:style-name="ro3">
          <table:table-cell table:number-columns-repeated="15"/>
          <table:table-cell office:value-type="float" office:value="7.5" calcext:value-type="float">
            <text:p>7.5</text:p>
          </table:table-cell>
          <table:table-cell office:value-type="float" office:value="0.45280516326533" calcext:value-type="float">
            <text:p>0.452805163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0.318912383605591" calcext:value-type="float">
            <text:p>0.3189123836</text:p>
          </table:table-cell>
        </table:table-row>
        <table:table-row table:style-name="ro1">
          <table:table-cell table:number-columns-repeated="15"/>
          <table:table-cell office:value-type="float" office:value="8" calcext:value-type="float">
            <text:p>8</text:p>
          </table:table-cell>
          <table:table-cell office:value-type="float" office:value="0.466073042259287" calcext:value-type="float">
            <text:p>0.4660730423</text:p>
          </table:table-cell>
          <table:table-cell table:number-columns-repeated="3"/>
        </table:table-row>
        <table:table-row table:style-name="ro1" table:number-rows-repeated="7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Sheet14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0" table:default-cell-style-name="Default"/>
        <table:table-column table:style-name="co1" table:number-columns-repeated="12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14</text:p>
          </table:table-cell>
          <table:covered-table-cell table:number-columns-repeated="12"/>
          <table:table-cell table:number-columns-repeated="7"/>
        </table:table-row>
        <table:table-row table:style-name="ro1">
          <table:table-cell table:style-name="ce6" office:value-type="string" calcext:value-type="string" table:number-columns-spanned="6" table:number-rows-spanned="1">
            <text:p>Trigger on the lamp test1</text:p>
          </table:table-cell>
          <table:covered-table-cell table:number-columns-repeated="5" table:style-name="ce7"/>
          <table:table-cell/>
          <table:table-cell table:style-name="ce6" office:value-type="string" calcext:value-type="string" table:number-columns-spanned="6" table:number-rows-spanned="1">
            <text:p>Trigger on the lamp test2</text:p>
          </table:table-cell>
          <table:covered-table-cell table:number-columns-repeated="5" table:style-name="ce7"/>
          <table:table-cell/>
          <table:table-cell table:style-name="ce6" office:value-type="string" calcext:value-type="string" table:number-columns-spanned="6" table:number-rows-spanned="1">
            <text:p>Trigger on the lamp test3</text:p>
          </table:table-cell>
          <table:covered-table-cell table:number-columns-repeated="5" table:style-name="ce7"/>
        </table:table-row>
        <table:table-row table:style-name="ro1"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OV (V)</text:p>
          </table:table-cell>
          <table:table-cell table:style-name="ce7" office:value-type="string" calcext:value-type="string">
            <text:p>&lt;PE&gt; µs^-1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/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OV (V)</text:p>
          </table:table-cell>
          <table:table-cell table:style-name="ce7" office:value-type="string" calcext:value-type="string">
            <text:p>&lt;PE&gt; µs^-1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/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OV (V)</text:p>
          </table:table-cell>
          <table:table-cell table:style-name="ce7" office:value-type="string" calcext:value-type="string">
            <text:p>&lt;PE&gt; µs^-1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222517" calcext:value-type="float">
            <text:p>2.23E-005</text:p>
          </table:table-cell>
          <table:table-cell office:value-type="float" office:value="15000" calcext:value-type="float">
            <text:p>15000</text:p>
          </table:table-cell>
          <table:table-cell office:value-type="float" office:value="14899" calcext:value-type="float">
            <text:p>14899</text:p>
          </table:table-cell>
          <table:table-cell table:formula="of:=-LN([.D4]/[.E4])" office:value-type="float" office:value="-0.00675610449700797" calcext:value-type="float">
            <text:p>-0.0067561045</text:p>
          </table:table-cell>
          <table:table-cell office:value-type="float" office:value="44.67" calcext:value-type="float">
            <text:p>44.67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177932" calcext:value-type="float">
            <text:p>1.78E-004</text:p>
          </table:table-cell>
          <table:table-cell table:number-columns-repeated="2" office:value-type="float" office:value="15000" calcext:value-type="float">
            <text:p>15000</text:p>
          </table:table-cell>
          <table:table-cell table:formula="of:=-LN([.K4]/[.L4])" office:value-type="float" office:value="-0" calcext:value-type="float">
            <text:p>0</text:p>
          </table:table-cell>
          <table:table-cell office:value-type="float" office:value="45.17" calcext:value-type="float">
            <text:p>45.17</text:p>
          </table:table-cell>
          <table:table-cell office:value-type="float" office:value="445" calcext:value-type="float">
            <text:p>445</text:p>
          </table:table-cell>
          <table:table-cell office:value-type="float" office:value="0.5" calcext:value-type="float">
            <text:p>0.5</text:p>
          </table:table-cell>
          <table:table-cell office:value-type="float" office:value="0.12675" calcext:value-type="float">
            <text:p>0.12675</text:p>
          </table:table-cell>
          <table:table-cell office:value-type="float" office:value="10253" calcext:value-type="float">
            <text:p>10253</text:p>
          </table:table-cell>
          <table:table-cell office:value-type="float" office:value="14926" calcext:value-type="float">
            <text:p>14926</text:p>
          </table:table-cell>
          <table:table-cell table:formula="of:= -LN([.R4]/[.S4])" office:value-type="float" office:value="0.375534313021241" calcext:value-type="float">
            <text:p>0.37553431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5" calcext:value-type="float">
            <text:p>0.5</text:p>
          </table:table-cell>
          <table:table-cell office:value-type="float" office:value="0.171292" calcext:value-type="float">
            <text:p>0.171292</text:p>
          </table:table-cell>
          <table:table-cell office:value-type="float" office:value="8967" calcext:value-type="float">
            <text:p>8967</text:p>
          </table:table-cell>
          <table:table-cell office:value-type="float" office:value="14906" calcext:value-type="float">
            <text:p>14906</text:p>
          </table:table-cell>
          <table:table-cell table:formula="of:=-LN([.D5]/[.E5])" office:value-type="float" office:value="0.508212644489592" calcext:value-type="float">
            <text:p>0.5082126445</text:p>
          </table:table-cell>
          <table:table-cell office:value-type="float" office:value="45.17" calcext:value-type="float">
            <text:p>45.17</text:p>
          </table:table-cell>
          <table:table-cell office:value-type="float" office:value="407" calcext:value-type="float">
            <text:p>407</text:p>
          </table:table-cell>
          <table:table-cell office:value-type="float" office:value="0.5" calcext:value-type="float">
            <text:p>0.5</text:p>
          </table:table-cell>
          <table:table-cell office:value-type="float" office:value="0.0420086" calcext:value-type="float">
            <text:p>0.0420086</text:p>
          </table:table-cell>
          <table:table-cell office:value-type="float" office:value="13216" calcext:value-type="float">
            <text:p>13216</text:p>
          </table:table-cell>
          <table:table-cell office:value-type="float" office:value="14932" calcext:value-type="float">
            <text:p>14932</text:p>
          </table:table-cell>
          <table:table-cell table:formula="of:=-LN([.K5]/[.L5])" office:value-type="float" office:value="0.122078344273715" calcext:value-type="float">
            <text:p>0.1220783443</text:p>
          </table:table-cell>
          <table:table-cell office:value-type="float" office:value="45.67" calcext:value-type="float">
            <text:p>45.67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office:value-type="float" office:value="0.199388" calcext:value-type="float">
            <text:p>0.199388</text:p>
          </table:table-cell>
          <table:table-cell office:value-type="float" office:value="8243" calcext:value-type="float">
            <text:p>8243</text:p>
          </table:table-cell>
          <table:table-cell office:value-type="float" office:value="14982" calcext:value-type="float">
            <text:p>14982</text:p>
          </table:table-cell>
          <table:table-cell table:formula="of:= -LN([.R5]/[.S5])" office:value-type="float" office:value="0.597485125194601" calcext:value-type="float">
            <text:p>0.597485125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0.258772" calcext:value-type="float">
            <text:p>0.258772</text:p>
          </table:table-cell>
          <table:table-cell office:value-type="float" office:value="6898" calcext:value-type="float">
            <text:p>6898</text:p>
          </table:table-cell>
          <table:table-cell office:value-type="float" office:value="14728" calcext:value-type="float">
            <text:p>14728</text:p>
          </table:table-cell>
          <table:table-cell table:formula="of:=-LN([.D6]/[.E6])" office:value-type="float" office:value="0.758518929416128" calcext:value-type="float">
            <text:p>0.7585189294</text:p>
          </table:table-cell>
          <table:table-cell office:value-type="float" office:value="45.67" calcext:value-type="float">
            <text:p>45.67</text:p>
          </table:table-cell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0.0597442" calcext:value-type="float">
            <text:p>0.0597442</text:p>
          </table:table-cell>
          <table:table-cell office:value-type="float" office:value="12536" calcext:value-type="float">
            <text:p>12536</text:p>
          </table:table-cell>
          <table:table-cell office:value-type="float" office:value="14989" calcext:value-type="float">
            <text:p>14989</text:p>
          </table:table-cell>
          <table:table-cell table:formula="of:=-LN([.K6]/[.L6])" office:value-type="float" office:value="0.178712093694739" calcext:value-type="float">
            <text:p>0.1787120937</text:p>
          </table:table-cell>
          <table:table-cell office:value-type="float" office:value="46.17" calcext:value-type="float">
            <text:p>46.17</text:p>
          </table:table-cell>
          <table:table-cell office:value-type="float" office:value="447" calcext:value-type="float">
            <text:p>447</text:p>
          </table:table-cell>
          <table:table-cell office:value-type="float" office:value="1.5" calcext:value-type="float">
            <text:p>1.5</text:p>
          </table:table-cell>
          <table:table-cell office:value-type="float" office:value="0.242627" calcext:value-type="float">
            <text:p>0.242627</text:p>
          </table:table-cell>
          <table:table-cell office:value-type="float" office:value="7237" calcext:value-type="float">
            <text:p>7237</text:p>
          </table:table-cell>
          <table:table-cell office:value-type="float" office:value="14993" calcext:value-type="float">
            <text:p>14993</text:p>
          </table:table-cell>
          <table:table-cell table:formula="of:= -LN([.R6]/[.S6])" office:value-type="float" office:value="0.728376669628776" calcext:value-type="float">
            <text:p>0.728376669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.5" calcext:value-type="float">
            <text:p>1.5</text:p>
          </table:table-cell>
          <table:table-cell office:value-type="float" office:value="0.2975" calcext:value-type="float">
            <text:p>0.2975</text:p>
          </table:table-cell>
          <table:table-cell office:value-type="float" office:value="6140" calcext:value-type="float">
            <text:p>6140</text:p>
          </table:table-cell>
          <table:table-cell office:value-type="float" office:value="14943" calcext:value-type="float">
            <text:p>14943</text:p>
          </table:table-cell>
          <table:table-cell table:formula="of:=-LN([.D7]/[.E7])" office:value-type="float" office:value="0.889418220600205" calcext:value-type="float">
            <text:p>0.8894182206</text:p>
          </table:table-cell>
          <table:table-cell office:value-type="float" office:value="46.17" calcext:value-type="float">
            <text:p>46.17</text:p>
          </table:table-cell>
          <table:table-cell office:value-type="float" office:value="409" calcext:value-type="float">
            <text:p>409</text:p>
          </table:table-cell>
          <table:table-cell office:value-type="float" office:value="1.5" calcext:value-type="float">
            <text:p>1.5</text:p>
          </table:table-cell>
          <table:table-cell office:value-type="float" office:value="0.0704377" calcext:value-type="float">
            <text:p>0.0704377</text:p>
          </table:table-cell>
          <table:table-cell office:value-type="float" office:value="12140" calcext:value-type="float">
            <text:p>12140</text:p>
          </table:table-cell>
          <table:table-cell office:value-type="float" office:value="14942" calcext:value-type="float">
            <text:p>14942</text:p>
          </table:table-cell>
          <table:table-cell table:formula="of:=-LN([.K7]/[.L7])" office:value-type="float" office:value="0.207670253922257" calcext:value-type="float">
            <text:p>0.2076702539</text:p>
          </table:table-cell>
          <table:table-cell office:value-type="float" office:value="46.67" calcext:value-type="float">
            <text:p>46.67</text:p>
          </table:table-cell>
          <table:table-cell office:value-type="float" office:value="448" calcext:value-type="float">
            <text:p>448</text:p>
          </table:table-cell>
          <table:table-cell office:value-type="float" office:value="2" calcext:value-type="float">
            <text:p>2</text:p>
          </table:table-cell>
          <table:table-cell office:value-type="float" office:value="0.257904" calcext:value-type="float">
            <text:p>0.257904</text:p>
          </table:table-cell>
          <table:table-cell office:value-type="float" office:value="6919" calcext:value-type="float">
            <text:p>6919</text:p>
          </table:table-cell>
          <table:table-cell office:value-type="float" office:value="14955" calcext:value-type="float">
            <text:p>14955</text:p>
          </table:table-cell>
          <table:table-cell table:formula="of:= -LN([.R7]/[.S7])" office:value-type="float" office:value="0.770774441565237" calcext:value-type="float">
            <text:p>0.770774441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" calcext:value-type="float">
            <text:p>2</text:p>
          </table:table-cell>
          <table:table-cell office:value-type="float" office:value="0.326662" calcext:value-type="float">
            <text:p>0.326662</text:p>
          </table:table-cell>
          <table:table-cell office:value-type="float" office:value="5629" calcext:value-type="float">
            <text:p>5629</text:p>
          </table:table-cell>
          <table:table-cell office:value-type="float" office:value="14978" calcext:value-type="float">
            <text:p>14978</text:p>
          </table:table-cell>
          <table:table-cell table:formula="of:=-LN([.D8]/[.E8])" office:value-type="float" office:value="0.978650651345286" calcext:value-type="float">
            <text:p>0.9786506513</text:p>
          </table:table-cell>
          <table:table-cell office:value-type="float" office:value="46.67" calcext:value-type="float">
            <text:p>46.67</text:p>
          </table:table-cell>
          <table:table-cell office:value-type="float" office:value="410" calcext:value-type="float">
            <text:p>410</text:p>
          </table:table-cell>
          <table:table-cell office:value-type="float" office:value="2" calcext:value-type="float">
            <text:p>2</text:p>
          </table:table-cell>
          <table:table-cell office:value-type="float" office:value="0.0819286" calcext:value-type="float">
            <text:p>0.0819286</text:p>
          </table:table-cell>
          <table:table-cell office:value-type="float" office:value="11726" calcext:value-type="float">
            <text:p>11726</text:p>
          </table:table-cell>
          <table:table-cell office:value-type="float" office:value="14849" calcext:value-type="float">
            <text:p>14849</text:p>
          </table:table-cell>
          <table:table-cell table:formula="of:=-LN([.K8]/[.L8])" office:value-type="float" office:value="0.236123924371901" calcext:value-type="float">
            <text:p>0.2361239244</text:p>
          </table:table-cell>
          <table:table-cell office:value-type="float" office:value="47.17" calcext:value-type="float">
            <text:p>47.17</text:p>
          </table:table-cell>
          <table:table-cell office:value-type="float" office:value="449" calcext:value-type="float">
            <text:p>449</text:p>
          </table:table-cell>
          <table:table-cell office:value-type="float" office:value="2.5" calcext:value-type="float">
            <text:p>2.5</text:p>
          </table:table-cell>
          <table:table-cell office:value-type="float" office:value="0.27095" calcext:value-type="float">
            <text:p>0.27095</text:p>
          </table:table-cell>
          <table:table-cell office:value-type="float" office:value="6653" calcext:value-type="float">
            <text:p>6653</text:p>
          </table:table-cell>
          <table:table-cell office:value-type="float" office:value="14973" calcext:value-type="float">
            <text:p>14973</text:p>
          </table:table-cell>
          <table:table-cell table:formula="of:= -LN([.R8]/[.S8])" office:value-type="float" office:value="0.811180698395831" calcext:value-type="float">
            <text:p>0.811180698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.5" calcext:value-type="float">
            <text:p>2.5</text:p>
          </table:table-cell>
          <table:table-cell office:value-type="float" office:value="0.0252795" calcext:value-type="float">
            <text:p>0.0252795</text:p>
          </table:table-cell>
          <table:table-cell office:value-type="float" office:value="5547" calcext:value-type="float">
            <text:p>5547</text:p>
          </table:table-cell>
          <table:table-cell office:value-type="float" office:value="14992" calcext:value-type="float">
            <text:p>14992</text:p>
          </table:table-cell>
          <table:table-cell table:formula="of:=-LN([.D9]/[.E9])" office:value-type="float" office:value="0.994259484422969" calcext:value-type="float">
            <text:p>0.9942594844</text:p>
          </table:table-cell>
          <table:table-cell office:value-type="float" office:value="47.17" calcext:value-type="float">
            <text:p>47.17</text:p>
          </table:table-cell>
          <table:table-cell office:value-type="float" office:value="411" calcext:value-type="float">
            <text:p>411</text:p>
          </table:table-cell>
          <table:table-cell office:value-type="float" office:value="2.5" calcext:value-type="float">
            <text:p>2.5</text:p>
          </table:table-cell>
          <table:table-cell office:value-type="float" office:value="0.0905723" calcext:value-type="float">
            <text:p>0.0905723</text:p>
          </table:table-cell>
          <table:table-cell office:value-type="float" office:value="11426" calcext:value-type="float">
            <text:p>11426</text:p>
          </table:table-cell>
          <table:table-cell office:value-type="float" office:value="14871" calcext:value-type="float">
            <text:p>14871</text:p>
          </table:table-cell>
          <table:table-cell table:formula="of:=-LN([.K9]/[.L9])" office:value-type="float" office:value="0.263521547404276" calcext:value-type="float">
            <text:p>0.2635215474</text:p>
          </table:table-cell>
          <table:table-cell office:value-type="float" office:value="47.67" calcext:value-type="float">
            <text:p>47.67</text:p>
          </table:table-cell>
          <table:table-cell office:value-type="float" office:value="450" calcext:value-type="float">
            <text:p>450</text:p>
          </table:table-cell>
          <table:table-cell office:value-type="float" office:value="3" calcext:value-type="float">
            <text:p>3</text:p>
          </table:table-cell>
          <table:table-cell office:value-type="float" office:value="0.271368" calcext:value-type="float">
            <text:p>0.271368</text:p>
          </table:table-cell>
          <table:table-cell office:value-type="float" office:value="6642" calcext:value-type="float">
            <text:p>6642</text:p>
          </table:table-cell>
          <table:table-cell office:value-type="float" office:value="14984" calcext:value-type="float">
            <text:p>14984</text:p>
          </table:table-cell>
          <table:table-cell table:formula="of:= -LN([.R9]/[.S9])" office:value-type="float" office:value="0.813569842187233" calcext:value-type="float">
            <text:p>0.813569842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  <table:table-cell office:value-type="float" office:value="0.041413" calcext:value-type="float">
            <text:p>0.041413</text:p>
          </table:table-cell>
          <table:table-cell office:value-type="float" office:value="5342" calcext:value-type="float">
            <text:p>5342</text:p>
          </table:table-cell>
          <table:table-cell office:value-type="float" office:value="14976" calcext:value-type="float">
            <text:p>14976</text:p>
          </table:table-cell>
          <table:table-cell table:formula="of:=-LN([.D10]/[.E10])" office:value-type="float" office:value="1.03084880504747" calcext:value-type="float">
            <text:p>1.030848805</text:p>
          </table:table-cell>
          <table:table-cell office:value-type="float" office:value="47.67" calcext:value-type="float">
            <text:p>47.67</text:p>
          </table:table-cell>
          <table:table-cell office:value-type="float" office:value="412" calcext:value-type="float">
            <text:p>412</text:p>
          </table:table-cell>
          <table:table-cell office:value-type="float" office:value="3" calcext:value-type="float">
            <text:p>3</text:p>
          </table:table-cell>
          <table:table-cell office:value-type="float" office:value="0.0911562" calcext:value-type="float">
            <text:p>0.0911562</text:p>
          </table:table-cell>
          <table:table-cell office:value-type="float" office:value="11407" calcext:value-type="float">
            <text:p>11407</text:p>
          </table:table-cell>
          <table:table-cell office:value-type="float" office:value="14986" calcext:value-type="float">
            <text:p>14986</text:p>
          </table:table-cell>
          <table:table-cell table:formula="of:=-LN([.K10]/[.L10])" office:value-type="float" office:value="0.272889229896358" calcext:value-type="float">
            <text:p>0.2728892299</text:p>
          </table:table-cell>
          <table:table-cell office:value-type="float" office:value="48.17" calcext:value-type="float">
            <text:p>48.17</text:p>
          </table:table-cell>
          <table:table-cell office:value-type="float" office:value="451" calcext:value-type="float">
            <text:p>451</text:p>
          </table:table-cell>
          <table:table-cell office:value-type="float" office:value="3.5" calcext:value-type="float">
            <text:p>3.5</text:p>
          </table:table-cell>
          <table:table-cell office:value-type="float" office:value="0.268581" calcext:value-type="float">
            <text:p>0.268581</text:p>
          </table:table-cell>
          <table:table-cell office:value-type="float" office:value="6700" calcext:value-type="float">
            <text:p>6700</text:p>
          </table:table-cell>
          <table:table-cell office:value-type="float" office:value="14988" calcext:value-type="float">
            <text:p>14988</text:p>
          </table:table-cell>
          <table:table-cell table:formula="of:= -LN([.R10]/[.S10])" office:value-type="float" office:value="0.805142354534521" calcext:value-type="float">
            <text:p>0.805142354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.5" calcext:value-type="float">
            <text:p>3.5</text:p>
          </table:table-cell>
          <table:table-cell office:value-type="float" office:value="0.331591" calcext:value-type="float">
            <text:p>0.331591</text:p>
          </table:table-cell>
          <table:table-cell office:value-type="float" office:value="5546" calcext:value-type="float">
            <text:p>5546</text:p>
          </table:table-cell>
          <table:table-cell office:value-type="float" office:value="14984" calcext:value-type="float">
            <text:p>14984</text:p>
          </table:table-cell>
          <table:table-cell table:formula="of:=-LN([.D11]/[.E11])" office:value-type="float" office:value="0.993906017948201" calcext:value-type="float">
            <text:p>0.9939060179</text:p>
          </table:table-cell>
          <table:table-cell office:value-type="float" office:value="48.17" calcext:value-type="float">
            <text:p>48.17</text:p>
          </table:table-cell>
          <table:table-cell office:value-type="float" office:value="413" calcext:value-type="float">
            <text:p>413</text:p>
          </table:table-cell>
          <table:table-cell office:value-type="float" office:value="3.5" calcext:value-type="float">
            <text:p>3.5</text:p>
          </table:table-cell>
          <table:table-cell office:value-type="float" office:value="0.089808" calcext:value-type="float">
            <text:p>0.089808</text:p>
          </table:table-cell>
          <table:table-cell office:value-type="float" office:value="11449" calcext:value-type="float">
            <text:p>11449</text:p>
          </table:table-cell>
          <table:table-cell office:value-type="float" office:value="14976" calcext:value-type="float">
            <text:p>14976</text:p>
          </table:table-cell>
          <table:table-cell table:formula="of:=-LN([.K11]/[.L11])" office:value-type="float" office:value="0.268546529793561" calcext:value-type="float">
            <text:p>0.2685465298</text:p>
          </table:table-cell>
          <table:table-cell office:value-type="float" office:value="49.17" calcext:value-type="float">
            <text:p>49.17</text:p>
          </table:table-cell>
          <table:table-cell office:value-type="float" office:value="452" calcext:value-type="float">
            <text:p>452</text:p>
          </table:table-cell>
          <table:table-cell office:value-type="float" office:value="4.5" calcext:value-type="float">
            <text:p>4.5</text:p>
          </table:table-cell>
          <table:table-cell office:value-type="float" office:value="0.271228" calcext:value-type="float">
            <text:p>0.271228</text:p>
          </table:table-cell>
          <table:table-cell office:value-type="float" office:value="6646" calcext:value-type="float">
            <text:p>6646</text:p>
          </table:table-cell>
          <table:table-cell office:value-type="float" office:value="14972" calcext:value-type="float">
            <text:p>14972</text:p>
          </table:table-cell>
          <table:table-cell table:formula="of:= -LN([.R11]/[.S11])" office:value-type="float" office:value="0.81216662010978" calcext:value-type="float">
            <text:p>0.812166620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" calcext:value-type="float">
            <text:p>4</text:p>
          </table:table-cell>
          <table:table-cell office:value-type="float" office:value="0.333021" calcext:value-type="float">
            <text:p>0.333021</text:p>
          </table:table-cell>
          <table:table-cell office:value-type="float" office:value="5522" calcext:value-type="float">
            <text:p>5522</text:p>
          </table:table-cell>
          <table:table-cell office:value-type="float" office:value="14979" calcext:value-type="float">
            <text:p>14979</text:p>
          </table:table-cell>
          <table:table-cell table:formula="of:=-LN([.D12]/[.E12])" office:value-type="float" office:value="0.997909106678619" calcext:value-type="float">
            <text:p>0.9979091067</text:p>
          </table:table-cell>
          <table:table-cell office:value-type="float" office:value="48.67" calcext:value-type="float">
            <text:p>48.67</text:p>
          </table:table-cell>
          <table:table-cell office:value-type="float" office:value="414" calcext:value-type="float">
            <text:p>414</text:p>
          </table:table-cell>
          <table:table-cell office:value-type="float" office:value="4" calcext:value-type="float">
            <text:p>4</text:p>
          </table:table-cell>
          <table:table-cell office:value-type="float" office:value="0.0916544" calcext:value-type="float">
            <text:p>0.0916544</text:p>
          </table:table-cell>
          <table:table-cell office:value-type="float" office:value="11393" calcext:value-type="float">
            <text:p>11393</text:p>
          </table:table-cell>
          <table:table-cell office:value-type="float" office:value="14999" calcext:value-type="float">
            <text:p>14999</text:p>
          </table:table-cell>
          <table:table-cell table:formula="of:=-LN([.K12]/[.L12])" office:value-type="float" office:value="0.274984400497244" calcext:value-type="float">
            <text:p>0.2749844005</text:p>
          </table:table-cell>
          <table:table-cell office:value-type="float" office:value="50.17" calcext:value-type="float">
            <text:p>50.17</text:p>
          </table:table-cell>
          <table:table-cell office:value-type="float" office:value="453" calcext:value-type="float">
            <text:p>453</text:p>
          </table:table-cell>
          <table:table-cell office:value-type="float" office:value="5.5" calcext:value-type="float">
            <text:p>5.5</text:p>
          </table:table-cell>
          <table:table-cell office:value-type="float" office:value="0.257886" calcext:value-type="float">
            <text:p>0.257886</text:p>
          </table:table-cell>
          <table:table-cell office:value-type="float" office:value="6917" calcext:value-type="float">
            <text:p>6917</text:p>
          </table:table-cell>
          <table:table-cell office:value-type="float" office:value="14983" calcext:value-type="float">
            <text:p>14983</text:p>
          </table:table-cell>
          <table:table-cell table:formula="of:= -LN([.R12]/[.S12])" office:value-type="float" office:value="0.77293407544256" calcext:value-type="float">
            <text:p>0.772934075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.5" calcext:value-type="float">
            <text:p>4.5</text:p>
          </table:table-cell>
          <table:table-cell office:value-type="float" office:value="0.337556" calcext:value-type="float">
            <text:p>0.337556</text:p>
          </table:table-cell>
          <table:table-cell office:value-type="float" office:value="5446" calcext:value-type="float">
            <text:p>5446</text:p>
          </table:table-cell>
          <table:table-cell office:value-type="float" office:value="14998" calcext:value-type="float">
            <text:p>14998</text:p>
          </table:table-cell>
          <table:table-cell table:formula="of:=-LN([.D13]/[.E13])" office:value-type="float" office:value="1.01303546462763" calcext:value-type="float">
            <text:p>1.0130354646</text:p>
          </table:table-cell>
          <table:table-cell office:value-type="float" office:value="49.17" calcext:value-type="float">
            <text:p>49.17</text:p>
          </table:table-cell>
          <table:table-cell office:value-type="float" office:value="415" calcext:value-type="float">
            <text:p>415</text:p>
          </table:table-cell>
          <table:table-cell office:value-type="float" office:value="4.5" calcext:value-type="float">
            <text:p>4.5</text:p>
          </table:table-cell>
          <table:table-cell office:value-type="float" office:value="0.0888849" calcext:value-type="float">
            <text:p>0.0888849</text:p>
          </table:table-cell>
          <table:table-cell office:value-type="float" office:value="11486" calcext:value-type="float">
            <text:p>11486</text:p>
          </table:table-cell>
          <table:table-cell office:value-type="float" office:value="14995" calcext:value-type="float">
            <text:p>14995</text:p>
          </table:table-cell>
          <table:table-cell table:formula="of:=-LN([.K13]/[.L13])" office:value-type="float" office:value="0.266587909758868" calcext:value-type="float">
            <text:p>0.2665879098</text:p>
          </table:table-cell>
          <table:table-cell office:value-type="float" office:value="51.17" calcext:value-type="float">
            <text:p>51.17</text:p>
          </table:table-cell>
          <table:table-cell office:value-type="float" office:value="454" calcext:value-type="float">
            <text:p>454</text:p>
          </table:table-cell>
          <table:table-cell office:value-type="float" office:value="6.5" calcext:value-type="float">
            <text:p>6.5</text:p>
          </table:table-cell>
          <table:table-cell office:value-type="float" office:value="0.25546" calcext:value-type="float">
            <text:p>0.25546</text:p>
          </table:table-cell>
          <table:table-cell office:value-type="float" office:value="6965" calcext:value-type="float">
            <text:p>6965</text:p>
          </table:table-cell>
          <table:table-cell office:value-type="float" office:value="14976" calcext:value-type="float">
            <text:p>14976</text:p>
          </table:table-cell>
          <table:table-cell table:formula="of:= -LN([.R13]/[.S13])" office:value-type="float" office:value="0.765551312503467" calcext:value-type="float">
            <text:p>0.765551312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" calcext:value-type="float">
            <text:p>5</text:p>
          </table:table-cell>
          <table:table-cell office:value-type="float" office:value="0.327203" calcext:value-type="float">
            <text:p>0.327203</text:p>
          </table:table-cell>
          <table:table-cell office:value-type="float" office:value="5615" calcext:value-type="float">
            <text:p>5615</text:p>
          </table:table-cell>
          <table:table-cell office:value-type="float" office:value="14905" calcext:value-type="float">
            <text:p>14905</text:p>
          </table:table-cell>
          <table:table-cell table:formula="of:=-LN([.D14]/[.E14])" office:value-type="float" office:value="0.976255138939628" calcext:value-type="float">
            <text:p>0.9762551389</text:p>
          </table:table-cell>
          <table:table-cell office:value-type="float" office:value="49.67" calcext:value-type="float">
            <text:p>49.67</text:p>
          </table:table-cell>
          <table:table-cell office:value-type="float" office:value="416" calcext:value-type="float">
            <text:p>416</text:p>
          </table:table-cell>
          <table:table-cell office:value-type="float" office:value="5" calcext:value-type="float">
            <text:p>5</text:p>
          </table:table-cell>
          <table:table-cell office:value-type="float" office:value="0.0912147" calcext:value-type="float">
            <text:p>0.0912147</text:p>
          </table:table-cell>
          <table:table-cell office:value-type="float" office:value="11405" calcext:value-type="float">
            <text:p>11405</text:p>
          </table:table-cell>
          <table:table-cell office:value-type="float" office:value="14991" calcext:value-type="float">
            <text:p>14991</text:p>
          </table:table-cell>
          <table:table-cell table:formula="of:=-LN([.K14]/[.L14])" office:value-type="float" office:value="0.273398165293826" calcext:value-type="float">
            <text:p>0.2733981653</text:p>
          </table:table-cell>
          <table:table-cell office:value-type="float" office:value="52.17" calcext:value-type="float">
            <text:p>52.17</text:p>
          </table:table-cell>
          <table:table-cell office:value-type="float" office:value="455" calcext:value-type="float">
            <text:p>455</text:p>
          </table:table-cell>
          <table:table-cell office:value-type="float" office:value="7.5" calcext:value-type="float">
            <text:p>7.5</text:p>
          </table:table-cell>
          <table:table-cell office:value-type="float" office:value="0.252513" calcext:value-type="float">
            <text:p>0.252513</text:p>
          </table:table-cell>
          <table:table-cell office:value-type="float" office:value="7027" calcext:value-type="float">
            <text:p>7027</text:p>
          </table:table-cell>
          <table:table-cell office:value-type="float" office:value="14984" calcext:value-type="float">
            <text:p>14984</text:p>
          </table:table-cell>
          <table:table-cell table:formula="of:= -LN([.R14]/[.S14])" office:value-type="float" office:value="0.757223092931727" calcext:value-type="float">
            <text:p>0.757223092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.5" calcext:value-type="float">
            <text:p>5.5</text:p>
          </table:table-cell>
          <table:table-cell office:value-type="float" office:value="0.335134" calcext:value-type="float">
            <text:p>0.335134</text:p>
          </table:table-cell>
          <table:table-cell office:value-type="float" office:value="5485" calcext:value-type="float">
            <text:p>5485</text:p>
          </table:table-cell>
          <table:table-cell office:value-type="float" office:value="14967" calcext:value-type="float">
            <text:p>14967</text:p>
          </table:table-cell>
          <table:table-cell table:formula="of:=-LN([.D15]/[.E15])" office:value-type="float" office:value="1.00383068381982" calcext:value-type="float">
            <text:p>1.0038306838</text:p>
          </table:table-cell>
          <table:table-cell office:value-type="float" office:value="50.17" calcext:value-type="float">
            <text:p>50.17</text:p>
          </table:table-cell>
          <table:table-cell office:value-type="float" office:value="417" calcext:value-type="float">
            <text:p>417</text:p>
          </table:table-cell>
          <table:table-cell office:value-type="float" office:value="5.5" calcext:value-type="float">
            <text:p>5.5</text:p>
          </table:table-cell>
          <table:table-cell office:value-type="float" office:value="0.0950946" calcext:value-type="float">
            <text:p>0.0950946</text:p>
          </table:table-cell>
          <table:table-cell office:value-type="float" office:value="11270" calcext:value-type="float">
            <text:p>11270</text:p>
          </table:table-cell>
          <table:table-cell office:value-type="float" office:value="14974" calcext:value-type="float">
            <text:p>14974</text:p>
          </table:table-cell>
          <table:table-cell table:formula="of:=-LN([.K15]/[.L15])" office:value-type="float" office:value="0.284171035756809" calcext:value-type="float">
            <text:p>0.2841710358</text:p>
          </table:table-cell>
          <table:table-cell office:value-type="float" office:value="53.17" calcext:value-type="float">
            <text:p>53.17</text:p>
          </table:table-cell>
          <table:table-cell office:value-type="float" office:value="456" calcext:value-type="float">
            <text:p>456</text:p>
          </table:table-cell>
          <table:table-cell office:value-type="float" office:value="8.5" calcext:value-type="float">
            <text:p>8.5</text:p>
          </table:table-cell>
          <table:table-cell office:value-type="float" office:value="0.250311" calcext:value-type="float">
            <text:p>0.250311</text:p>
          </table:table-cell>
          <table:table-cell office:value-type="float" office:value="7077" calcext:value-type="float">
            <text:p>7077</text:p>
          </table:table-cell>
          <table:table-cell office:value-type="float" office:value="14996" calcext:value-type="float">
            <text:p>14996</text:p>
          </table:table-cell>
          <table:table-cell table:formula="of:= -LN([.R15]/[.S15])" office:value-type="float" office:value="0.750933409780018" calcext:value-type="float">
            <text:p>0.750933409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" calcext:value-type="float">
            <text:p>6</text:p>
          </table:table-cell>
          <table:table-cell office:value-type="float" office:value="0.335361" calcext:value-type="float">
            <text:p>0.335361</text:p>
          </table:table-cell>
          <table:table-cell office:value-type="float" office:value="5484" calcext:value-type="float">
            <text:p>5484</text:p>
          </table:table-cell>
          <table:table-cell office:value-type="float" office:value="14959" calcext:value-type="float">
            <text:p>14959</text:p>
          </table:table-cell>
          <table:table-cell table:formula="of:=-LN([.D16]/[.E16])" office:value-type="float" office:value="1.00347836369226" calcext:value-type="float">
            <text:p>1.0034783637</text:p>
          </table:table-cell>
          <table:table-cell office:value-type="float" office:value="50.67" calcext:value-type="float">
            <text:p>50.67</text:p>
          </table:table-cell>
          <table:table-cell office:value-type="float" office:value="418" calcext:value-type="float">
            <text:p>418</text:p>
          </table:table-cell>
          <table:table-cell office:value-type="float" office:value="6" calcext:value-type="float">
            <text:p>6</text:p>
          </table:table-cell>
          <table:table-cell office:value-type="float" office:value="0.0950281" calcext:value-type="float">
            <text:p>0.0950281</text:p>
          </table:table-cell>
          <table:table-cell office:value-type="float" office:value="11274" calcext:value-type="float">
            <text:p>11274</text:p>
          </table:table-cell>
          <table:table-cell office:value-type="float" office:value="14988" calcext:value-type="float">
            <text:p>14988</text:p>
          </table:table-cell>
          <table:table-cell table:formula="of:=-LN([.K16]/[.L16])" office:value-type="float" office:value="0.284750691272058" calcext:value-type="float">
            <text:p>0.2847506913</text:p>
          </table:table-cell>
          <table:table-cell office:value-type="float" office:value="54.17" calcext:value-type="float">
            <text:p>54.17</text:p>
          </table:table-cell>
          <table:table-cell office:value-type="float" office:value="457" calcext:value-type="float">
            <text:p>457</text:p>
          </table:table-cell>
          <table:table-cell office:value-type="float" office:value="9.5" calcext:value-type="float">
            <text:p>9.5</text:p>
          </table:table-cell>
          <table:table-cell office:value-type="float" office:value="0.248294" calcext:value-type="float">
            <text:p>0.248294</text:p>
          </table:table-cell>
          <table:table-cell office:value-type="float" office:value="7118" calcext:value-type="float">
            <text:p>7118</text:p>
          </table:table-cell>
          <table:table-cell office:value-type="float" office:value="14994" calcext:value-type="float">
            <text:p>14994</text:p>
          </table:table-cell>
          <table:table-cell table:formula="of:= -LN([.R16]/[.S16])" office:value-type="float" office:value="0.745023333992869" calcext:value-type="float">
            <text:p>0.74502333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5" calcext:value-type="float">
            <text:p>6.5</text:p>
          </table:table-cell>
          <table:table-cell office:value-type="float" office:value="0.330123" calcext:value-type="float">
            <text:p>0.330123</text:p>
          </table:table-cell>
          <table:table-cell office:value-type="float" office:value="5568" calcext:value-type="float">
            <text:p>5568</text:p>
          </table:table-cell>
          <table:table-cell office:value-type="float" office:value="14991" calcext:value-type="float">
            <text:p>14991</text:p>
          </table:table-cell>
          <table:table-cell table:formula="of:=-LN([.D17]/[.E17])" office:value-type="float" office:value="0.990414097998059" calcext:value-type="float">
            <text:p>0.990414098</text:p>
          </table:table-cell>
          <table:table-cell office:value-type="float" office:value="51.17" calcext:value-type="float">
            <text:p>51.17</text:p>
          </table:table-cell>
          <table:table-cell office:value-type="float" office:value="419" calcext:value-type="float">
            <text:p>419</text:p>
          </table:table-cell>
          <table:table-cell office:value-type="float" office:value="6.5" calcext:value-type="float">
            <text:p>6.5</text:p>
          </table:table-cell>
          <table:table-cell office:value-type="float" office:value="0.0954128" calcext:value-type="float">
            <text:p>0.0954128</text:p>
          </table:table-cell>
          <table:table-cell office:value-type="float" office:value="11264" calcext:value-type="float">
            <text:p>11264</text:p>
          </table:table-cell>
          <table:table-cell office:value-type="float" office:value="14996" calcext:value-type="float">
            <text:p>14996</text:p>
          </table:table-cell>
          <table:table-cell table:formula="of:=-LN([.K17]/[.L17])" office:value-type="float" office:value="0.286171699457979" calcext:value-type="float">
            <text:p>0.2861716995</text:p>
          </table:table-cell>
          <table:table-cell office:value-type="float" office:value="55.17" calcext:value-type="float">
            <text:p>55.17</text:p>
          </table:table-cell>
          <table:table-cell office:value-type="float" office:value="458" calcext:value-type="float">
            <text:p>458</text:p>
          </table:table-cell>
          <table:table-cell office:value-type="float" office:value="10.5" calcext:value-type="float">
            <text:p>10.5</text:p>
          </table:table-cell>
          <table:table-cell office:value-type="float" office:value="0.243004" calcext:value-type="float">
            <text:p>0.243004</text:p>
          </table:table-cell>
          <table:table-cell office:value-type="float" office:value="7229" calcext:value-type="float">
            <text:p>7229</text:p>
          </table:table-cell>
          <table:table-cell office:value-type="float" office:value="14987" calcext:value-type="float">
            <text:p>14987</text:p>
          </table:table-cell>
          <table:table-cell table:formula="of:= -LN([.R17]/[.S17])" office:value-type="float" office:value="0.729082444644699" calcext:value-type="float">
            <text:p>0.729082444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7" calcext:value-type="float">
            <text:p>7</text:p>
          </table:table-cell>
          <table:table-cell office:value-type="float" office:value="0.326225" calcext:value-type="float">
            <text:p>0.326225</text:p>
          </table:table-cell>
          <table:table-cell office:value-type="float" office:value="5634" calcext:value-type="float">
            <text:p>5634</text:p>
          </table:table-cell>
          <table:table-cell office:value-type="float" office:value="14997" calcext:value-type="float">
            <text:p>14997</text:p>
          </table:table-cell>
          <table:table-cell table:formula="of:=-LN([.D18]/[.E18])" office:value-type="float" office:value="0.979030511645362" calcext:value-type="float">
            <text:p>0.9790305116</text:p>
          </table:table-cell>
          <table:table-cell office:value-type="float" office:value="51.67" calcext:value-type="float">
            <text:p>51.67</text:p>
          </table:table-cell>
          <table:table-cell office:value-type="float" office:value="420" calcext:value-type="float">
            <text:p>420</text:p>
          </table:table-cell>
          <table:table-cell office:value-type="float" office:value="7" calcext:value-type="float">
            <text:p>7</text:p>
          </table:table-cell>
          <table:table-cell office:value-type="float" office:value="0.0990129" calcext:value-type="float">
            <text:p>0.0990129</text:p>
          </table:table-cell>
          <table:table-cell office:value-type="float" office:value="11141" calcext:value-type="float">
            <text:p>11141</text:p>
          </table:table-cell>
          <table:table-cell office:value-type="float" office:value="14997" calcext:value-type="float">
            <text:p>14997</text:p>
          </table:table-cell>
          <table:table-cell table:formula="of:=-LN([.K18]/[.L18])" office:value-type="float" office:value="0.297218184022364" calcext:value-type="float">
            <text:p>0.297218184</text:p>
          </table:table-cell>
          <table:table-cell office:value-type="float" office:value="56.17" calcext:value-type="float">
            <text:p>56.17</text:p>
          </table:table-cell>
          <table:table-cell office:value-type="float" office:value="459" calcext:value-type="float">
            <text:p>459</text:p>
          </table:table-cell>
          <table:table-cell office:value-type="float" office:value="11.5" calcext:value-type="float">
            <text:p>11.5</text:p>
          </table:table-cell>
          <table:table-cell office:value-type="float" office:value="0.243024" calcext:value-type="float">
            <text:p>0.243024</text:p>
          </table:table-cell>
          <table:table-cell office:value-type="float" office:value="7229" calcext:value-type="float">
            <text:p>7229</text:p>
          </table:table-cell>
          <table:table-cell office:value-type="float" office:value="14987" calcext:value-type="float">
            <text:p>14987</text:p>
          </table:table-cell>
          <table:table-cell table:formula="of:= -LN([.R18]/[.S18])" office:value-type="float" office:value="0.729082444644699" calcext:value-type="float">
            <text:p>0.729082444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7.5" calcext:value-type="float">
            <text:p>7.5</text:p>
          </table:table-cell>
          <table:table-cell office:value-type="float" office:value="0.323127" calcext:value-type="float">
            <text:p>0.323127</text:p>
          </table:table-cell>
          <table:table-cell office:value-type="float" office:value="5688" calcext:value-type="float">
            <text:p>5688</text:p>
          </table:table-cell>
          <table:table-cell office:value-type="float" office:value="14996" calcext:value-type="float">
            <text:p>14996</text:p>
          </table:table-cell>
          <table:table-cell table:formula="of:=-LN([.D19]/[.E19])" office:value-type="float" office:value="0.969424806372726" calcext:value-type="float">
            <text:p>0.9694248064</text:p>
          </table:table-cell>
          <table:table-cell office:value-type="float" office:value="52.17" calcext:value-type="float">
            <text:p>52.17</text:p>
          </table:table-cell>
          <table:table-cell office:value-type="float" office:value="421" calcext:value-type="float">
            <text:p>421</text:p>
          </table:table-cell>
          <table:table-cell office:value-type="float" office:value="7.5" calcext:value-type="float">
            <text:p>7.5</text:p>
          </table:table-cell>
          <table:table-cell office:value-type="float" office:value="0.0978786" calcext:value-type="float">
            <text:p>0.0978786</text:p>
          </table:table-cell>
          <table:table-cell office:value-type="float" office:value="11178" calcext:value-type="float">
            <text:p>11178</text:p>
          </table:table-cell>
          <table:table-cell office:value-type="float" office:value="14993" calcext:value-type="float">
            <text:p>14993</text:p>
          </table:table-cell>
          <table:table-cell table:formula="of:=-LN([.K19]/[.L19])" office:value-type="float" office:value="0.29363586466526" calcext:value-type="float">
            <text:p>0.2936358647</text:p>
          </table:table-cell>
          <table:table-cell office:value-type="float" office:value="57.17" calcext:value-type="float">
            <text:p>57.17</text:p>
          </table:table-cell>
          <table:table-cell office:value-type="float" office:value="460" calcext:value-type="float">
            <text:p>460</text:p>
          </table:table-cell>
          <table:table-cell office:value-type="float" office:value="12.5" calcext:value-type="float">
            <text:p>12.5</text:p>
          </table:table-cell>
          <table:table-cell office:value-type="float" office:value="0.239765" calcext:value-type="float">
            <text:p>0.239765</text:p>
          </table:table-cell>
          <table:table-cell office:value-type="float" office:value="7303" calcext:value-type="float">
            <text:p>7303</text:p>
          </table:table-cell>
          <table:table-cell office:value-type="float" office:value="14990" calcext:value-type="float">
            <text:p>14990</text:p>
          </table:table-cell>
          <table:table-cell table:formula="of:= -LN([.R19]/[.S19])" office:value-type="float" office:value="0.719098089476534" calcext:value-type="float">
            <text:p>0.719098089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8" calcext:value-type="float">
            <text:p>8</text:p>
          </table:table-cell>
          <table:table-cell office:value-type="float" office:value="0.318824" calcext:value-type="float">
            <text:p>0.318824</text:p>
          </table:table-cell>
          <table:table-cell office:value-type="float" office:value="5751" calcext:value-type="float">
            <text:p>5751</text:p>
          </table:table-cell>
          <table:table-cell office:value-type="float" office:value="14991" calcext:value-type="float">
            <text:p>14991</text:p>
          </table:table-cell>
          <table:table-cell table:formula="of:=-LN([.D20]/[.E20])" office:value-type="float" office:value="0.95807626829856" calcext:value-type="float">
            <text:p>0.9580762683</text:p>
          </table:table-cell>
          <table:table-cell office:value-type="float" office:value="52.67" calcext:value-type="float">
            <text:p>52.67</text:p>
          </table:table-cell>
          <table:table-cell office:value-type="float" office:value="422" calcext:value-type="float">
            <text:p>422</text:p>
          </table:table-cell>
          <table:table-cell office:value-type="float" office:value="8" calcext:value-type="float">
            <text:p>8</text:p>
          </table:table-cell>
          <table:table-cell office:value-type="float" office:value="0.096517" calcext:value-type="float">
            <text:p>0.096517</text:p>
          </table:table-cell>
          <table:table-cell office:value-type="float" office:value="11225" calcext:value-type="float">
            <text:p>11225</text:p>
          </table:table-cell>
          <table:table-cell office:value-type="float" office:value="14996" calcext:value-type="float">
            <text:p>14996</text:p>
          </table:table-cell>
          <table:table-cell table:formula="of:=-LN([.K20]/[.L20])" office:value-type="float" office:value="0.289640065245348" calcext:value-type="float">
            <text:p>0.2896400652</text:p>
          </table:table-cell>
          <table:table-cell office:value-type="float" office:value="58.17" calcext:value-type="float">
            <text:p>58.17</text:p>
          </table:table-cell>
          <table:table-cell table:number-columns-repeated="6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8.5" calcext:value-type="float">
            <text:p>8.5</text:p>
          </table:table-cell>
          <table:table-cell office:value-type="float" office:value="0.322855" calcext:value-type="float">
            <text:p>0.322855</text:p>
          </table:table-cell>
          <table:table-cell office:value-type="float" office:value="5686" calcext:value-type="float">
            <text:p>5686</text:p>
          </table:table-cell>
          <table:table-cell office:value-type="float" office:value="14990" calcext:value-type="float">
            <text:p>14990</text:p>
          </table:table-cell>
          <table:table-cell table:formula="of:=-LN([.D21]/[.E21])" office:value-type="float" office:value="0.969376298885698" calcext:value-type="float">
            <text:p>0.9693762989</text:p>
          </table:table-cell>
          <table:table-cell office:value-type="float" office:value="53.17" calcext:value-type="float">
            <text:p>53.17</text:p>
          </table:table-cell>
          <table:table-cell office:value-type="float" office:value="423" calcext:value-type="float">
            <text:p>423</text:p>
          </table:table-cell>
          <table:table-cell office:value-type="float" office:value="8.5" calcext:value-type="float">
            <text:p>8.5</text:p>
          </table:table-cell>
          <table:table-cell office:value-type="float" office:value="0.0940543" calcext:value-type="float">
            <text:p>0.0940543</text:p>
          </table:table-cell>
          <table:table-cell office:value-type="float" office:value="11298" calcext:value-type="float">
            <text:p>11298</text:p>
          </table:table-cell>
          <table:table-cell office:value-type="float" office:value="14994" calcext:value-type="float">
            <text:p>14994</text:p>
          </table:table-cell>
          <table:table-cell table:formula="of:=-LN([.K21]/[.L21])" office:value-type="float" office:value="0.2830244021778" calcext:value-type="float">
            <text:p>0.2830244022</text:p>
          </table:table-cell>
          <table:table-cell table:number-columns-repeated="7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9" calcext:value-type="float">
            <text:p>9</text:p>
          </table:table-cell>
          <table:table-cell office:value-type="float" office:value="0.327923" calcext:value-type="float">
            <text:p>0.327923</text:p>
          </table:table-cell>
          <table:table-cell office:value-type="float" office:value="5624" calcext:value-type="float">
            <text:p>5624</text:p>
          </table:table-cell>
          <table:table-cell office:value-type="float" office:value="14989" calcext:value-type="float">
            <text:p>14989</text:p>
          </table:table-cell>
          <table:table-cell table:formula="of:=-LN([.D22]/[.E22])" office:value-type="float" office:value="0.980273444240095" calcext:value-type="float">
            <text:p>0.9802734442</text:p>
          </table:table-cell>
          <table:table-cell office:value-type="float" office:value="53.67" calcext:value-type="float">
            <text:p>53.67</text:p>
          </table:table-cell>
          <table:table-cell office:value-type="float" office:value="424" calcext:value-type="float">
            <text:p>424</text:p>
          </table:table-cell>
          <table:table-cell office:value-type="float" office:value="9" calcext:value-type="float">
            <text:p>9</text:p>
          </table:table-cell>
          <table:table-cell office:value-type="float" office:value="0.0984672" calcext:value-type="float">
            <text:p>0.0984672</text:p>
          </table:table-cell>
          <table:table-cell office:value-type="float" office:value="11156" calcext:value-type="float">
            <text:p>11156</text:p>
          </table:table-cell>
          <table:table-cell office:value-type="float" office:value="14998" calcext:value-type="float">
            <text:p>14998</text:p>
          </table:table-cell>
          <table:table-cell table:formula="of:=-LN([.K22]/[.L22])" office:value-type="float" office:value="0.295939389113955" calcext:value-type="float">
            <text:p>0.2959393891</text:p>
          </table:table-cell>
          <table:table-cell table:number-columns-repeated="7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9.5" calcext:value-type="float">
            <text:p>9.5</text:p>
          </table:table-cell>
          <table:table-cell office:value-type="float" office:value="0.318051" calcext:value-type="float">
            <text:p>0.318051</text:p>
          </table:table-cell>
          <table:table-cell office:value-type="float" office:value="5767" calcext:value-type="float">
            <text:p>5767</text:p>
          </table:table-cell>
          <table:table-cell office:value-type="float" office:value="14992" calcext:value-type="float">
            <text:p>14992</text:p>
          </table:table-cell>
          <table:table-cell table:formula="of:=-LN([.D23]/[.E23])" office:value-type="float" office:value="0.955364710862791" calcext:value-type="float">
            <text:p>0.9553647109</text:p>
          </table:table-cell>
          <table:table-cell office:value-type="float" office:value="54.17" calcext:value-type="float">
            <text:p>54.17</text:p>
          </table:table-cell>
          <table:table-cell office:value-type="float" office:value="425" calcext:value-type="float">
            <text:p>425</text:p>
          </table:table-cell>
          <table:table-cell office:value-type="float" office:value="9.5" calcext:value-type="float">
            <text:p>9.5</text:p>
          </table:table-cell>
          <table:table-cell office:value-type="float" office:value="0.0988864" calcext:value-type="float">
            <text:p>0.0988864</text:p>
          </table:table-cell>
          <table:table-cell office:value-type="float" office:value="11144" calcext:value-type="float">
            <text:p>11144</text:p>
          </table:table-cell>
          <table:table-cell office:value-type="float" office:value="14994" calcext:value-type="float">
            <text:p>14994</text:p>
          </table:table-cell>
          <table:table-cell table:formula="of:=-LN([.K23]/[.L23])" office:value-type="float" office:value="0.296748884603366" calcext:value-type="float">
            <text:p>0.2967488846</text:p>
          </table:table-cell>
          <table:table-cell table:number-columns-repeated="7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0" calcext:value-type="float">
            <text:p>10</text:p>
          </table:table-cell>
          <table:table-cell office:value-type="float" office:value="0.31684" calcext:value-type="float">
            <text:p>0.31684</text:p>
          </table:table-cell>
          <table:table-cell office:value-type="float" office:value="5792" calcext:value-type="float">
            <text:p>5792</text:p>
          </table:table-cell>
          <table:table-cell office:value-type="float" office:value="14988" calcext:value-type="float">
            <text:p>14988</text:p>
          </table:table-cell>
          <table:table-cell table:formula="of:=-LN([.D24]/[.E24])" office:value-type="float" office:value="0.950772225848026" calcext:value-type="float">
            <text:p>0.9507722258</text:p>
          </table:table-cell>
          <table:table-cell office:value-type="float" office:value="54.67" calcext:value-type="float">
            <text:p>54.67</text:p>
          </table:table-cell>
          <table:table-cell office:value-type="float" office:value="426" calcext:value-type="float">
            <text:p>426</text:p>
          </table:table-cell>
          <table:table-cell office:value-type="float" office:value="10" calcext:value-type="float">
            <text:p>10</text:p>
          </table:table-cell>
          <table:table-cell office:value-type="float" office:value="0.0947475" calcext:value-type="float">
            <text:p>0.0947475</text:p>
          </table:table-cell>
          <table:table-cell office:value-type="float" office:value="11285" calcext:value-type="float">
            <text:p>11285</text:p>
          </table:table-cell>
          <table:table-cell office:value-type="float" office:value="14995" calcext:value-type="float">
            <text:p>14995</text:p>
          </table:table-cell>
          <table:table-cell table:formula="of:=-LN([.K24]/[.L24])" office:value-type="float" office:value="0.284242401931473" calcext:value-type="float">
            <text:p>0.2842424019</text:p>
          </table:table-cell>
          <table:table-cell table:number-columns-repeated="7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0.5" calcext:value-type="float">
            <text:p>10.5</text:p>
          </table:table-cell>
          <table:table-cell office:value-type="float" office:value="0.306767" calcext:value-type="float">
            <text:p>0.306767</text:p>
          </table:table-cell>
          <table:table-cell office:value-type="float" office:value="5966" calcext:value-type="float">
            <text:p>5966</text:p>
          </table:table-cell>
          <table:table-cell office:value-type="float" office:value="14992" calcext:value-type="float">
            <text:p>14992</text:p>
          </table:table-cell>
          <table:table-cell table:formula="of:=-LN([.D25]/[.E25])" office:value-type="float" office:value="0.921440039403509" calcext:value-type="float">
            <text:p>0.9214400394</text:p>
          </table:table-cell>
          <table:table-cell office:value-type="float" office:value="55.17" calcext:value-type="float">
            <text:p>55.17</text:p>
          </table:table-cell>
          <table:table-cell office:value-type="float" office:value="427" calcext:value-type="float">
            <text:p>427</text:p>
          </table:table-cell>
          <table:table-cell office:value-type="float" office:value="10.5" calcext:value-type="float">
            <text:p>10.5</text:p>
          </table:table-cell>
          <table:table-cell office:value-type="float" office:value="0.0985346" calcext:value-type="float">
            <text:p>0.0985346</text:p>
          </table:table-cell>
          <table:table-cell office:value-type="float" office:value="11155" calcext:value-type="float">
            <text:p>11155</text:p>
          </table:table-cell>
          <table:table-cell office:value-type="float" office:value="14997" calcext:value-type="float">
            <text:p>14997</text:p>
          </table:table-cell>
          <table:table-cell table:formula="of:=-LN([.K25]/[.L25])" office:value-type="float" office:value="0.295962353215047" calcext:value-type="float">
            <text:p>0.2959623532</text:p>
          </table:table-cell>
          <table:table-cell table:number-columns-repeated="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-LN([.D26]/[.E26])" office:value-type="string" office:string-value="" calcext:value-type="error">
            <text:p>#DIV/0!</text:p>
          </table:table-cell>
          <table:table-cell office:value-type="float" office:value="55.67" calcext:value-type="float">
            <text:p>55.67</text:p>
          </table:table-cell>
          <table:table-cell office:value-type="float" office:value="428" calcext:value-type="float">
            <text:p>428</text:p>
          </table:table-cell>
          <table:table-cell office:value-type="float" office:value="11" calcext:value-type="float">
            <text:p>11</text:p>
          </table:table-cell>
          <table:table-cell office:value-type="float" office:value="0.0978564" calcext:value-type="float">
            <text:p>0.0978564</text:p>
          </table:table-cell>
          <table:table-cell office:value-type="float" office:value="11175" calcext:value-type="float">
            <text:p>11175</text:p>
          </table:table-cell>
          <table:table-cell office:value-type="float" office:value="14992" calcext:value-type="float">
            <text:p>14992</text:p>
          </table:table-cell>
          <table:table-cell table:formula="of:=-LN([.K26]/[.L26])" office:value-type="float" office:value="0.293837584996434" calcext:value-type="float">
            <text:p>0.293837585</text:p>
          </table:table-cell>
          <table:table-cell table:number-columns-repeated="7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1.5" calcext:value-type="float">
            <text:p>11.5</text:p>
          </table:table-cell>
          <table:table-cell table:number-columns-repeated="3"/>
          <table:table-cell table:formula="of:=-LN([.D27]/[.E27])" office:value-type="string" office:string-value="" calcext:value-type="error">
            <text:p>#DIV/0!</text:p>
          </table:table-cell>
          <table:table-cell office:value-type="float" office:value="56.17" calcext:value-type="float">
            <text:p>56.17</text:p>
          </table:table-cell>
          <table:table-cell office:value-type="float" office:value="429" calcext:value-type="float">
            <text:p>429</text:p>
          </table:table-cell>
          <table:table-cell office:value-type="float" office:value="11.5" calcext:value-type="float">
            <text:p>11.5</text:p>
          </table:table-cell>
          <table:table-cell office:value-type="float" office:value="0.0985346" calcext:value-type="float">
            <text:p>0.0985346</text:p>
          </table:table-cell>
          <table:table-cell office:value-type="float" office:value="11158" calcext:value-type="float">
            <text:p>11158</text:p>
          </table:table-cell>
          <table:table-cell office:value-type="float" office:value="14997" calcext:value-type="float">
            <text:p>14997</text:p>
          </table:table-cell>
          <table:table-cell table:formula="of:=-LN([.K27]/[.L27])" office:value-type="float" office:value="0.295693451676206" calcext:value-type="float">
            <text:p>0.2956934517</text:p>
          </table:table-cell>
          <table:table-cell table:number-columns-repeated="7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-LN([.D28]/[.E28])" office:value-type="string" office:string-value="" calcext:value-type="error">
            <text:p>#DIV/0!</text:p>
          </table:table-cell>
          <table:table-cell office:value-type="float" office:value="56.67" calcext:value-type="float">
            <text:p>56.67</text:p>
          </table:table-cell>
          <table:table-cell office:value-type="float" office:value="430" calcext:value-type="float">
            <text:p>430</text:p>
          </table:table-cell>
          <table:table-cell office:value-type="float" office:value="12" calcext:value-type="float">
            <text:p>12</text:p>
          </table:table-cell>
          <table:table-cell office:value-type="float" office:value="0.0989915" calcext:value-type="float">
            <text:p>0.0989915</text:p>
          </table:table-cell>
          <table:table-cell office:value-type="float" office:value="11137" calcext:value-type="float">
            <text:p>11137</text:p>
          </table:table-cell>
          <table:table-cell office:value-type="float" office:value="14991" calcext:value-type="float">
            <text:p>14991</text:p>
          </table:table-cell>
          <table:table-cell table:formula="of:=-LN([.K28]/[.L28])" office:value-type="float" office:value="0.297177122619214" calcext:value-type="float">
            <text:p>0.2971771226</text:p>
          </table:table-cell>
          <table:table-cell table:number-columns-repeated="7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2.5" calcext:value-type="float">
            <text:p>12.5</text:p>
          </table:table-cell>
          <table:table-cell table:number-columns-repeated="3"/>
          <table:table-cell table:formula="of:=-LN([.D29]/[.E29])" office:value-type="string" office:string-value="" calcext:value-type="error">
            <text:p>#DIV/0!</text:p>
          </table:table-cell>
          <table:table-cell office:value-type="float" office:value="57.17" calcext:value-type="float">
            <text:p>57.17</text:p>
          </table:table-cell>
          <table:table-cell office:value-type="float" office:value="431" calcext:value-type="float">
            <text:p>431</text:p>
          </table:table-cell>
          <table:table-cell office:value-type="float" office:value="12.5" calcext:value-type="float">
            <text:p>12.5</text:p>
          </table:table-cell>
          <table:table-cell office:value-type="float" office:value="0.100085" calcext:value-type="float">
            <text:p>0.100085</text:p>
          </table:table-cell>
          <table:table-cell office:value-type="float" office:value="11100" calcext:value-type="float">
            <text:p>11100</text:p>
          </table:table-cell>
          <table:table-cell office:value-type="float" office:value="14988" calcext:value-type="float">
            <text:p>14988</text:p>
          </table:table-cell>
          <table:table-cell table:formula="of:=-LN([.K29]/[.L29])" office:value-type="float" office:value="0.300304772613152" calcext:value-type="float">
            <text:p>0.3003047726</text:p>
          </table:table-cell>
          <table:table-cell table:number-columns-repeated="7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-LN([.D30]/[.E30])" office:value-type="string" office:string-value="" calcext:value-type="error">
            <text:p>#DIV/0!</text:p>
          </table:table-cell>
          <table:table-cell office:value-type="float" office:value="57.67" calcext:value-type="float">
            <text:p>57.67</text:p>
          </table:table-cell>
          <table:table-cell office:value-type="float" office:value="432" calcext:value-type="float">
            <text:p>432</text:p>
          </table:table-cell>
          <table:table-cell office:value-type="float" office:value="13" calcext:value-type="float">
            <text:p>13</text:p>
          </table:table-cell>
          <table:table-cell office:value-type="float" office:value="0.100513" calcext:value-type="float">
            <text:p>0.100513</text:p>
          </table:table-cell>
          <table:table-cell office:value-type="float" office:value="11089" calcext:value-type="float">
            <text:p>11089</text:p>
          </table:table-cell>
          <table:table-cell office:value-type="float" office:value="14992" calcext:value-type="float">
            <text:p>14992</text:p>
          </table:table-cell>
          <table:table-cell table:formula="of:=-LN([.K30]/[.L30])" office:value-type="float" office:value="0.301563099524988" calcext:value-type="float">
            <text:p>0.3015630995</text:p>
          </table:table-cell>
          <table:table-cell table:number-columns-repeated="7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3.5" calcext:value-type="float">
            <text:p>13.5</text:p>
          </table:table-cell>
          <table:table-cell table:number-columns-repeated="3"/>
          <table:table-cell table:formula="of:=-LN([.D31]/[.E31])" office:value-type="string" office:string-value="" calcext:value-type="error">
            <text:p>#DIV/0!</text:p>
          </table:table-cell>
          <table:table-cell office:value-type="float" office:value="58.17" calcext:value-type="float">
            <text:p>58.17</text:p>
          </table:table-cell>
          <table:table-cell office:value-type="float" office:value="433" calcext:value-type="float">
            <text:p>433</text:p>
          </table:table-cell>
          <table:table-cell office:value-type="float" office:value="13.5" calcext:value-type="float">
            <text:p>13.5</text:p>
          </table:table-cell>
          <table:table-cell office:value-type="float" office:value="0.0971042" calcext:value-type="float">
            <text:p>0.0971042</text:p>
          </table:table-cell>
          <table:table-cell office:value-type="float" office:value="11199" calcext:value-type="float">
            <text:p>11199</text:p>
          </table:table-cell>
          <table:table-cell office:value-type="float" office:value="14990" calcext:value-type="float">
            <text:p>14990</text:p>
          </table:table-cell>
          <table:table-cell table:formula="of:=-LN([.K31]/[.L31])" office:value-type="float" office:value="0.29155882351395" calcext:value-type="float">
            <text:p>0.2915588235</text:p>
          </table:table-cell>
          <table:table-cell table:number-columns-repeated="7"/>
        </table:table-row>
      </table:table>
      <table:table table:name="Sheet15" table:style-name="ta1">
        <office:forms form:automatic-focus="false" form:apply-design-mode="false"/>
        <table:shapes>
          <draw:frame draw:z-index="0" draw:style-name="gr1" draw:text-style-name="P1" svg:width="6.2988in" svg:height="3.5429in" svg:x="18.2118in" svg:y="0.2591in">
            <draw:object draw:notify-on-update-of-ranges="Sheet15.B4:Sheet15.B12 Sheet15.B14:Sheet15.B14 Sheet15.F4:Sheet15.F12 Sheet15.B4:Sheet15.B12 Sheet15.D14:Sheet15.D14 Sheet15.T4:Sheet15.T12 Sheet15.I4:Sheet15.I12 Sheet15.C14:Sheet15.C14 Sheet15.M4:Sheet15.M1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SiPM 22 </text:p>
          </table:table-cell>
          <table:covered-table-cell table:number-columns-repeated="12"/>
          <table:table-cell table:number-columns-repeated="7"/>
        </table:table-row>
        <table:table-row table:style-name="ro1">
          <table:table-cell table:style-name="ce6" office:value-type="string" calcext:value-type="string" table:number-columns-spanned="6" table:number-rows-spanned="1">
            <text:p>Trigger on the lamp test1</text:p>
          </table:table-cell>
          <table:covered-table-cell table:number-columns-repeated="5" table:style-name="ce7"/>
          <table:table-cell/>
          <table:table-cell table:style-name="ce6" office:value-type="string" calcext:value-type="string" table:number-columns-spanned="6" table:number-rows-spanned="1">
            <text:p>Trigger on the lamp test2</text:p>
          </table:table-cell>
          <table:covered-table-cell table:number-columns-repeated="5" table:style-name="ce7"/>
          <table:table-cell/>
          <table:table-cell table:style-name="ce6" office:value-type="string" calcext:value-type="string" table:number-columns-spanned="6" table:number-rows-spanned="1">
            <text:p>Trigger on the lamp test3</text:p>
          </table:table-cell>
          <table:covered-table-cell table:number-columns-repeated="5" table:style-name="ce7"/>
        </table:table-row>
        <table:table-row table:style-name="ro1"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OV (V)</text:p>
          </table:table-cell>
          <table:table-cell table:style-name="ce7" office:value-type="string" calcext:value-type="string">
            <text:p>&lt;PE&gt; µs^-1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/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OV (V)</text:p>
          </table:table-cell>
          <table:table-cell table:style-name="ce7" office:value-type="string" calcext:value-type="string">
            <text:p>&lt;PE&gt; µs^-1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/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OV (V)</text:p>
          </table:table-cell>
          <table:table-cell table:style-name="ce7" office:value-type="string" calcext:value-type="string">
            <text:p>&lt;PE&gt; µs^-1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0.000311269" calcext:value-type="float">
            <text:p>0.000311269</text:p>
          </table:table-cell>
          <table:table-cell office:value-type="float" office:value="14477" calcext:value-type="float">
            <text:p>14477</text:p>
          </table:table-cell>
          <table:table-cell office:value-type="float" office:value="14836" calcext:value-type="float">
            <text:p>14836</text:p>
          </table:table-cell>
          <table:table-cell table:formula="of:=-LN([.D4]/[.E4])" office:value-type="float" office:value="0.0244954764554379" calcext:value-type="float">
            <text:p>0.0244954765</text:p>
          </table:table-cell>
          <table:table-cell office:value-type="float" office:value="57.84" calcext:value-type="float">
            <text:p>57.84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0.00578399" calcext:value-type="float">
            <text:p>0.00578399</text:p>
          </table:table-cell>
          <table:table-cell office:value-type="float" office:value="14723" calcext:value-type="float">
            <text:p>14723</text:p>
          </table:table-cell>
          <table:table-cell office:value-type="float" office:value="14694" calcext:value-type="float">
            <text:p>14694</text:p>
          </table:table-cell>
          <table:table-cell table:formula="of:=-LN([.K4]/[.L4])" office:value-type="float" office:value="-0.00197164968518588" calcext:value-type="float">
            <text:p>-0.0019716497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-LN([.R4]/[.S4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5" calcext:value-type="float">
            <text:p>0.5</text:p>
          </table:table-cell>
          <table:table-cell office:value-type="float" office:value="0.0215054" calcext:value-type="float">
            <text:p>0.0215054</text:p>
          </table:table-cell>
          <table:table-cell office:value-type="float" office:value="14056" calcext:value-type="float">
            <text:p>14056</text:p>
          </table:table-cell>
          <table:table-cell office:value-type="float" office:value="14776" calcext:value-type="float">
            <text:p>14776</text:p>
          </table:table-cell>
          <table:table-cell table:formula="of:=-LN([.D5]/[.E5])" office:value-type="float" office:value="0.0499548920121428" calcext:value-type="float">
            <text:p>0.049954892</text:p>
          </table:table-cell>
          <table:table-cell office:value-type="float" office:value="58.34" calcext:value-type="float">
            <text:p>58.34</text:p>
          </table:table-cell>
          <table:table-cell office:value-type="float" office:value="504" calcext:value-type="float">
            <text:p>504</text:p>
          </table:table-cell>
          <table:table-cell office:value-type="float" office:value="0.5" calcext:value-type="float">
            <text:p>0.5</text:p>
          </table:table-cell>
          <table:table-cell table:style-name="ce4" office:value-type="float" office:value="0.00609993" calcext:value-type="float">
            <text:p>6.10E-003</text:p>
          </table:table-cell>
          <table:table-cell office:value-type="float" office:value="14716" calcext:value-type="float">
            <text:p>14716</text:p>
          </table:table-cell>
          <table:table-cell office:value-type="float" office:value="14742" calcext:value-type="float">
            <text:p>14742</text:p>
          </table:table-cell>
          <table:table-cell table:formula="of:=-LN([.K5]/[.L5])" office:value-type="float" office:value="0.00176522552456919" calcext:value-type="float">
            <text:p>0.0017652255</text:p>
          </table:table-cell>
          <table:table-cell/>
          <table:table-cell office:value-type="float" office:value="513" calcext:value-type="float">
            <text:p>513</text:p>
          </table:table-cell>
          <table:table-cell office:value-type="float" office:value="0.5" calcext:value-type="float">
            <text:p>0.5</text:p>
          </table:table-cell>
          <table:table-cell office:value-type="float" office:value="0.00612256" calcext:value-type="float">
            <text:p>0.00612256</text:p>
          </table:table-cell>
          <table:table-cell office:value-type="float" office:value="14723" calcext:value-type="float">
            <text:p>14723</text:p>
          </table:table-cell>
          <table:table-cell office:value-type="float" office:value="14763" calcext:value-type="float">
            <text:p>14763</text:p>
          </table:table-cell>
          <table:table-cell table:formula="of:=-LN([.R5]/[.S5])" office:value-type="float" office:value="0.00271315366867934" calcext:value-type="float">
            <text:p>0.002713153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 office:value-type="float" office:value="0.0278219" calcext:value-type="float">
            <text:p>0.0278219</text:p>
          </table:table-cell>
          <table:table-cell office:value-type="float" office:value="13791" calcext:value-type="float">
            <text:p>13791</text:p>
          </table:table-cell>
          <table:table-cell office:value-type="float" office:value="14719" calcext:value-type="float">
            <text:p>14719</text:p>
          </table:table-cell>
          <table:table-cell table:formula="of:=-LN([.D6]/[.E6])" office:value-type="float" office:value="0.065122970718249" calcext:value-type="float">
            <text:p>0.0651229707</text:p>
          </table:table-cell>
          <table:table-cell office:value-type="float" office:value="58.84" calcext:value-type="float">
            <text:p>58.84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0.00946776" calcext:value-type="float">
            <text:p>0.00946776</text:p>
          </table:table-cell>
          <table:table-cell office:value-type="float" office:value="14578" calcext:value-type="float">
            <text:p>14578</text:p>
          </table:table-cell>
          <table:table-cell office:value-type="float" office:value="14981" calcext:value-type="float">
            <text:p>14981</text:p>
          </table:table-cell>
          <table:table-cell table:formula="of:=-LN([.K6]/[.L6])" office:value-type="float" office:value="0.0272691885752237" calcext:value-type="float">
            <text:p>0.0272691886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office:value-type="float" office:value="0.00894106" calcext:value-type="float">
            <text:p>0.00894106</text:p>
          </table:table-cell>
          <table:table-cell office:value-type="float" office:value="14603" calcext:value-type="float">
            <text:p>14603</text:p>
          </table:table-cell>
          <table:table-cell office:value-type="float" office:value="14958" calcext:value-type="float">
            <text:p>14958</text:p>
          </table:table-cell>
          <table:table-cell table:formula="of:=-LN([.R6]/[.S6])" office:value-type="float" office:value="0.0240192867111414" calcext:value-type="float">
            <text:p>0.024019286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.5" calcext:value-type="float">
            <text:p>1.5</text:p>
          </table:table-cell>
          <table:table-cell office:value-type="float" office:value="0.0319835" calcext:value-type="float">
            <text:p>0.0319835</text:p>
          </table:table-cell>
          <table:table-cell office:value-type="float" office:value="13621" calcext:value-type="float">
            <text:p>13621</text:p>
          </table:table-cell>
          <table:table-cell office:value-type="float" office:value="14937" calcext:value-type="float">
            <text:p>14937</text:p>
          </table:table-cell>
          <table:table-cell table:formula="of:=-LN([.D7]/[.E7])" office:value-type="float" office:value="0.0922286368629508" calcext:value-type="float">
            <text:p>0.0922286369</text:p>
          </table:table-cell>
          <table:table-cell office:value-type="float" office:value="59.34" calcext:value-type="float">
            <text:p>59.34</text:p>
          </table:table-cell>
          <table:table-cell office:value-type="float" office:value="506" calcext:value-type="float">
            <text:p>506</text:p>
          </table:table-cell>
          <table:table-cell office:value-type="float" office:value="1.5" calcext:value-type="float">
            <text:p>1.5</text:p>
          </table:table-cell>
          <table:table-cell office:value-type="float" office:value="0.0111856" calcext:value-type="float">
            <text:p>0.0111856</text:p>
          </table:table-cell>
          <table:table-cell office:value-type="float" office:value="14503" calcext:value-type="float">
            <text:p>14503</text:p>
          </table:table-cell>
          <table:table-cell office:value-type="float" office:value="14985" calcext:value-type="float">
            <text:p>14985</text:p>
          </table:table-cell>
          <table:table-cell table:formula="of:=-LN([.K7]/[.L7])" office:value-type="float" office:value="0.0326941761905135" calcext:value-type="float">
            <text:p>0.0326941762</text:p>
          </table:table-cell>
          <table:table-cell/>
          <table:table-cell office:value-type="float" office:value="515" calcext:value-type="float">
            <text:p>515</text:p>
          </table:table-cell>
          <table:table-cell office:value-type="float" office:value="1.5" calcext:value-type="float">
            <text:p>1.5</text:p>
          </table:table-cell>
          <table:table-cell office:value-type="float" office:value="0.0105219" calcext:value-type="float">
            <text:p>0.0105219</text:p>
          </table:table-cell>
          <table:table-cell office:value-type="float" office:value="14524" calcext:value-type="float">
            <text:p>14524</text:p>
          </table:table-cell>
          <table:table-cell office:value-type="float" office:value="14826" calcext:value-type="float">
            <text:p>14826</text:p>
          </table:table-cell>
          <table:table-cell table:formula="of:=-LN([.R7]/[.S7])" office:value-type="float" office:value="0.0205799426824387" calcext:value-type="float">
            <text:p>0.020579942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" calcext:value-type="float">
            <text:p>2</text:p>
          </table:table-cell>
          <table:table-cell office:value-type="float" office:value="0.0350535" calcext:value-type="float">
            <text:p>0.0350535</text:p>
          </table:table-cell>
          <table:table-cell office:value-type="float" office:value="13499" calcext:value-type="float">
            <text:p>13499</text:p>
          </table:table-cell>
          <table:table-cell office:value-type="float" office:value="14984" calcext:value-type="float">
            <text:p>14984</text:p>
          </table:table-cell>
          <table:table-cell table:formula="of:=-LN([.D8]/[.E8])" office:value-type="float" office:value="0.104367356515097" calcext:value-type="float">
            <text:p>0.1043673565</text:p>
          </table:table-cell>
          <table:table-cell office:value-type="float" office:value="59.84" calcext:value-type="float">
            <text:p>59.84</text:p>
          </table:table-cell>
          <table:table-cell office:value-type="float" office:value="507" calcext:value-type="float">
            <text:p>507</text:p>
          </table:table-cell>
          <table:table-cell office:value-type="float" office:value="2" calcext:value-type="float">
            <text:p>2</text:p>
          </table:table-cell>
          <table:table-cell office:value-type="float" office:value="0.0134694" calcext:value-type="float">
            <text:p>0.0134694</text:p>
          </table:table-cell>
          <table:table-cell office:value-type="float" office:value="14403" calcext:value-type="float">
            <text:p>14403</text:p>
          </table:table-cell>
          <table:table-cell office:value-type="float" office:value="14956" calcext:value-type="float">
            <text:p>14956</text:p>
          </table:table-cell>
          <table:table-cell table:formula="of:=-LN([.K8]/[.L8])" office:value-type="float" office:value="0.0376760388979542" calcext:value-type="float">
            <text:p>0.0376760389</text:p>
          </table:table-cell>
          <table:table-cell/>
          <table:table-cell office:value-type="float" office:value="516" calcext:value-type="float">
            <text:p>516</text:p>
          </table:table-cell>
          <table:table-cell office:value-type="float" office:value="2" calcext:value-type="float">
            <text:p>2</text:p>
          </table:table-cell>
          <table:table-cell office:value-type="float" office:value="0.0124455" calcext:value-type="float">
            <text:p>0.0124455</text:p>
          </table:table-cell>
          <table:table-cell office:value-type="float" office:value="14404" calcext:value-type="float">
            <text:p>14404</text:p>
          </table:table-cell>
          <table:table-cell office:value-type="float" office:value="14890" calcext:value-type="float">
            <text:p>14890</text:p>
          </table:table-cell>
          <table:table-cell table:formula="of:=-LN([.R8]/[.S8])" office:value-type="float" office:value="0.0331839009092888" calcext:value-type="float">
            <text:p>0.0331839009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.5" calcext:value-type="float">
            <text:p>2.5</text:p>
          </table:table-cell>
          <table:table-cell office:value-type="float" office:value="0.0362408" calcext:value-type="float">
            <text:p>0.0362408</text:p>
          </table:table-cell>
          <table:table-cell office:value-type="float" office:value="13452" calcext:value-type="float">
            <text:p>13452</text:p>
          </table:table-cell>
          <table:table-cell office:value-type="float" office:value="14992" calcext:value-type="float">
            <text:p>14992</text:p>
          </table:table-cell>
          <table:table-cell table:formula="of:=-LN([.D9]/[.E9])" office:value-type="float" office:value="0.108388931618043" calcext:value-type="float">
            <text:p>0.1083889316</text:p>
          </table:table-cell>
          <table:table-cell office:value-type="float" office:value="60.34" calcext:value-type="float">
            <text:p>60.34</text:p>
          </table:table-cell>
          <table:table-cell office:value-type="float" office:value="508" calcext:value-type="float">
            <text:p>508</text:p>
          </table:table-cell>
          <table:table-cell office:value-type="float" office:value="2.5" calcext:value-type="float">
            <text:p>2.5</text:p>
          </table:table-cell>
          <table:table-cell office:value-type="float" office:value="0.0144669" calcext:value-type="float">
            <text:p>0.0144669</text:p>
          </table:table-cell>
          <table:table-cell office:value-type="float" office:value="14361" calcext:value-type="float">
            <text:p>14361</text:p>
          </table:table-cell>
          <table:table-cell office:value-type="float" office:value="14979" calcext:value-type="float">
            <text:p>14979</text:p>
          </table:table-cell>
          <table:table-cell table:formula="of:=-LN([.K9]/[.L9])" office:value-type="float" office:value="0.0421330211081002" calcext:value-type="float">
            <text:p>0.0421330211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float" office:value="2.5" calcext:value-type="float">
            <text:p>2.5</text:p>
          </table:table-cell>
          <table:table-cell office:value-type="float" office:value="0.0144545" calcext:value-type="float">
            <text:p>0.0144545</text:p>
          </table:table-cell>
          <table:table-cell office:value-type="float" office:value="14343" calcext:value-type="float">
            <text:p>14343</text:p>
          </table:table-cell>
          <table:table-cell office:value-type="float" office:value="14937" calcext:value-type="float">
            <text:p>14937</text:p>
          </table:table-cell>
          <table:table-cell table:formula="of:=-LN([.R9]/[.S9])" office:value-type="float" office:value="0.0405793380160794" calcext:value-type="float">
            <text:p>0.04057933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0.0380795" calcext:value-type="float">
            <text:p>0.0380795</text:p>
          </table:table-cell>
          <table:table-cell office:value-type="float" office:value="13368" calcext:value-type="float">
            <text:p>13368</text:p>
          </table:table-cell>
          <table:table-cell office:value-type="float" office:value="14915" calcext:value-type="float">
            <text:p>14915</text:p>
          </table:table-cell>
          <table:table-cell table:formula="of:=-LN([.D10]/[.E10])" office:value-type="float" office:value="0.109503626673619" calcext:value-type="float">
            <text:p>0.1095036267</text:p>
          </table:table-cell>
          <table:table-cell office:value-type="float" office:value="60.84" calcext:value-type="float">
            <text:p>60.84</text:p>
          </table:table-cell>
          <table:table-cell office:value-type="float" office:value="509" calcext:value-type="float">
            <text:p>509</text:p>
          </table:table-cell>
          <table:table-cell office:value-type="float" office:value="3" calcext:value-type="float">
            <text:p>3</text:p>
          </table:table-cell>
          <table:table-cell office:value-type="float" office:value="0.0155109" calcext:value-type="float">
            <text:p>0.0155109</text:p>
          </table:table-cell>
          <table:table-cell office:value-type="float" office:value="14317" calcext:value-type="float">
            <text:p>14317</text:p>
          </table:table-cell>
          <table:table-cell office:value-type="float" office:value="14972" calcext:value-type="float">
            <text:p>14972</text:p>
          </table:table-cell>
          <table:table-cell table:formula="of:=-LN([.K10]/[.L10])" office:value-type="float" office:value="0.0447341476639921" calcext:value-type="float">
            <text:p>0.0447341477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float" office:value="3" calcext:value-type="float">
            <text:p>3</text:p>
          </table:table-cell>
          <table:table-cell office:value-type="float" office:value="0.0141826" calcext:value-type="float">
            <text:p>0.0141826</text:p>
          </table:table-cell>
          <table:table-cell office:value-type="float" office:value="14216" calcext:value-type="float">
            <text:p>14216</text:p>
          </table:table-cell>
          <table:table-cell office:value-type="float" office:value="14832" calcext:value-type="float">
            <text:p>14832</text:p>
          </table:table-cell>
          <table:table-cell table:formula="of:=-LN([.R10]/[.S10])" office:value-type="float" office:value="0.0424189179711492" calcext:value-type="float">
            <text:p>0.04241891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.5" calcext:value-type="float">
            <text:p>3.5</text:p>
          </table:table-cell>
          <table:table-cell office:value-type="float" office:value="0.00388955" calcext:value-type="float">
            <text:p>0.00388955</text:p>
          </table:table-cell>
          <table:table-cell office:value-type="float" office:value="13394" calcext:value-type="float">
            <text:p>13394</text:p>
          </table:table-cell>
          <table:table-cell office:value-type="float" office:value="14996" calcext:value-type="float">
            <text:p>14996</text:p>
          </table:table-cell>
          <table:table-cell table:formula="of:=-LN([.D11]/[.E11])" office:value-type="float" office:value="0.112976653385807" calcext:value-type="float">
            <text:p>0.1129766534</text:p>
          </table:table-cell>
          <table:table-cell office:value-type="float" office:value="61.34" calcext:value-type="float">
            <text:p>61.34</text:p>
          </table:table-cell>
          <table:table-cell office:value-type="float" office:value="510" calcext:value-type="float">
            <text:p>510</text:p>
          </table:table-cell>
          <table:table-cell office:value-type="float" office:value="3.5" calcext:value-type="float">
            <text:p>3.5</text:p>
          </table:table-cell>
          <table:table-cell office:value-type="float" office:value="0.0176152" calcext:value-type="float">
            <text:p>0.0176152</text:p>
          </table:table-cell>
          <table:table-cell office:value-type="float" office:value="14225" calcext:value-type="float">
            <text:p>14225</text:p>
          </table:table-cell>
          <table:table-cell office:value-type="float" office:value="14959" calcext:value-type="float">
            <text:p>14959</text:p>
          </table:table-cell>
          <table:table-cell table:formula="of:=-LN([.K11]/[.L11])" office:value-type="float" office:value="0.0503121453799293" calcext:value-type="float">
            <text:p>0.0503121454</text:p>
          </table:table-cell>
          <table:table-cell/>
          <table:table-cell office:value-type="float" office:value="519" calcext:value-type="float">
            <text:p>519</text:p>
          </table:table-cell>
          <table:table-cell office:value-type="float" office:value="3.5" calcext:value-type="float">
            <text:p>3.5</text:p>
          </table:table-cell>
          <table:table-cell office:value-type="float" office:value="0.000467132" calcext:value-type="float">
            <text:p>0.000467132</text:p>
          </table:table-cell>
          <table:table-cell office:value-type="float" office:value="14334" calcext:value-type="float">
            <text:p>14334</text:p>
          </table:table-cell>
          <table:table-cell office:value-type="float" office:value="14992" calcext:value-type="float">
            <text:p>14992</text:p>
          </table:table-cell>
          <table:table-cell table:formula="of:=-LN([.R11]/[.S11])" office:value-type="float" office:value="0.0448823879243389" calcext:value-type="float">
            <text:p>0.0448823879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" calcext:value-type="float">
            <text:p>4</text:p>
          </table:table-cell>
          <table:table-cell office:value-type="float" office:value="0.00494799" calcext:value-type="float">
            <text:p>0.00494799</text:p>
          </table:table-cell>
          <table:table-cell office:value-type="float" office:value="13812" calcext:value-type="float">
            <text:p>13812</text:p>
          </table:table-cell>
          <table:table-cell office:value-type="float" office:value="14989" calcext:value-type="float">
            <text:p>14989</text:p>
          </table:table-cell>
          <table:table-cell table:formula="of:=-LN([.D12]/[.E12])" office:value-type="float" office:value="0.0817788192207128" calcext:value-type="float">
            <text:p>0.0817788192</text:p>
          </table:table-cell>
          <table:table-cell office:value-type="float" office:value="61.84" calcext:value-type="float">
            <text:p>61.84</text:p>
          </table:table-cell>
          <table:table-cell office:value-type="float" office:value="511" calcext:value-type="float">
            <text:p>511</text:p>
          </table:table-cell>
          <table:table-cell office:value-type="float" office:value="4" calcext:value-type="float">
            <text:p>4</text:p>
          </table:table-cell>
          <table:table-cell office:value-type="float" office:value="0.00196145" calcext:value-type="float">
            <text:p>0.00196145</text:p>
          </table:table-cell>
          <table:table-cell office:value-type="float" office:value="14273" calcext:value-type="float">
            <text:p>14273</text:p>
          </table:table-cell>
          <table:table-cell office:value-type="float" office:value="14999" calcext:value-type="float">
            <text:p>14999</text:p>
          </table:table-cell>
          <table:table-cell table:formula="of:=-LN([.K12]/[.L12])" office:value-type="float" office:value="0.049613891565591" calcext:value-type="float">
            <text:p>0.0496138916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4" calcext:value-type="float">
            <text:p>4</text:p>
          </table:table-cell>
          <table:table-cell office:value-type="float" office:value="0.00144826" calcext:value-type="float">
            <text:p>0.00144826</text:p>
          </table:table-cell>
          <table:table-cell office:value-type="float" office:value="14483" calcext:value-type="float">
            <text:p>14483</text:p>
          </table:table-cell>
          <table:table-cell office:value-type="float" office:value="14985" calcext:value-type="float">
            <text:p>14985</text:p>
          </table:table-cell>
          <table:table-cell table:formula="of:=-LN([.R12]/[.S12])" office:value-type="float" office:value="0.0340741529499073" calcext:value-type="float">
            <text:p>0.0340741529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run 3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style-name="ce6" office:value-type="string" calcext:value-type="string" table:number-columns-spanned="6" table:number-rows-spanned="1">
            <text:p>Trigger on the lamp test1, normalisation detector</text:p>
          </table:table-cell>
          <table:covered-table-cell table:number-columns-repeated="5" table:style-name="ce7"/>
          <table:table-cell/>
          <table:table-cell table:style-name="ce6" office:value-type="string" calcext:value-type="string" table:number-columns-spanned="6" table:number-rows-spanned="1">
            <text:p>Trigger on the lamp test2, normalisation detector</text:p>
          </table:table-cell>
          <table:covered-table-cell table:number-columns-repeated="5" table:style-name="ce7"/>
          <table:table-cell/>
          <table:table-cell table:style-name="ce6" office:value-type="string" calcext:value-type="string" table:number-columns-spanned="6" table:number-rows-spanned="1">
            <text:p>Trigger on the lamp test3, normalisation detector</text:p>
          </table:table-cell>
          <table:covered-table-cell table:number-columns-repeated="5" table:style-name="ce7"/>
        </table:table-row>
        <table:table-row table:style-name="ro1"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OV (V)</text:p>
          </table:table-cell>
          <table:table-cell table:style-name="ce7" office:value-type="string" calcext:value-type="string">
            <text:p>&lt;PE&gt; µs^-1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/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OV (V)</text:p>
          </table:table-cell>
          <table:table-cell table:style-name="ce7" office:value-type="string" calcext:value-type="string">
            <text:p>&lt;PE&gt; µs^-1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/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OV (V)</text:p>
          </table:table-cell>
          <table:table-cell table:style-name="ce7" office:value-type="string" calcext:value-type="string">
            <text:p>&lt;PE&gt; µs^-1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-0.110097" calcext:value-type="float">
            <text:p>-0.110097</text:p>
          </table:table-cell>
          <table:table-cell table:number-columns-repeated="2"/>
          <table:table-cell table:formula="of:=-LN([.D18]/[.E18])" office:value-type="string" office:string-value="" calcext:value-type="error">
            <text:p>#DIV/0!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-LN([.K18]/[.L18])" office:value-type="string" office:string-value="" calcext:value-type="error">
            <text:p>#DIV/0!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-LN([.R18]/[.S18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formula="of:=-LN([.D19]/[.E19])" office:value-type="string" office:string-value="" calcext:value-type="error">
            <text:p>#DIV/0!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float" office:value="0.5" calcext:value-type="float">
            <text:p>0.5</text:p>
          </table:table-cell>
          <table:table-cell table:style-name="ce4"/>
          <table:table-cell table:number-columns-repeated="2"/>
          <table:table-cell table:formula="of:=-LN([.K19]/[.L19])" office:value-type="string" office:string-value="" calcext:value-type="error">
            <text:p>#DIV/0!</text:p>
          </table:table-cell>
          <table:table-cell/>
          <table:table-cell office:value-type="float" office:value="513" calcext:value-type="float">
            <text:p>513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formula="of:=-LN([.R19]/[.S19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-LN([.D20]/[.E20])" office:value-type="string" office:string-value="" calcext:value-type="error">
            <text:p>#DIV/0!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-LN([.K20]/[.L20])" office:value-type="string" office:string-value="" calcext:value-type="error">
            <text:p>#DIV/0!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-LN([.R20]/[.S20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-LN([.D21]/[.E21])" office:value-type="string" office:string-value="" calcext:value-type="error">
            <text:p>#DIV/0!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-LN([.K21]/[.L21])" office:value-type="string" office:string-value="" calcext:value-type="error">
            <text:p>#DIV/0!</text:p>
          </table:table-cell>
          <table:table-cell/>
          <table:table-cell office:value-type="float" office:value="515" calcext:value-type="float">
            <text:p>515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-LN([.R21]/[.S2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-LN([.D22]/[.E22])" office:value-type="string" office:string-value="" calcext:value-type="error">
            <text:p>#DIV/0!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-LN([.K22]/[.L22])" office:value-type="string" office:string-value="" calcext:value-type="error">
            <text:p>#DIV/0!</text:p>
          </table:table-cell>
          <table:table-cell/>
          <table:table-cell office:value-type="float" office:value="516" calcext:value-type="float">
            <text:p>5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-LN([.R22]/[.S22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formula="of:=-LN([.D23]/[.E23])" office:value-type="string" office:string-value="" calcext:value-type="error">
            <text:p>#DIV/0!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formula="of:=-LN([.K23]/[.L23])" office:value-type="string" office:string-value="" calcext:value-type="error">
            <text:p>#DIV/0!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formula="of:=-LN([.R23]/[.S23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-LN([.D24]/[.E24])" office:value-type="string" office:string-value="" calcext:value-type="error">
            <text:p>#DIV/0!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-LN([.K24]/[.L24])" office:value-type="string" office:string-value="" calcext:value-type="error">
            <text:p>#DIV/0!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-LN([.R24]/[.S24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-LN([.D25]/[.E25])" office:value-type="string" office:string-value="" calcext:value-type="error">
            <text:p>#DIV/0!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-LN([.K25]/[.L25])" office:value-type="string" office:string-value="" calcext:value-type="error">
            <text:p>#DIV/0!</text:p>
          </table:table-cell>
          <table:table-cell/>
          <table:table-cell office:value-type="float" office:value="519" calcext:value-type="float">
            <text:p>519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-LN([.R25]/[.S25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-LN([.D26]/[.E26])" office:value-type="string" office:string-value="" calcext:value-type="error">
            <text:p>#DIV/0!</text:p>
          </table:table-cell>
          <table:table-cell/>
          <table:table-cell office:value-type="float" office:value="511" calcext:value-type="float">
            <text:p>5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-LN([.K26]/[.L26])" office:value-type="string" office:string-value="" calcext:value-type="error">
            <text:p>#DIV/0!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-LN([.R26]/[.S26])" office:value-type="string" office:string-value="" calcext:value-type="error">
            <text:p>#DIV/0!</text:p>
          </table:table-cell>
        </table:table-row>
      </table:table>
      <table:table table:name="Sheet16" table:style-name="ta1">
        <office:forms form:automatic-focus="false" form:apply-design-mode="false"/>
        <table:shapes>
          <draw:frame draw:z-index="0" draw:style-name="gr1" draw:text-style-name="P1" svg:width="6.2988in" svg:height="3.5429in" svg:x="4.4299in" svg:y="6.687in">
            <draw:object draw:notify-on-update-of-ranges="Sheet16.K1:Sheet16.K1 Sheet16.M3:Sheet16.M21 Sheet16.J3:Sheet16.J2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9"/>
        <table:table-column table:style-name="co1" table:number-columns-repeated="13" table:default-cell-style-name="Default"/>
        <table:table-row table:style-name="ro1">
          <table:table-cell table:style-name="ce5" office:value-type="string" calcext:value-type="string" table:number-columns-spanned="6" table:number-rows-spanned="1">
            <text:p>VUV 3 , RT, N2, no colling, PE</text:p>
          </table:table-cell>
          <table:covered-table-cell table:number-columns-repeated="4" table:style-name="ce7"/>
          <table:covered-table-cell table:style-name="ce8"/>
          <table:table-cell/>
          <table:table-cell table:style-name="Default"/>
          <table:table-cell table:number-columns-repeated="2"/>
          <table:table-cell table:style-name="ce10" office:value-type="string" calcext:value-type="string" table:number-columns-spanned="3" table:number-rows-spanned="1">
            <text:p>VUV 2 , RT, N2, no colling, PE</text:p>
          </table:table-cell>
          <table:covered-table-cell table:number-columns-repeated="2"/>
          <table:table-cell table:style-name="ce7"/>
          <table:table-cell table:style-name="ce10" office:value-type="string" calcext:value-type="string" table:number-columns-spanned="3" table:number-rows-spanned="1">
            <text:p>VUV 2 , RT, N2, no colling, Gain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V (V)</text:p>
          </table:table-cell>
          <table:table-cell table:style-name="ce7" office:value-type="string" calcext:value-type="string">
            <text:p>OV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/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nor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 office:value-type="string" calcext:value-type="string">
            <text:p>&lt;PE&gt; nor</text:p>
          </table:table-cell>
          <table:table-cell table:number-columns-repeated="7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51.61" calcext:value-type="float">
            <text:p>51.61</text:p>
          </table:table-cell>
          <table:table-cell office:value-type="float" office:value="0.5" calcext:value-type="float">
            <text:p>0.5</text:p>
          </table:table-cell>
          <table:table-cell office:value-type="float" office:value="5978" calcext:value-type="float">
            <text:p>5978</text:p>
          </table:table-cell>
          <table:table-cell office:value-type="float" office:value="8968" calcext:value-type="float">
            <text:p>8968</text:p>
          </table:table-cell>
          <table:table-cell table:formula="of:=LN([.E3]/[.D3])" office:value-type="float" office:value="0.405576621908113" calcext:value-type="float">
            <text:p>0.4055766219</text:p>
          </table:table-cell>
          <table:table-cell/>
          <table:table-cell office:value-type="time" office:time-value="PT15H00M00S" calcext:value-type="time">
            <text:p>03:00:00 PM</text:p>
          </table:table-cell>
          <table:table-cell table:formula="of:= HOUR([.H3])*60 + MINUTE ([.H3])" office:value-type="float" office:value="900" calcext:value-type="float">
            <text:p>900</text:p>
          </table:table-cell>
          <table:table-cell table:formula="of:= [.I3] - [.I$3]" office:value-type="float" office:value="0" calcext:value-type="float">
            <text:p>0</text:p>
          </table:table-cell>
          <table:table-cell office:value-type="float" office:value="3855" calcext:value-type="float">
            <text:p>3855</text:p>
          </table:table-cell>
          <table:table-cell office:value-type="float" office:value="7328" calcext:value-type="float">
            <text:p>7328</text:p>
          </table:table-cell>
          <table:table-cell table:formula="of:=LN([.L3]/[.K3])" office:value-type="float" office:value="0.642331620356536" calcext:value-type="float">
            <text:p>0.6423316204</text:p>
          </table:table-cell>
          <table:table-cell table:formula="of:= [.M3]/[.M$3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52.11" calcext:value-type="float">
            <text:p>52.11</text:p>
          </table:table-cell>
          <table:table-cell office:value-type="float" office:value="1" calcext:value-type="float">
            <text:p>1</text:p>
          </table:table-cell>
          <table:table-cell office:value-type="float" office:value="4196" calcext:value-type="float">
            <text:p>4196</text:p>
          </table:table-cell>
          <table:table-cell office:value-type="float" office:value="6538" calcext:value-type="float">
            <text:p>6538</text:p>
          </table:table-cell>
          <table:table-cell table:formula="of:=LN([.E4]/[.D4])" office:value-type="float" office:value="0.443499617767968" calcext:value-type="float">
            <text:p>0.4434996178</text:p>
          </table:table-cell>
          <table:table-cell/>
          <table:table-cell office:value-type="time" office:time-value="PT15H04M00S" calcext:value-type="time">
            <text:p>03:04:00 PM</text:p>
          </table:table-cell>
          <table:table-cell table:formula="of:= HOUR([.H4])*60 + MINUTE ([.H4])" office:value-type="float" office:value="904" calcext:value-type="float">
            <text:p>904</text:p>
          </table:table-cell>
          <table:table-cell table:formula="of:= [.I4] - [.I$3]" office:value-type="float" office:value="4" calcext:value-type="float">
            <text:p>4</text:p>
          </table:table-cell>
          <table:table-cell office:value-type="float" office:value="3840" calcext:value-type="float">
            <text:p>3840</text:p>
          </table:table-cell>
          <table:table-cell office:value-type="float" office:value="7004" calcext:value-type="float">
            <text:p>7004</text:p>
          </table:table-cell>
          <table:table-cell table:formula="of:=LN([.L4]/[.K4])" office:value-type="float" office:value="0.60100904782397" calcext:value-type="float">
            <text:p>0.6010090478</text:p>
          </table:table-cell>
          <table:table-cell table:formula="of:= [.M4]/[.M$3]" office:value-type="float" office:value="0.935667852518876" calcext:value-type="float">
            <text:p>0.9356678525</text:p>
          </table:table-cell>
          <table:table-cell table:number-columns-repeated="7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52.61" calcext:value-type="float">
            <text:p>52.61</text:p>
          </table:table-cell>
          <table:table-cell office:value-type="float" office:value="1.5" calcext:value-type="float">
            <text:p>1.5</text:p>
          </table:table-cell>
          <table:table-cell office:value-type="float" office:value="3231" calcext:value-type="float">
            <text:p>3231</text:p>
          </table:table-cell>
          <table:table-cell office:value-type="float" office:value="5057" calcext:value-type="float">
            <text:p>5057</text:p>
          </table:table-cell>
          <table:table-cell table:formula="of:=LN([.E5]/[.D5])" office:value-type="float" office:value="0.447981735255485" calcext:value-type="float">
            <text:p>0.4479817353</text:p>
          </table:table-cell>
          <table:table-cell/>
          <table:table-cell office:value-type="time" office:time-value="PT15H07M00S" calcext:value-type="time">
            <text:p>03:07:00 PM</text:p>
          </table:table-cell>
          <table:table-cell table:formula="of:= HOUR([.H5])*60 + MINUTE ([.H5])" office:value-type="float" office:value="907" calcext:value-type="float">
            <text:p>907</text:p>
          </table:table-cell>
          <table:table-cell table:formula="of:= [.I5] - [.I$3]" office:value-type="float" office:value="7" calcext:value-type="float">
            <text:p>7</text:p>
          </table:table-cell>
          <table:table-cell office:value-type="float" office:value="3610" calcext:value-type="float">
            <text:p>3610</text:p>
          </table:table-cell>
          <table:table-cell office:value-type="float" office:value="6976" calcext:value-type="float">
            <text:p>6976</text:p>
          </table:table-cell>
          <table:table-cell table:formula="of:=LN([.L5]/[.K5])" office:value-type="float" office:value="0.658767914261889" calcext:value-type="float">
            <text:p>0.6587679143</text:p>
          </table:table-cell>
          <table:table-cell table:formula="of:= [.M5]/[.M$3]" office:value-type="float" office:value="1.02558848635885" calcext:value-type="float">
            <text:p>1.0255884864</text:p>
          </table:table-cell>
          <table:table-cell table:number-columns-repeated="7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53.11" calcext:value-type="float">
            <text:p>53.11</text:p>
          </table:table-cell>
          <table:table-cell office:value-type="float" office:value="2" calcext:value-type="float">
            <text:p>2</text:p>
          </table:table-cell>
          <table:table-cell office:value-type="float" office:value="2427" calcext:value-type="float">
            <text:p>2427</text:p>
          </table:table-cell>
          <table:table-cell office:value-type="float" office:value="3964" calcext:value-type="float">
            <text:p>3964</text:p>
          </table:table-cell>
          <table:table-cell table:formula="of:=LN([.E6]/[.D6])" office:value-type="float" office:value="0.490597689723277" calcext:value-type="float">
            <text:p>0.4905976897</text:p>
          </table:table-cell>
          <table:table-cell/>
          <table:table-cell office:value-type="time" office:time-value="PT15H11M00S" calcext:value-type="time">
            <text:p>03:11:00 PM</text:p>
          </table:table-cell>
          <table:table-cell table:formula="of:= HOUR([.H6])*60 + MINUTE ([.H6])" office:value-type="float" office:value="911" calcext:value-type="float">
            <text:p>911</text:p>
          </table:table-cell>
          <table:table-cell table:formula="of:= [.I6] - [.I$3]" office:value-type="float" office:value="11" calcext:value-type="float">
            <text:p>11</text:p>
          </table:table-cell>
          <table:table-cell office:value-type="float" office:value="3183" calcext:value-type="float">
            <text:p>3183</text:p>
          </table:table-cell>
          <table:table-cell office:value-type="float" office:value="7142" calcext:value-type="float">
            <text:p>7142</text:p>
          </table:table-cell>
          <table:table-cell table:formula="of:=LN([.L6]/[.K6])" office:value-type="float" office:value="0.808168700872301" calcext:value-type="float">
            <text:p>0.8081687009</text:p>
          </table:table-cell>
          <table:table-cell table:formula="of:= [.M6]/[.M$3]" office:value-type="float" office:value="1.25817984863288" calcext:value-type="float">
            <text:p>1.2581798486</text:p>
          </table:table-cell>
          <table:table-cell table:number-columns-repeated="7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53.61" calcext:value-type="float">
            <text:p>53.61</text:p>
          </table:table-cell>
          <table:table-cell office:value-type="float" office:value="2.5" calcext:value-type="float">
            <text:p>2.5</text:p>
          </table:table-cell>
          <table:table-cell office:value-type="float" office:value="1877" calcext:value-type="float">
            <text:p>1877</text:p>
          </table:table-cell>
          <table:table-cell office:value-type="float" office:value="3096" calcext:value-type="float">
            <text:p>3096</text:p>
          </table:table-cell>
          <table:table-cell table:formula="of:=LN([.E7]/[.D7])" office:value-type="float" office:value="0.500436198123109" calcext:value-type="float">
            <text:p>0.5004361981</text:p>
          </table:table-cell>
          <table:table-cell/>
          <table:table-cell office:value-type="time" office:time-value="PT15H15M00S" calcext:value-type="time">
            <text:p>03:15:00 PM</text:p>
          </table:table-cell>
          <table:table-cell table:formula="of:= HOUR([.H7])*60 + MINUTE ([.H7])" office:value-type="float" office:value="915" calcext:value-type="float">
            <text:p>915</text:p>
          </table:table-cell>
          <table:table-cell table:formula="of:= [.I7] - [.I$3]" office:value-type="float" office:value="15" calcext:value-type="float">
            <text:p>15</text:p>
          </table:table-cell>
          <table:table-cell office:value-type="float" office:value="2798" calcext:value-type="float">
            <text:p>2798</text:p>
          </table:table-cell>
          <table:table-cell office:value-type="float" office:value="6963" calcext:value-type="float">
            <text:p>6963</text:p>
          </table:table-cell>
          <table:table-cell table:formula="of:=LN([.L7]/[.K7])" office:value-type="float" office:value="0.91170553971712" calcext:value-type="float">
            <text:p>0.9117055397</text:p>
          </table:table-cell>
          <table:table-cell table:formula="of:= [.M7]/[.M$3]" office:value-type="float" office:value="1.41936892225711" calcext:value-type="float">
            <text:p>1.4193689223</text:p>
          </table:table-cell>
          <table:table-cell table:number-columns-repeated="7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54.11" calcext:value-type="float">
            <text:p>54.11</text:p>
          </table:table-cell>
          <table:table-cell office:value-type="float" office:value="3" calcext:value-type="float">
            <text:p>3</text:p>
          </table:table-cell>
          <table:table-cell office:value-type="float" office:value="1487" calcext:value-type="float">
            <text:p>1487</text:p>
          </table:table-cell>
          <table:table-cell office:value-type="float" office:value="2482" calcext:value-type="float">
            <text:p>2482</text:p>
          </table:table-cell>
          <table:table-cell table:formula="of:=LN([.E8]/[.D8])" office:value-type="float" office:value="0.512304019304397" calcext:value-type="float">
            <text:p>0.5123040193</text:p>
          </table:table-cell>
          <table:table-cell/>
          <table:table-cell office:value-type="time" office:time-value="PT15H18M00S" calcext:value-type="time">
            <text:p>03:18:00 PM</text:p>
          </table:table-cell>
          <table:table-cell table:formula="of:= HOUR([.H8])*60 + MINUTE ([.H8])" office:value-type="float" office:value="918" calcext:value-type="float">
            <text:p>918</text:p>
          </table:table-cell>
          <table:table-cell table:formula="of:= [.I8] - [.I$3]" office:value-type="float" office:value="18" calcext:value-type="float">
            <text:p>18</text:p>
          </table:table-cell>
          <table:table-cell office:value-type="float" office:value="2432" calcext:value-type="float">
            <text:p>2432</text:p>
          </table:table-cell>
          <table:table-cell office:value-type="float" office:value="6762" calcext:value-type="float">
            <text:p>6762</text:p>
          </table:table-cell>
          <table:table-cell table:formula="of:=LN([.L8]/[.K8])" office:value-type="float" office:value="1.02260474018177" calcext:value-type="float">
            <text:p>1.0226047402</text:p>
          </table:table-cell>
          <table:table-cell table:formula="of:= [.M8]/[.M$3]" office:value-type="float" office:value="1.59201992829523" calcext:value-type="float">
            <text:p>1.5920199283</text:p>
          </table:table-cell>
          <table:table-cell table:number-columns-repeated="7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54.61" calcext:value-type="float">
            <text:p>54.61</text:p>
          </table:table-cell>
          <table:table-cell office:value-type="float" office:value="3.5" calcext:value-type="float">
            <text:p>3.5</text:p>
          </table:table-cell>
          <table:table-cell office:value-type="float" office:value="1146" calcext:value-type="float">
            <text:p>1146</text:p>
          </table:table-cell>
          <table:table-cell office:value-type="float" office:value="2043" calcext:value-type="float">
            <text:p>2043</text:p>
          </table:table-cell>
          <table:table-cell table:formula="of:=LN([.E9]/[.D9])" office:value-type="float" office:value="0.578141697542937" calcext:value-type="float">
            <text:p>0.5781416975</text:p>
          </table:table-cell>
          <table:table-cell/>
          <table:table-cell office:value-type="time" office:time-value="PT15H22M00S" calcext:value-type="time">
            <text:p>03:22:00 PM</text:p>
          </table:table-cell>
          <table:table-cell table:formula="of:= HOUR([.H9])*60 + MINUTE ([.H9])" office:value-type="float" office:value="922" calcext:value-type="float">
            <text:p>922</text:p>
          </table:table-cell>
          <table:table-cell table:formula="of:= [.I9] - [.I$3]" office:value-type="float" office:value="22" calcext:value-type="float">
            <text:p>22</text:p>
          </table:table-cell>
          <table:table-cell office:value-type="float" office:value="2119" calcext:value-type="float">
            <text:p>2119</text:p>
          </table:table-cell>
          <table:table-cell office:value-type="float" office:value="6746" calcext:value-type="float">
            <text:p>6746</text:p>
          </table:table-cell>
          <table:table-cell table:formula="of:=LN([.L9]/[.K9])" office:value-type="float" office:value="1.1580054573533" calcext:value-type="float">
            <text:p>1.1580054574</text:p>
          </table:table-cell>
          <table:table-cell table:formula="of:= [.M9]/[.M$3]" office:value-type="float" office:value="1.80281558723596" calcext:value-type="float">
            <text:p>1.8028155872</text:p>
          </table:table-cell>
          <table:table-cell table:number-columns-repeated="7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55.11" calcext:value-type="float">
            <text:p>55.11</text:p>
          </table:table-cell>
          <table:table-cell office:value-type="float" office:value="4" calcext:value-type="float">
            <text:p>4</text:p>
          </table:table-cell>
          <table:table-cell office:value-type="float" office:value="936" calcext:value-type="float">
            <text:p>936</text:p>
          </table:table-cell>
          <table:table-cell office:value-type="float" office:value="1638" calcext:value-type="float">
            <text:p>1638</text:p>
          </table:table-cell>
          <table:table-cell table:formula="of:=LN([.E10]/[.D10])" office:value-type="float" office:value="0.559615787935423" calcext:value-type="float">
            <text:p>0.5596157879</text:p>
          </table:table-cell>
          <table:table-cell/>
          <table:table-cell office:value-type="time" office:time-value="PT15H25M00S" calcext:value-type="time">
            <text:p>03:25:00 PM</text:p>
          </table:table-cell>
          <table:table-cell table:formula="of:= HOUR([.H10])*60 + MINUTE ([.H10])" office:value-type="float" office:value="925" calcext:value-type="float">
            <text:p>925</text:p>
          </table:table-cell>
          <table:table-cell table:formula="of:= [.I10] - [.I$3]" office:value-type="float" office:value="25" calcext:value-type="float">
            <text:p>25</text:p>
          </table:table-cell>
          <table:table-cell office:value-type="float" office:value="1849" calcext:value-type="float">
            <text:p>1849</text:p>
          </table:table-cell>
          <table:table-cell office:value-type="float" office:value="6722" calcext:value-type="float">
            <text:p>6722</text:p>
          </table:table-cell>
          <table:table-cell table:formula="of:=LN([.L10]/[.K10])" office:value-type="float" office:value="1.29074077689793" calcext:value-type="float">
            <text:p>1.2907407769</text:p>
          </table:table-cell>
          <table:table-cell table:formula="of:= [.M10]/[.M$3]" office:value-type="float" office:value="2.00946167990528" calcext:value-type="float">
            <text:p>2.0094616799</text:p>
          </table:table-cell>
          <table:table-cell table:number-columns-repeated="7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55.61" calcext:value-type="float">
            <text:p>55.61</text:p>
          </table:table-cell>
          <table:table-cell office:value-type="float" office:value="4.5" calcext:value-type="float">
            <text:p>4.5</text:p>
          </table:table-cell>
          <table:table-cell office:value-type="float" office:value="760" calcext:value-type="float">
            <text:p>760</text:p>
          </table:table-cell>
          <table:table-cell office:value-type="float" office:value="1259" calcext:value-type="float">
            <text:p>1259</text:p>
          </table:table-cell>
          <table:table-cell table:formula="of:=LN([.E11]/[.D11])" office:value-type="float" office:value="0.50475460076397" calcext:value-type="float">
            <text:p>0.5047546008</text:p>
          </table:table-cell>
          <table:table-cell/>
          <table:table-cell office:value-type="time" office:time-value="PT15H29M00S" calcext:value-type="time">
            <text:p>03:29:00 PM</text:p>
          </table:table-cell>
          <table:table-cell table:formula="of:= HOUR([.H11])*60 + MINUTE ([.H11])" office:value-type="float" office:value="929" calcext:value-type="float">
            <text:p>929</text:p>
          </table:table-cell>
          <table:table-cell table:formula="of:= [.I11] - [.I$3]" office:value-type="float" office:value="29" calcext:value-type="float">
            <text:p>29</text:p>
          </table:table-cell>
          <table:table-cell office:value-type="float" office:value="1744" calcext:value-type="float">
            <text:p>1744</text:p>
          </table:table-cell>
          <table:table-cell office:value-type="float" office:value="6706" calcext:value-type="float">
            <text:p>6706</text:p>
          </table:table-cell>
          <table:table-cell table:formula="of:=LN([.L11]/[.K11])" office:value-type="float" office:value="1.34682132255725" calcext:value-type="float">
            <text:p>1.3468213226</text:p>
          </table:table-cell>
          <table:table-cell table:formula="of:= [.M11]/[.M$3]" office:value-type="float" office:value="2.09676945657708" calcext:value-type="float">
            <text:p>2.0967694566</text:p>
          </table:table-cell>
          <table:table-cell table:number-columns-repeated="7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56.11" calcext:value-type="float">
            <text:p>56.11</text:p>
          </table:table-cell>
          <table:table-cell office:value-type="float" office:value="5" calcext:value-type="float">
            <text:p>5</text:p>
          </table:table-cell>
          <table:table-cell office:value-type="float" office:value="648" calcext:value-type="float">
            <text:p>648</text:p>
          </table:table-cell>
          <table:table-cell office:value-type="float" office:value="1071" calcext:value-type="float">
            <text:p>1071</text:p>
          </table:table-cell>
          <table:table-cell table:formula="of:=LN([.E12]/[.D12])" office:value-type="float" office:value="0.502457374095474" calcext:value-type="float">
            <text:p>0.5024573741</text:p>
          </table:table-cell>
          <table:table-cell/>
          <table:table-cell office:value-type="time" office:time-value="PT15H33M00S" calcext:value-type="time">
            <text:p>03:33:00 PM</text:p>
          </table:table-cell>
          <table:table-cell table:formula="of:= HOUR([.H12])*60 + MINUTE ([.H12])" office:value-type="float" office:value="933" calcext:value-type="float">
            <text:p>933</text:p>
          </table:table-cell>
          <table:table-cell table:formula="of:= [.I12] - [.I$3]" office:value-type="float" office:value="33" calcext:value-type="float">
            <text:p>33</text:p>
          </table:table-cell>
          <table:table-cell office:value-type="float" office:value="1536" calcext:value-type="float">
            <text:p>1536</text:p>
          </table:table-cell>
          <table:table-cell office:value-type="float" office:value="6725" calcext:value-type="float">
            <text:p>6725</text:p>
          </table:table-cell>
          <table:table-cell table:formula="of:=LN([.L12]/[.K12])" office:value-type="float" office:value="1.47665029076242" calcext:value-type="float">
            <text:p>1.4766502908</text:p>
          </table:table-cell>
          <table:table-cell table:formula="of:= [.M12]/[.M$3]" office:value-type="float" office:value="2.29889085943299" calcext:value-type="float">
            <text:p>2.2988908594</text:p>
          </table:table-cell>
          <table:table-cell table:number-columns-repeated="7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56.61" calcext:value-type="float">
            <text:p>56.61</text:p>
          </table:table-cell>
          <table:table-cell office:value-type="float" office:value="5.5" calcext:value-type="float">
            <text:p>5.5</text:p>
          </table:table-cell>
          <table:table-cell office:value-type="float" office:value="590" calcext:value-type="float">
            <text:p>590</text:p>
          </table:table-cell>
          <table:table-cell office:value-type="float" office:value="930" calcext:value-type="float">
            <text:p>930</text:p>
          </table:table-cell>
          <table:table-cell table:formula="of:=LN([.E13]/[.D13])" office:value-type="float" office:value="0.455062049247537" calcext:value-type="float">
            <text:p>0.4550620492</text:p>
          </table:table-cell>
          <table:table-cell/>
          <table:table-cell office:value-type="time" office:time-value="PT15H36M00S" calcext:value-type="time">
            <text:p>03:36:00 PM</text:p>
          </table:table-cell>
          <table:table-cell table:formula="of:= HOUR([.H13])*60 + MINUTE ([.H13])" office:value-type="float" office:value="936" calcext:value-type="float">
            <text:p>936</text:p>
          </table:table-cell>
          <table:table-cell table:formula="of:= [.I13] - [.I$3]" office:value-type="float" office:value="36" calcext:value-type="float">
            <text:p>36</text:p>
          </table:table-cell>
          <table:table-cell office:value-type="float" office:value="1385" calcext:value-type="float">
            <text:p>1385</text:p>
          </table:table-cell>
          <table:table-cell office:value-type="float" office:value="6778" calcext:value-type="float">
            <text:p>6778</text:p>
          </table:table-cell>
          <table:table-cell table:formula="of:=LN([.L13]/[.K13])" office:value-type="float" office:value="1.58798193354556" calcext:value-type="float">
            <text:p>1.5879819335</text:p>
          </table:table-cell>
          <table:table-cell table:formula="of:= [.M13]/[.M$3]" office:value-type="float" office:value="2.47221510388065" calcext:value-type="float">
            <text:p>2.4722151039</text:p>
          </table:table-cell>
          <table:table-cell table:number-columns-repeated="7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57.11" calcext:value-type="float">
            <text:p>57.11</text:p>
          </table:table-cell>
          <table:table-cell office:value-type="float" office:value="6" calcext:value-type="float">
            <text:p>6</text:p>
          </table:table-cell>
          <table:table-cell office:value-type="float" office:value="471" calcext:value-type="float">
            <text:p>471</text:p>
          </table:table-cell>
          <table:table-cell office:value-type="float" office:value="727" calcext:value-type="float">
            <text:p>727</text:p>
          </table:table-cell>
          <table:table-cell table:formula="of:=LN([.E14]/[.D14])" office:value-type="float" office:value="0.434068383517102" calcext:value-type="float">
            <text:p>0.4340683835</text:p>
          </table:table-cell>
          <table:table-cell/>
          <table:table-cell office:value-type="time" office:time-value="PT15H40M00S" calcext:value-type="time">
            <text:p>03:40:00 PM</text:p>
          </table:table-cell>
          <table:table-cell table:formula="of:= HOUR([.H14])*60 + MINUTE ([.H14])" office:value-type="float" office:value="940" calcext:value-type="float">
            <text:p>940</text:p>
          </table:table-cell>
          <table:table-cell table:formula="of:= [.I14] - [.I$3]" office:value-type="float" office:value="40" calcext:value-type="float">
            <text:p>40</text:p>
          </table:table-cell>
          <table:table-cell office:value-type="float" office:value="1292" calcext:value-type="float">
            <text:p>1292</text:p>
          </table:table-cell>
          <table:table-cell office:value-type="float" office:value="6800" calcext:value-type="float">
            <text:p>6800</text:p>
          </table:table-cell>
          <table:table-cell table:formula="of:=LN([.L14]/[.K14])" office:value-type="float" office:value="1.66073120682165" calcext:value-type="float">
            <text:p>1.6607312068</text:p>
          </table:table-cell>
          <table:table-cell table:formula="of:= [.M14]/[.M$3]" office:value-type="float" office:value="2.58547322627498" calcext:value-type="float">
            <text:p>2.5854732263</text:p>
          </table:table-cell>
          <table:table-cell table:number-columns-repeated="7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57.61" calcext:value-type="float">
            <text:p>57.61</text:p>
          </table:table-cell>
          <table:table-cell office:value-type="float" office:value="6.5" calcext:value-type="float">
            <text:p>6.5</text:p>
          </table:table-cell>
          <table:table-cell office:value-type="float" office:value="420" calcext:value-type="float">
            <text:p>420</text:p>
          </table:table-cell>
          <table:table-cell office:value-type="float" office:value="598" calcext:value-type="float">
            <text:p>598</text:p>
          </table:table-cell>
          <table:table-cell table:formula="of:=LN([.E15]/[.D15])" office:value-type="float" office:value="0.353336042673218" calcext:value-type="float">
            <text:p>0.3533360427</text:p>
          </table:table-cell>
          <table:table-cell/>
          <table:table-cell office:value-type="time" office:time-value="PT15H44M00S" calcext:value-type="time">
            <text:p>03:44:00 PM</text:p>
          </table:table-cell>
          <table:table-cell table:formula="of:= HOUR([.H15])*60 + MINUTE ([.H15])" office:value-type="float" office:value="944" calcext:value-type="float">
            <text:p>944</text:p>
          </table:table-cell>
          <table:table-cell table:formula="of:= [.I15] - [.I$3]" office:value-type="float" office:value="44" calcext:value-type="float">
            <text:p>44</text:p>
          </table:table-cell>
          <table:table-cell office:value-type="float" office:value="1268" calcext:value-type="float">
            <text:p>1268</text:p>
          </table:table-cell>
          <table:table-cell office:value-type="float" office:value="6628" calcext:value-type="float">
            <text:p>6628</text:p>
          </table:table-cell>
          <table:table-cell table:formula="of:=LN([.L15]/[.K15])" office:value-type="float" office:value="1.65386224354928" calcext:value-type="float">
            <text:p>1.6538622435</text:p>
          </table:table-cell>
          <table:table-cell table:formula="of:= [.M15]/[.M$3]" office:value-type="float" office:value="2.57477943033737" calcext:value-type="float">
            <text:p>2.5747794303</text:p>
          </table:table-cell>
          <table:table-cell table:number-columns-repeated="7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58.11" calcext:value-type="float">
            <text:p>58.11</text:p>
          </table:table-cell>
          <table:table-cell office:value-type="float" office:value="7" calcext:value-type="float">
            <text:p>7</text:p>
          </table:table-cell>
          <table:table-cell office:value-type="float" office:value="322" calcext:value-type="float">
            <text:p>322</text:p>
          </table:table-cell>
          <table:table-cell office:value-type="float" office:value="497" calcext:value-type="float">
            <text:p>497</text:p>
          </table:table-cell>
          <table:table-cell table:formula="of:=LN([.E16]/[.D16])" office:value-type="float" office:value="0.43403848055222" calcext:value-type="float">
            <text:p>0.4340384806</text:p>
          </table:table-cell>
          <table:table-cell/>
          <table:table-cell office:value-type="time" office:time-value="PT15H47M00S" calcext:value-type="time">
            <text:p>03:47:00 PM</text:p>
          </table:table-cell>
          <table:table-cell table:formula="of:= HOUR([.H16])*60 + MINUTE ([.H16])" office:value-type="float" office:value="947" calcext:value-type="float">
            <text:p>947</text:p>
          </table:table-cell>
          <table:table-cell table:formula="of:= [.I16] - [.I$3]" office:value-type="float" office:value="47" calcext:value-type="float">
            <text:p>47</text:p>
          </table:table-cell>
          <table:table-cell office:value-type="float" office:value="1161" calcext:value-type="float">
            <text:p>1161</text:p>
          </table:table-cell>
          <table:table-cell office:value-type="float" office:value="6600" calcext:value-type="float">
            <text:p>6600</text:p>
          </table:table-cell>
          <table:table-cell table:formula="of:=LN([.L16]/[.K16])" office:value-type="float" office:value="1.73778794631663" calcext:value-type="float">
            <text:p>1.7377879463</text:p>
          </table:table-cell>
          <table:table-cell table:formula="of:= [.M16]/[.M$3]" office:value-type="float" office:value="2.70543733368138" calcext:value-type="float">
            <text:p>2.7054373337</text:p>
          </table:table-cell>
          <table:table-cell table:number-columns-repeated="7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58.61" calcext:value-type="float">
            <text:p>58.61</text:p>
          </table:table-cell>
          <table:table-cell office:value-type="float" office:value="7.5" calcext:value-type="float">
            <text:p>7.5</text:p>
          </table:table-cell>
          <table:table-cell office:value-type="float" office:value="268" calcext:value-type="float">
            <text:p>268</text:p>
          </table:table-cell>
          <table:table-cell office:value-type="float" office:value="457" calcext:value-type="float">
            <text:p>457</text:p>
          </table:table-cell>
          <table:table-cell table:formula="of:=LN([.E17]/[.D17])" office:value-type="float" office:value="0.533696410383348" calcext:value-type="float">
            <text:p>0.5336964104</text:p>
          </table:table-cell>
          <table:table-cell/>
          <table:table-cell office:value-type="time" office:time-value="PT15H51M00S" calcext:value-type="time">
            <text:p>03:51:00 PM</text:p>
          </table:table-cell>
          <table:table-cell table:formula="of:= HOUR([.H17])*60 + MINUTE ([.H17])" office:value-type="float" office:value="951" calcext:value-type="float">
            <text:p>951</text:p>
          </table:table-cell>
          <table:table-cell table:formula="of:= [.I17] - [.I$3]" office:value-type="float" office:value="51" calcext:value-type="float">
            <text:p>51</text:p>
          </table:table-cell>
          <table:table-cell office:value-type="float" office:value="1130" calcext:value-type="float">
            <text:p>1130</text:p>
          </table:table-cell>
          <table:table-cell office:value-type="float" office:value="6587" calcext:value-type="float">
            <text:p>6587</text:p>
          </table:table-cell>
          <table:table-cell table:formula="of:=LN([.L17]/[.K17])" office:value-type="float" office:value="1.76288037693431" calcext:value-type="float">
            <text:p>1.7628803769</text:p>
          </table:table-cell>
          <table:table-cell table:formula="of:= [.M17]/[.M$3]" office:value-type="float" office:value="2.74450193804221" calcext:value-type="float">
            <text:p>2.744501938</text:p>
          </table:table-cell>
          <table:table-cell table:number-columns-repeated="7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59.11" calcext:value-type="float">
            <text:p>59.11</text:p>
          </table:table-cell>
          <table:table-cell office:value-type="float" office:value="8" calcext:value-type="float">
            <text:p>8</text:p>
          </table:table-cell>
          <table:table-cell office:value-type="float" office:value="226" calcext:value-type="float">
            <text:p>226</text:p>
          </table:table-cell>
          <table:table-cell office:value-type="float" office:value="354" calcext:value-type="float">
            <text:p>354</text:p>
          </table:table-cell>
          <table:table-cell table:formula="of:=LN([.E18]/[.D18])" office:value-type="float" office:value="0.448761913861489" calcext:value-type="float">
            <text:p>0.4487619139</text:p>
          </table:table-cell>
          <table:table-cell/>
          <table:table-cell office:value-type="time" office:time-value="PT15H54M00S" calcext:value-type="time">
            <text:p>03:54:00 PM</text:p>
          </table:table-cell>
          <table:table-cell table:formula="of:= HOUR([.H18])*60 + MINUTE ([.H18])" office:value-type="float" office:value="954" calcext:value-type="float">
            <text:p>954</text:p>
          </table:table-cell>
          <table:table-cell table:formula="of:= [.I18] - [.I$3]" office:value-type="float" office:value="54" calcext:value-type="float">
            <text:p>54</text:p>
          </table:table-cell>
          <table:table-cell office:value-type="float" office:value="1078" calcext:value-type="float">
            <text:p>1078</text:p>
          </table:table-cell>
          <table:table-cell office:value-type="float" office:value="6625" calcext:value-type="float">
            <text:p>6625</text:p>
          </table:table-cell>
          <table:table-cell table:formula="of:=LN([.L18]/[.K18])" office:value-type="float" office:value="1.81574289938548" calcext:value-type="float">
            <text:p>1.8157428994</text:p>
          </table:table-cell>
          <table:table-cell table:formula="of:= [.M18]/[.M$3]" office:value-type="float" office:value="2.82679980533673" calcext:value-type="float">
            <text:p>2.8267998053</text:p>
          </table:table-cell>
          <table:table-cell table:number-columns-repeated="7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59.61" calcext:value-type="float">
            <text:p>59.61</text:p>
          </table:table-cell>
          <table:table-cell office:value-type="float" office:value="8.5" calcext:value-type="float">
            <text:p>8.5</text:p>
          </table:table-cell>
          <table:table-cell office:value-type="float" office:value="183" calcext:value-type="float">
            <text:p>183</text:p>
          </table:table-cell>
          <table:table-cell office:value-type="float" office:value="272" calcext:value-type="float">
            <text:p>272</text:p>
          </table:table-cell>
          <table:table-cell table:formula="of:=LN([.E19]/[.D19])" office:value-type="float" office:value="0.396315913454576" calcext:value-type="float">
            <text:p>0.3963159135</text:p>
          </table:table-cell>
          <table:table-cell/>
          <table:table-cell office:value-type="time" office:time-value="PT15H58M00S" calcext:value-type="time">
            <text:p>03:58:00 PM</text:p>
          </table:table-cell>
          <table:table-cell table:formula="of:= HOUR([.H19])*60 + MINUTE ([.H19])" office:value-type="float" office:value="958" calcext:value-type="float">
            <text:p>958</text:p>
          </table:table-cell>
          <table:table-cell table:formula="of:= [.I19] - [.I$3]" office:value-type="float" office:value="58" calcext:value-type="float">
            <text:p>58</text:p>
          </table:table-cell>
          <table:table-cell office:value-type="float" office:value="1103" calcext:value-type="float">
            <text:p>1103</text:p>
          </table:table-cell>
          <table:table-cell office:value-type="float" office:value="6478" calcext:value-type="float">
            <text:p>6478</text:p>
          </table:table-cell>
          <table:table-cell table:formula="of:=LN([.L19]/[.K19])" office:value-type="float" office:value="1.77037808047777" calcext:value-type="float">
            <text:p>1.7703780805</text:p>
          </table:table-cell>
          <table:table-cell table:formula="of:= [.M19]/[.M$3]" office:value-type="float" office:value="2.7561745745836" calcext:value-type="float">
            <text:p>2.7561745746</text:p>
          </table:table-cell>
          <table:table-cell table:number-columns-repeated="7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60.11" calcext:value-type="float">
            <text:p>60.11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float" office:value="243" calcext:value-type="float">
            <text:p>243</text:p>
          </table:table-cell>
          <table:table-cell table:formula="of:=LN([.E20]/[.D20])" office:value-type="float" office:value="0.357263006290287" calcext:value-type="float">
            <text:p>0.3572630063</text:p>
          </table:table-cell>
          <table:table-cell/>
          <table:table-cell office:value-type="time" office:time-value="PT16H01M00S" calcext:value-type="time">
            <text:p>04:01:00 PM</text:p>
          </table:table-cell>
          <table:table-cell table:formula="of:= HOUR([.H20])*60 + MINUTE ([.H20])" office:value-type="float" office:value="961" calcext:value-type="float">
            <text:p>961</text:p>
          </table:table-cell>
          <table:table-cell table:formula="of:= [.I20] - [.I$3]" office:value-type="float" office:value="61" calcext:value-type="float">
            <text:p>61</text:p>
          </table:table-cell>
          <table:table-cell office:value-type="float" office:value="1030" calcext:value-type="float">
            <text:p>1030</text:p>
          </table:table-cell>
          <table:table-cell office:value-type="float" office:value="6647" calcext:value-type="float">
            <text:p>6647</text:p>
          </table:table-cell>
          <table:table-cell table:formula="of:=LN([.L20]/[.K20])" office:value-type="float" office:value="1.8646068228179" calcext:value-type="float">
            <text:p>1.8646068228</text:p>
          </table:table-cell>
          <table:table-cell table:formula="of:= [.M20]/[.M$3]" office:value-type="float" office:value="2.90287254079586" calcext:value-type="float">
            <text:p>2.9028725408</text:p>
          </table:table-cell>
          <table:table-cell table:number-columns-repeated="7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60.61" calcext:value-type="float">
            <text:p>60.61</text:p>
          </table:table-cell>
          <table:table-cell office:value-type="float" office:value="9.5" calcext:value-type="float">
            <text:p>9.5</text:p>
          </table:table-cell>
          <table:table-cell office:value-type="float" office:value="154" calcext:value-type="float">
            <text:p>154</text:p>
          </table:table-cell>
          <table:table-cell office:value-type="float" office:value="234" calcext:value-type="float">
            <text:p>234</text:p>
          </table:table-cell>
          <table:table-cell table:formula="of:=LN([.E21]/[.D21])" office:value-type="float" office:value="0.418368512944072" calcext:value-type="float">
            <text:p>0.4183685129</text:p>
          </table:table-cell>
          <table:table-cell/>
          <table:table-cell office:value-type="time" office:time-value="PT16H05M00S" calcext:value-type="time">
            <text:p>04:05:00 PM</text:p>
          </table:table-cell>
          <table:table-cell table:formula="of:= HOUR([.H21])*60 + MINUTE ([.H21])" office:value-type="float" office:value="965" calcext:value-type="float">
            <text:p>965</text:p>
          </table:table-cell>
          <table:table-cell table:formula="of:= [.I21] - [.I$3]" office:value-type="float" office:value="65" calcext:value-type="float">
            <text:p>65</text:p>
          </table:table-cell>
          <table:table-cell office:value-type="float" office:value="990" calcext:value-type="float">
            <text:p>990</text:p>
          </table:table-cell>
          <table:table-cell office:value-type="float" office:value="6537" calcext:value-type="float">
            <text:p>6537</text:p>
          </table:table-cell>
          <table:table-cell table:formula="of:=LN([.L21]/[.K21])" office:value-type="float" office:value="1.88752868048409" calcext:value-type="float">
            <text:p>1.8875286805</text:p>
          </table:table-cell>
          <table:table-cell table:formula="of:= [.M21]/[.M$3]" office:value-type="float" office:value="2.93855793590917" calcext:value-type="float">
            <text:p>2.9385579359</text:p>
          </table:table-cell>
          <table:table-cell table:number-columns-repeated="7"/>
        </table:table-row>
        <table:table-row table:style-name="ro1" table:number-rows-repeated="3"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/>
          <table:table-cell office:value-type="string" calcext:value-type="string">
            <text:p>number</text:p>
          </table:table-cell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.5</text:p>
          </table:table-cell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amp middle </text:p>
          </table:table-cell>
          <table:table-cell office:value-type="float" office:value="2" calcext:value-type="float">
            <text:p>2</text:p>
          </table:table-cell>
          <table:table-cell office:value-type="float" office:value="22.8" calcext:value-type="float">
            <text:p>22.8</text:p>
          </table:table-cell>
          <table:table-cell office:value-type="float" office:value="22.9" calcext:value-type="float">
            <text:p>22.9</text:p>
          </table:table-cell>
          <table:table-cell office:value-type="float" office:value="23" calcext:value-type="float">
            <text:p>23</text:p>
          </table:table-cell>
          <table:table-cell office:value-type="float" office:value="23.1" calcext:value-type="float">
            <text:p>23.1</text:p>
          </table:table-cell>
          <table:table-cell office:value-type="float" office:value="23.44" calcext:value-type="float">
            <text:p>23.44</text:p>
          </table:table-cell>
          <table:table-cell table:style-name="Default" office:value-type="float" office:value="23.52" calcext:value-type="float">
            <text:p>23.52</text:p>
          </table:table-cell>
          <table:table-cell office:value-type="float" office:value="23.7" calcext:value-type="float">
            <text:p>23.7</text:p>
          </table:table-cell>
          <table:table-cell office:value-type="float" office:value="23.81" calcext:value-type="float">
            <text:p>23.81</text:p>
          </table:table-cell>
          <table:table-cell office:value-type="float" office:value="23.84" calcext:value-type="float">
            <text:p>23.84</text:p>
          </table:table-cell>
          <table:table-cell office:value-type="float" office:value="23.95" calcext:value-type="float">
            <text:p>23.95</text:p>
          </table:table-cell>
          <table:table-cell office:value-type="float" office:value="24" calcext:value-type="float">
            <text:p>24</text:p>
          </table:table-cell>
          <table:table-cell office:value-type="float" office:value="24.1" calcext:value-type="float">
            <text:p>24.1</text:p>
          </table:table-cell>
          <table:table-cell office:value-type="float" office:value="24.18" calcext:value-type="float">
            <text:p>24.18</text:p>
          </table:table-cell>
          <table:table-cell office:value-type="float" office:value="24.3" calcext:value-type="float">
            <text:p>24.3</text:p>
          </table:table-cell>
          <table:table-cell office:value-type="float" office:value="24.32" calcext:value-type="float">
            <text:p>24.32</text:p>
          </table:table-cell>
          <table:table-cell office:value-type="float" office:value="24.35" calcext:value-type="float">
            <text:p>24.35</text:p>
          </table:table-cell>
          <table:table-cell office:value-type="float" office:value="24.42" calcext:value-type="float">
            <text:p>24.42</text:p>
          </table:table-cell>
          <table:table-cell office:value-type="float" office:value="24.46" calcext:value-type="float">
            <text:p>24.46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string" calcext:value-type="string">
            <text:p>detector top</text:p>
          </table:table-cell>
          <table:table-cell office:value-type="float" office:value="3" calcext:value-type="float">
            <text:p>3</text:p>
          </table:table-cell>
          <table:table-cell office:value-type="float" office:value="21.6" calcext:value-type="float">
            <text:p>21.6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21.55" calcext:value-type="float">
            <text:p>21.55</text:p>
          </table:table-cell>
          <table:table-cell office:value-type="float" office:value="21.58" calcext:value-type="float">
            <text:p>21.58</text:p>
          </table:table-cell>
          <table:table-cell table:style-name="Default" office:value-type="float" office:value="21.5" calcext:value-type="float">
            <text:p>21.5</text:p>
          </table:table-cell>
          <table:table-cell office:value-type="float" office:value="23.6" calcext:value-type="float">
            <text:p>23.6</text:p>
          </table:table-cell>
          <table:table-cell office:value-type="float" office:value="21.6" calcext:value-type="float">
            <text:p>21.6</text:p>
          </table:table-cell>
          <table:table-cell office:value-type="float" office:value="21.59" calcext:value-type="float">
            <text:p>21.59</text:p>
          </table:table-cell>
          <table:table-cell office:value-type="float" office:value="21.6" calcext:value-type="float">
            <text:p>21.6</text:p>
          </table:table-cell>
          <table:table-cell office:value-type="float" office:value="21.58" calcext:value-type="float">
            <text:p>21.58</text:p>
          </table:table-cell>
          <table:table-cell office:value-type="float" office:value="21.59" calcext:value-type="float">
            <text:p>21.59</text:p>
          </table:table-cell>
          <table:table-cell office:value-type="float" office:value="21.58" calcext:value-type="float">
            <text:p>21.58</text:p>
          </table:table-cell>
          <table:table-cell office:value-type="float" office:value="21.6" calcext:value-type="float">
            <text:p>21.6</text:p>
          </table:table-cell>
          <table:table-cell office:value-type="float" office:value="21.61" calcext:value-type="float">
            <text:p>21.61</text:p>
          </table:table-cell>
          <table:table-cell office:value-type="float" office:value="21.64" calcext:value-type="float">
            <text:p>21.64</text:p>
          </table:table-cell>
          <table:table-cell office:value-type="float" office:value="21.66" calcext:value-type="float">
            <text:p>21.66</text:p>
          </table:table-cell>
          <table:table-cell office:value-type="float" office:value="21.64" calcext:value-type="float">
            <text:p>21.64</text:p>
          </table:table-cell>
          <table:table-cell office:value-type="float" office:value="21.75" calcext:value-type="float">
            <text:p>21.7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1.9" calcext:value-type="float">
            <text:p>21.9</text:p>
          </table:table-cell>
          <table:table-cell office:value-type="float" office:value="21.8" calcext:value-type="float">
            <text:p>21.8</text:p>
          </table:table-cell>
          <table:table-cell office:value-type="float" office:value="21.7" calcext:value-type="float">
            <text:p>21.7</text:p>
          </table:table-cell>
          <table:table-cell office:value-type="float" office:value="21.8" calcext:value-type="float">
            <text:p>21.8</text:p>
          </table:table-cell>
          <table:table-cell office:value-type="float" office:value="21.89" calcext:value-type="float">
            <text:p>21.89</text:p>
          </table:table-cell>
          <table:table-cell table:style-name="Default" office:value-type="float" office:value="21.7" calcext:value-type="float">
            <text:p>21.7</text:p>
          </table:table-cell>
          <table:table-cell table:number-columns-repeated="2" office:value-type="float" office:value="21.9" calcext:value-type="float">
            <text:p>21.9</text:p>
          </table:table-cell>
          <table:table-cell office:value-type="float" office:value="21.8" calcext:value-type="float">
            <text:p>21.8</text:p>
          </table:table-cell>
          <table:table-cell office:value-type="float" office:value="21.89" calcext:value-type="float">
            <text:p>21.89</text:p>
          </table:table-cell>
          <table:table-cell office:value-type="float" office:value="21.8" calcext:value-type="float">
            <text:p>21.8</text:p>
          </table:table-cell>
          <table:table-cell table:number-columns-repeated="2" office:value-type="float" office:value="21.84" calcext:value-type="float">
            <text:p>21.84</text:p>
          </table:table-cell>
          <table:table-cell office:value-type="float" office:value="21.96" calcext:value-type="float">
            <text:p>21.96</text:p>
          </table:table-cell>
          <table:table-cell office:value-type="float" office:value="21.88" calcext:value-type="float">
            <text:p>21.88</text:p>
          </table:table-cell>
          <table:table-cell office:value-type="float" office:value="21.87" calcext:value-type="float">
            <text:p>21.87</text:p>
          </table:table-cell>
          <table:table-cell office:value-type="float" office:value="21.98" calcext:value-type="float">
            <text:p>21.98</text:p>
          </table:table-cell>
          <table:table-cell office:value-type="float" office:value="21.89" calcext:value-type="float">
            <text:p>21.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amp bac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3.3" calcext:value-type="float">
            <text:p>23.3</text:p>
          </table:table-cell>
          <table:table-cell office:value-type="float" office:value="23.4" calcext:value-type="float">
            <text:p>23.4</text:p>
          </table:table-cell>
          <table:table-cell office:value-type="float" office:value="23.75" calcext:value-type="float">
            <text:p>23.75</text:p>
          </table:table-cell>
          <table:table-cell table:style-name="Default" office:value-type="float" office:value="23.8" calcext:value-type="float">
            <text:p>23.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4.1" calcext:value-type="float">
            <text:p>24.1</text:p>
          </table:table-cell>
          <table:table-cell office:value-type="float" office:value="24.2" calcext:value-type="float">
            <text:p>24.2</text:p>
          </table:table-cell>
          <table:table-cell office:value-type="float" office:value="24.3" calcext:value-type="float">
            <text:p>24.3</text:p>
          </table:table-cell>
          <table:table-cell office:value-type="float" office:value="24.38" calcext:value-type="float">
            <text:p>24.38</text:p>
          </table:table-cell>
          <table:table-cell office:value-type="float" office:value="24.64" calcext:value-type="float">
            <text:p>24.64</text:p>
          </table:table-cell>
          <table:table-cell office:value-type="float" office:value="24.6" calcext:value-type="float">
            <text:p>24.6</text:p>
          </table:table-cell>
          <table:table-cell office:value-type="float" office:value="24.59" calcext:value-type="float">
            <text:p>24.59</text:p>
          </table:table-cell>
          <table:table-cell office:value-type="float" office:value="24.68" calcext:value-type="float">
            <text:p>24.68</text:p>
          </table:table-cell>
          <table:table-cell office:value-type="float" office:value="24.7" calcext:value-type="float">
            <text:p>24.7</text:p>
          </table:table-cell>
          <table:table-cell office:value-type="float" office:value="24.72" calcext:value-type="float">
            <text:p>24.72</text:p>
          </table:table-cell>
          <table:table-cell office:value-type="float" office:value="24.85" calcext:value-type="float">
            <text:p>24.8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21.8" calcext:value-type="float">
            <text:p>21.8</text:p>
          </table:table-cell>
          <table:table-cell office:value-type="float" office:value="21.82" calcext:value-type="float">
            <text:p>21.82</text:p>
          </table:table-cell>
          <table:table-cell office:value-type="float" office:value="21.86" calcext:value-type="float">
            <text:p>21.86</text:p>
          </table:table-cell>
          <table:table-cell table:style-name="Default" office:value-type="float" office:value="21.8" calcext:value-type="float">
            <text:p>21.8</text:p>
          </table:table-cell>
          <table:table-cell table:number-columns-repeated="2" office:value-type="float" office:value="21.8" calcext:value-type="float">
            <text:p>21.8</text:p>
          </table:table-cell>
          <table:table-cell office:value-type="float" office:value="21.85" calcext:value-type="float">
            <text:p>21.85</text:p>
          </table:table-cell>
          <table:table-cell office:value-type="float" office:value="21.86" calcext:value-type="float">
            <text:p>21.86</text:p>
          </table:table-cell>
          <table:table-cell office:value-type="float" office:value="21.84" calcext:value-type="float">
            <text:p>21.84</text:p>
          </table:table-cell>
          <table:table-cell table:number-columns-repeated="2" office:value-type="float" office:value="21.88" calcext:value-type="float">
            <text:p>21.88</text:p>
          </table:table-cell>
          <table:table-cell office:value-type="float" office:value="21.89" calcext:value-type="float">
            <text:p>21.89</text:p>
          </table:table-cell>
          <table:table-cell office:value-type="float" office:value="21.88" calcext:value-type="float">
            <text:p>21.88</text:p>
          </table:table-cell>
          <table:table-cell office:value-type="float" office:value="21.9" calcext:value-type="float">
            <text:p>21.9</text:p>
          </table:table-cell>
          <table:table-cell office:value-type="float" office:value="21.93" calcext:value-type="float">
            <text:p>21.93</text:p>
          </table:table-cell>
          <table:table-cell office:value-type="float" office:value="21.92" calcext:value-type="float">
            <text:p>21.92</text:p>
          </table:table-cell>
          <table:table-cell office:value-type="float" office:value="21.96" calcext:value-type="float">
            <text:p>21.96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1.7" calcext:value-type="float">
            <text:p>21.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.7" calcext:value-type="float">
            <text:p>21.7</text:p>
          </table:table-cell>
          <table:table-cell table:style-name="Default" office:value-type="float" office:value="21.7" calcext:value-type="float">
            <text:p>21.7</text:p>
          </table:table-cell>
          <table:table-cell table:number-columns-repeated="3" office:value-type="float" office:value="21.7" calcext:value-type="float">
            <text:p>21.7</text:p>
          </table:table-cell>
          <table:table-cell office:value-type="float" office:value="21.73" calcext:value-type="float">
            <text:p>21.73</text:p>
          </table:table-cell>
          <table:table-cell office:value-type="float" office:value="21.7" calcext:value-type="float">
            <text:p>21.7</text:p>
          </table:table-cell>
          <table:table-cell office:value-type="float" office:value="21.74" calcext:value-type="float">
            <text:p>21.74</text:p>
          </table:table-cell>
          <table:table-cell office:value-type="float" office:value="21.7" calcext:value-type="float">
            <text:p>21.7</text:p>
          </table:table-cell>
          <table:table-cell office:value-type="float" office:value="21.75" calcext:value-type="float">
            <text:p>21.75</text:p>
          </table:table-cell>
          <table:table-cell office:value-type="float" office:value="21.73" calcext:value-type="float">
            <text:p>21.73</text:p>
          </table:table-cell>
          <table:table-cell office:value-type="float" office:value="21.75" calcext:value-type="float">
            <text:p>21.75</text:p>
          </table:table-cell>
          <table:table-cell office:value-type="float" office:value="21.8" calcext:value-type="float">
            <text:p>21.8</text:p>
          </table:table-cell>
          <table:table-cell office:value-type="float" office:value="21.77" calcext:value-type="float">
            <text:p>21.77</text:p>
          </table:table-cell>
          <table:table-cell office:value-type="float" office:value="21.83" calcext:value-type="float">
            <text:p>21.83</text:p>
          </table:table-cell>
        </table:table-row>
        <table:table-row table:style-name="ro1">
          <table:table-cell office:value-type="string" calcext:value-type="string">
            <text:p>air N2 </text:p>
          </table:table-cell>
          <table:table-cell office:value-type="float" office:value="14" calcext:value-type="float">
            <text:p>14</text:p>
          </table:table-cell>
          <table:table-cell office:value-type="float" office:value="20.5" calcext:value-type="float">
            <text:p>20.5</text:p>
          </table:table-cell>
          <table:table-cell office:value-type="float" office:value="20.2" calcext:value-type="float">
            <text:p>20.2</text:p>
          </table:table-cell>
          <table:table-cell office:value-type="float" office:value="20.1" calcext:value-type="float">
            <text:p>20.1</text:p>
          </table:table-cell>
          <table:table-cell office:value-type="float" office:value="20.39" calcext:value-type="float">
            <text:p>20.39</text:p>
          </table:table-cell>
          <table:table-cell office:value-type="float" office:value="20.4" calcext:value-type="float">
            <text:p>20.4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0.4" calcext:value-type="float">
            <text:p>20.4</text:p>
          </table:table-cell>
          <table:table-cell office:value-type="float" office:value="20.35" calcext:value-type="float">
            <text:p>20.35</text:p>
          </table:table-cell>
          <table:table-cell office:value-type="float" office:value="20.02" calcext:value-type="float">
            <text:p>20.02</text:p>
          </table:table-cell>
          <table:table-cell office:value-type="float" office:value="20.04" calcext:value-type="float">
            <text:p>20.04</text:p>
          </table:table-cell>
          <table:table-cell office:value-type="float" office:value="19.91" calcext:value-type="float">
            <text:p>19.91</text:p>
          </table:table-cell>
          <table:table-cell office:value-type="float" office:value="20.1" calcext:value-type="float">
            <text:p>20.1</text:p>
          </table:table-cell>
          <table:table-cell office:value-type="float" office:value="19.9" calcext:value-type="float">
            <text:p>19.9</text:p>
          </table:table-cell>
          <table:table-cell office:value-type="float" office:value="20.38" calcext:value-type="float">
            <text:p>20.3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0.45" calcext:value-type="float">
            <text:p>20.45</text:p>
          </table:table-cell>
          <table:table-cell office:value-type="float" office:value="19.98" calcext:value-type="float">
            <text:p>19.98</text:p>
          </table:table-cell>
          <table:table-cell office:value-type="float" office:value="20.24" calcext:value-type="float">
            <text:p>20.24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21.9" calcext:value-type="float">
            <text:p>21.9</text:p>
          </table:table-cell>
          <table:table-cell office:value-type="float" office:value="21.8" calcext:value-type="float">
            <text:p>21.8</text:p>
          </table:table-cell>
          <table:table-cell office:value-type="float" office:value="21.85" calcext:value-type="float">
            <text:p>21.85</text:p>
          </table:table-cell>
          <table:table-cell office:value-type="float" office:value="21.87" calcext:value-type="float">
            <text:p>21.87</text:p>
          </table:table-cell>
          <table:table-cell office:value-type="float" office:value="21.9" calcext:value-type="float">
            <text:p>21.9</text:p>
          </table:table-cell>
          <table:table-cell table:style-name="Default" office:value-type="float" office:value="21.88" calcext:value-type="float">
            <text:p>21.88</text:p>
          </table:table-cell>
          <table:table-cell office:value-type="float" office:value="21.8" calcext:value-type="float">
            <text:p>21.8</text:p>
          </table:table-cell>
          <table:table-cell office:value-type="float" office:value="21.87" calcext:value-type="float">
            <text:p>21.87</text:p>
          </table:table-cell>
          <table:table-cell office:value-type="float" office:value="21.93" calcext:value-type="float">
            <text:p>21.93</text:p>
          </table:table-cell>
          <table:table-cell office:value-type="float" office:value="21.92" calcext:value-type="float">
            <text:p>21.92</text:p>
          </table:table-cell>
          <table:table-cell office:value-type="float" office:value="21.91" calcext:value-type="float">
            <text:p>21.91</text:p>
          </table:table-cell>
          <table:table-cell office:value-type="float" office:value="21.93" calcext:value-type="float">
            <text:p>21.93</text:p>
          </table:table-cell>
          <table:table-cell office:value-type="float" office:value="21.9" calcext:value-type="float">
            <text:p>21.9</text:p>
          </table:table-cell>
          <table:table-cell office:value-type="float" office:value="21.95" calcext:value-type="float">
            <text:p>21.95</text:p>
          </table:table-cell>
          <table:table-cell office:value-type="float" office:value="21.93" calcext:value-type="float">
            <text:p>21.93</text:p>
          </table:table-cell>
          <table:table-cell office:value-type="float" office:value="21.98" calcext:value-type="float">
            <text:p>21.9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.99" calcext:value-type="float">
            <text:p>21.99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.9" calcext:value-type="float">
            <text:p>21.9</text:p>
          </table:table-cell>
          <table:table-cell office:value-type="float" office:value="21.85" calcext:value-type="float">
            <text:p>21.85</text:p>
          </table:table-cell>
          <table:table-cell office:value-type="float" office:value="21.88" calcext:value-type="float">
            <text:p>21.88</text:p>
          </table:table-cell>
          <table:table-cell office:value-type="float" office:value="21.94" calcext:value-type="float">
            <text:p>21.94</text:p>
          </table:table-cell>
          <table:table-cell table:style-name="Default" office:value-type="float" office:value="21.9" calcext:value-type="float">
            <text:p>21.9</text:p>
          </table:table-cell>
          <table:table-cell office:value-type="float" office:value="21.9" calcext:value-type="float">
            <text:p>21.9</text:p>
          </table:table-cell>
          <table:table-cell office:value-type="float" office:value="21.93" calcext:value-type="float">
            <text:p>21.93</text:p>
          </table:table-cell>
          <table:table-cell office:value-type="float" office:value="21.95" calcext:value-type="float">
            <text:p>21.95</text:p>
          </table:table-cell>
          <table:table-cell office:value-type="float" office:value="21.98" calcext:value-type="float">
            <text:p>21.98</text:p>
          </table:table-cell>
          <table:table-cell office:value-type="float" office:value="21.96" calcext:value-type="float">
            <text:p>21.96</text:p>
          </table:table-cell>
          <table:table-cell office:value-type="float" office:value="21.98" calcext:value-type="float">
            <text:p>21.98</text:p>
          </table:table-cell>
          <table:table-cell office:value-type="float" office:value="21.95" calcext:value-type="float">
            <text:p>21.95</text:p>
          </table:table-cell>
          <table:table-cell table:number-columns-repeated="6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amp fron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3.19" calcext:value-type="float">
            <text:p>23.19</text:p>
          </table:table-cell>
          <table:table-cell office:value-type="float" office:value="23.28" calcext:value-type="float">
            <text:p>23.28</text:p>
          </table:table-cell>
          <table:table-cell office:value-type="float" office:value="23.41" calcext:value-type="float">
            <text:p>23.41</text:p>
          </table:table-cell>
          <table:table-cell table:style-name="Default" office:value-type="float" office:value="23.51" calcext:value-type="float">
            <text:p>23.51</text:p>
          </table:table-cell>
          <table:table-cell office:value-type="float" office:value="23.69" calcext:value-type="float">
            <text:p>23.69</text:p>
          </table:table-cell>
          <table:table-cell office:value-type="float" office:value="23.73" calcext:value-type="float">
            <text:p>23.73</text:p>
          </table:table-cell>
          <table:table-cell office:value-type="float" office:value="23.85" calcext:value-type="float">
            <text:p>23.85</text:p>
          </table:table-cell>
          <table:table-cell office:value-type="float" office:value="23.93" calcext:value-type="float">
            <text:p>23.93</text:p>
          </table:table-cell>
          <table:table-cell office:value-type="float" office:value="24" calcext:value-type="float">
            <text:p>24</text:p>
          </table:table-cell>
          <table:table-cell office:value-type="float" office:value="24.07" calcext:value-type="float">
            <text:p>24.07</text:p>
          </table:table-cell>
          <table:table-cell office:value-type="float" office:value="24.12" calcext:value-type="float">
            <text:p>24.12</text:p>
          </table:table-cell>
          <table:table-cell office:value-type="float" office:value="24.23" calcext:value-type="float">
            <text:p>24.23</text:p>
          </table:table-cell>
          <table:table-cell office:value-type="float" office:value="24.24" calcext:value-type="float">
            <text:p>24.24</text:p>
          </table:table-cell>
          <table:table-cell office:value-type="float" office:value="24.33" calcext:value-type="float">
            <text:p>24.33</text:p>
          </table:table-cell>
          <table:table-cell office:value-type="float" office:value="24.36" calcext:value-type="float">
            <text:p>24.36</text:p>
          </table:table-cell>
          <table:table-cell office:value-type="float" office:value="24.4" calcext:value-type="float">
            <text:p>24.4</text:p>
          </table:table-cell>
          <table:table-cell office:value-type="float" office:value="24.45" calcext:value-type="float">
            <text:p>24.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0">00/00/0000</text:date>, <text:time style:data-style-name="N2" text:time-value="07:44:41.0290937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8T13:04:51.653258027</meta:creation-date>
    <dc:date>2015-07-30T13:05:02.807314432</dc:date>
    <meta:editing-duration>P2DT7H50M34S</meta:editing-duration>
    <meta:editing-cycles>200</meta:editing-cycles>
    <meta:generator>LibreOffice/4.2.8.2$Linux_X86_64 LibreOffice_project/420m0$Build-2</meta:generator>
    <meta:document-statistic meta:table-count="16" meta:cell-count="380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x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sterisk" chart:symbol-width="0.05cm" chart:symbol-height="0.0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65cm" svg:height="16.893cm" xlink:href=".." xlink:type="simple" chart:class="chart:scatter" chart:style-name="ch1">
        <chart:legend chart:legend-position="end" svg:x="23.675cm" svg:y="7.898cm" style:legend-expansion="high" chart:style-name="ch2"/>
        <chart:plot-area chart:style-name="ch3" table:cell-range-address="Sheet4.B4:Sheet4.B30 Sheet4.F4:Sheet4.G30" svg:x="0.519cm" svg:y="0.337cm" svg:width="22.637cm" svg:height="16.219cm">
          <chartooo:coordinate-region svg:x="1.246cm" svg:y="0.537cm" svg:width="21.723cm" svg:height="15.3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F4:Sheet4.F30" chart:class="chart:scatter">
            <chart:domain table:cell-range-address="Sheet4.B4:Sheet4.B30"/>
            <chart:data-point chart:repeated="27"/>
          </chart:series>
          <chart:series chart:style-name="ch7" chart:values-cell-range-address="Sheet4.G4:Sheet4.G30" chart:class="chart:scatter"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4.B4:Sheet4.B30</svg:desc>
                </draw:g>
              </table:table-cell>
              <table:table-cell office:value-type="float" office:value="0.338639764103826">
                <text:p>0.338639764103826</text:p>
                <draw:g>
                  <svg:desc>Sheet4.F4:Sheet4.F30</svg:desc>
                </draw:g>
              </table:table-cell>
              <table:table-cell office:value-type="float" office:value="0.346222722397505">
                <text:p>0.346222722397505</text:p>
                <draw:g>
                  <svg:desc>Sheet4.G4:Sheet4.G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639806523142351">
                <text:p>0.639806523142351</text:p>
              </table:table-cell>
              <table:table-cell office:value-type="float" office:value="0.635627543977098">
                <text:p>0.6356275439770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829556944614355">
                <text:p>0.829556944614355</text:p>
              </table:table-cell>
              <table:table-cell office:value-type="float" office:value="0.790610659469506">
                <text:p>0.7906106594695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903428054322446">
                <text:p>0.903428054322446</text:p>
              </table:table-cell>
              <table:table-cell office:value-type="float" office:value="0.916188320076226">
                <text:p>0.9161883200762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0.975252673678768">
                <text:p>0.975252673678768</text:p>
              </table:table-cell>
              <table:table-cell office:value-type="float" office:value="1.02201522288967">
                <text:p>1.022015222889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.0528866739187">
                <text:p>1.0528866739187</text:p>
              </table:table-cell>
              <table:table-cell office:value-type="float" office:value="1.01916493774733">
                <text:p>1.019164937747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1.02044650874762">
                <text:p>1.02044650874762</text:p>
              </table:table-cell>
              <table:table-cell office:value-type="float" office:value="1.05944837741306">
                <text:p>1.05944837741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.07485820266">
                <text:p>1.07485820266</text:p>
              </table:table-cell>
              <table:table-cell office:value-type="float" office:value="1.05146419234517">
                <text:p>1.051464192345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1.08479881361172">
                <text:p>1.08479881361172</text:p>
              </table:table-cell>
              <table:table-cell office:value-type="float" office:value="1.08044082241868">
                <text:p>1.080440822418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.0772370249165">
                <text:p>1.0772370249165</text:p>
              </table:table-cell>
              <table:table-cell office:value-type="float" office:value="1.07510199363916">
                <text:p>1.075101993639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5">
                <text:p>5.5</text:p>
              </table:table-cell>
              <table:table-cell office:value-type="float" office:value="1.13969339277227">
                <text:p>1.13969339277227</text:p>
              </table:table-cell>
              <table:table-cell office:value-type="float" office:value="1.13506899192975">
                <text:p>1.135068991929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.12451574218921">
                <text:p>1.12451574218921</text:p>
              </table:table-cell>
              <table:table-cell office:value-type="float" office:value="1.10868083929197">
                <text:p>1.108680839291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5">
                <text:p>6.5</text:p>
              </table:table-cell>
              <table:table-cell office:value-type="float" office:value="1.11628202273589">
                <text:p>1.11628202273589</text:p>
              </table:table-cell>
              <table:table-cell office:value-type="float" office:value="1.12656200177818">
                <text:p>1.126562001778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1.13875806879429">
                <text:p>1.13875806879429</text:p>
              </table:table-cell>
              <table:table-cell office:value-type="float" office:value="1.12699115291971">
                <text:p>1.126991152919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5">
                <text:p>7.5</text:p>
              </table:table-cell>
              <table:table-cell office:value-type="float" office:value="1.10801274733767">
                <text:p>1.10801274733767</text:p>
              </table:table-cell>
              <table:table-cell office:value-type="float" office:value="1.12197594422731">
                <text:p>1.121975944227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.10364501192272">
                <text:p>1.10364501192272</text:p>
              </table:table-cell>
              <table:table-cell office:value-type="float" office:value="1.13125523037774">
                <text:p>1.131255230377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5">
                <text:p>8.5</text:p>
              </table:table-cell>
              <table:table-cell office:value-type="float" office:value="1.14285460522289">
                <text:p>1.14285460522289</text:p>
              </table:table-cell>
              <table:table-cell office:value-type="float" office:value="1.15363679932436">
                <text:p>1.153636799324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1.16799628636503">
                <text:p>1.16799628636503</text:p>
              </table:table-cell>
              <table:table-cell office:value-type="float" office:value="1.15711895460348">
                <text:p>1.157118954603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5">
                <text:p>9.5</text:p>
              </table:table-cell>
              <table:table-cell office:value-type="float" office:value="1.13953436158319">
                <text:p>1.13953436158319</text:p>
              </table:table-cell>
              <table:table-cell office:value-type="float" office:value="1.15498554508292">
                <text:p>1.154985545082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.15252371723139">
                <text:p>1.15252371723139</text:p>
              </table:table-cell>
              <table:table-cell office:value-type="float" office:value="1.15399332185147">
                <text:p>1.153993321851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5">
                <text:p>10.5</text:p>
              </table:table-cell>
              <table:table-cell office:value-type="float" office:value="1.14393014026321">
                <text:p>1.14393014026321</text:p>
              </table:table-cell>
              <table:table-cell office:value-type="float" office:value="1.14169713375794">
                <text:p>1.141697133757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1.12931705099072">
                <text:p>1.12931705099072</text:p>
              </table:table-cell>
              <table:table-cell office:value-type="float" office:value="1.12433630913796">
                <text:p>1.124336309137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5">
                <text:p>11.5</text:p>
              </table:table-cell>
              <table:table-cell office:value-type="float" office:value="1.1203412377891">
                <text:p>1.1203412377891</text:p>
              </table:table-cell>
              <table:table-cell office:value-type="float" office:value="1.12952790922902">
                <text:p>1.129527909229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1.14702206864493">
                <text:p>1.14702206864493</text:p>
              </table:table-cell>
              <table:table-cell office:value-type="float" office:value="1.13007189294529">
                <text:p>1.130071892945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5">
                <text:p>12.5</text:p>
              </table:table-cell>
              <table:table-cell office:value-type="float" office:value="1.14205735602487">
                <text:p>1.14205735602487</text:p>
              </table:table-cell>
              <table:table-cell office:value-type="float" office:value="1.1661327532189">
                <text:p>1.16613275321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1.15564498552824">
                <text:p>1.15564498552824</text:p>
              </table:table-cell>
              <table:table-cell office:value-type="float" office:value="1.12412025126923">
                <text:p>1.124120251269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5">
                <text:p>13.5</text:p>
              </table:table-cell>
              <table:table-cell office:value-type="float" office:value="1.15515401379258">
                <text:p>1.15515401379258</text:p>
              </table:table-cell>
              <table:table-cell office:value-type="float" office:value="1.12947998374526">
                <text:p>1.129479983745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tar" chart:symbol-width="0.25cm" chart:symbol-height="0.25cm" chart:link-data-style-to-source="true">
        <chart:symbol-image xlink:href="Pictures/2000000A000000DF000000DF514D1842.svm" xlink:type="simple" xlink:actuate="onLoad"/>
      </style:chart-properties>
      <style:graphic-properties draw:stroke="none" svg:stroke-width="0.08cm" svg:stroke-color="#66ff00" draw:fill-color="#66ff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854cm" svg:height="12.145cm" xlink:href=".." xlink:type="simple" chart:class="chart:scatter" chart:column-mapping="0 2" chart:style-name="ch1">
        <chart:legend chart:legend-position="end" svg:x="18.564cm" svg:y="5.026cm" style:legend-expansion="high" chart:style-name="ch2"/>
        <chart:plot-area chart:style-name="ch3" table:cell-range-address="Sheet8.B4:Sheet8.B20 Sheet8.F4:Sheet8.G20 Sheet8.G4:Sheet8.G19 Sheet4.G4:Sheet4.G30" svg:x="0.417cm" svg:y="0.242cm" svg:width="17.73cm" svg:height="11.661cm">
          <chartooo:coordinate-region svg:x="1.144cm" svg:y="0.442cm" svg:width="16.816cm" svg:height="10.8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8.F4:Sheet8.F20" chart:class="chart:scatter">
            <chart:domain table:cell-range-address="Sheet8.B4:Sheet8.B20"/>
            <chart:data-point chart:repeated="17"/>
          </chart:series>
          <chart:series chart:style-name="ch7" chart:values-cell-range-address="Sheet8.G4:Sheet8.G19" chart:class="chart:scatter">
            <chart:domain table:cell-range-address="Sheet8.B4:Sheet8.B19"/>
            <chart:data-point chart:repeated="16"/>
          </chart:series>
          <chart:series chart:style-name="ch8" chart:values-cell-range-address="Sheet4.G4:Sheet4.G30" chart:class="chart:scatter">
            <chart:domain table:cell-range-address="Sheet8.B4:Sheet8.B19"/>
            <chart:data-point chart:repeated="27"/>
          </chart:series>
          <chart:series chart:style-name="ch9" chart:values-cell-range-address="Sheet8.G4:Sheet8.G20" chart:class="chart:scatte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8.B4:Sheet8.B20</svg:desc>
                </draw:g>
              </table:table-cell>
              <table:table-cell office:value-type="float" office:value="0.295620872297858">
                <text:p>0.295620872297858</text:p>
                <draw:g>
                  <svg:desc>Sheet8.F4:Sheet8.F20</svg:desc>
                </draw:g>
              </table:table-cell>
              <table:table-cell office:value-type="float" office:value="0.5">
                <text:p>0.5</text:p>
                <draw:g>
                  <svg:desc>Sheet8.B4:Sheet8.B19</svg:desc>
                </draw:g>
              </table:table-cell>
              <table:table-cell office:value-type="float" office:value="0.344507097390492">
                <text:p>0.344507097390492</text:p>
                <draw:g>
                  <svg:desc>Sheet8.G4:Sheet8.G19</svg:desc>
                </draw:g>
              </table:table-cell>
              <table:table-cell office:value-type="float" office:value="0.5">
                <text:p>0.5</text:p>
                <draw:g>
                  <svg:desc>Sheet8.B4:Sheet8.B19</svg:desc>
                </draw:g>
              </table:table-cell>
              <table:table-cell office:value-type="float" office:value="0.346222722397505">
                <text:p>0.346222722397505</text:p>
                <draw:g>
                  <svg:desc>Sheet4.G4:Sheet4.G30</svg:desc>
                </draw:g>
              </table:table-cell>
              <table:table-cell office:value-type="float" office:value="0.344507097390492">
                <text:p>0.344507097390492</text:p>
                <draw:g>
                  <svg:desc>Sheet8.G4:Sheet8.G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628056841593146">
                <text:p>0.628056841593146</text:p>
              </table:table-cell>
              <table:table-cell office:value-type="float" office:value="1">
                <text:p>1</text:p>
              </table:table-cell>
              <table:table-cell office:value-type="float" office:value="0.627157409692788">
                <text:p>0.627157409692788</text:p>
              </table:table-cell>
              <table:table-cell office:value-type="float" office:value="1">
                <text:p>1</text:p>
              </table:table-cell>
              <table:table-cell office:value-type="float" office:value="0.635627543977098">
                <text:p>0.635627543977098</text:p>
              </table:table-cell>
              <table:table-cell office:value-type="float" office:value="0.627157409692788">
                <text:p>0.6271574096927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798680302155094">
                <text:p>0.798680302155094</text:p>
              </table:table-cell>
              <table:table-cell office:value-type="float" office:value="1.5">
                <text:p>1.5</text:p>
              </table:table-cell>
              <table:table-cell office:value-type="float" office:value="0.800713035238251">
                <text:p>0.800713035238251</text:p>
              </table:table-cell>
              <table:table-cell office:value-type="float" office:value="1.5">
                <text:p>1.5</text:p>
              </table:table-cell>
              <table:table-cell office:value-type="float" office:value="0.790610659469506">
                <text:p>0.790610659469506</text:p>
              </table:table-cell>
              <table:table-cell office:value-type="float" office:value="0.800713035238251">
                <text:p>0.8007130352382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939661821007534">
                <text:p>0.939661821007534</text:p>
              </table:table-cell>
              <table:table-cell office:value-type="float" office:value="2">
                <text:p>2</text:p>
              </table:table-cell>
              <table:table-cell office:value-type="float" office:value="0.912208956994245">
                <text:p>0.912208956994245</text:p>
              </table:table-cell>
              <table:table-cell office:value-type="float" office:value="2">
                <text:p>2</text:p>
              </table:table-cell>
              <table:table-cell office:value-type="float" office:value="0.916188320076226">
                <text:p>0.916188320076226</text:p>
              </table:table-cell>
              <table:table-cell office:value-type="float" office:value="0.912208956994245">
                <text:p>0.9122089569942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1.00522731873355">
                <text:p>1.00522731873355</text:p>
              </table:table-cell>
              <table:table-cell office:value-type="float" office:value="2.5">
                <text:p>2.5</text:p>
              </table:table-cell>
              <table:table-cell office:value-type="float" office:value="0.968364297310629">
                <text:p>0.968364297310629</text:p>
              </table:table-cell>
              <table:table-cell office:value-type="float" office:value="2.5">
                <text:p>2.5</text:p>
              </table:table-cell>
              <table:table-cell office:value-type="float" office:value="1.02201522288967">
                <text:p>1.02201522288967</text:p>
              </table:table-cell>
              <table:table-cell office:value-type="float" office:value="0.968364297310629">
                <text:p>0.9683642973106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.02735246606311">
                <text:p>1.02735246606311</text:p>
              </table:table-cell>
              <table:table-cell office:value-type="float" office:value="3">
                <text:p>3</text:p>
              </table:table-cell>
              <table:table-cell office:value-type="float" office:value="1.03957833003562">
                <text:p>1.03957833003562</text:p>
              </table:table-cell>
              <table:table-cell office:value-type="float" office:value="3">
                <text:p>3</text:p>
              </table:table-cell>
              <table:table-cell office:value-type="float" office:value="1.01916493774733">
                <text:p>1.01916493774733</text:p>
              </table:table-cell>
              <table:table-cell office:value-type="float" office:value="1.03957833003562">
                <text:p>1.039578330035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1.10618681293435">
                <text:p>1.10618681293435</text:p>
              </table:table-cell>
              <table:table-cell office:value-type="float" office:value="3.5">
                <text:p>3.5</text:p>
              </table:table-cell>
              <table:table-cell office:value-type="float" office:value="1.07705615637632">
                <text:p>1.07705615637632</text:p>
              </table:table-cell>
              <table:table-cell office:value-type="float" office:value="3.5">
                <text:p>3.5</text:p>
              </table:table-cell>
              <table:table-cell office:value-type="float" office:value="1.05944837741306">
                <text:p>1.05944837741306</text:p>
              </table:table-cell>
              <table:table-cell office:value-type="float" office:value="1.07705615637632">
                <text:p>1.077056156376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.1222050038549">
                <text:p>1.1222050038549</text:p>
              </table:table-cell>
              <table:table-cell office:value-type="float" office:value="4">
                <text:p>4</text:p>
              </table:table-cell>
              <table:table-cell office:value-type="float" office:value="1.13683089731825">
                <text:p>1.13683089731825</text:p>
              </table:table-cell>
              <table:table-cell office:value-type="float" office:value="4">
                <text:p>4</text:p>
              </table:table-cell>
              <table:table-cell office:value-type="float" office:value="1.05146419234517">
                <text:p>1.05146419234517</text:p>
              </table:table-cell>
              <table:table-cell office:value-type="float" office:value="1.13683089731825">
                <text:p>1.136830897318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.13598062743435">
                <text:p>1.13598062743435</text:p>
              </table:table-cell>
              <table:table-cell office:value-type="float" office:value="5">
                <text:p>5</text:p>
              </table:table-cell>
              <table:table-cell office:value-type="float" office:value="1.15595940845757">
                <text:p>1.15595940845757</text:p>
              </table:table-cell>
              <table:table-cell office:value-type="float" office:value="5">
                <text:p>5</text:p>
              </table:table-cell>
              <table:table-cell office:value-type="float" office:value="1.08044082241868">
                <text:p>1.08044082241868</text:p>
              </table:table-cell>
              <table:table-cell office:value-type="float" office:value="1.15595940845757">
                <text:p>1.155959408457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.16063112763218">
                <text:p>1.16063112763218</text:p>
              </table:table-cell>
              <table:table-cell office:value-type="float" office:value="6">
                <text:p>6</text:p>
              </table:table-cell>
              <table:table-cell office:value-type="float" office:value="1.16744266188722">
                <text:p>1.16744266188722</text:p>
              </table:table-cell>
              <table:table-cell office:value-type="float" office:value="6">
                <text:p>6</text:p>
              </table:table-cell>
              <table:table-cell office:value-type="float" office:value="1.07510199363916">
                <text:p>1.07510199363916</text:p>
              </table:table-cell>
              <table:table-cell office:value-type="float" office:value="1.16744266188722">
                <text:p>1.167442661887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.16617151595332">
                <text:p>1.16617151595332</text:p>
              </table:table-cell>
              <table:table-cell office:value-type="float" office:value="7">
                <text:p>7</text:p>
              </table:table-cell>
              <table:table-cell office:value-type="float" office:value="1.15540945352505">
                <text:p>1.15540945352505</text:p>
              </table:table-cell>
              <table:table-cell office:value-type="float" office:value="7">
                <text:p>7</text:p>
              </table:table-cell>
              <table:table-cell office:value-type="float" office:value="1.13506899192975">
                <text:p>1.13506899192975</text:p>
              </table:table-cell>
              <table:table-cell office:value-type="float" office:value="1.15540945352505">
                <text:p>1.155409453525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.15904490380546">
                <text:p>1.15904490380546</text:p>
              </table:table-cell>
              <table:table-cell office:value-type="float" office:value="8">
                <text:p>8</text:p>
              </table:table-cell>
              <table:table-cell office:value-type="float" office:value="1.14899818984949">
                <text:p>1.14899818984949</text:p>
              </table:table-cell>
              <table:table-cell office:value-type="float" office:value="8">
                <text:p>8</text:p>
              </table:table-cell>
              <table:table-cell office:value-type="float" office:value="1.10868083929197">
                <text:p>1.10868083929197</text:p>
              </table:table-cell>
              <table:table-cell office:value-type="float" office:value="1.14899818984949">
                <text:p>1.148998189849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.15062277674979">
                <text:p>1.15062277674979</text:p>
              </table:table-cell>
              <table:table-cell office:value-type="float" office:value="9">
                <text:p>9</text:p>
              </table:table-cell>
              <table:table-cell office:value-type="float" office:value="1.16427293447925">
                <text:p>1.16427293447925</text:p>
              </table:table-cell>
              <table:table-cell office:value-type="float" office:value="9">
                <text:p>9</text:p>
              </table:table-cell>
              <table:table-cell office:value-type="float" office:value="1.12656200177818">
                <text:p>1.12656200177818</text:p>
              </table:table-cell>
              <table:table-cell office:value-type="float" office:value="1.16427293447925">
                <text:p>1.164272934479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.16379204099149">
                <text:p>1.16379204099149</text:p>
              </table:table-cell>
              <table:table-cell office:value-type="float" office:value="10">
                <text:p>10</text:p>
              </table:table-cell>
              <table:table-cell office:value-type="float" office:value="1.1680014805877">
                <text:p>1.1680014805877</text:p>
              </table:table-cell>
              <table:table-cell office:value-type="float" office:value="10">
                <text:p>10</text:p>
              </table:table-cell>
              <table:table-cell office:value-type="float" office:value="1.12699115291971">
                <text:p>1.12699115291971</text:p>
              </table:table-cell>
              <table:table-cell office:value-type="float" office:value="1.1680014805877">
                <text:p>1.16800148058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.15806024831366">
                <text:p>1.15806024831366</text:p>
              </table:table-cell>
              <table:table-cell office:value-type="float" office:value="11">
                <text:p>11</text:p>
              </table:table-cell>
              <table:table-cell office:value-type="float" office:value="1.16541439057677">
                <text:p>1.16541439057677</text:p>
              </table:table-cell>
              <table:table-cell office:value-type="float" office:value="11">
                <text:p>11</text:p>
              </table:table-cell>
              <table:table-cell office:value-type="float" office:value="1.12197594422731">
                <text:p>1.12197594422731</text:p>
              </table:table-cell>
              <table:table-cell office:value-type="float" office:value="1.16541439057677">
                <text:p>1.165414390576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.16064126421119">
                <text:p>1.16064126421119</text:p>
              </table:table-cell>
              <table:table-cell office:value-type="float" office:value="12">
                <text:p>12</text:p>
              </table:table-cell>
              <table:table-cell office:value-type="float" office:value="1.1657460248323">
                <text:p>1.1657460248323</text:p>
              </table:table-cell>
              <table:table-cell office:value-type="float" office:value="12">
                <text:p>12</text:p>
              </table:table-cell>
              <table:table-cell office:value-type="float" office:value="1.13125523037774">
                <text:p>1.13125523037774</text:p>
              </table:table-cell>
              <table:table-cell office:value-type="float" office:value="1.1657460248323">
                <text:p>1.16574602483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363679932436">
                <text:p>1.15363679932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711895460348">
                <text:p>1.15711895460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498554508292">
                <text:p>1.15498554508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399332185147">
                <text:p>1.15399332185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4169713375794">
                <text:p>1.14169713375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433630913796">
                <text:p>1.12433630913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952790922902">
                <text:p>1.12952790922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3007189294529">
                <text:p>1.13007189294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661327532189">
                <text:p>1.1661327532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412025126923">
                <text:p>1.12412025126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947998374526">
                <text:p>1.1294799837452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plus" chart:symbol-width="0.2cm" chart:symbol-height="0.2cm" chart:link-data-style-to-source="true"/>
      <style:graphic-properties draw:stroke="none" svg:stroke-width="0.08cm" svg:stroke-color="#0000cc" draw:fill-color="#0000c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cm" chart:symbol-height="0.2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cm" chart:symbol-height="0.2cm" chart:link-data-style-to-source="true">
        <chart:symbol-image xlink:href="Pictures/2000000A000000DD000000DD3111ECA1.svm" xlink:type="simple" xlink:actuate="onLoad"/>
      </style:chart-properties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cc00cc" draw:fill-color="#cc00c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>
        <chart:symbol-image xlink:href="Pictures/2000000A000000DF000000DF514D1842.svm" xlink:type="simple" xlink:actuate="onLoad"/>
      </style:chart-properties>
      <style:graphic-properties draw:stroke="none" svg:stroke-width="0.08cm" svg:stroke-color="#66cc00" draw:fill-color="#66cc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21cm" svg:height="9.881cm" xlink:href=".." xlink:type="simple" chart:class="chart:scatter" chart:style-name="ch1">
        <chart:legend chart:legend-position="end" svg:x="13.889cm" svg:y="2.649cm" style:legend-expansion="high" chart:style-name="ch2"/>
        <chart:plot-area chart:style-name="ch3" table:cell-range-address="Sheet9.B4:Sheet9.B19 Sheet9.C21:Sheet9.D21 Sheet9.F4:Sheet9.G19 Sheet14.F4:Sheet14.F31 Sheet5.F4:Sheet5.F10 Sheet9.G21:Sheet9.J21 Sheet13.F5:Sheet13.F20 Sheet12.F4:Sheet12.F19 Sheet11.F4:Sheet11.F19 Sheet9.F21:Sheet9.F21 Sheet8.F4:Sheet8.G19" chart:data-source-has-labels="row" svg:x="1.355cm" svg:y="0.197cm" svg:width="12.19cm" svg:height="8.506cm">
          <chartooo:coordinate-region svg:x="2.188cm" svg:y="0.397cm" svg:width="11.17cm" svg:height="8.107cm"/>
          <chart:axis chart:dimension="x" chart:name="primary-x" chart:style-name="ch4">
            <chart:title svg:x="6.916cm" svg:y="8.9cm" chart:style-name="ch5">
              <text:p>OV (V)</text:p>
            </chart:title>
          </chart:axis>
          <chart:axis chart:dimension="y" chart:name="primary-y" chart:style-name="ch4">
            <chart:title svg:x="0.451cm" svg:y="5.341cm" chart:style-name="ch6">
              <text:p>&lt;PE&gt; µs^-1</text:p>
            </chart:title>
            <chart:grid chart:style-name="ch7" chart:class="major"/>
          </chart:axis>
          <chart:series chart:style-name="ch8" chart:values-cell-range-address="Sheet9.F4:Sheet9.F19" chart:label-cell-address="Sheet9.C21:Sheet9.C21" chart:class="chart:scatter">
            <chart:domain table:cell-range-address="Sheet9.B4:Sheet9.B19"/>
            <chart:data-point chart:repeated="16"/>
          </chart:series>
          <chart:series chart:style-name="ch9" chart:values-cell-range-address="Sheet14.F4:Sheet14.F31" chart:class="chart:scatter">
            <chart:domain table:cell-range-address="Sheet14.B4:Sheet14.B31"/>
            <chart:data-point chart:repeated="28"/>
          </chart:series>
          <chart:series chart:style-name="ch10" chart:values-cell-range-address="Sheet5.F4:Sheet5.F10" chart:class="chart:scatter">
            <chart:domain table:cell-range-address="Sheet5.B4:Sheet5.B10"/>
            <chart:data-point chart:repeated="7"/>
          </chart:series>
          <chart:series chart:style-name="ch11" chart:values-cell-range-address="Sheet13.F5:Sheet13.F20" chart:label-cell-address="Sheet9.J21:Sheet9.J21" chart:class="chart:scatter">
            <chart:domain table:cell-range-address="Sheet13.B5:Sheet13.B20"/>
            <chart:data-point chart:repeated="16"/>
          </chart:series>
          <chart:series chart:style-name="ch12" chart:values-cell-range-address="Sheet12.F4:Sheet12.F19" chart:label-cell-address="Sheet9.I21:Sheet9.I21" chart:class="chart:scatter">
            <chart:data-point chart:repeated="16"/>
          </chart:series>
          <chart:series chart:style-name="ch13" chart:values-cell-range-address="Sheet11.F4:Sheet11.F19" chart:label-cell-address="Sheet9.H21:Sheet9.H21" chart:class="chart:scatter">
            <chart:data-point chart:repeated="16"/>
          </chart:series>
          <chart:series chart:style-name="ch14" chart:values-cell-range-address="Sheet8.G4:Sheet8.G19" chart:label-cell-address="Sheet9.F21:Sheet9.F21" chart:class="chart:scatter">
            <chart:data-point chart:repeated="16"/>
          </chart:series>
          <chart:series chart:style-name="ch15" chart:values-cell-range-address="Sheet8.F4:Sheet8.F19" chart:label-cell-address="Sheet9.G21:Sheet9.G21" chart:class="chart:scatter">
            <chart:data-point chart:repeated="16"/>
          </chart:series>
          <chart:series chart:style-name="ch16" chart:values-cell-range-address="Sheet9.G4:Sheet9.G19" chart:label-cell-address="Sheet9.D21:Sheet9.D21" chart:class="chart:scatter">
            <chart:data-point chart:repeated="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ow flux of N2</text:p>
                <draw:g>
                  <svg:desc>Sheet9.C21:Sheet9.C2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B</text:p>
              </table:table-cell>
              <table:table-cell office:value-type="string">
                <text:p>Confirmation_?</text:p>
                <draw:g>
                  <svg:desc>Sheet9.J21:Sheet9.J21</svg:desc>
                </draw:g>
              </table:table-cell>
              <table:table-cell office:value-type="string">
                <text:p>pixel_efficiency</text:p>
                <draw:g>
                  <svg:desc>Sheet9.I21:Sheet9.I21</svg:desc>
                </draw:g>
              </table:table-cell>
              <table:table-cell office:value-type="string">
                <text:p>Reproductible _?</text:p>
                <draw:g>
                  <svg:desc>Sheet9.H21:Sheet9.H21</svg:desc>
                </draw:g>
              </table:table-cell>
              <table:table-cell office:value-type="string">
                <text:p>y_test_1</text:p>
                <draw:g>
                  <svg:desc>Sheet9.F21:Sheet9.F21</svg:desc>
                </draw:g>
              </table:table-cell>
              <table:table-cell office:value-type="string">
                <text:p>y_test_2</text:p>
                <draw:g>
                  <svg:desc>Sheet9.G21:Sheet9.G21</svg:desc>
                </draw:g>
              </table:table-cell>
              <table:table-cell office:value-type="string">
                <text:p>high flux of N2</text:p>
                <draw:g>
                  <svg:desc>Sheet9.D21:Sheet9.D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9.B4:Sheet9.B19</svg:desc>
                </draw:g>
              </table:table-cell>
              <table:table-cell office:value-type="float" office:value="0.378877439255421">
                <text:p>0.378877439255421</text:p>
                <draw:g>
                  <svg:desc>Sheet9.F4:Sheet9.F19</svg:desc>
                </draw:g>
              </table:table-cell>
              <table:table-cell office:value-type="float" office:value="0">
                <text:p>0</text:p>
                <draw:g>
                  <svg:desc>Sheet14.B4:Sheet14.B31</svg:desc>
                </draw:g>
              </table:table-cell>
              <table:table-cell office:value-type="float" office:value="-0.00675610449700797">
                <text:p>-0.00675610449700797</text:p>
                <draw:g>
                  <svg:desc>Sheet14.F4:Sheet14.F31</svg:desc>
                </draw:g>
              </table:table-cell>
              <table:table-cell office:value-type="float" office:value="0">
                <text:p>0</text:p>
                <draw:g>
                  <svg:desc>Sheet5.B4:Sheet5.B10</svg:desc>
                </draw:g>
              </table:table-cell>
              <table:table-cell office:value-type="float" office:value="0.000400080021339691">
                <text:p>0.000400080021339691</text:p>
                <draw:g>
                  <svg:desc>Sheet5.F4:Sheet5.F10</svg:desc>
                </draw:g>
              </table:table-cell>
              <table:table-cell office:value-type="float" office:value="0.5">
                <text:p>0.5</text:p>
                <draw:g>
                  <svg:desc>Sheet13.B5:Sheet13.B20</svg:desc>
                </draw:g>
              </table:table-cell>
              <table:table-cell office:value-type="float" office:value="0.433603235676146">
                <text:p>0.433603235676146</text:p>
                <draw:g>
                  <svg:desc>Sheet13.F5:Sheet13.F20</svg:desc>
                </draw:g>
              </table:table-cell>
              <table:table-cell office:value-type="float" office:value="0.459169979227166">
                <text:p>0.459169979227166</text:p>
                <draw:g>
                  <svg:desc>Sheet12.F4:Sheet12.F19</svg:desc>
                </draw:g>
              </table:table-cell>
              <table:table-cell office:value-type="float" office:value="0.423682633559609">
                <text:p>0.423682633559609</text:p>
                <draw:g>
                  <svg:desc>Sheet11.F4:Sheet11.F19</svg:desc>
                </draw:g>
              </table:table-cell>
              <table:table-cell office:value-type="float" office:value="0.344507097390492">
                <text:p>0.344507097390492</text:p>
                <draw:g>
                  <svg:desc>Sheet8.G4:Sheet8.G19</svg:desc>
                </draw:g>
              </table:table-cell>
              <table:table-cell office:value-type="float" office:value="0.295620872297858">
                <text:p>0.295620872297858</text:p>
                <draw:g>
                  <svg:desc>Sheet8.F4:Sheet8.F19</svg:desc>
                </draw:g>
              </table:table-cell>
              <table:table-cell office:value-type="float" office:value="0.316576243002198">
                <text:p>0.316576243002198</text:p>
                <draw:g>
                  <svg:desc>Sheet9.G4:Sheet9.G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661118822411592">
                <text:p>0.661118822411592</text:p>
              </table:table-cell>
              <table:table-cell office:value-type="float" office:value="0.5">
                <text:p>0.5</text:p>
              </table:table-cell>
              <table:table-cell office:value-type="float" office:value="0.508212644489592">
                <text:p>0.508212644489592</text:p>
              </table:table-cell>
              <table:table-cell office:value-type="float" office:value="0.5">
                <text:p>0.5</text:p>
              </table:table-cell>
              <table:table-cell office:value-type="float" office:value="0.127245413605431">
                <text:p>0.127245413605431</text:p>
              </table:table-cell>
              <table:table-cell office:value-type="float" office:value="1">
                <text:p>1</text:p>
              </table:table-cell>
              <table:table-cell office:value-type="float" office:value="0.857311415096295">
                <text:p>0.857311415096295</text:p>
              </table:table-cell>
              <table:table-cell office:value-type="float" office:value="0.857311415096295">
                <text:p>0.857311415096295</text:p>
              </table:table-cell>
              <table:table-cell office:value-type="float" office:value="0.714723429733518">
                <text:p>0.714723429733518</text:p>
              </table:table-cell>
              <table:table-cell office:value-type="float" office:value="0.627157409692788">
                <text:p>0.627157409692788</text:p>
              </table:table-cell>
              <table:table-cell office:value-type="float" office:value="0.628056841593146">
                <text:p>0.628056841593146</text:p>
              </table:table-cell>
              <table:table-cell office:value-type="float" office:value="0.642750844727815">
                <text:p>0.6427508447278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860851913005435">
                <text:p>0.860851913005435</text:p>
              </table:table-cell>
              <table:table-cell office:value-type="float" office:value="1">
                <text:p>1</text:p>
              </table:table-cell>
              <table:table-cell office:value-type="float" office:value="0.758518929416128">
                <text:p>0.758518929416128</text:p>
              </table:table-cell>
              <table:table-cell office:value-type="float" office:value="1">
                <text:p>1</text:p>
              </table:table-cell>
              <table:table-cell office:value-type="float" office:value="0.172516575791163">
                <text:p>0.172516575791163</text:p>
              </table:table-cell>
              <table:table-cell office:value-type="float" office:value="1.5">
                <text:p>1.5</text:p>
              </table:table-cell>
              <table:table-cell office:value-type="float" office:value="1.0419909317691">
                <text:p>1.0419909317691</text:p>
              </table:table-cell>
              <table:table-cell office:value-type="float" office:value="1.03009189533783">
                <text:p>1.03009189533783</text:p>
              </table:table-cell>
              <table:table-cell office:value-type="float" office:value="0.906230351876641">
                <text:p>0.906230351876641</text:p>
              </table:table-cell>
              <table:table-cell office:value-type="float" office:value="0.800713035238251">
                <text:p>0.800713035238251</text:p>
              </table:table-cell>
              <table:table-cell office:value-type="float" office:value="0.798680302155094">
                <text:p>0.798680302155094</text:p>
              </table:table-cell>
              <table:table-cell office:value-type="float" office:value="0.819882369513107">
                <text:p>0.8198823695131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926421559844116">
                <text:p>0.926421559844116</text:p>
              </table:table-cell>
              <table:table-cell office:value-type="float" office:value="1.5">
                <text:p>1.5</text:p>
              </table:table-cell>
              <table:table-cell office:value-type="float" office:value="0.889418220600205">
                <text:p>0.889418220600205</text:p>
              </table:table-cell>
              <table:table-cell office:value-type="float" office:value="1.5">
                <text:p>1.5</text:p>
              </table:table-cell>
              <table:table-cell office:value-type="float" office:value="0.214257556706636">
                <text:p>0.214257556706636</text:p>
              </table:table-cell>
              <table:table-cell office:value-type="float" office:value="2">
                <text:p>2</text:p>
              </table:table-cell>
              <table:table-cell office:value-type="float" office:value="1.17306526686286">
                <text:p>1.17306526686286</text:p>
              </table:table-cell>
              <table:table-cell office:value-type="float" office:value="1.18242655253653">
                <text:p>1.18242655253653</text:p>
              </table:table-cell>
              <table:table-cell office:value-type="float" office:value="1.01486208407431">
                <text:p>1.01486208407431</text:p>
              </table:table-cell>
              <table:table-cell office:value-type="float" office:value="0.912208956994245">
                <text:p>0.912208956994245</text:p>
              </table:table-cell>
              <table:table-cell office:value-type="float" office:value="0.939661821007534">
                <text:p>0.939661821007534</text:p>
              </table:table-cell>
              <table:table-cell office:value-type="float" office:value="0.959404867636427">
                <text:p>0.9594048676364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1.02198508161954">
                <text:p>1.02198508161954</text:p>
              </table:table-cell>
              <table:table-cell office:value-type="float" office:value="2">
                <text:p>2</text:p>
              </table:table-cell>
              <table:table-cell office:value-type="float" office:value="0.978650651345286">
                <text:p>0.978650651345286</text:p>
              </table:table-cell>
              <table:table-cell office:value-type="float" office:value="2">
                <text:p>2</text:p>
              </table:table-cell>
              <table:table-cell office:value-type="float" office:value="0.226475520340462">
                <text:p>0.226475520340462</text:p>
              </table:table-cell>
              <table:table-cell office:value-type="float" office:value="2.5">
                <text:p>2.5</text:p>
              </table:table-cell>
              <table:table-cell office:value-type="float" office:value="1.25115879730716">
                <text:p>1.25115879730716</text:p>
              </table:table-cell>
              <table:table-cell office:value-type="float" office:value="1.30607691362836">
                <text:p>1.30607691362836</text:p>
              </table:table-cell>
              <table:table-cell office:value-type="float" office:value="1.10538515613411">
                <text:p>1.10538515613411</text:p>
              </table:table-cell>
              <table:table-cell office:value-type="float" office:value="0.968364297310629">
                <text:p>0.968364297310629</text:p>
              </table:table-cell>
              <table:table-cell office:value-type="float" office:value="1.00522731873355">
                <text:p>1.00522731873355</text:p>
              </table:table-cell>
              <table:table-cell office:value-type="float" office:value="1.00278821537525">
                <text:p>1.00278821537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.0512174780075">
                <text:p>1.0512174780075</text:p>
              </table:table-cell>
              <table:table-cell office:value-type="float" office:value="2.5">
                <text:p>2.5</text:p>
              </table:table-cell>
              <table:table-cell office:value-type="float" office:value="0.994259484422969">
                <text:p>0.994259484422969</text:p>
              </table:table-cell>
              <table:table-cell office:value-type="float" office:value="2.5">
                <text:p>2.5</text:p>
              </table:table-cell>
              <table:table-cell office:value-type="float" office:value="0.235942648233052">
                <text:p>0.235942648233052</text:p>
              </table:table-cell>
              <table:table-cell office:value-type="float" office:value="3">
                <text:p>3</text:p>
              </table:table-cell>
              <table:table-cell office:value-type="float" office:value="1.3438238831914">
                <text:p>1.3438238831914</text:p>
              </table:table-cell>
              <table:table-cell office:value-type="float" office:value="1.34702229876636">
                <text:p>1.34702229876636</text:p>
              </table:table-cell>
              <table:table-cell office:value-type="float" office:value="1.13113492826862">
                <text:p>1.13113492826862</text:p>
              </table:table-cell>
              <table:table-cell office:value-type="float" office:value="1.03957833003562">
                <text:p>1.03957833003562</text:p>
              </table:table-cell>
              <table:table-cell office:value-type="float" office:value="1.02735246606311">
                <text:p>1.02735246606311</text:p>
              </table:table-cell>
              <table:table-cell office:value-type="float" office:value="1.07506770546133">
                <text:p>1.075067705461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1.09854553967766">
                <text:p>1.09854553967766</text:p>
              </table:table-cell>
              <table:table-cell office:value-type="float" office:value="3">
                <text:p>3</text:p>
              </table:table-cell>
              <table:table-cell office:value-type="float" office:value="1.03084880504747">
                <text:p>1.03084880504747</text:p>
              </table:table-cell>
              <table:table-cell office:value-type="float" office:value="3">
                <text:p>3</text:p>
              </table:table-cell>
              <table:table-cell office:value-type="float" office:value="0.241344255961056">
                <text:p>0.241344255961056</text:p>
              </table:table-cell>
              <table:table-cell office:value-type="float" office:value="3.5">
                <text:p>3.5</text:p>
              </table:table-cell>
              <table:table-cell office:value-type="float" office:value="1.39630889519769">
                <text:p>1.39630889519769</text:p>
              </table:table-cell>
              <table:table-cell office:value-type="float" office:value="1.39396961592633">
                <text:p>1.39396961592633</text:p>
              </table:table-cell>
              <table:table-cell office:value-type="float" office:value="1.15370485385275">
                <text:p>1.15370485385275</text:p>
              </table:table-cell>
              <table:table-cell office:value-type="float" office:value="1.07705615637632">
                <text:p>1.07705615637632</text:p>
              </table:table-cell>
              <table:table-cell office:value-type="float" office:value="1.10618681293435">
                <text:p>1.10618681293435</text:p>
              </table:table-cell>
              <table:table-cell office:value-type="float" office:value="1.14892825278899">
                <text:p>1.148928252788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.15778729279184">
                <text:p>1.15778729279184</text:p>
              </table:table-cell>
              <table:table-cell office:value-type="float" office:value="3.5">
                <text:p>3.5</text:p>
              </table:table-cell>
              <table:table-cell office:value-type="float" office:value="0.993906017948201">
                <text:p>0.993906017948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.40986310749259">
                <text:p>1.40986310749259</text:p>
              </table:table-cell>
              <table:table-cell office:value-type="float" office:value="1.45737198123173">
                <text:p>1.45737198123173</text:p>
              </table:table-cell>
              <table:table-cell office:value-type="float" office:value="1.22882118188953">
                <text:p>1.22882118188953</text:p>
              </table:table-cell>
              <table:table-cell office:value-type="float" office:value="1.13683089731825">
                <text:p>1.13683089731825</text:p>
              </table:table-cell>
              <table:table-cell office:value-type="float" office:value="1.1222050038549">
                <text:p>1.1222050038549</text:p>
              </table:table-cell>
              <table:table-cell office:value-type="float" office:value="1.12785751162017">
                <text:p>1.127857511620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.19871331348943">
                <text:p>1.19871331348943</text:p>
              </table:table-cell>
              <table:table-cell office:value-type="float" office:value="4">
                <text:p>4</text:p>
              </table:table-cell>
              <table:table-cell office:value-type="float" office:value="0.997909106678619">
                <text:p>0.997909106678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.43261382188564">
                <text:p>1.43261382188564</text:p>
              </table:table-cell>
              <table:table-cell office:value-type="float" office:value="1.43739787084218">
                <text:p>1.43739787084218</text:p>
              </table:table-cell>
              <table:table-cell office:value-type="float" office:value="1.22066903167857">
                <text:p>1.22066903167857</text:p>
              </table:table-cell>
              <table:table-cell office:value-type="float" office:value="1.15595940845757">
                <text:p>1.15595940845757</text:p>
              </table:table-cell>
              <table:table-cell office:value-type="float" office:value="1.13598062743435">
                <text:p>1.13598062743435</text:p>
              </table:table-cell>
              <table:table-cell office:value-type="float" office:value="1.19740696733147">
                <text:p>1.197406967331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.23298392119235">
                <text:p>1.23298392119235</text:p>
              </table:table-cell>
              <table:table-cell office:value-type="float" office:value="4.5">
                <text:p>4.5</text:p>
              </table:table-cell>
              <table:table-cell office:value-type="float" office:value="1.01303546462763">
                <text:p>1.01303546462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.47403561187377">
                <text:p>1.47403561187377</text:p>
              </table:table-cell>
              <table:table-cell office:value-type="float" office:value="1.49440488780138">
                <text:p>1.49440488780138</text:p>
              </table:table-cell>
              <table:table-cell office:value-type="float" office:value="1.25909136181758">
                <text:p>1.25909136181758</text:p>
              </table:table-cell>
              <table:table-cell office:value-type="float" office:value="1.16744266188722">
                <text:p>1.16744266188722</text:p>
              </table:table-cell>
              <table:table-cell office:value-type="float" office:value="1.16063112763218">
                <text:p>1.16063112763218</text:p>
              </table:table-cell>
              <table:table-cell office:value-type="float" office:value="1.19853408732905">
                <text:p>1.198534087329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.19833373336972">
                <text:p>1.19833373336972</text:p>
              </table:table-cell>
              <table:table-cell office:value-type="float" office:value="5">
                <text:p>5</text:p>
              </table:table-cell>
              <table:table-cell office:value-type="float" office:value="0.976255138939628">
                <text:p>0.976255138939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.47531336777401">
                <text:p>1.47531336777401</text:p>
              </table:table-cell>
              <table:table-cell office:value-type="float" office:value="1.52296115186993">
                <text:p>1.52296115186993</text:p>
              </table:table-cell>
              <table:table-cell office:value-type="float" office:value="1.26769564658811">
                <text:p>1.26769564658811</text:p>
              </table:table-cell>
              <table:table-cell office:value-type="float" office:value="1.15540945352505">
                <text:p>1.15540945352505</text:p>
              </table:table-cell>
              <table:table-cell office:value-type="float" office:value="1.16617151595332">
                <text:p>1.16617151595332</text:p>
              </table:table-cell>
              <table:table-cell office:value-type="float" office:value="1.20197080165526">
                <text:p>1.201970801655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.19833748668155">
                <text:p>1.19833748668155</text:p>
              </table:table-cell>
              <table:table-cell office:value-type="float" office:value="5.5">
                <text:p>5.5</text:p>
              </table:table-cell>
              <table:table-cell office:value-type="float" office:value="1.00383068381982">
                <text:p>1.0038306838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.49780359925081">
                <text:p>1.49780359925081</text:p>
              </table:table-cell>
              <table:table-cell office:value-type="float" office:value="1.50310958478997">
                <text:p>1.50310958478997</text:p>
              </table:table-cell>
              <table:table-cell office:value-type="float" office:value="1.25597260013742">
                <text:p>1.25597260013742</text:p>
              </table:table-cell>
              <table:table-cell office:value-type="float" office:value="1.14899818984949">
                <text:p>1.14899818984949</text:p>
              </table:table-cell>
              <table:table-cell office:value-type="float" office:value="1.15904490380546">
                <text:p>1.15904490380546</text:p>
              </table:table-cell>
              <table:table-cell office:value-type="float" office:value="1.22106953899318">
                <text:p>1.221069538993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.19116870197575">
                <text:p>1.19116870197575</text:p>
              </table:table-cell>
              <table:table-cell office:value-type="float" office:value="6">
                <text:p>6</text:p>
              </table:table-cell>
              <table:table-cell office:value-type="float" office:value="1.00347836369226">
                <text:p>1.00347836369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.51166259844032">
                <text:p>1.51166259844032</text:p>
              </table:table-cell>
              <table:table-cell office:value-type="float" office:value="1.48043048736993">
                <text:p>1.48043048736993</text:p>
              </table:table-cell>
              <table:table-cell office:value-type="float" office:value="1.30457701559345">
                <text:p>1.30457701559345</text:p>
              </table:table-cell>
              <table:table-cell office:value-type="float" office:value="1.16427293447925">
                <text:p>1.16427293447925</text:p>
              </table:table-cell>
              <table:table-cell office:value-type="float" office:value="1.15062277674979">
                <text:p>1.15062277674979</text:p>
              </table:table-cell>
              <table:table-cell office:value-type="float" office:value="1.1871842257114">
                <text:p>1.18718422571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.20691752603622">
                <text:p>1.20691752603622</text:p>
              </table:table-cell>
              <table:table-cell office:value-type="float" office:value="6.5">
                <text:p>6.5</text:p>
              </table:table-cell>
              <table:table-cell office:value-type="float" office:value="0.990414097998059">
                <text:p>0.990414097998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.49751606497209">
                <text:p>1.49751606497209</text:p>
              </table:table-cell>
              <table:table-cell office:value-type="float" office:value="1.50290923083064">
                <text:p>1.50290923083064</text:p>
              </table:table-cell>
              <table:table-cell office:value-type="float" office:value="1.26430827058579">
                <text:p>1.26430827058579</text:p>
              </table:table-cell>
              <table:table-cell office:value-type="float" office:value="1.1680014805877">
                <text:p>1.1680014805877</text:p>
              </table:table-cell>
              <table:table-cell office:value-type="float" office:value="1.16379204099149">
                <text:p>1.16379204099149</text:p>
              </table:table-cell>
              <table:table-cell office:value-type="float" office:value="1.17962316374329">
                <text:p>1.179623163743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.21728034663306">
                <text:p>1.21728034663306</text:p>
              </table:table-cell>
              <table:table-cell office:value-type="float" office:value="7">
                <text:p>7</text:p>
              </table:table-cell>
              <table:table-cell office:value-type="float" office:value="0.979030511645362">
                <text:p>0.979030511645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.49116499723375">
                <text:p>1.49116499723375</text:p>
              </table:table-cell>
              <table:table-cell office:value-type="float" office:value="1.54182671834477">
                <text:p>1.54182671834477</text:p>
              </table:table-cell>
              <table:table-cell office:value-type="float" office:value="1.2924965309383">
                <text:p>1.2924965309383</text:p>
              </table:table-cell>
              <table:table-cell office:value-type="float" office:value="1.16541439057677">
                <text:p>1.16541439057677</text:p>
              </table:table-cell>
              <table:table-cell office:value-type="float" office:value="1.15806024831366">
                <text:p>1.15806024831366</text:p>
              </table:table-cell>
              <table:table-cell office:value-type="float" office:value="1.1645141000902">
                <text:p>1.16451410009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.19679001207187">
                <text:p>1.19679001207187</text:p>
              </table:table-cell>
              <table:table-cell office:value-type="float" office:value="7.5">
                <text:p>7.5</text:p>
              </table:table-cell>
              <table:table-cell office:value-type="float" office:value="0.969424806372726">
                <text:p>0.969424806372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.49921153148496">
                <text:p>1.49921153148496</text:p>
              </table:table-cell>
              <table:table-cell office:value-type="float" office:value="1.53730846391538">
                <text:p>1.53730846391538</text:p>
              </table:table-cell>
              <table:table-cell office:value-type="float" office:value="1.24256134148174">
                <text:p>1.24256134148174</text:p>
              </table:table-cell>
              <table:table-cell office:value-type="float" office:value="1.1657460248323">
                <text:p>1.1657460248323</text:p>
              </table:table-cell>
              <table:table-cell office:value-type="float" office:value="1.16064126421119">
                <text:p>1.16064126421119</text:p>
              </table:table-cell>
              <table:table-cell office:value-type="float" office:value="1.17567213308299">
                <text:p>1.17567213308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.95807626829856">
                <text:p>0.95807626829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0.969376298885698">
                <text:p>0.969376298885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980273444240095">
                <text:p>0.980273444240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0.955364710862791">
                <text:p>0.955364710862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950772225848026">
                <text:p>0.950772225848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0.921440039403509">
                <text:p>0.921440039403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/>
      <style:graphic-properties draw:stroke="none" svg:stroke-width="0.08cm" svg:stroke-color="#0000ff" draw:fill-color="#0000ff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sterisk" chart:symbol-width="0.2cm" chart:symbol-height="0.2cm" chart:link-data-style-to-source="true">
        <chart:symbol-image xlink:href="Pictures/2000000A000000DF000000DFA799D722.svm" xlink:type="simple" xlink:actuate="onLoad"/>
      </style:chart-properties>
      <style:graphic-properties draw:stroke="none" svg:stroke-width="0.08cm" svg:stroke-color="#ff9900" draw:fill-color="#ff99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tar" chart:symbol-width="0.2cm" chart:symbol-height="0.2cm" chart:link-data-style-to-source="true">
        <chart:symbol-image xlink:href="Pictures/2000000A000000DF000000DF514D1842.svm" xlink:type="simple" xlink:actuate="onLoad"/>
      </style:chart-properties>
      <style:graphic-properties draw:stroke="none" svg:stroke-width="0.08cm" svg:stroke-color="#cc00cc" draw:fill-color="#cc00c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cm" chart:symbol-height="0.2cm" chart:link-data-style-to-source="true">
        <chart:symbol-image xlink:href="Pictures/2000000A000000DF000000DF5BC2116F.svm" xlink:type="simple" xlink:actuate="onLoad"/>
      </style:chart-properties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7.87cm" xlink:href=".." xlink:type="simple" chart:class="chart:scatter" chart:style-name="ch1">
        <chart:legend chart:legend-position="end" svg:x="13.393cm" svg:y="1.893cm" style:legend-expansion="high" chart:style-name="ch2"/>
        <chart:plot-area chart:style-name="ch3" table:cell-range-address="Sheet5.B4:Sheet5.B10 Sheet5.C15:Sheet5.D15 Sheet5.F4:Sheet5.F10 Sheet15.B14:Sheet15.B14 Sheet15.F4:Sheet15.F12 Sheet5.D16:Sheet5.F16 Sheet5.T4:Sheet5.T19 Sheet5.Q4:Sheet5.Q19 Sheet14.T4:Sheet14.T20 Sheet5.E15:Sheet5.F15 Sheet5.M4:Sheet5.M11 Sheet14.M4:Sheet14.M31 Sheet14.F4:Sheet14.F31" chart:data-source-has-labels="row" svg:x="0.32cm" svg:y="0.157cm" svg:width="12.753cm" svg:height="7.556cm">
          <chartooo:coordinate-region svg:x="1.153cm" svg:y="0.357cm" svg:width="11.733cm" svg:height="7.15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F4:Sheet5.F10" chart:label-cell-address="Sheet5.C15:Sheet5.C15" chart:class="chart:scatter">
            <chart:domain table:cell-range-address="Sheet5.B4:Sheet5.B10"/>
            <chart:data-point chart:repeated="7"/>
          </chart:series>
          <chart:series chart:style-name="ch7" chart:values-cell-range-address="Sheet15.F4:Sheet15.F12" chart:label-cell-address="Sheet15.B14:Sheet15.B14" chart:class="chart:scatter">
            <chart:domain table:cell-range-address="Sheet5.B4:Sheet5.B12"/>
            <chart:data-point chart:repeated="9"/>
          </chart:series>
          <chart:series chart:style-name="ch8" chart:values-cell-range-address="Sheet5.T4:Sheet5.T19" chart:label-cell-address="Sheet5.F16:Sheet5.F16" chart:class="chart:scatter">
            <chart:domain table:cell-range-address="Sheet5.S4:Sheet5.S19"/>
            <chart:data-point chart:repeated="16"/>
          </chart:series>
          <chart:series chart:style-name="ch9" chart:values-cell-range-address="Sheet5.Q4:Sheet5.Q19" chart:label-cell-address="Sheet5.E16:Sheet5.E16" chart:class="chart:scatter">
            <chart:domain table:cell-range-address="Sheet5.P4:Sheet5.P19"/>
            <chart:data-point chart:repeated="16"/>
          </chart:series>
          <chart:series chart:style-name="ch10" chart:values-cell-range-address="Sheet14.T4:Sheet14.T20" chart:label-cell-address="Sheet5.D16:Sheet5.D16" chart:class="chart:scatter">
            <chart:domain table:cell-range-address="Sheet14.P4:Sheet14.P20"/>
            <chart:data-point chart:repeated="17"/>
          </chart:series>
          <chart:series chart:style-name="ch11" chart:values-cell-range-address="Sheet5.M4:Sheet5.M11" chart:label-cell-address="Sheet5.F15:Sheet5.F15" chart:class="chart:scatter">
            <chart:domain table:cell-range-address="Sheet5.I4:Sheet5.I11"/>
            <chart:data-point chart:repeated="8"/>
          </chart:series>
          <chart:series chart:style-name="ch12" chart:values-cell-range-address="Sheet14.M4:Sheet14.M31" chart:label-cell-address="Sheet5.E15:Sheet5.E15" chart:class="chart:scatter">
            <chart:domain table:cell-range-address="Sheet14.I4:Sheet14.I31"/>
            <chart:data-point chart:repeated="28"/>
          </chart:series>
          <chart:series chart:style-name="ch13" chart:values-cell-range-address="Sheet14.F4:Sheet14.F31" chart:label-cell-address="Sheet5.D15:Sheet5.D15" chart:class="chart:scatter">
            <chart:domain table:cell-range-address="Sheet14.B4:Sheet14.B31"/>
            <chart:data-point chart:repeated="2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EG_test1</text:p>
                <draw:g>
                  <svg:desc>Sheet5.C15:Sheet5.C1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run1</text:p>
                <draw:g>
                  <svg:desc>Sheet15.B14:Sheet15.B14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VUV3_test5</text:p>
                <draw:g>
                  <svg:desc>Sheet5.F16:Sheet5.F16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VUV3_test4</text:p>
                <draw:g>
                  <svg:desc>Sheet5.E16:Sheet5.E16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VUV3_test3</text:p>
                <draw:g>
                  <svg:desc>Sheet5.D16:Sheet5.D16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EG_test2</text:p>
                <draw:g>
                  <svg:desc>Sheet5.F15:Sheet5.F15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VUV3_test2</text:p>
                <draw:g>
                  <svg:desc>Sheet5.E15:Sheet5.E1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VUV3_test1</text:p>
                <draw:g>
                  <svg:desc>Sheet5.D15:Sheet5.D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5.B4:Sheet5.B10</svg:desc>
                </draw:g>
              </table:table-cell>
              <table:table-cell office:value-type="float" office:value="0.000400080021339691">
                <text:p>0.000400080021339691</text:p>
                <draw:g>
                  <svg:desc>Sheet5.F4:Sheet5.F10</svg:desc>
                </draw:g>
              </table:table-cell>
              <table:table-cell office:value-type="float" office:value="0">
                <text:p>0</text:p>
                <draw:g>
                  <svg:desc>Sheet5.B4:Sheet5.B12</svg:desc>
                </draw:g>
              </table:table-cell>
              <table:table-cell office:value-type="float" office:value="0.0244954764554379">
                <text:p>0.0244954764554379</text:p>
                <draw:g>
                  <svg:desc>Sheet15.F4:Sheet15.F12</svg:desc>
                </draw:g>
              </table:table-cell>
              <table:table-cell office:value-type="float" office:value="0.5">
                <text:p>0.5</text:p>
                <draw:g>
                  <svg:desc>Sheet5.S4:Sheet5.S19</svg:desc>
                </draw:g>
              </table:table-cell>
              <table:table-cell office:value-type="float" office:value="0.140969498754988">
                <text:p>0.140969498754988</text:p>
                <draw:g>
                  <svg:desc>Sheet5.T4:Sheet5.T19</svg:desc>
                </draw:g>
              </table:table-cell>
              <table:table-cell office:value-type="float" office:value="0.5">
                <text:p>0.5</text:p>
                <draw:g>
                  <svg:desc>Sheet5.P4:Sheet5.P19</svg:desc>
                </draw:g>
              </table:table-cell>
              <table:table-cell office:value-type="float" office:value="0.188314404736554">
                <text:p>0.188314404736554</text:p>
                <draw:g>
                  <svg:desc>Sheet5.Q4:Sheet5.Q19</svg:desc>
                </draw:g>
              </table:table-cell>
              <table:table-cell office:value-type="float" office:value="0.5">
                <text:p>0.5</text:p>
                <draw:g>
                  <svg:desc>Sheet14.P4:Sheet14.P20</svg:desc>
                </draw:g>
              </table:table-cell>
              <table:table-cell office:value-type="float" office:value="0.375534313021241">
                <text:p>0.375534313021241</text:p>
                <draw:g>
                  <svg:desc>Sheet14.T4:Sheet14.T20</svg:desc>
                </draw:g>
              </table:table-cell>
              <table:table-cell office:value-type="float" office:value="0">
                <text:p>0</text:p>
                <draw:g>
                  <svg:desc>Sheet5.I4:Sheet5.I11</svg:desc>
                </draw:g>
              </table:table-cell>
              <table:table-cell office:value-type="float" office:value="0.000867158110571127">
                <text:p>0.000867158110571127</text:p>
                <draw:g>
                  <svg:desc>Sheet5.M4:Sheet5.M11</svg:desc>
                </draw:g>
              </table:table-cell>
              <table:table-cell office:value-type="float" office:value="0">
                <text:p>0</text:p>
                <draw:g>
                  <svg:desc>Sheet14.I4:Sheet14.I31</svg:desc>
                </draw:g>
              </table:table-cell>
              <table:table-cell office:value-type="float" office:value="-0">
                <text:p>-0</text:p>
                <draw:g>
                  <svg:desc>Sheet14.M4:Sheet14.M31</svg:desc>
                </draw:g>
              </table:table-cell>
              <table:table-cell office:value-type="float" office:value="0">
                <text:p>0</text:p>
                <draw:g>
                  <svg:desc>Sheet14.B4:Sheet14.B31</svg:desc>
                </draw:g>
              </table:table-cell>
              <table:table-cell office:value-type="float" office:value="-0.00675610449700797">
                <text:p>-0.00675610449700797</text:p>
                <draw:g>
                  <svg:desc>Sheet14.F4:Sheet14.F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127245413605431">
                <text:p>0.127245413605431</text:p>
              </table:table-cell>
              <table:table-cell office:value-type="float" office:value="0.5">
                <text:p>0.5</text:p>
              </table:table-cell>
              <table:table-cell office:value-type="float" office:value="0.0499548920121428">
                <text:p>0.0499548920121428</text:p>
              </table:table-cell>
              <table:table-cell office:value-type="float" office:value="1">
                <text:p>1</text:p>
              </table:table-cell>
              <table:table-cell office:value-type="float" office:value="0.213240755850157">
                <text:p>0.213240755850157</text:p>
              </table:table-cell>
              <table:table-cell office:value-type="float" office:value="1">
                <text:p>1</text:p>
              </table:table-cell>
              <table:table-cell office:value-type="float" office:value="0.284596095645187">
                <text:p>0.284596095645187</text:p>
              </table:table-cell>
              <table:table-cell office:value-type="float" office:value="1">
                <text:p>1</text:p>
              </table:table-cell>
              <table:table-cell office:value-type="float" office:value="0.597485125194601">
                <text:p>0.597485125194601</text:p>
              </table:table-cell>
              <table:table-cell office:value-type="float" office:value="0.5">
                <text:p>0.5</text:p>
              </table:table-cell>
              <table:table-cell office:value-type="float" office:value="0.25361103605385">
                <text:p>0.25361103605385</text:p>
              </table:table-cell>
              <table:table-cell office:value-type="float" office:value="0.5">
                <text:p>0.5</text:p>
              </table:table-cell>
              <table:table-cell office:value-type="float" office:value="0.122078344273715">
                <text:p>0.122078344273715</text:p>
              </table:table-cell>
              <table:table-cell office:value-type="float" office:value="0.5">
                <text:p>0.5</text:p>
              </table:table-cell>
              <table:table-cell office:value-type="float" office:value="0.508212644489592">
                <text:p>0.5082126444895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172516575791163">
                <text:p>0.172516575791163</text:p>
              </table:table-cell>
              <table:table-cell office:value-type="float" office:value="1">
                <text:p>1</text:p>
              </table:table-cell>
              <table:table-cell office:value-type="float" office:value="0.065122970718249">
                <text:p>0.065122970718249</text:p>
              </table:table-cell>
              <table:table-cell office:value-type="float" office:value="1.5">
                <text:p>1.5</text:p>
              </table:table-cell>
              <table:table-cell office:value-type="float" office:value="0.267505148401012">
                <text:p>0.267505148401012</text:p>
              </table:table-cell>
              <table:table-cell office:value-type="float" office:value="1.5">
                <text:p>1.5</text:p>
              </table:table-cell>
              <table:table-cell office:value-type="float" office:value="0.349714083571284">
                <text:p>0.349714083571284</text:p>
              </table:table-cell>
              <table:table-cell office:value-type="float" office:value="1.5">
                <text:p>1.5</text:p>
              </table:table-cell>
              <table:table-cell office:value-type="float" office:value="0.728376669628776">
                <text:p>0.728376669628776</text:p>
              </table:table-cell>
              <table:table-cell office:value-type="float" office:value="1">
                <text:p>1</text:p>
              </table:table-cell>
              <table:table-cell office:value-type="float" office:value="0.349567918492412">
                <text:p>0.349567918492412</text:p>
              </table:table-cell>
              <table:table-cell office:value-type="float" office:value="1">
                <text:p>1</text:p>
              </table:table-cell>
              <table:table-cell office:value-type="float" office:value="0.178712093694739">
                <text:p>0.178712093694739</text:p>
              </table:table-cell>
              <table:table-cell office:value-type="float" office:value="1">
                <text:p>1</text:p>
              </table:table-cell>
              <table:table-cell office:value-type="float" office:value="0.758518929416128">
                <text:p>0.758518929416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0.214257556706636">
                <text:p>0.214257556706636</text:p>
              </table:table-cell>
              <table:table-cell office:value-type="float" office:value="1.5">
                <text:p>1.5</text:p>
              </table:table-cell>
              <table:table-cell office:value-type="float" office:value="0.0922286368629508">
                <text:p>0.0922286368629508</text:p>
              </table:table-cell>
              <table:table-cell office:value-type="float" office:value="2">
                <text:p>2</text:p>
              </table:table-cell>
              <table:table-cell office:value-type="float" office:value="0.287059877862578">
                <text:p>0.287059877862578</text:p>
              </table:table-cell>
              <table:table-cell office:value-type="float" office:value="2">
                <text:p>2</text:p>
              </table:table-cell>
              <table:table-cell office:value-type="float" office:value="0.379033011234434">
                <text:p>0.379033011234434</text:p>
              </table:table-cell>
              <table:table-cell office:value-type="float" office:value="2">
                <text:p>2</text:p>
              </table:table-cell>
              <table:table-cell office:value-type="float" office:value="0.770774441565237">
                <text:p>0.770774441565237</text:p>
              </table:table-cell>
              <table:table-cell office:value-type="float" office:value="1.5">
                <text:p>1.5</text:p>
              </table:table-cell>
              <table:table-cell office:value-type="float" office:value="0.405164190306606">
                <text:p>0.405164190306606</text:p>
              </table:table-cell>
              <table:table-cell office:value-type="float" office:value="1.5">
                <text:p>1.5</text:p>
              </table:table-cell>
              <table:table-cell office:value-type="float" office:value="0.207670253922257">
                <text:p>0.207670253922257</text:p>
              </table:table-cell>
              <table:table-cell office:value-type="float" office:value="1.5">
                <text:p>1.5</text:p>
              </table:table-cell>
              <table:table-cell office:value-type="float" office:value="0.889418220600205">
                <text:p>0.8894182206002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226475520340462">
                <text:p>0.226475520340462</text:p>
              </table:table-cell>
              <table:table-cell office:value-type="float" office:value="2">
                <text:p>2</text:p>
              </table:table-cell>
              <table:table-cell office:value-type="float" office:value="0.104367356515097">
                <text:p>0.104367356515097</text:p>
              </table:table-cell>
              <table:table-cell office:value-type="float" office:value="2.5">
                <text:p>2.5</text:p>
              </table:table-cell>
              <table:table-cell office:value-type="float" office:value="0.299621311463038">
                <text:p>0.299621311463038</text:p>
              </table:table-cell>
              <table:table-cell office:value-type="float" office:value="2.5">
                <text:p>2.5</text:p>
              </table:table-cell>
              <table:table-cell office:value-type="float" office:value="0.407067030757498">
                <text:p>0.407067030757498</text:p>
              </table:table-cell>
              <table:table-cell office:value-type="float" office:value="2.5">
                <text:p>2.5</text:p>
              </table:table-cell>
              <table:table-cell office:value-type="float" office:value="0.811180698395831">
                <text:p>0.811180698395831</text:p>
              </table:table-cell>
              <table:table-cell office:value-type="float" office:value="2">
                <text:p>2</text:p>
              </table:table-cell>
              <table:table-cell office:value-type="float" office:value="0.445351773859002">
                <text:p>0.445351773859002</text:p>
              </table:table-cell>
              <table:table-cell office:value-type="float" office:value="2">
                <text:p>2</text:p>
              </table:table-cell>
              <table:table-cell office:value-type="float" office:value="0.236123924371901">
                <text:p>0.236123924371901</text:p>
              </table:table-cell>
              <table:table-cell office:value-type="float" office:value="2">
                <text:p>2</text:p>
              </table:table-cell>
              <table:table-cell office:value-type="float" office:value="0.978650651345286">
                <text:p>0.978650651345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0.235942648233052">
                <text:p>0.235942648233052</text:p>
              </table:table-cell>
              <table:table-cell office:value-type="float" office:value="2.5">
                <text:p>2.5</text:p>
              </table:table-cell>
              <table:table-cell office:value-type="float" office:value="0.108388931618043">
                <text:p>0.108388931618043</text:p>
              </table:table-cell>
              <table:table-cell office:value-type="float" office:value="3">
                <text:p>3</text:p>
              </table:table-cell>
              <table:table-cell office:value-type="float" office:value="0.320790570773176">
                <text:p>0.320790570773176</text:p>
              </table:table-cell>
              <table:table-cell office:value-type="float" office:value="3">
                <text:p>3</text:p>
              </table:table-cell>
              <table:table-cell office:value-type="float" office:value="0.438428418090204">
                <text:p>0.438428418090204</text:p>
              </table:table-cell>
              <table:table-cell office:value-type="float" office:value="3">
                <text:p>3</text:p>
              </table:table-cell>
              <table:table-cell office:value-type="float" office:value="0.813569842187233">
                <text:p>0.813569842187233</text:p>
              </table:table-cell>
              <table:table-cell office:value-type="float" office:value="2.5">
                <text:p>2.5</text:p>
              </table:table-cell>
              <table:table-cell office:value-type="float" office:value="0.443064288664857">
                <text:p>0.443064288664857</text:p>
              </table:table-cell>
              <table:table-cell office:value-type="float" office:value="2.5">
                <text:p>2.5</text:p>
              </table:table-cell>
              <table:table-cell office:value-type="float" office:value="0.263521547404276">
                <text:p>0.263521547404276</text:p>
              </table:table-cell>
              <table:table-cell office:value-type="float" office:value="2.5">
                <text:p>2.5</text:p>
              </table:table-cell>
              <table:table-cell office:value-type="float" office:value="0.994259484422969">
                <text:p>0.9942594844229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.241344255961056">
                <text:p>0.241344255961056</text:p>
              </table:table-cell>
              <table:table-cell office:value-type="float" office:value="3">
                <text:p>3</text:p>
              </table:table-cell>
              <table:table-cell office:value-type="float" office:value="0.109503626673619">
                <text:p>0.109503626673619</text:p>
              </table:table-cell>
              <table:table-cell office:value-type="float" office:value="3.5">
                <text:p>3.5</text:p>
              </table:table-cell>
              <table:table-cell office:value-type="float" office:value="0.315948204750467">
                <text:p>0.315948204750467</text:p>
              </table:table-cell>
              <table:table-cell office:value-type="float" office:value="3.5">
                <text:p>3.5</text:p>
              </table:table-cell>
              <table:table-cell office:value-type="float" office:value="0.425888424389022">
                <text:p>0.425888424389022</text:p>
              </table:table-cell>
              <table:table-cell office:value-type="float" office:value="3.5">
                <text:p>3.5</text:p>
              </table:table-cell>
              <table:table-cell office:value-type="float" office:value="0.805142354534521">
                <text:p>0.805142354534521</text:p>
              </table:table-cell>
              <table:table-cell office:value-type="float" office:value="3">
                <text:p>3</text:p>
              </table:table-cell>
              <table:table-cell office:value-type="float" office:value="0.447171888542922">
                <text:p>0.447171888542922</text:p>
              </table:table-cell>
              <table:table-cell office:value-type="float" office:value="3">
                <text:p>3</text:p>
              </table:table-cell>
              <table:table-cell office:value-type="float" office:value="0.272889229896358">
                <text:p>0.272889229896358</text:p>
              </table:table-cell>
              <table:table-cell office:value-type="float" office:value="3">
                <text:p>3</text:p>
              </table:table-cell>
              <table:table-cell office:value-type="float" office:value="1.03084880504747">
                <text:p>1.030848805047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0.112976653385807">
                <text:p>0.112976653385807</text:p>
              </table:table-cell>
              <table:table-cell office:value-type="float" office:value="4">
                <text:p>4</text:p>
              </table:table-cell>
              <table:table-cell office:value-type="float" office:value="0.337739790745362">
                <text:p>0.337739790745362</text:p>
              </table:table-cell>
              <table:table-cell office:value-type="float" office:value="4">
                <text:p>4</text:p>
              </table:table-cell>
              <table:table-cell office:value-type="float" office:value="0.444808536359825">
                <text:p>0.444808536359825</text:p>
              </table:table-cell>
              <table:table-cell office:value-type="float" office:value="4.5">
                <text:p>4.5</text:p>
              </table:table-cell>
              <table:table-cell office:value-type="float" office:value="0.81216662010978">
                <text:p>0.81216662010978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0.268546529793561">
                <text:p>0.268546529793561</text:p>
              </table:table-cell>
              <table:table-cell office:value-type="float" office:value="3.5">
                <text:p>3.5</text:p>
              </table:table-cell>
              <table:table-cell office:value-type="float" office:value="0.993906017948201">
                <text:p>0.9939060179482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817788192207128">
                <text:p>0.0817788192207128</text:p>
              </table:table-cell>
              <table:table-cell office:value-type="float" office:value="4.5">
                <text:p>4.5</text:p>
              </table:table-cell>
              <table:table-cell office:value-type="float" office:value="0.332319760467047">
                <text:p>0.332319760467047</text:p>
              </table:table-cell>
              <table:table-cell office:value-type="float" office:value="4.5">
                <text:p>4.5</text:p>
              </table:table-cell>
              <table:table-cell office:value-type="float" office:value="0.453539955719532">
                <text:p>0.453539955719532</text:p>
              </table:table-cell>
              <table:table-cell office:value-type="float" office:value="5.5">
                <text:p>5.5</text:p>
              </table:table-cell>
              <table:table-cell office:value-type="float" office:value="0.77293407544256">
                <text:p>0.77293407544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274984400497244">
                <text:p>0.274984400497244</text:p>
              </table:table-cell>
              <table:table-cell office:value-type="float" office:value="4">
                <text:p>4</text:p>
              </table:table-cell>
              <table:table-cell office:value-type="float" office:value="0.997909106678619">
                <text:p>0.997909106678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330488176211161">
                <text:p>0.330488176211161</text:p>
              </table:table-cell>
              <table:table-cell office:value-type="float" office:value="5">
                <text:p>5</text:p>
              </table:table-cell>
              <table:table-cell office:value-type="float" office:value="0.451089629732563">
                <text:p>0.451089629732563</text:p>
              </table:table-cell>
              <table:table-cell office:value-type="float" office:value="6.5">
                <text:p>6.5</text:p>
              </table:table-cell>
              <table:table-cell office:value-type="float" office:value="0.765551312503467">
                <text:p>0.765551312503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0.266587909758868">
                <text:p>0.266587909758868</text:p>
              </table:table-cell>
              <table:table-cell office:value-type="float" office:value="4.5">
                <text:p>4.5</text:p>
              </table:table-cell>
              <table:table-cell office:value-type="float" office:value="1.01303546462763">
                <text:p>1.013035464627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0.34670178478991">
                <text:p>0.34670178478991</text:p>
              </table:table-cell>
              <table:table-cell office:value-type="float" office:value="5.5">
                <text:p>5.5</text:p>
              </table:table-cell>
              <table:table-cell office:value-type="float" office:value="0.451851719260469">
                <text:p>0.451851719260469</text:p>
              </table:table-cell>
              <table:table-cell office:value-type="float" office:value="7.5">
                <text:p>7.5</text:p>
              </table:table-cell>
              <table:table-cell office:value-type="float" office:value="0.757223092931727">
                <text:p>0.757223092931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273398165293826">
                <text:p>0.273398165293826</text:p>
              </table:table-cell>
              <table:table-cell office:value-type="float" office:value="5">
                <text:p>5</text:p>
              </table:table-cell>
              <table:table-cell office:value-type="float" office:value="0.976255138939628">
                <text:p>0.9762551389396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3382210139243">
                <text:p>0.3382210139243</text:p>
              </table:table-cell>
              <table:table-cell office:value-type="float" office:value="6">
                <text:p>6</text:p>
              </table:table-cell>
              <table:table-cell office:value-type="float" office:value="0.474322193051354">
                <text:p>0.474322193051354</text:p>
              </table:table-cell>
              <table:table-cell office:value-type="float" office:value="8.5">
                <text:p>8.5</text:p>
              </table:table-cell>
              <table:table-cell office:value-type="float" office:value="0.750933409780018">
                <text:p>0.750933409780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0.284171035756809">
                <text:p>0.284171035756809</text:p>
              </table:table-cell>
              <table:table-cell office:value-type="float" office:value="5.5">
                <text:p>5.5</text:p>
              </table:table-cell>
              <table:table-cell office:value-type="float" office:value="1.00383068381982">
                <text:p>1.003830683819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0.333462432516567">
                <text:p>0.333462432516567</text:p>
              </table:table-cell>
              <table:table-cell office:value-type="float" office:value="6.5">
                <text:p>6.5</text:p>
              </table:table-cell>
              <table:table-cell office:value-type="float" office:value="0.45329169636979">
                <text:p>0.45329169636979</text:p>
              </table:table-cell>
              <table:table-cell office:value-type="float" office:value="9.5">
                <text:p>9.5</text:p>
              </table:table-cell>
              <table:table-cell office:value-type="float" office:value="0.745023333992869">
                <text:p>0.745023333992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284750691272058">
                <text:p>0.284750691272058</text:p>
              </table:table-cell>
              <table:table-cell office:value-type="float" office:value="6">
                <text:p>6</text:p>
              </table:table-cell>
              <table:table-cell office:value-type="float" office:value="1.00347836369226">
                <text:p>1.003478363692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332360153429329">
                <text:p>0.332360153429329</text:p>
              </table:table-cell>
              <table:table-cell office:value-type="float" office:value="7">
                <text:p>7</text:p>
              </table:table-cell>
              <table:table-cell office:value-type="float" office:value="0.444162942642737">
                <text:p>0.444162942642737</text:p>
              </table:table-cell>
              <table:table-cell office:value-type="float" office:value="10.5">
                <text:p>10.5</text:p>
              </table:table-cell>
              <table:table-cell office:value-type="float" office:value="0.729082444644699">
                <text:p>0.729082444644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0.286171699457979">
                <text:p>0.286171699457979</text:p>
              </table:table-cell>
              <table:table-cell office:value-type="float" office:value="6.5">
                <text:p>6.5</text:p>
              </table:table-cell>
              <table:table-cell office:value-type="float" office:value="0.990414097998059">
                <text:p>0.990414097998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0.318912383605591">
                <text:p>0.318912383605591</text:p>
              </table:table-cell>
              <table:table-cell office:value-type="float" office:value="7.5">
                <text:p>7.5</text:p>
              </table:table-cell>
              <table:table-cell office:value-type="float" office:value="0.45280516326533">
                <text:p>0.45280516326533</text:p>
              </table:table-cell>
              <table:table-cell office:value-type="float" office:value="11.5">
                <text:p>11.5</text:p>
              </table:table-cell>
              <table:table-cell office:value-type="float" office:value="0.729082444644699">
                <text:p>0.729082444644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297218184022364">
                <text:p>0.297218184022364</text:p>
              </table:table-cell>
              <table:table-cell office:value-type="float" office:value="7">
                <text:p>7</text:p>
              </table:table-cell>
              <table:table-cell office:value-type="float" office:value="0.979030511645362">
                <text:p>0.9790305116453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.466073042259287">
                <text:p>0.466073042259287</text:p>
              </table:table-cell>
              <table:table-cell office:value-type="float" office:value="12.5">
                <text:p>12.5</text:p>
              </table:table-cell>
              <table:table-cell office:value-type="float" office:value="0.719098089476534">
                <text:p>0.719098089476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0.29363586466526">
                <text:p>0.29363586466526</text:p>
              </table:table-cell>
              <table:table-cell office:value-type="float" office:value="7.5">
                <text:p>7.5</text:p>
              </table:table-cell>
              <table:table-cell office:value-type="float" office:value="0.969424806372726">
                <text:p>0.9694248063727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.289640065245348">
                <text:p>0.289640065245348</text:p>
              </table:table-cell>
              <table:table-cell office:value-type="float" office:value="8">
                <text:p>8</text:p>
              </table:table-cell>
              <table:table-cell office:value-type="float" office:value="0.95807626829856">
                <text:p>0.958076268298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0.2830244021778">
                <text:p>0.2830244021778</text:p>
              </table:table-cell>
              <table:table-cell office:value-type="float" office:value="8.5">
                <text:p>8.5</text:p>
              </table:table-cell>
              <table:table-cell office:value-type="float" office:value="0.969376298885698">
                <text:p>0.9693762988856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295939389113955">
                <text:p>0.295939389113955</text:p>
              </table:table-cell>
              <table:table-cell office:value-type="float" office:value="9">
                <text:p>9</text:p>
              </table:table-cell>
              <table:table-cell office:value-type="float" office:value="0.980273444240095">
                <text:p>0.9802734442400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0.296748884603366">
                <text:p>0.296748884603366</text:p>
              </table:table-cell>
              <table:table-cell office:value-type="float" office:value="9.5">
                <text:p>9.5</text:p>
              </table:table-cell>
              <table:table-cell office:value-type="float" office:value="0.955364710862791">
                <text:p>0.9553647108627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284242401931473">
                <text:p>0.284242401931473</text:p>
              </table:table-cell>
              <table:table-cell office:value-type="float" office:value="10">
                <text:p>10</text:p>
              </table:table-cell>
              <table:table-cell office:value-type="float" office:value="0.950772225848026">
                <text:p>0.9507722258480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0.295962353215047">
                <text:p>0.295962353215047</text:p>
              </table:table-cell>
              <table:table-cell office:value-type="float" office:value="10.5">
                <text:p>10.5</text:p>
              </table:table-cell>
              <table:table-cell office:value-type="float" office:value="0.921440039403509">
                <text:p>0.9214400394035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.293837584996434">
                <text:p>0.293837584996434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0.295693451676206">
                <text:p>0.295693451676206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.297177122619214">
                <text:p>0.297177122619214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0.300304772613152">
                <text:p>0.300304772613152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0.301563099524988">
                <text:p>0.301563099524988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0.29155882351395">
                <text:p>0.29155882351395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8cm" svg:y="3.703cm" style:legend-expansion="high" chart:style-name="ch2"/>
        <chart:plot-area chart:style-name="ch3" table:cell-range-address="Sheet15.B4:Sheet15.B12 Sheet15.B14:Sheet15.C14 Sheet15.F4:Sheet15.F12 Sheet15.D14:Sheet15.D14 Sheet15.T4:Sheet15.T12 Sheet15.M4:Sheet15.M12" chart:data-source-has-labels="row" svg:x="0.32cm" svg:y="0.18cm" svg:width="13.838cm" svg:height="8.64cm">
          <chartooo:coordinate-region svg:x="1.338cm" svg:y="0.379cm" svg:width="12.58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5.F4:Sheet15.F12" chart:label-cell-address="Sheet15.B14:Sheet15.B14" chart:class="chart:scatter">
            <chart:domain table:cell-range-address="Sheet15.B4:Sheet15.B12"/>
            <chart:data-point chart:repeated="9"/>
          </chart:series>
          <chart:series chart:style-name="ch7" chart:values-cell-range-address="Sheet15.T4:Sheet15.T12" chart:label-cell-address="Sheet15.D14:Sheet15.D14" chart:class="chart:scatter">
            <chart:data-point chart:repeated="9"/>
          </chart:series>
          <chart:series chart:style-name="ch8" chart:values-cell-range-address="Sheet15.M4:Sheet15.M12" chart:label-cell-address="Sheet15.C14:Sheet15.C14" chart:class="chart:scatter">
            <chart:domain table:cell-range-address="Sheet15.I4:Sheet15.I12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un1</text:p>
                <draw:g>
                  <svg:desc>Sheet15.B14:Sheet15.B14</svg:desc>
                </draw:g>
              </table:table-cell>
              <table:table-cell office:value-type="string">
                <text:p>run 3</text:p>
                <draw:g>
                  <svg:desc>Sheet15.D14:Sheet15.D14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run2</text:p>
                <draw:g>
                  <svg:desc>Sheet15.C14:Sheet15.C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5.B4:Sheet15.B12</svg:desc>
                </draw:g>
              </table:table-cell>
              <table:table-cell office:value-type="float" office:value="0.0244954764554379">
                <text:p>0.0244954764554379</text:p>
                <draw:g>
                  <svg:desc>Sheet15.F4:Sheet15.F12</svg:desc>
                </draw:g>
              </table:table-cell>
              <table:table-cell office:value-type="float" office:value="NaN">
                <text:p>NaN</text:p>
                <draw:g>
                  <svg:desc>Sheet15.T4:Sheet15.T12</svg:desc>
                </draw:g>
              </table:table-cell>
              <table:table-cell office:value-type="float" office:value="0">
                <text:p>0</text:p>
                <draw:g>
                  <svg:desc>Sheet15.I4:Sheet15.I12</svg:desc>
                </draw:g>
              </table:table-cell>
              <table:table-cell office:value-type="float" office:value="-0.00197164968518588">
                <text:p>-0.00197164968518588</text:p>
                <draw:g>
                  <svg:desc>Sheet15.M4:Sheet15.M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0499548920121428">
                <text:p>0.0499548920121428</text:p>
              </table:table-cell>
              <table:table-cell office:value-type="float" office:value="0.00271315366867934">
                <text:p>0.00271315366867934</text:p>
              </table:table-cell>
              <table:table-cell office:value-type="float" office:value="0.5">
                <text:p>0.5</text:p>
              </table:table-cell>
              <table:table-cell office:value-type="float" office:value="0.00176522552456919">
                <text:p>0.001765225524569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65122970718249">
                <text:p>0.065122970718249</text:p>
              </table:table-cell>
              <table:table-cell office:value-type="float" office:value="0.0240192867111414">
                <text:p>0.0240192867111414</text:p>
              </table:table-cell>
              <table:table-cell office:value-type="float" office:value="1">
                <text:p>1</text:p>
              </table:table-cell>
              <table:table-cell office:value-type="float" office:value="0.0272691885752237">
                <text:p>0.02726918857522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0.0922286368629508">
                <text:p>0.0922286368629508</text:p>
              </table:table-cell>
              <table:table-cell office:value-type="float" office:value="0.0205799426824387">
                <text:p>0.0205799426824387</text:p>
              </table:table-cell>
              <table:table-cell office:value-type="float" office:value="1.5">
                <text:p>1.5</text:p>
              </table:table-cell>
              <table:table-cell office:value-type="float" office:value="0.0326941761905135">
                <text:p>0.03269417619051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104367356515097">
                <text:p>0.104367356515097</text:p>
              </table:table-cell>
              <table:table-cell office:value-type="float" office:value="0.0331839009092888">
                <text:p>0.0331839009092888</text:p>
              </table:table-cell>
              <table:table-cell office:value-type="float" office:value="2">
                <text:p>2</text:p>
              </table:table-cell>
              <table:table-cell office:value-type="float" office:value="0.0376760388979542">
                <text:p>0.03767603889795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0.108388931618043">
                <text:p>0.108388931618043</text:p>
              </table:table-cell>
              <table:table-cell office:value-type="float" office:value="0.0405793380160794">
                <text:p>0.0405793380160794</text:p>
              </table:table-cell>
              <table:table-cell office:value-type="float" office:value="2.5">
                <text:p>2.5</text:p>
              </table:table-cell>
              <table:table-cell office:value-type="float" office:value="0.0421330211081002">
                <text:p>0.0421330211081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.109503626673619">
                <text:p>0.109503626673619</text:p>
              </table:table-cell>
              <table:table-cell office:value-type="float" office:value="0.0424189179711492">
                <text:p>0.0424189179711492</text:p>
              </table:table-cell>
              <table:table-cell office:value-type="float" office:value="3">
                <text:p>3</text:p>
              </table:table-cell>
              <table:table-cell office:value-type="float" office:value="0.0447341476639921">
                <text:p>0.04473414766399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0.112976653385807">
                <text:p>0.112976653385807</text:p>
              </table:table-cell>
              <table:table-cell office:value-type="float" office:value="0.0448823879243389">
                <text:p>0.0448823879243389</text:p>
              </table:table-cell>
              <table:table-cell office:value-type="float" office:value="3.5">
                <text:p>3.5</text:p>
              </table:table-cell>
              <table:table-cell office:value-type="float" office:value="0.0503121453799293">
                <text:p>0.05031214537992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.0817788192207128">
                <text:p>0.0817788192207128</text:p>
              </table:table-cell>
              <table:table-cell office:value-type="float" office:value="0.0340741529499073">
                <text:p>0.0340741529499073</text:p>
              </table:table-cell>
              <table:table-cell office:value-type="float" office:value="4">
                <text:p>4</text:p>
              </table:table-cell>
              <table:table-cell office:value-type="float" office:value="0.049613891565591">
                <text:p>0.04961389156559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562cm" svg:y="4.201cm" style:legend-expansion="high" chart:style-name="ch2"/>
        <chart:plot-area chart:style-name="ch3" table:cell-range-address="Sheet16.J3:Sheet16.J21 Sheet16.K1:Sheet16.K1 Sheet16.M3:Sheet16.M21" chart:data-source-has-labels="row" svg:x="0.32cm" svg:y="0.18cm" svg:width="9.922cm" svg:height="8.64cm">
          <chartooo:coordinate-region svg:x="1.047cm" svg:y="0.379cm" svg:width="9.00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6.M3:Sheet16.M21" chart:label-cell-address="Sheet16.K1:Sheet16.K1" chart:class="chart:scatter">
            <chart:domain table:cell-range-address="Sheet16.J3:Sheet16.J21"/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VUV 2 , RT, N2, no colling, PE</text:p>
                <draw:g>
                  <svg:desc>Sheet16.K1:Sheet16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6.J3:Sheet16.J21</svg:desc>
                </draw:g>
              </table:table-cell>
              <table:table-cell office:value-type="float" office:value="0.642331620356536">
                <text:p>0.642331620356536</text:p>
                <draw:g>
                  <svg:desc>Sheet16.M3:Sheet16.M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60100904782397">
                <text:p>0.601009047823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658767914261889">
                <text:p>0.658767914261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808168700872301">
                <text:p>0.8081687008723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0.91170553971712">
                <text:p>0.911705539717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.02260474018177">
                <text:p>1.022604740181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.1580054573533">
                <text:p>1.15800545735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1.29074077689793">
                <text:p>1.290740776897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1.34682132255725">
                <text:p>1.346821322557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.47665029076242">
                <text:p>1.476650290762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.58798193354556">
                <text:p>1.587981933545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1.66073120682165">
                <text:p>1.660731206821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">
                <text:p>44</text:p>
              </table:table-cell>
              <table:table-cell office:value-type="float" office:value="1.65386224354928">
                <text:p>1.653862243549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">
                <text:p>47</text:p>
              </table:table-cell>
              <table:table-cell office:value-type="float" office:value="1.73778794631663">
                <text:p>1.737787946316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1.76288037693431">
                <text:p>1.762880376934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">
                <text:p>54</text:p>
              </table:table-cell>
              <table:table-cell office:value-type="float" office:value="1.81574289938548">
                <text:p>1.815742899385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">
                <text:p>58</text:p>
              </table:table-cell>
              <table:table-cell office:value-type="float" office:value="1.77037808047777">
                <text:p>1.770378080477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">
                <text:p>61</text:p>
              </table:table-cell>
              <table:table-cell office:value-type="float" office:value="1.8646068228179">
                <text:p>1.86460682281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">
                <text:p>65</text:p>
              </table:table-cell>
              <table:table-cell office:value-type="float" office:value="1.88752868048409">
                <text:p>1.887528680484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